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3.83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57cm"/>
    </style:style>
    <style:style style:name="co5" style:family="table-column">
      <style:table-column-properties fo:break-before="auto" style:column-width="2.369cm"/>
    </style:style>
    <style:style style:name="co6" style:family="table-column">
      <style:table-column-properties fo:break-before="auto" style:column-width="2.45cm"/>
    </style:style>
    <style:style style:name="co7" style:family="table-column">
      <style:table-column-properties fo:break-before="auto" style:column-width="2.014cm"/>
    </style:style>
    <style:style style:name="co8" style:family="table-column">
      <style:table-column-properties fo:break-before="auto" style:column-width="3.812cm"/>
    </style:style>
    <style:style style:name="co9" style:family="table-column">
      <style:table-column-properties fo:break-before="auto" style:column-width="3.104cm"/>
    </style:style>
    <style:style style:name="co10" style:family="table-column">
      <style:table-column-properties fo:break-before="auto" style:column-width="2.5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style:text-underline-style="none" fo:font-weight="normal" style:font-weight-asian="normal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style:text-underline-style="none" fo:font-weight="bold" style:font-weight-asian="bold" style:font-weight-complex="bold"/>
    </style:style>
    <style:style style:name="ce6" style:family="table-cell" style:parent-style-name="Default">
      <style:text-properties style:font-name="Liberation Sans" style:font-name-asian="Droid Sans Fallback" style:font-name-complex="FreeSans"/>
    </style:style>
    <style:style style:name="ce7" style:family="table-cell" style:parent-style-name="Default">
      <style:table-cell-properties fo:background-color="#cccccc"/>
    </style:style>
    <style:style style:name="ce8" style:family="table-cell" style:parent-style-name="Default">
      <style:table-cell-properties fo:background-color="#cccccc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pi2Performance" table:style-name="ta1">
        <table:shapes>
          <draw:frame draw:z-index="0" draw:style-name="gr1" draw:text-style-name="P1" svg:width="33.436cm" svg:height="14.65cm" svg:x="15.582cm" svg:y="22.18cm"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33.587cm" svg:height="11.907cm" svg:x="15.646cm" svg:y="37.42cm">
            <draw:object draw:notify-on-update-of-ranges="Rpi2Performance.B50:Rpi2Performance.B6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3" table:default-cell-style-name="ce4"/>
        <table:table-column table:style-name="co3" table:default-cell-style-name="Default"/>
        <table:table-column table:style-name="co3" table:default-cell-style-name="ce4"/>
        <table:table-column table:style-name="co4" table:default-cell-style-name="Default"/>
        <table:table-column table:style-name="co3" table:default-cell-style-name="ce4"/>
        <table:table-column table:style-name="co3" table:default-cell-style-name="Default"/>
        <table:table-column table:style-name="co3" table:default-cell-style-name="ce4"/>
        <table:table-column table:style-name="co3" table:default-cell-style-name="Default"/>
        <table:table-column table:style-name="co3" table:default-cell-style-name="ce4"/>
        <table:table-column table:style-name="co3" table:default-cell-style-name="Default"/>
        <table:table-column table:style-name="co3" table:default-cell-style-name="ce4"/>
        <table:table-column table:style-name="co3" table:default-cell-style-name="Default"/>
        <table:table-column table:style-name="co3" table:default-cell-style-name="ce4"/>
        <table:table-column table:style-name="co5" table:default-cell-style-name="Default"/>
        <table:table-column table:style-name="co3" table:default-cell-style-name="ce4"/>
        <table:table-column table:style-name="co3" table:default-cell-style-name="Default"/>
        <table:table-column table:style-name="co3" table:default-cell-style-name="ce4"/>
        <table:table-column table:style-name="co3" table:default-cell-style-name="Default"/>
        <table:table-column table:style-name="co3" table:default-cell-style-name="ce4"/>
        <table:table-column table:style-name="co3" table:default-cell-style-name="Default"/>
        <table:table-column table:style-name="co3" table:default-cell-style-name="ce4"/>
        <table:table-column table:style-name="co3" table:default-cell-style-name="Default"/>
        <table:table-column table:style-name="co3" table:default-cell-style-name="ce4"/>
        <table:table-column table:style-name="co6" table:default-cell-style-name="Default"/>
        <table:table-column table:style-name="co7" table:default-cell-style-name="ce4"/>
        <table:table-column table:style-name="co3" table:number-columns-repeated="814" table:default-cell-style-name="Default"/>
        <table:table-row table:style-name="ro1">
          <table:table-cell table:style-name="ce1" office:value-type="string" calcext:value-type="string">
            <text:p>IC</text:p>
          </table:table-cell>
          <table:table-cell table:style-name="ce1" office:value-type="string" calcext:value-type="string">
            <text:p>ONE</text:p>
          </table:table-cell>
          <table:table-cell table:style-name="ce1" office:value-type="string" calcext:value-type="string">
            <text:p>IC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IC</text:p>
          </table:table-cell>
          <table:table-cell table:style-name="ce1" office:value-type="float" office:value="3" calcext:value-type="float">
            <text:p>3</text:p>
          </table:table-cell>
          <table:table-cell table:style-name="ce4" office:value-type="string" calcext:value-type="string">
            <text:p>IC</text:p>
          </table:table-cell>
          <table:table-cell table:style-name="ce1" office:value-type="float" office:value="4" calcext:value-type="float">
            <text:p>4</text:p>
          </table:table-cell>
          <table:table-cell table:style-name="ce4" office:value-type="string" calcext:value-type="string">
            <text:p>IC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IC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IC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IC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IC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IC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IC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IC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IC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IC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number-columns-repeated="812"/>
          <table:table-cell table:style-name="ce4" table:number-columns-repeated="2"/>
        </table:table-row>
        <table:table-row table:style-name="ro1">
          <table:table-cell office:value-type="float" office:value="15671857781" calcext:value-type="float">
            <text:p>15671857781</text:p>
          </table:table-cell>
          <table:table-cell office:value-type="float" office:value="16.74" calcext:value-type="float">
            <text:p>16.74</text:p>
          </table:table-cell>
          <table:table-cell office:value-type="float" office:value="11119278484" calcext:value-type="float">
            <text:p>11119278484</text:p>
          </table:table-cell>
          <table:table-cell office:value-type="float" office:value="9.34" calcext:value-type="float">
            <text:p>9.34</text:p>
          </table:table-cell>
          <table:table-cell office:value-type="float" office:value="9960310296" calcext:value-type="float">
            <text:p>9960310296</text:p>
          </table:table-cell>
          <table:table-cell office:value-type="float" office:value="7.56" calcext:value-type="float">
            <text:p>7.56</text:p>
          </table:table-cell>
          <table:table-cell office:value-type="float" office:value="6730265770" calcext:value-type="float">
            <text:p>6730265770</text:p>
          </table:table-cell>
          <table:table-cell office:value-type="float" office:value="5.98" calcext:value-type="float">
            <text:p>5.98</text:p>
          </table:table-cell>
          <table:table-cell office:value-type="float" office:value="5069161020" calcext:value-type="float">
            <text:p>5069161020</text:p>
          </table:table-cell>
          <table:table-cell office:value-type="float" office:value="4.56" calcext:value-type="float">
            <text:p>4.56</text:p>
          </table:table-cell>
          <table:table-cell office:value-type="float" office:value="4878597771" calcext:value-type="float">
            <text:p>4878597771</text:p>
          </table:table-cell>
          <table:table-cell office:value-type="float" office:value="4.55" calcext:value-type="float">
            <text:p>4.55</text:p>
          </table:table-cell>
          <table:table-cell office:value-type="float" office:value="4667221039" calcext:value-type="float">
            <text:p>4667221039</text:p>
          </table:table-cell>
          <table:table-cell office:value-type="float" office:value="3.75" calcext:value-type="float">
            <text:p>3.75</text:p>
          </table:table-cell>
          <table:table-cell office:value-type="float" office:value="4456921254" calcext:value-type="float">
            <text:p>4456921254</text:p>
          </table:table-cell>
          <table:table-cell office:value-type="float" office:value="4.24" calcext:value-type="float">
            <text:p>4.24</text:p>
          </table:table-cell>
          <table:table-cell office:value-type="float" office:value="4490678000" calcext:value-type="float">
            <text:p>4490678000</text:p>
          </table:table-cell>
          <table:table-cell office:value-type="float" office:value="4.03" calcext:value-type="float">
            <text:p>4.03</text:p>
          </table:table-cell>
          <table:table-cell office:value-type="float" office:value="3171653965" calcext:value-type="float">
            <text:p>3171653965</text:p>
          </table:table-cell>
          <table:table-cell office:value-type="float" office:value="3.93" calcext:value-type="float">
            <text:p>3.93</text:p>
          </table:table-cell>
          <table:table-cell office:value-type="float" office:value="3615688432" calcext:value-type="float">
            <text:p>3615688432</text:p>
          </table:table-cell>
          <table:table-cell office:value-type="float" office:value="3.94" calcext:value-type="float">
            <text:p>3.94</text:p>
          </table:table-cell>
          <table:table-cell office:value-type="float" office:value="3891440993" calcext:value-type="float">
            <text:p>3891440993</text:p>
          </table:table-cell>
          <table:table-cell office:value-type="float" office:value="4.45" calcext:value-type="float">
            <text:p>4.45</text:p>
          </table:table-cell>
          <table:table-cell office:value-type="float" office:value="3134546918" calcext:value-type="float">
            <text:p>3134546918</text:p>
          </table:table-cell>
          <table:table-cell office:value-type="float" office:value="3.58" calcext:value-type="float">
            <text:p>3.58</text:p>
          </table:table-cell>
          <table:table-cell office:value-type="float" office:value="2626218375" calcext:value-type="float">
            <text:p>2626218375</text:p>
          </table:table-cell>
          <table:table-cell office:value-type="float" office:value="3.76" calcext:value-type="float">
            <text:p>3.76</text:p>
          </table:table-cell>
          <table:table-cell table:number-columns-repeated="814"/>
        </table:table-row>
        <table:table-row table:style-name="ro1">
          <table:table-cell office:value-type="float" office:value="10997382986" calcext:value-type="float">
            <text:p>10997382986</text:p>
          </table:table-cell>
          <table:table-cell office:value-type="float" office:value="14.8" calcext:value-type="float">
            <text:p>14.8</text:p>
          </table:table-cell>
          <table:table-cell office:value-type="float" office:value="12738814548" calcext:value-type="float">
            <text:p>12738814548</text:p>
          </table:table-cell>
          <table:table-cell office:value-type="float" office:value="10.72" calcext:value-type="float">
            <text:p>10.72</text:p>
          </table:table-cell>
          <table:table-cell office:value-type="float" office:value="9645960097" calcext:value-type="float">
            <text:p>9645960097</text:p>
          </table:table-cell>
          <table:table-cell office:value-type="float" office:value="8.53" calcext:value-type="float">
            <text:p>8.53</text:p>
          </table:table-cell>
          <table:table-cell office:value-type="float" office:value="8165170703" calcext:value-type="float">
            <text:p>8165170703</text:p>
          </table:table-cell>
          <table:table-cell office:value-type="float" office:value="7.23" calcext:value-type="float">
            <text:p>7.23</text:p>
          </table:table-cell>
          <table:table-cell office:value-type="float" office:value="5697553857" calcext:value-type="float">
            <text:p>5697553857</text:p>
          </table:table-cell>
          <table:table-cell office:value-type="float" office:value="5.11" calcext:value-type="float">
            <text:p>5.11</text:p>
          </table:table-cell>
          <table:table-cell office:value-type="float" office:value="5194162836" calcext:value-type="float">
            <text:p>5194162836</text:p>
          </table:table-cell>
          <table:table-cell office:value-type="float" office:value="4.86" calcext:value-type="float">
            <text:p>4.86</text:p>
          </table:table-cell>
          <table:table-cell office:value-type="float" office:value="4769960813" calcext:value-type="float">
            <text:p>4769960813</text:p>
          </table:table-cell>
          <table:table-cell office:value-type="float" office:value="4.02" calcext:value-type="float">
            <text:p>4.02</text:p>
          </table:table-cell>
          <table:table-cell office:value-type="float" office:value="4424577636" calcext:value-type="float">
            <text:p>4424577636</text:p>
          </table:table-cell>
          <table:table-cell office:value-type="float" office:value="4.17" calcext:value-type="float">
            <text:p>4.17</text:p>
          </table:table-cell>
          <table:table-cell office:value-type="float" office:value="4369888906" calcext:value-type="float">
            <text:p>4369888906</text:p>
          </table:table-cell>
          <table:table-cell office:value-type="float" office:value="4.03" calcext:value-type="float">
            <text:p>4.03</text:p>
          </table:table-cell>
          <table:table-cell office:value-type="float" office:value="3171776868" calcext:value-type="float">
            <text:p>3171776868</text:p>
          </table:table-cell>
          <table:table-cell office:value-type="float" office:value="3.93" calcext:value-type="float">
            <text:p>3.93</text:p>
          </table:table-cell>
          <table:table-cell office:value-type="float" office:value="3510503877" calcext:value-type="float">
            <text:p>3510503877</text:p>
          </table:table-cell>
          <table:table-cell office:value-type="float" office:value="3.88" calcext:value-type="float">
            <text:p>3.88</text:p>
          </table:table-cell>
          <table:table-cell office:value-type="float" office:value="4040118885" calcext:value-type="float">
            <text:p>4040118885</text:p>
          </table:table-cell>
          <table:table-cell office:value-type="float" office:value="4.53" calcext:value-type="float">
            <text:p>4.53</text:p>
          </table:table-cell>
          <table:table-cell office:value-type="float" office:value="3119989069" calcext:value-type="float">
            <text:p>3119989069</text:p>
          </table:table-cell>
          <table:table-cell office:value-type="float" office:value="3.54" calcext:value-type="float">
            <text:p>3.54</text:p>
          </table:table-cell>
          <table:table-cell office:value-type="float" office:value="2379119857" calcext:value-type="float">
            <text:p>2379119857</text:p>
          </table:table-cell>
          <table:table-cell office:value-type="float" office:value="3.69" calcext:value-type="float">
            <text:p>3.69</text:p>
          </table:table-cell>
          <table:table-cell table:number-columns-repeated="814"/>
        </table:table-row>
        <table:table-row table:style-name="ro1">
          <table:table-cell office:value-type="float" office:value="17337562105" calcext:value-type="float">
            <text:p>17337562105</text:p>
          </table:table-cell>
          <table:table-cell office:value-type="float" office:value="17.8" calcext:value-type="float">
            <text:p>17.8</text:p>
          </table:table-cell>
          <table:table-cell office:value-type="float" office:value="11937856861" calcext:value-type="float">
            <text:p>11937856861</text:p>
          </table:table-cell>
          <table:table-cell office:value-type="float" office:value="9.66" calcext:value-type="float">
            <text:p>9.66</text:p>
          </table:table-cell>
          <table:table-cell office:value-type="float" office:value="8374653619" calcext:value-type="float">
            <text:p>8374653619</text:p>
          </table:table-cell>
          <table:table-cell office:value-type="float" office:value="7.57" calcext:value-type="float">
            <text:p>7.57</text:p>
          </table:table-cell>
          <table:table-cell office:value-type="float" office:value="8103586790" calcext:value-type="float">
            <text:p>8103586790</text:p>
          </table:table-cell>
          <table:table-cell office:value-type="float" office:value="7.24" calcext:value-type="float">
            <text:p>7.24</text:p>
          </table:table-cell>
          <table:table-cell office:value-type="float" office:value="5690189162" calcext:value-type="float">
            <text:p>5690189162</text:p>
          </table:table-cell>
          <table:table-cell office:value-type="float" office:value="5.81" calcext:value-type="float">
            <text:p>5.81</text:p>
          </table:table-cell>
          <table:table-cell office:value-type="float" office:value="5949425546" calcext:value-type="float">
            <text:p>5949425546</text:p>
          </table:table-cell>
          <table:table-cell office:value-type="float" office:value="5.44" calcext:value-type="float">
            <text:p>5.44</text:p>
          </table:table-cell>
          <table:table-cell office:value-type="float" office:value="4205975661" calcext:value-type="float">
            <text:p>4205975661</text:p>
          </table:table-cell>
          <table:table-cell office:value-type="float" office:value="3.86" calcext:value-type="float">
            <text:p>3.86</text:p>
          </table:table-cell>
          <table:table-cell office:value-type="float" office:value="4528765730" calcext:value-type="float">
            <text:p>4528765730</text:p>
          </table:table-cell>
          <table:table-cell office:value-type="float" office:value="4.19" calcext:value-type="float">
            <text:p>4.19</text:p>
          </table:table-cell>
          <table:table-cell office:value-type="float" office:value="4849073087" calcext:value-type="float">
            <text:p>4849073087</text:p>
          </table:table-cell>
          <table:table-cell office:value-type="float" office:value="4.28" calcext:value-type="float">
            <text:p>4.28</text:p>
          </table:table-cell>
          <table:table-cell office:value-type="float" office:value="3107540930" calcext:value-type="float">
            <text:p>3107540930</text:p>
          </table:table-cell>
          <table:table-cell office:value-type="float" office:value="3.93" calcext:value-type="float">
            <text:p>3.93</text:p>
          </table:table-cell>
          <table:table-cell office:value-type="float" office:value="3495273575" calcext:value-type="float">
            <text:p>3495273575</text:p>
          </table:table-cell>
          <table:table-cell office:value-type="float" office:value="4.01" calcext:value-type="float">
            <text:p>4.01</text:p>
          </table:table-cell>
          <table:table-cell office:value-type="float" office:value="3790810822" calcext:value-type="float">
            <text:p>3790810822</text:p>
          </table:table-cell>
          <table:table-cell office:value-type="float" office:value="4.26" calcext:value-type="float">
            <text:p>4.26</text:p>
          </table:table-cell>
          <table:table-cell office:value-type="float" office:value="3668293745" calcext:value-type="float">
            <text:p>3668293745</text:p>
          </table:table-cell>
          <table:table-cell office:value-type="float" office:value="3.53" calcext:value-type="float">
            <text:p>3.53</text:p>
          </table:table-cell>
          <table:table-cell office:value-type="float" office:value="2461711935" calcext:value-type="float">
            <text:p>2461711935</text:p>
          </table:table-cell>
          <table:table-cell office:value-type="float" office:value="3.69" calcext:value-type="float">
            <text:p>3.69</text:p>
          </table:table-cell>
          <table:table-cell table:number-columns-repeated="814"/>
        </table:table-row>
        <table:table-row table:style-name="ro1">
          <table:table-cell office:value-type="float" office:value="13914693775" calcext:value-type="float">
            <text:p>13914693775</text:p>
          </table:table-cell>
          <table:table-cell office:value-type="float" office:value="14.98" calcext:value-type="float">
            <text:p>14.98</text:p>
          </table:table-cell>
          <table:table-cell office:value-type="float" office:value="13618841305" calcext:value-type="float">
            <text:p>13618841305</text:p>
          </table:table-cell>
          <table:table-cell office:value-type="float" office:value="10.68" calcext:value-type="float">
            <text:p>10.68</text:p>
          </table:table-cell>
          <table:table-cell office:value-type="float" office:value="8142858041" calcext:value-type="float">
            <text:p>8142858041</text:p>
          </table:table-cell>
          <table:table-cell office:value-type="float" office:value="7.52" calcext:value-type="float">
            <text:p>7.52</text:p>
          </table:table-cell>
          <table:table-cell office:value-type="float" office:value="5822220317" calcext:value-type="float">
            <text:p>5822220317</text:p>
          </table:table-cell>
          <table:table-cell office:value-type="float" office:value="6.42" calcext:value-type="float">
            <text:p>6.42</text:p>
          </table:table-cell>
          <table:table-cell office:value-type="float" office:value="6262965331" calcext:value-type="float">
            <text:p>6262965331</text:p>
          </table:table-cell>
          <table:table-cell office:value-type="float" office:value="5.48" calcext:value-type="float">
            <text:p>5.48</text:p>
          </table:table-cell>
          <table:table-cell office:value-type="float" office:value="4842846487" calcext:value-type="float">
            <text:p>4842846487</text:p>
          </table:table-cell>
          <table:table-cell office:value-type="float" office:value="5.29" calcext:value-type="float">
            <text:p>5.29</text:p>
          </table:table-cell>
          <table:table-cell office:value-type="float" office:value="4002902051" calcext:value-type="float">
            <text:p>4002902051</text:p>
          </table:table-cell>
          <table:table-cell office:value-type="float" office:value="3.77" calcext:value-type="float">
            <text:p>3.77</text:p>
          </table:table-cell>
          <table:table-cell office:value-type="float" office:value="5182631197" calcext:value-type="float">
            <text:p>5182631197</text:p>
          </table:table-cell>
          <table:table-cell office:value-type="float" office:value="4.44" calcext:value-type="float">
            <text:p>4.44</text:p>
          </table:table-cell>
          <table:table-cell office:value-type="float" office:value="4058662912" calcext:value-type="float">
            <text:p>4058662912</text:p>
          </table:table-cell>
          <table:table-cell office:value-type="float" office:value="4.12" calcext:value-type="float">
            <text:p>4.12</text:p>
          </table:table-cell>
          <table:table-cell office:value-type="float" office:value="3377366208" calcext:value-type="float">
            <text:p>3377366208</text:p>
          </table:table-cell>
          <table:table-cell office:value-type="float" office:value="3.91" calcext:value-type="float">
            <text:p>3.91</text:p>
          </table:table-cell>
          <table:table-cell office:value-type="float" office:value="3337479412" calcext:value-type="float">
            <text:p>3337479412</text:p>
          </table:table-cell>
          <table:table-cell office:value-type="float" office:value="3.91" calcext:value-type="float">
            <text:p>3.91</text:p>
          </table:table-cell>
          <table:table-cell office:value-type="float" office:value="3436591123" calcext:value-type="float">
            <text:p>3436591123</text:p>
          </table:table-cell>
          <table:table-cell office:value-type="float" office:value="4.5" calcext:value-type="float">
            <text:p>4.5</text:p>
          </table:table-cell>
          <table:table-cell office:value-type="float" office:value="3208886679" calcext:value-type="float">
            <text:p>3208886679</text:p>
          </table:table-cell>
          <table:table-cell office:value-type="float" office:value="3.54" calcext:value-type="float">
            <text:p>3.54</text:p>
          </table:table-cell>
          <table:table-cell office:value-type="float" office:value="2046540355" calcext:value-type="float">
            <text:p>2046540355</text:p>
          </table:table-cell>
          <table:table-cell office:value-type="float" office:value="3.63" calcext:value-type="float">
            <text:p>3.63</text:p>
          </table:table-cell>
          <table:table-cell table:number-columns-repeated="814"/>
        </table:table-row>
        <table:table-row table:style-name="ro1">
          <table:table-cell office:value-type="float" office:value="15689645523" calcext:value-type="float">
            <text:p>15689645523</text:p>
          </table:table-cell>
          <table:table-cell table:formula="of:=AVERAGEA([.B2:.B5])" office:value-type="float" office:value="16.08" calcext:value-type="float">
            <text:p>16.08</text:p>
          </table:table-cell>
          <table:table-cell table:formula="of:=AVERAGEA([.C2:.C5])" office:value-type="float" office:value="12353697799.5" calcext:value-type="float">
            <text:p>12353697799.5</text:p>
          </table:table-cell>
          <table:table-cell table:formula="of:=AVERAGEA([.D2:.D5])" office:value-type="float" office:value="10.1" calcext:value-type="float">
            <text:p>10.1</text:p>
          </table:table-cell>
          <table:table-cell office:value-type="float" office:value="9548511448" calcext:value-type="float">
            <text:p>9548511448</text:p>
          </table:table-cell>
          <table:table-cell office:value-type="float" office:value="8.35" calcext:value-type="float">
            <text:p>8.35</text:p>
          </table:table-cell>
          <table:table-cell office:value-type="float" office:value="6807079859" calcext:value-type="float">
            <text:p>6807079859</text:p>
          </table:table-cell>
          <table:table-cell office:value-type="float" office:value="6.32" calcext:value-type="float">
            <text:p>6.32</text:p>
          </table:table-cell>
          <table:table-cell office:value-type="float" office:value="5713906999" calcext:value-type="float">
            <text:p>5713906999</text:p>
          </table:table-cell>
          <table:table-cell office:value-type="float" office:value="5.43" calcext:value-type="float">
            <text:p>5.43</text:p>
          </table:table-cell>
          <table:table-cell office:value-type="float" office:value="5752404838" calcext:value-type="float">
            <text:p>5752404838</text:p>
          </table:table-cell>
          <table:table-cell office:value-type="float" office:value="4.96" calcext:value-type="float">
            <text:p>4.96</text:p>
          </table:table-cell>
          <table:table-cell table:formula="of:=AVERAGEA([.M2:.M5])" office:value-type="float" office:value="4411514891" calcext:value-type="float">
            <text:p>4411514891</text:p>
          </table:table-cell>
          <table:table-cell table:formula="of:=AVERAGEA([.N2:.N5])" office:value-type="float" office:value="3.85" calcext:value-type="float">
            <text:p>3.85</text:p>
          </table:table-cell>
          <table:table-cell office:value-type="float" office:value="5267165116" calcext:value-type="float">
            <text:p>5267165116</text:p>
          </table:table-cell>
          <table:table-cell office:value-type="float" office:value="4.4" calcext:value-type="float">
            <text:p>4.4</text:p>
          </table:table-cell>
          <table:table-cell office:value-type="float" office:value="4080441259" calcext:value-type="float">
            <text:p>4080441259</text:p>
          </table:table-cell>
          <table:table-cell office:value-type="float" office:value="4.03" calcext:value-type="float">
            <text:p>4.03</text:p>
          </table:table-cell>
          <table:table-cell office:value-type="float" office:value="3188124885" calcext:value-type="float">
            <text:p>3188124885</text:p>
          </table:table-cell>
          <table:table-cell office:value-type="float" office:value="3.94" calcext:value-type="float">
            <text:p>3.94</text:p>
          </table:table-cell>
          <table:table-cell office:value-type="float" office:value="3385722794" calcext:value-type="float">
            <text:p>3385722794</text:p>
          </table:table-cell>
          <table:table-cell office:value-type="float" office:value="3.91" calcext:value-type="float">
            <text:p>3.91</text:p>
          </table:table-cell>
          <table:table-cell office:value-type="float" office:value="3933047636" calcext:value-type="float">
            <text:p>3933047636</text:p>
          </table:table-cell>
          <table:table-cell office:value-type="float" office:value="4.28" calcext:value-type="float">
            <text:p>4.28</text:p>
          </table:table-cell>
          <table:table-cell office:value-type="float" office:value="2588799614" calcext:value-type="float">
            <text:p>2588799614</text:p>
          </table:table-cell>
          <table:table-cell office:value-type="float" office:value="3.53" calcext:value-type="float">
            <text:p>3.53</text:p>
          </table:table-cell>
          <table:table-cell office:value-type="float" office:value="2044545356" calcext:value-type="float">
            <text:p>2044545356</text:p>
          </table:table-cell>
          <table:table-cell office:value-type="float" office:value="3.6" calcext:value-type="float">
            <text:p>3.6</text:p>
          </table:table-cell>
          <table:table-cell table:number-columns-repeated="814"/>
        </table:table-row>
        <table:table-row table:style-name="ro1">
          <table:table-cell office:value-type="float" office:value="13457259595" calcext:value-type="float">
            <text:p>13457259595</text:p>
          </table:table-cell>
          <table:table-cell office:value-type="float" office:value="16.49" calcext:value-type="float">
            <text:p>16.49</text:p>
          </table:table-cell>
          <table:table-cell office:value-type="float" office:value="8019801354" calcext:value-type="float">
            <text:p>8019801354</text:p>
          </table:table-cell>
          <table:table-cell office:value-type="float" office:value="10.1" calcext:value-type="float">
            <text:p>10.1</text:p>
          </table:table-cell>
          <table:table-cell office:value-type="float" office:value="738076467" calcext:value-type="float">
            <text:p>738076467</text:p>
          </table:table-cell>
          <table:table-cell office:value-type="float" office:value="7.55" calcext:value-type="float">
            <text:p>7.55</text:p>
          </table:table-cell>
          <table:table-cell office:value-type="float" office:value="7095283762" calcext:value-type="float">
            <text:p>7095283762</text:p>
          </table:table-cell>
          <table:table-cell office:value-type="float" office:value="7.23" calcext:value-type="float">
            <text:p>7.23</text:p>
          </table:table-cell>
          <table:table-cell office:value-type="float" office:value="5782394285" calcext:value-type="float">
            <text:p>5782394285</text:p>
          </table:table-cell>
          <table:table-cell office:value-type="float" office:value="5.1" calcext:value-type="float">
            <text:p>5.1</text:p>
          </table:table-cell>
          <table:table-cell office:value-type="float" office:value="3214381497" calcext:value-type="float">
            <text:p>3214381497</text:p>
          </table:table-cell>
          <table:table-cell office:value-type="float" office:value="5.02" calcext:value-type="float">
            <text:p>5.02</text:p>
          </table:table-cell>
          <table:table-cell office:value-type="float" office:value="3890432436" calcext:value-type="float">
            <text:p>3890432436</text:p>
          </table:table-cell>
          <table:table-cell office:value-type="float" office:value="3.79" calcext:value-type="float">
            <text:p>3.79</text:p>
          </table:table-cell>
          <table:table-cell office:value-type="float" office:value="4982067200" calcext:value-type="float">
            <text:p>4982067200</text:p>
          </table:table-cell>
          <table:table-cell office:value-type="float" office:value="4.33" calcext:value-type="float">
            <text:p>4.33</text:p>
          </table:table-cell>
          <table:table-cell office:value-type="float" office:value="4432424920" calcext:value-type="float">
            <text:p>4432424920</text:p>
          </table:table-cell>
          <table:table-cell office:value-type="float" office:value="4.19" calcext:value-type="float">
            <text:p>4.19</text:p>
          </table:table-cell>
          <table:table-cell office:value-type="float" office:value="3062589763" calcext:value-type="float">
            <text:p>3062589763</text:p>
          </table:table-cell>
          <table:table-cell office:value-type="float" office:value="3.86" calcext:value-type="float">
            <text:p>3.86</text:p>
          </table:table-cell>
          <table:table-cell office:value-type="float" office:value="3396486088" calcext:value-type="float">
            <text:p>3396486088</text:p>
          </table:table-cell>
          <table:table-cell office:value-type="float" office:value="3.93" calcext:value-type="float">
            <text:p>3.93</text:p>
          </table:table-cell>
          <table:table-cell office:value-type="float" office:value="3764274446" calcext:value-type="float">
            <text:p>3764274446</text:p>
          </table:table-cell>
          <table:table-cell office:value-type="float" office:value="4.37" calcext:value-type="float">
            <text:p>4.37</text:p>
          </table:table-cell>
          <table:table-cell office:value-type="float" office:value="3102516463" calcext:value-type="float">
            <text:p>3102516463</text:p>
          </table:table-cell>
          <table:table-cell office:value-type="float" office:value="3.54" calcext:value-type="float">
            <text:p>3.54</text:p>
          </table:table-cell>
          <table:table-cell office:value-type="float" office:value="2153639699" calcext:value-type="float">
            <text:p>2153639699</text:p>
          </table:table-cell>
          <table:table-cell office:value-type="float" office:value="3.72" calcext:value-type="float">
            <text:p>3.72</text:p>
          </table:table-cell>
          <table:table-cell table:number-columns-repeated="814"/>
        </table:table-row>
        <table:table-row table:style-name="ro1">
          <table:table-cell office:value-type="float" office:value="16146435603" calcext:value-type="float">
            <text:p>16146435603</text:p>
          </table:table-cell>
          <table:table-cell office:value-type="float" office:value="17.81" calcext:value-type="float">
            <text:p>17.81</text:p>
          </table:table-cell>
          <table:table-cell office:value-type="float" office:value="14116695036" calcext:value-type="float">
            <text:p>14116695036</text:p>
          </table:table-cell>
          <table:table-cell office:value-type="float" office:value="11.52" calcext:value-type="float">
            <text:p>11.52</text:p>
          </table:table-cell>
          <table:table-cell office:value-type="float" office:value="8418402849" calcext:value-type="float">
            <text:p>8418402849</text:p>
          </table:table-cell>
          <table:table-cell office:value-type="float" office:value="7.72" calcext:value-type="float">
            <text:p>7.72</text:p>
          </table:table-cell>
          <table:table-cell office:value-type="float" office:value="7312444859" calcext:value-type="float">
            <text:p>7312444859</text:p>
          </table:table-cell>
          <table:table-cell office:value-type="float" office:value="6.29" calcext:value-type="float">
            <text:p>6.29</text:p>
          </table:table-cell>
          <table:table-cell office:value-type="float" office:value="6144873946" calcext:value-type="float">
            <text:p>6144873946</text:p>
          </table:table-cell>
          <table:table-cell office:value-type="float" office:value="5.24" calcext:value-type="float">
            <text:p>5.24</text:p>
          </table:table-cell>
          <table:table-cell office:value-type="float" office:value="5269399988" calcext:value-type="float">
            <text:p>5269399988</text:p>
          </table:table-cell>
          <table:table-cell office:value-type="float" office:value="4.84" calcext:value-type="float">
            <text:p>4.84</text:p>
          </table:table-cell>
          <table:table-cell office:value-type="float" office:value="3935307841" calcext:value-type="float">
            <text:p>3935307841</text:p>
          </table:table-cell>
          <table:table-cell office:value-type="float" office:value="3.84" calcext:value-type="float">
            <text:p>3.84</text:p>
          </table:table-cell>
          <table:table-cell office:value-type="float" office:value="4425195356" calcext:value-type="float">
            <text:p>4425195356</text:p>
          </table:table-cell>
          <table:table-cell office:value-type="float" office:value="4.06" calcext:value-type="float">
            <text:p>4.06</text:p>
          </table:table-cell>
          <table:table-cell office:value-type="float" office:value="4324408717" calcext:value-type="float">
            <text:p>4324408717</text:p>
          </table:table-cell>
          <table:table-cell office:value-type="float" office:value="4.14" calcext:value-type="float">
            <text:p>4.14</text:p>
          </table:table-cell>
          <table:table-cell office:value-type="float" office:value="3550919302" calcext:value-type="float">
            <text:p>3550919302</text:p>
          </table:table-cell>
          <table:table-cell office:value-type="float" office:value="3.9" calcext:value-type="float">
            <text:p>3.9</text:p>
          </table:table-cell>
          <table:table-cell office:value-type="float" office:value="3492681480" calcext:value-type="float">
            <text:p>3492681480</text:p>
          </table:table-cell>
          <table:table-cell office:value-type="float" office:value="3.97" calcext:value-type="float">
            <text:p>3.97</text:p>
          </table:table-cell>
          <table:table-cell office:value-type="float" office:value="3436270535" calcext:value-type="float">
            <text:p>3436270535</text:p>
          </table:table-cell>
          <table:table-cell office:value-type="float" office:value="4.53" calcext:value-type="float">
            <text:p>4.53</text:p>
          </table:table-cell>
          <table:table-cell office:value-type="float" office:value="3072406741" calcext:value-type="float">
            <text:p>3072406741</text:p>
          </table:table-cell>
          <table:table-cell office:value-type="float" office:value="3.54" calcext:value-type="float">
            <text:p>3.54</text:p>
          </table:table-cell>
          <table:table-cell office:value-type="float" office:value="2498742908" calcext:value-type="float">
            <text:p>2498742908</text:p>
          </table:table-cell>
          <table:table-cell office:value-type="float" office:value="3.68" calcext:value-type="float">
            <text:p>3.68</text:p>
          </table:table-cell>
          <table:table-cell table:number-columns-repeated="814"/>
        </table:table-row>
        <table:table-row table:style-name="ro1">
          <table:table-cell office:value-type="float" office:value="11706545778" calcext:value-type="float">
            <text:p>11706545778</text:p>
          </table:table-cell>
          <table:table-cell office:value-type="float" office:value="17.19" calcext:value-type="float">
            <text:p>17.19</text:p>
          </table:table-cell>
          <table:table-cell office:value-type="float" office:value="12039909636" calcext:value-type="float">
            <text:p>12039909636</text:p>
          </table:table-cell>
          <table:table-cell office:value-type="float" office:value="11.23" calcext:value-type="float">
            <text:p>11.23</text:p>
          </table:table-cell>
          <table:table-cell office:value-type="float" office:value="5507367093" calcext:value-type="float">
            <text:p>5507367093</text:p>
          </table:table-cell>
          <table:table-cell office:value-type="float" office:value="7.17" calcext:value-type="float">
            <text:p>7.17</text:p>
          </table:table-cell>
          <table:table-cell office:value-type="float" office:value="6388708798" calcext:value-type="float">
            <text:p>6388708798</text:p>
          </table:table-cell>
          <table:table-cell office:value-type="float" office:value="5.95" calcext:value-type="float">
            <text:p>5.95</text:p>
          </table:table-cell>
          <table:table-cell office:value-type="float" office:value="4698333778" calcext:value-type="float">
            <text:p>4698333778</text:p>
          </table:table-cell>
          <table:table-cell office:value-type="float" office:value="5.75" calcext:value-type="float">
            <text:p>5.75</text:p>
          </table:table-cell>
          <table:table-cell office:value-type="float" office:value="6549438672" calcext:value-type="float">
            <text:p>6549438672</text:p>
          </table:table-cell>
          <table:table-cell office:value-type="float" office:value="5.62" calcext:value-type="float">
            <text:p>5.62</text:p>
          </table:table-cell>
          <table:table-cell office:value-type="float" office:value="4430483143" calcext:value-type="float">
            <text:p>4430483143</text:p>
          </table:table-cell>
          <table:table-cell office:value-type="float" office:value="3.79" calcext:value-type="float">
            <text:p>3.79</text:p>
          </table:table-cell>
          <table:table-cell office:value-type="float" office:value="4777575421" calcext:value-type="float">
            <text:p>4777575421</text:p>
          </table:table-cell>
          <table:table-cell office:value-type="float" office:value="4.2" calcext:value-type="float">
            <text:p>4.2</text:p>
          </table:table-cell>
          <table:table-cell office:value-type="float" office:value="4551032925" calcext:value-type="float">
            <text:p>4551032925</text:p>
          </table:table-cell>
          <table:table-cell office:value-type="float" office:value="4.03" calcext:value-type="float">
            <text:p>4.03</text:p>
          </table:table-cell>
          <table:table-cell office:value-type="float" office:value="3336408694" calcext:value-type="float">
            <text:p>3336408694</text:p>
          </table:table-cell>
          <table:table-cell office:value-type="float" office:value="3.9" calcext:value-type="float">
            <text:p>3.9</text:p>
          </table:table-cell>
          <table:table-cell office:value-type="float" office:value="3359855968" calcext:value-type="float">
            <text:p>3359855968</text:p>
          </table:table-cell>
          <table:table-cell office:value-type="float" office:value="3.89" calcext:value-type="float">
            <text:p>3.89</text:p>
          </table:table-cell>
          <table:table-cell office:value-type="float" office:value="3972457416" calcext:value-type="float">
            <text:p>3972457416</text:p>
          </table:table-cell>
          <table:table-cell office:value-type="float" office:value="4.33" calcext:value-type="float">
            <text:p>4.33</text:p>
          </table:table-cell>
          <table:table-cell office:value-type="float" office:value="2513178333" calcext:value-type="float">
            <text:p>2513178333</text:p>
          </table:table-cell>
          <table:table-cell office:value-type="float" office:value="3.52" calcext:value-type="float">
            <text:p>3.52</text:p>
          </table:table-cell>
          <table:table-cell office:value-type="float" office:value="2321082343" calcext:value-type="float">
            <text:p>2321082343</text:p>
          </table:table-cell>
          <table:table-cell office:value-type="float" office:value="3.67" calcext:value-type="float">
            <text:p>3.67</text:p>
          </table:table-cell>
          <table:table-cell table:number-columns-repeated="814"/>
        </table:table-row>
        <table:table-row table:style-name="ro1">
          <table:table-cell office:value-type="float" office:value="12870970865" calcext:value-type="float">
            <text:p>12870970865</text:p>
          </table:table-cell>
          <table:table-cell office:value-type="float" office:value="17.43" calcext:value-type="float">
            <text:p>17.43</text:p>
          </table:table-cell>
          <table:table-cell office:value-type="float" office:value="11260975177" calcext:value-type="float">
            <text:p>11260975177</text:p>
          </table:table-cell>
          <table:table-cell office:value-type="float" office:value="10.7" calcext:value-type="float">
            <text:p>10.7</text:p>
          </table:table-cell>
          <table:table-cell office:value-type="float" office:value="7449887557" calcext:value-type="float">
            <text:p>7449887557</text:p>
          </table:table-cell>
          <table:table-cell office:value-type="float" office:value="6.81" calcext:value-type="float">
            <text:p>6.81</text:p>
          </table:table-cell>
          <table:table-cell office:value-type="float" office:value="6933431407" calcext:value-type="float">
            <text:p>6933431407</text:p>
          </table:table-cell>
          <table:table-cell office:value-type="float" office:value="6.3" calcext:value-type="float">
            <text:p>6.3</text:p>
          </table:table-cell>
          <table:table-cell office:value-type="float" office:value="6169143781" calcext:value-type="float">
            <text:p>6169143781</text:p>
          </table:table-cell>
          <table:table-cell office:value-type="float" office:value="5.29" calcext:value-type="float">
            <text:p>5.29</text:p>
          </table:table-cell>
          <table:table-cell office:value-type="float" office:value="3930753829" calcext:value-type="float">
            <text:p>3930753829</text:p>
          </table:table-cell>
          <table:table-cell office:value-type="float" office:value="4.7" calcext:value-type="float">
            <text:p>4.7</text:p>
          </table:table-cell>
          <table:table-cell office:value-type="float" office:value="4538095467" calcext:value-type="float">
            <text:p>4538095467</text:p>
          </table:table-cell>
          <table:table-cell office:value-type="float" office:value="4.13" calcext:value-type="float">
            <text:p>4.13</text:p>
          </table:table-cell>
          <table:table-cell office:value-type="float" office:value="3681755061" calcext:value-type="float">
            <text:p>3681755061</text:p>
          </table:table-cell>
          <table:table-cell office:value-type="float" office:value="4.17" calcext:value-type="float">
            <text:p>4.17</text:p>
          </table:table-cell>
          <table:table-cell office:value-type="float" office:value="4614789247" calcext:value-type="float">
            <text:p>4614789247</text:p>
          </table:table-cell>
          <table:table-cell office:value-type="float" office:value="4.25" calcext:value-type="float">
            <text:p>4.25</text:p>
          </table:table-cell>
          <table:table-cell office:value-type="float" office:value="3112467727" calcext:value-type="float">
            <text:p>3112467727</text:p>
          </table:table-cell>
          <table:table-cell office:value-type="float" office:value="3.89" calcext:value-type="float">
            <text:p>3.89</text:p>
          </table:table-cell>
          <table:table-cell office:value-type="float" office:value="3443264184" calcext:value-type="float">
            <text:p>3443264184</text:p>
          </table:table-cell>
          <table:table-cell office:value-type="float" office:value="3.91" calcext:value-type="float">
            <text:p>3.91</text:p>
          </table:table-cell>
          <table:table-cell office:value-type="float" office:value="3246799559" calcext:value-type="float">
            <text:p>3246799559</text:p>
          </table:table-cell>
          <table:table-cell office:value-type="float" office:value="4.24" calcext:value-type="float">
            <text:p>4.24</text:p>
          </table:table-cell>
          <table:table-cell office:value-type="float" office:value="3113163499" calcext:value-type="float">
            <text:p>3113163499</text:p>
          </table:table-cell>
          <table:table-cell office:value-type="float" office:value="3.53" calcext:value-type="float">
            <text:p>3.53</text:p>
          </table:table-cell>
          <table:table-cell office:value-type="float" office:value="3267516810" calcext:value-type="float">
            <text:p>3267516810</text:p>
          </table:table-cell>
          <table:table-cell office:value-type="float" office:value="3.69" calcext:value-type="float">
            <text:p>3.69</text:p>
          </table:table-cell>
          <table:table-cell table:number-columns-repeated="814"/>
        </table:table-row>
        <table:table-row table:style-name="ro1">
          <table:table-cell office:value-type="float" office:value="16788588175" calcext:value-type="float">
            <text:p>16788588175</text:p>
          </table:table-cell>
          <table:table-cell office:value-type="float" office:value="18.5" calcext:value-type="float">
            <text:p>18.5</text:p>
          </table:table-cell>
          <table:table-cell office:value-type="float" office:value="11762994891" calcext:value-type="float">
            <text:p>11762994891</text:p>
          </table:table-cell>
          <table:table-cell office:value-type="float" office:value="10.8" calcext:value-type="float">
            <text:p>10.8</text:p>
          </table:table-cell>
          <table:table-cell office:value-type="float" office:value="7881732432" calcext:value-type="float">
            <text:p>7881732432</text:p>
          </table:table-cell>
          <table:table-cell office:value-type="float" office:value="7.73" calcext:value-type="float">
            <text:p>7.73</text:p>
          </table:table-cell>
          <table:table-cell office:value-type="float" office:value="6906884547" calcext:value-type="float">
            <text:p>6906884547</text:p>
          </table:table-cell>
          <table:table-cell office:value-type="float" office:value="6.58" calcext:value-type="float">
            <text:p>6.58</text:p>
          </table:table-cell>
          <table:table-cell office:value-type="float" office:value="4996278883" calcext:value-type="float">
            <text:p>4996278883</text:p>
          </table:table-cell>
          <table:table-cell office:value-type="float" office:value="4.91" calcext:value-type="float">
            <text:p>4.91</text:p>
          </table:table-cell>
          <table:table-cell office:value-type="float" office:value="5047865507" calcext:value-type="float">
            <text:p>5047865507</text:p>
          </table:table-cell>
          <table:table-cell office:value-type="float" office:value="4.7" calcext:value-type="float">
            <text:p>4.7</text:p>
          </table:table-cell>
          <table:table-cell office:value-type="float" office:value="4089788114" calcext:value-type="float">
            <text:p>4089788114</text:p>
          </table:table-cell>
          <table:table-cell office:value-type="float" office:value="3.8" calcext:value-type="float">
            <text:p>3.8</text:p>
          </table:table-cell>
          <table:table-cell office:value-type="float" office:value="4237818008" calcext:value-type="float">
            <text:p>4237818008</text:p>
          </table:table-cell>
          <table:table-cell office:value-type="float" office:value="4.33" calcext:value-type="float">
            <text:p>4.33</text:p>
          </table:table-cell>
          <table:table-cell office:value-type="float" office:value="4062359976" calcext:value-type="float">
            <text:p>4062359976</text:p>
          </table:table-cell>
          <table:table-cell office:value-type="float" office:value="4.03" calcext:value-type="float">
            <text:p>4.03</text:p>
          </table:table-cell>
          <table:table-cell office:value-type="float" office:value="3354827712" calcext:value-type="float">
            <text:p>3354827712</text:p>
          </table:table-cell>
          <table:table-cell office:value-type="float" office:value="3.91" calcext:value-type="float">
            <text:p>3.91</text:p>
          </table:table-cell>
          <table:table-cell office:value-type="float" office:value="3600715450" calcext:value-type="float">
            <text:p>3600715450</text:p>
          </table:table-cell>
          <table:table-cell office:value-type="float" office:value="3.93" calcext:value-type="float">
            <text:p>3.93</text:p>
          </table:table-cell>
          <table:table-cell office:value-type="float" office:value="3438628731" calcext:value-type="float">
            <text:p>3438628731</text:p>
          </table:table-cell>
          <table:table-cell office:value-type="float" office:value="4.48" calcext:value-type="float">
            <text:p>4.48</text:p>
          </table:table-cell>
          <table:table-cell office:value-type="float" office:value="2857628783" calcext:value-type="float">
            <text:p>2857628783</text:p>
          </table:table-cell>
          <table:table-cell office:value-type="float" office:value="3.53" calcext:value-type="float">
            <text:p>3.53</text:p>
          </table:table-cell>
          <table:table-cell office:value-type="float" office:value="2183711824" calcext:value-type="float">
            <text:p>2183711824</text:p>
          </table:table-cell>
          <table:table-cell office:value-type="float" office:value="3.66" calcext:value-type="float">
            <text:p>3.66</text:p>
          </table:table-cell>
          <table:table-cell table:number-columns-repeated="814"/>
        </table:table-row>
        <table:table-row table:style-name="ro1">
          <table:table-cell office:value-type="float" office:value="14648111000" calcext:value-type="float">
            <text:p>14648111000</text:p>
          </table:table-cell>
          <table:table-cell office:value-type="float" office:value="18.18" calcext:value-type="float">
            <text:p>18.18</text:p>
          </table:table-cell>
          <table:table-cell office:value-type="float" office:value="12641173408" calcext:value-type="float">
            <text:p>12641173408</text:p>
          </table:table-cell>
          <table:table-cell office:value-type="float" office:value="11.23" calcext:value-type="float">
            <text:p>11.23</text:p>
          </table:table-cell>
          <table:table-cell office:value-type="float" office:value="6527370279" calcext:value-type="float">
            <text:p>6527370279</text:p>
          </table:table-cell>
          <table:table-cell office:value-type="float" office:value="7.74" calcext:value-type="float">
            <text:p>7.74</text:p>
          </table:table-cell>
          <table:table-cell office:value-type="float" office:value="6571372074" calcext:value-type="float">
            <text:p>6571372074</text:p>
          </table:table-cell>
          <table:table-cell office:value-type="float" office:value="6.1" calcext:value-type="float">
            <text:p>6.1</text:p>
          </table:table-cell>
          <table:table-cell office:value-type="float" office:value="6753748017" calcext:value-type="float">
            <text:p>6753748017</text:p>
          </table:table-cell>
          <table:table-cell office:value-type="float" office:value="4.8" calcext:value-type="float">
            <text:p>4.8</text:p>
          </table:table-cell>
          <table:table-cell office:value-type="float" office:value="4353067404" calcext:value-type="float">
            <text:p>4353067404</text:p>
          </table:table-cell>
          <table:table-cell office:value-type="float" office:value="4.78" calcext:value-type="float">
            <text:p>4.78</text:p>
          </table:table-cell>
          <table:table-cell office:value-type="float" office:value="4401380859" calcext:value-type="float">
            <text:p>4401380859</text:p>
          </table:table-cell>
          <table:table-cell office:value-type="float" office:value="3.84" calcext:value-type="float">
            <text:p>3.84</text:p>
          </table:table-cell>
          <table:table-cell office:value-type="float" office:value="3420408714" calcext:value-type="float">
            <text:p>3420408714</text:p>
          </table:table-cell>
          <table:table-cell office:value-type="float" office:value="4.02" calcext:value-type="float">
            <text:p>4.02</text:p>
          </table:table-cell>
          <table:table-cell office:value-type="float" office:value="4561217367" calcext:value-type="float">
            <text:p>4561217367</text:p>
          </table:table-cell>
          <table:table-cell office:value-type="float" office:value="4.06" calcext:value-type="float">
            <text:p>4.06</text:p>
          </table:table-cell>
          <table:table-cell office:value-type="float" office:value="3236051711" calcext:value-type="float">
            <text:p>3236051711</text:p>
          </table:table-cell>
          <table:table-cell office:value-type="float" office:value="3.9" calcext:value-type="float">
            <text:p>3.9</text:p>
          </table:table-cell>
          <table:table-cell office:value-type="float" office:value="3488916137" calcext:value-type="float">
            <text:p>3488916137</text:p>
          </table:table-cell>
          <table:table-cell office:value-type="float" office:value="4.08" calcext:value-type="float">
            <text:p>4.08</text:p>
          </table:table-cell>
          <table:table-cell office:value-type="float" office:value="3357351414" calcext:value-type="float">
            <text:p>3357351414</text:p>
          </table:table-cell>
          <table:table-cell office:value-type="float" office:value="4.31" calcext:value-type="float">
            <text:p>4.31</text:p>
          </table:table-cell>
          <table:table-cell office:value-type="float" office:value="3100716451" calcext:value-type="float">
            <text:p>3100716451</text:p>
          </table:table-cell>
          <table:table-cell office:value-type="float" office:value="3.54" calcext:value-type="float">
            <text:p>3.54</text:p>
          </table:table-cell>
          <table:table-cell office:value-type="float" office:value="2261740351" calcext:value-type="float">
            <text:p>2261740351</text:p>
          </table:table-cell>
          <table:table-cell office:value-type="float" office:value="3.68" calcext:value-type="float">
            <text:p>3.68</text:p>
          </table:table-cell>
          <table:table-cell table:number-columns-repeated="814"/>
        </table:table-row>
        <table:table-row table:style-name="ro1">
          <table:table-cell office:value-type="float" office:value="15572109882" calcext:value-type="float">
            <text:p>15572109882</text:p>
          </table:table-cell>
          <table:table-cell office:value-type="float" office:value="18.04" calcext:value-type="float">
            <text:p>18.04</text:p>
          </table:table-cell>
          <table:table-cell office:value-type="float" office:value="10848015436" calcext:value-type="float">
            <text:p>10848015436</text:p>
          </table:table-cell>
          <table:table-cell office:value-type="float" office:value="10.1" calcext:value-type="float">
            <text:p>10.1</text:p>
          </table:table-cell>
          <table:table-cell office:value-type="float" office:value="7815652210" calcext:value-type="float">
            <text:p>7815652210</text:p>
          </table:table-cell>
          <table:table-cell office:value-type="float" office:value="7.28" calcext:value-type="float">
            <text:p>7.28</text:p>
          </table:table-cell>
          <table:table-cell office:value-type="float" office:value="7727801664" calcext:value-type="float">
            <text:p>7727801664</text:p>
          </table:table-cell>
          <table:table-cell office:value-type="float" office:value="6.79" calcext:value-type="float">
            <text:p>6.79</text:p>
          </table:table-cell>
          <table:table-cell office:value-type="float" office:value="6206097446" calcext:value-type="float">
            <text:p>6206097446</text:p>
          </table:table-cell>
          <table:table-cell office:value-type="float" office:value="5.65" calcext:value-type="float">
            <text:p>5.65</text:p>
          </table:table-cell>
          <table:table-cell office:value-type="float" office:value="5359657801" calcext:value-type="float">
            <text:p>5359657801</text:p>
          </table:table-cell>
          <table:table-cell office:value-type="float" office:value="4.7" calcext:value-type="float">
            <text:p>4.7</text:p>
          </table:table-cell>
          <table:table-cell office:value-type="float" office:value="4028114985" calcext:value-type="float">
            <text:p>4028114985</text:p>
          </table:table-cell>
          <table:table-cell office:value-type="float" office:value="3.79" calcext:value-type="float">
            <text:p>3.79</text:p>
          </table:table-cell>
          <table:table-cell office:value-type="float" office:value="4412289087" calcext:value-type="float">
            <text:p>4412289087</text:p>
          </table:table-cell>
          <table:table-cell office:value-type="float" office:value="4.1" calcext:value-type="float">
            <text:p>4.1</text:p>
          </table:table-cell>
          <table:table-cell office:value-type="float" office:value="4573605116" calcext:value-type="float">
            <text:p>4573605116</text:p>
          </table:table-cell>
          <table:table-cell office:value-type="float" office:value="4.07" calcext:value-type="float">
            <text:p>4.07</text:p>
          </table:table-cell>
          <table:table-cell office:value-type="float" office:value="3176874706" calcext:value-type="float">
            <text:p>3176874706</text:p>
          </table:table-cell>
          <table:table-cell office:value-type="float" office:value="3.91" calcext:value-type="float">
            <text:p>3.91</text:p>
          </table:table-cell>
          <table:table-cell office:value-type="float" office:value="3472519642" calcext:value-type="float">
            <text:p>3472519642</text:p>
          </table:table-cell>
          <table:table-cell office:value-type="float" office:value="3.94" calcext:value-type="float">
            <text:p>3.94</text:p>
          </table:table-cell>
          <table:table-cell office:value-type="float" office:value="3631670887" calcext:value-type="float">
            <text:p>3631670887</text:p>
          </table:table-cell>
          <table:table-cell office:value-type="float" office:value="4.59" calcext:value-type="float">
            <text:p>4.59</text:p>
          </table:table-cell>
          <table:table-cell office:value-type="float" office:value="3037521283" calcext:value-type="float">
            <text:p>3037521283</text:p>
          </table:table-cell>
          <table:table-cell office:value-type="float" office:value="3.53" calcext:value-type="float">
            <text:p>3.53</text:p>
          </table:table-cell>
          <table:table-cell office:value-type="float" office:value="2272528931" calcext:value-type="float">
            <text:p>2272528931</text:p>
          </table:table-cell>
          <table:table-cell office:value-type="float" office:value="3.67" calcext:value-type="float">
            <text:p>3.67</text:p>
          </table:table-cell>
          <table:table-cell table:number-columns-repeated="814"/>
        </table:table-row>
        <table:table-row table:style-name="ro1">
          <table:table-cell office:value-type="float" office:value="11157869309" calcext:value-type="float">
            <text:p>11157869309</text:p>
          </table:table-cell>
          <table:table-cell office:value-type="float" office:value="17.67" calcext:value-type="float">
            <text:p>17.67</text:p>
          </table:table-cell>
          <table:table-cell office:value-type="float" office:value="9717437598" calcext:value-type="float">
            <text:p>9717437598</text:p>
          </table:table-cell>
          <table:table-cell office:value-type="float" office:value="11.06" calcext:value-type="float">
            <text:p>11.06</text:p>
          </table:table-cell>
          <table:table-cell office:value-type="float" office:value="8971950142" calcext:value-type="float">
            <text:p>8971950142</text:p>
          </table:table-cell>
          <table:table-cell office:value-type="float" office:value="7.99" calcext:value-type="float">
            <text:p>7.99</text:p>
          </table:table-cell>
          <table:table-cell office:value-type="float" office:value="7226393211" calcext:value-type="float">
            <text:p>7226393211</text:p>
          </table:table-cell>
          <table:table-cell office:value-type="float" office:value="6.34" calcext:value-type="float">
            <text:p>6.34</text:p>
          </table:table-cell>
          <table:table-cell office:value-type="float" office:value="6500010326" calcext:value-type="float">
            <text:p>6500010326</text:p>
          </table:table-cell>
          <table:table-cell office:value-type="float" office:value="6.02" calcext:value-type="float">
            <text:p>6.02</text:p>
          </table:table-cell>
          <table:table-cell office:value-type="float" office:value="3122150792" calcext:value-type="float">
            <text:p>3122150792</text:p>
          </table:table-cell>
          <table:table-cell office:value-type="float" office:value="4.73" calcext:value-type="float">
            <text:p>4.73</text:p>
          </table:table-cell>
          <table:table-cell office:value-type="float" office:value="3898332085" calcext:value-type="float">
            <text:p>3898332085</text:p>
          </table:table-cell>
          <table:table-cell office:value-type="float" office:value="3.79" calcext:value-type="float">
            <text:p>3.79</text:p>
          </table:table-cell>
          <table:table-cell office:value-type="float" office:value="6406800346" calcext:value-type="float">
            <text:p>6406800346</text:p>
          </table:table-cell>
          <table:table-cell office:value-type="float" office:value="4.19" calcext:value-type="float">
            <text:p>4.19</text:p>
          </table:table-cell>
          <table:table-cell office:value-type="float" office:value="4118690717" calcext:value-type="float">
            <text:p>4118690717</text:p>
          </table:table-cell>
          <table:table-cell office:value-type="float" office:value="4.08" calcext:value-type="float">
            <text:p>4.08</text:p>
          </table:table-cell>
          <table:table-cell office:value-type="float" office:value="3173108102" calcext:value-type="float">
            <text:p>3173108102</text:p>
          </table:table-cell>
          <table:table-cell office:value-type="float" office:value="3.92" calcext:value-type="float">
            <text:p>3.92</text:p>
          </table:table-cell>
          <table:table-cell office:value-type="float" office:value="3520671760" calcext:value-type="float">
            <text:p>3520671760</text:p>
          </table:table-cell>
          <table:table-cell office:value-type="float" office:value="3.92" calcext:value-type="float">
            <text:p>3.92</text:p>
          </table:table-cell>
          <table:table-cell office:value-type="float" office:value="5827797262" calcext:value-type="float">
            <text:p>5827797262</text:p>
          </table:table-cell>
          <table:table-cell office:value-type="float" office:value="4.28" calcext:value-type="float">
            <text:p>4.28</text:p>
          </table:table-cell>
          <table:table-cell office:value-type="float" office:value="2727583138" calcext:value-type="float">
            <text:p>2727583138</text:p>
          </table:table-cell>
          <table:table-cell office:value-type="float" office:value="3.54" calcext:value-type="float">
            <text:p>3.54</text:p>
          </table:table-cell>
          <table:table-cell office:value-type="float" office:value="2320705199" calcext:value-type="float">
            <text:p>2320705199</text:p>
          </table:table-cell>
          <table:table-cell office:value-type="float" office:value="3.71" calcext:value-type="float">
            <text:p>3.71</text:p>
          </table:table-cell>
          <table:table-cell table:number-columns-repeated="814"/>
        </table:table-row>
        <table:table-row table:style-name="ro1">
          <table:table-cell office:value-type="float" office:value="12765539278" calcext:value-type="float">
            <text:p>12765539278</text:p>
          </table:table-cell>
          <table:table-cell office:value-type="float" office:value="17.18" calcext:value-type="float">
            <text:p>17.18</text:p>
          </table:table-cell>
          <table:table-cell office:value-type="float" office:value="10056504235" calcext:value-type="float">
            <text:p>10056504235</text:p>
          </table:table-cell>
          <table:table-cell office:value-type="float" office:value="10.41" calcext:value-type="float">
            <text:p>10.41</text:p>
          </table:table-cell>
          <table:table-cell office:value-type="float" office:value="6836000605" calcext:value-type="float">
            <text:p>6836000605</text:p>
          </table:table-cell>
          <table:table-cell office:value-type="float" office:value="6.83" calcext:value-type="float">
            <text:p>6.83</text:p>
          </table:table-cell>
          <table:table-cell office:value-type="float" office:value="6671276849" calcext:value-type="float">
            <text:p>6671276849</text:p>
          </table:table-cell>
          <table:table-cell office:value-type="float" office:value="6.17" calcext:value-type="float">
            <text:p>6.17</text:p>
          </table:table-cell>
          <table:table-cell office:value-type="float" office:value="4131120109" calcext:value-type="float">
            <text:p>4131120109</text:p>
          </table:table-cell>
          <table:table-cell office:value-type="float" office:value="5.03" calcext:value-type="float">
            <text:p>5.03</text:p>
          </table:table-cell>
          <table:table-cell office:value-type="float" office:value="5608204280" calcext:value-type="float">
            <text:p>5608204280</text:p>
          </table:table-cell>
          <table:table-cell office:value-type="float" office:value="5.05" calcext:value-type="float">
            <text:p>5.05</text:p>
          </table:table-cell>
          <table:table-cell office:value-type="float" office:value="4684490842" calcext:value-type="float">
            <text:p>4684490842</text:p>
          </table:table-cell>
          <table:table-cell office:value-type="float" office:value="3.96" calcext:value-type="float">
            <text:p>3.96</text:p>
          </table:table-cell>
          <table:table-cell office:value-type="float" office:value="4973346370" calcext:value-type="float">
            <text:p>4973346370</text:p>
          </table:table-cell>
          <table:table-cell office:value-type="float" office:value="4.29" calcext:value-type="float">
            <text:p>4.29</text:p>
          </table:table-cell>
          <table:table-cell office:value-type="float" office:value="4541986360" calcext:value-type="float">
            <text:p>4541986360</text:p>
          </table:table-cell>
          <table:table-cell office:value-type="float" office:value="4.04" calcext:value-type="float">
            <text:p>4.04</text:p>
          </table:table-cell>
          <table:table-cell office:value-type="float" office:value="3267589343" calcext:value-type="float">
            <text:p>3267589343</text:p>
          </table:table-cell>
          <table:table-cell office:value-type="float" office:value="3.95" calcext:value-type="float">
            <text:p>3.95</text:p>
          </table:table-cell>
          <table:table-cell office:value-type="float" office:value="3498986401" calcext:value-type="float">
            <text:p>3498986401</text:p>
          </table:table-cell>
          <table:table-cell office:value-type="float" office:value="3.91" calcext:value-type="float">
            <text:p>3.91</text:p>
          </table:table-cell>
          <table:table-cell office:value-type="float" office:value="3953895136" calcext:value-type="float">
            <text:p>3953895136</text:p>
          </table:table-cell>
          <table:table-cell office:value-type="float" office:value="4.31" calcext:value-type="float">
            <text:p>4.31</text:p>
          </table:table-cell>
          <table:table-cell office:value-type="float" office:value="3175024224" calcext:value-type="float">
            <text:p>3175024224</text:p>
          </table:table-cell>
          <table:table-cell office:value-type="float" office:value="3.53" calcext:value-type="float">
            <text:p>3.53</text:p>
          </table:table-cell>
          <table:table-cell office:value-type="float" office:value="2233561021" calcext:value-type="float">
            <text:p>2233561021</text:p>
          </table:table-cell>
          <table:table-cell office:value-type="float" office:value="3.68" calcext:value-type="float">
            <text:p>3.68</text:p>
          </table:table-cell>
          <table:table-cell table:number-columns-repeated="814"/>
        </table:table-row>
        <table:table-row table:style-name="ro1">
          <table:table-cell office:value-type="float" office:value="16356083675" calcext:value-type="float">
            <text:p>16356083675</text:p>
          </table:table-cell>
          <table:table-cell office:value-type="float" office:value="18.56" calcext:value-type="float">
            <text:p>18.56</text:p>
          </table:table-cell>
          <table:table-cell office:value-type="float" office:value="11814277557" calcext:value-type="float">
            <text:p>11814277557</text:p>
          </table:table-cell>
          <table:table-cell office:value-type="float" office:value="10.14" calcext:value-type="float">
            <text:p>10.14</text:p>
          </table:table-cell>
          <table:table-cell office:value-type="float" office:value="9589881090" calcext:value-type="float">
            <text:p>9589881090</text:p>
          </table:table-cell>
          <table:table-cell office:value-type="float" office:value="8.71" calcext:value-type="float">
            <text:p>8.71</text:p>
          </table:table-cell>
          <table:table-cell office:value-type="float" office:value="7118847216" calcext:value-type="float">
            <text:p>7118847216</text:p>
          </table:table-cell>
          <table:table-cell office:value-type="float" office:value="6.42" calcext:value-type="float">
            <text:p>6.42</text:p>
          </table:table-cell>
          <table:table-cell office:value-type="float" office:value="5239030155" calcext:value-type="float">
            <text:p>5239030155</text:p>
          </table:table-cell>
          <table:table-cell office:value-type="float" office:value="5.43" calcext:value-type="float">
            <text:p>5.43</text:p>
          </table:table-cell>
          <table:table-cell office:value-type="float" office:value="3193243671" calcext:value-type="float">
            <text:p>3193243671</text:p>
          </table:table-cell>
          <table:table-cell office:value-type="float" office:value="5.28" calcext:value-type="float">
            <text:p>5.28</text:p>
          </table:table-cell>
          <table:table-cell office:value-type="float" office:value="4401519310" calcext:value-type="float">
            <text:p>4401519310</text:p>
          </table:table-cell>
          <table:table-cell office:value-type="float" office:value="3.98" calcext:value-type="float">
            <text:p>3.98</text:p>
          </table:table-cell>
          <table:table-cell office:value-type="float" office:value="4552265436" calcext:value-type="float">
            <text:p>4552265436</text:p>
          </table:table-cell>
          <table:table-cell office:value-type="float" office:value="4.21" calcext:value-type="float">
            <text:p>4.21</text:p>
          </table:table-cell>
          <table:table-cell office:value-type="float" office:value="4611085046" calcext:value-type="float">
            <text:p>4611085046</text:p>
          </table:table-cell>
          <table:table-cell office:value-type="float" office:value="4.04" calcext:value-type="float">
            <text:p>4.04</text:p>
          </table:table-cell>
          <table:table-cell office:value-type="float" office:value="3238101692" calcext:value-type="float">
            <text:p>3238101692</text:p>
          </table:table-cell>
          <table:table-cell office:value-type="float" office:value="3.93" calcext:value-type="float">
            <text:p>3.93</text:p>
          </table:table-cell>
          <table:table-cell office:value-type="float" office:value="3378276366" calcext:value-type="float">
            <text:p>3378276366</text:p>
          </table:table-cell>
          <table:table-cell office:value-type="float" office:value="3.93" calcext:value-type="float">
            <text:p>3.93</text:p>
          </table:table-cell>
          <table:table-cell office:value-type="float" office:value="4060590954" calcext:value-type="float">
            <text:p>4060590954</text:p>
          </table:table-cell>
          <table:table-cell office:value-type="float" office:value="4.22" calcext:value-type="float">
            <text:p>4.22</text:p>
          </table:table-cell>
          <table:table-cell office:value-type="float" office:value="2553246661" calcext:value-type="float">
            <text:p>2553246661</text:p>
          </table:table-cell>
          <table:table-cell office:value-type="float" office:value="3.53" calcext:value-type="float">
            <text:p>3.53</text:p>
          </table:table-cell>
          <table:table-cell office:value-type="float" office:value="2167417460" calcext:value-type="float">
            <text:p>2167417460</text:p>
          </table:table-cell>
          <table:table-cell office:value-type="float" office:value="3.74" calcext:value-type="float">
            <text:p>3.74</text:p>
          </table:table-cell>
          <table:table-cell table:number-columns-repeated="814"/>
        </table:table-row>
        <table:table-row table:style-name="ro1">
          <table:table-cell office:value-type="float" office:value="15336653142" calcext:value-type="float">
            <text:p>15336653142</text:p>
          </table:table-cell>
          <table:table-cell office:value-type="float" office:value="18.14" calcext:value-type="float">
            <text:p>18.14</text:p>
          </table:table-cell>
          <table:table-cell office:value-type="float" office:value="7866532413" calcext:value-type="float">
            <text:p>7866532413</text:p>
          </table:table-cell>
          <table:table-cell office:value-type="float" office:value="10.36" calcext:value-type="float">
            <text:p>10.36</text:p>
          </table:table-cell>
          <table:table-cell office:value-type="float" office:value="6539166589" calcext:value-type="float">
            <text:p>6539166589</text:p>
          </table:table-cell>
          <table:table-cell office:value-type="float" office:value="7.39" calcext:value-type="float">
            <text:p>7.39</text:p>
          </table:table-cell>
          <table:table-cell office:value-type="float" office:value="5504418582" calcext:value-type="float">
            <text:p>5504418582</text:p>
          </table:table-cell>
          <table:table-cell office:value-type="float" office:value="5.53" calcext:value-type="float">
            <text:p>5.53</text:p>
          </table:table-cell>
          <table:table-cell office:value-type="float" office:value="5203430084" calcext:value-type="float">
            <text:p>5203430084</text:p>
          </table:table-cell>
          <table:table-cell office:value-type="float" office:value="4.86" calcext:value-type="float">
            <text:p>4.86</text:p>
          </table:table-cell>
          <table:table-cell office:value-type="float" office:value="3059766837" calcext:value-type="float">
            <text:p>3059766837</text:p>
          </table:table-cell>
          <table:table-cell office:value-type="float" office:value="4.71" calcext:value-type="float">
            <text:p>4.71</text:p>
          </table:table-cell>
          <table:table-cell office:value-type="float" office:value="4321204844" calcext:value-type="float">
            <text:p>4321204844</text:p>
          </table:table-cell>
          <table:table-cell office:value-type="float" office:value="3.79" calcext:value-type="float">
            <text:p>3.79</text:p>
          </table:table-cell>
          <table:table-cell office:value-type="float" office:value="5061347202" calcext:value-type="float">
            <text:p>5061347202</text:p>
          </table:table-cell>
          <table:table-cell office:value-type="float" office:value="4.35" calcext:value-type="float">
            <text:p>4.35</text:p>
          </table:table-cell>
          <table:table-cell office:value-type="float" office:value="4621470000" calcext:value-type="float">
            <text:p>4621470000</text:p>
          </table:table-cell>
          <table:table-cell office:value-type="float" office:value="4.03" calcext:value-type="float">
            <text:p>4.03</text:p>
          </table:table-cell>
          <table:table-cell office:value-type="float" office:value="3134693104" calcext:value-type="float">
            <text:p>3134693104</text:p>
          </table:table-cell>
          <table:table-cell office:value-type="float" office:value="3.94" calcext:value-type="float">
            <text:p>3.94</text:p>
          </table:table-cell>
          <table:table-cell office:value-type="float" office:value="3486894154" calcext:value-type="float">
            <text:p>3486894154</text:p>
          </table:table-cell>
          <table:table-cell office:value-type="float" office:value="3.89" calcext:value-type="float">
            <text:p>3.89</text:p>
          </table:table-cell>
          <table:table-cell office:value-type="float" office:value="4007262128" calcext:value-type="float">
            <text:p>4007262128</text:p>
          </table:table-cell>
          <table:table-cell office:value-type="float" office:value="4.41" calcext:value-type="float">
            <text:p>4.41</text:p>
          </table:table-cell>
          <table:table-cell office:value-type="float" office:value="2578345403" calcext:value-type="float">
            <text:p>2578345403</text:p>
          </table:table-cell>
          <table:table-cell office:value-type="float" office:value="3.53" calcext:value-type="float">
            <text:p>3.53</text:p>
          </table:table-cell>
          <table:table-cell office:value-type="float" office:value="2481448495" calcext:value-type="float">
            <text:p>2481448495</text:p>
          </table:table-cell>
          <table:table-cell office:value-type="float" office:value="3.73" calcext:value-type="float">
            <text:p>3.73</text:p>
          </table:table-cell>
          <table:table-cell table:number-columns-repeated="814"/>
        </table:table-row>
        <table:table-row table:style-name="ro1">
          <table:table-cell office:value-type="float" office:value="15420820366" calcext:value-type="float">
            <text:p>15420820366</text:p>
          </table:table-cell>
          <table:table-cell office:value-type="float" office:value="17.63" calcext:value-type="float">
            <text:p>17.63</text:p>
          </table:table-cell>
          <table:table-cell office:value-type="float" office:value="9639210114" calcext:value-type="float">
            <text:p>9639210114</text:p>
          </table:table-cell>
          <table:table-cell office:value-type="float" office:value="10.07" calcext:value-type="float">
            <text:p>10.07</text:p>
          </table:table-cell>
          <table:table-cell office:value-type="float" office:value="10556796020" calcext:value-type="float">
            <text:p>10556796020</text:p>
          </table:table-cell>
          <table:table-cell office:value-type="float" office:value="9.03" calcext:value-type="float">
            <text:p>9.03</text:p>
          </table:table-cell>
          <table:table-cell office:value-type="float" office:value="5967849767" calcext:value-type="float">
            <text:p>5967849767</text:p>
          </table:table-cell>
          <table:table-cell office:value-type="float" office:value="5.82" calcext:value-type="float">
            <text:p>5.82</text:p>
          </table:table-cell>
          <table:table-cell office:value-type="float" office:value="8353040597" calcext:value-type="float">
            <text:p>8353040597</text:p>
          </table:table-cell>
          <table:table-cell office:value-type="float" office:value="4.63" calcext:value-type="float">
            <text:p>4.63</text:p>
          </table:table-cell>
          <table:table-cell office:value-type="float" office:value="3362083981" calcext:value-type="float">
            <text:p>3362083981</text:p>
          </table:table-cell>
          <table:table-cell office:value-type="float" office:value="4.39" calcext:value-type="float">
            <text:p>4.39</text:p>
          </table:table-cell>
          <table:table-cell office:value-type="float" office:value="4759527003" calcext:value-type="float">
            <text:p>4759527003</text:p>
          </table:table-cell>
          <table:table-cell office:value-type="float" office:value="3.94" calcext:value-type="float">
            <text:p>3.94</text:p>
          </table:table-cell>
          <table:table-cell office:value-type="float" office:value="4738713688" calcext:value-type="float">
            <text:p>4738713688</text:p>
          </table:table-cell>
          <table:table-cell office:value-type="float" office:value="4.29" calcext:value-type="float">
            <text:p>4.29</text:p>
          </table:table-cell>
          <table:table-cell office:value-type="float" office:value="4523486861" calcext:value-type="float">
            <text:p>4523486861</text:p>
          </table:table-cell>
          <table:table-cell office:value-type="float" office:value="4.21" calcext:value-type="float">
            <text:p>4.21</text:p>
          </table:table-cell>
          <table:table-cell office:value-type="float" office:value="3244707469" calcext:value-type="float">
            <text:p>3244707469</text:p>
          </table:table-cell>
          <table:table-cell office:value-type="float" office:value="3.92" calcext:value-type="float">
            <text:p>3.92</text:p>
          </table:table-cell>
          <table:table-cell office:value-type="float" office:value="3732941399" calcext:value-type="float">
            <text:p>3732941399</text:p>
          </table:table-cell>
          <table:table-cell office:value-type="float" office:value="4.08" calcext:value-type="float">
            <text:p>4.08</text:p>
          </table:table-cell>
          <table:table-cell office:value-type="float" office:value="3844459962" calcext:value-type="float">
            <text:p>3844459962</text:p>
          </table:table-cell>
          <table:table-cell office:value-type="float" office:value="4.27" calcext:value-type="float">
            <text:p>4.27</text:p>
          </table:table-cell>
          <table:table-cell office:value-type="float" office:value="2397802744" calcext:value-type="float">
            <text:p>2397802744</text:p>
          </table:table-cell>
          <table:table-cell office:value-type="float" office:value="3.54" calcext:value-type="float">
            <text:p>3.54</text:p>
          </table:table-cell>
          <table:table-cell office:value-type="float" office:value="2550281661" calcext:value-type="float">
            <text:p>2550281661</text:p>
          </table:table-cell>
          <table:table-cell office:value-type="float" office:value="3.7" calcext:value-type="float">
            <text:p>3.7</text:p>
          </table:table-cell>
          <table:table-cell table:number-columns-repeated="814"/>
        </table:table-row>
        <table:table-row table:style-name="ro1">
          <table:table-cell office:value-type="float" office:value="11598125857" calcext:value-type="float">
            <text:p>11598125857</text:p>
          </table:table-cell>
          <table:table-cell office:value-type="float" office:value="18.15" calcext:value-type="float">
            <text:p>18.15</text:p>
          </table:table-cell>
          <table:table-cell office:value-type="float" office:value="11339692956" calcext:value-type="float">
            <text:p>11339692956</text:p>
          </table:table-cell>
          <table:table-cell office:value-type="float" office:value="10.88" calcext:value-type="float">
            <text:p>10.88</text:p>
          </table:table-cell>
          <table:table-cell office:value-type="float" office:value="8569165802" calcext:value-type="float">
            <text:p>8569165802</text:p>
          </table:table-cell>
          <table:table-cell office:value-type="float" office:value="8.04" calcext:value-type="float">
            <text:p>8.04</text:p>
          </table:table-cell>
          <table:table-cell office:value-type="float" office:value="6428670809" calcext:value-type="float">
            <text:p>6428670809</text:p>
          </table:table-cell>
          <table:table-cell office:value-type="float" office:value="6.58" calcext:value-type="float">
            <text:p>6.58</text:p>
          </table:table-cell>
          <table:table-cell office:value-type="float" office:value="6426814719" calcext:value-type="float">
            <text:p>6426814719</text:p>
          </table:table-cell>
          <table:table-cell office:value-type="float" office:value="5.6" calcext:value-type="float">
            <text:p>5.6</text:p>
          </table:table-cell>
          <table:table-cell office:value-type="float" office:value="5244692403" calcext:value-type="float">
            <text:p>5244692403</text:p>
          </table:table-cell>
          <table:table-cell office:value-type="float" office:value="4.82" calcext:value-type="float">
            <text:p>4.82</text:p>
          </table:table-cell>
          <table:table-cell office:value-type="float" office:value="4011779970" calcext:value-type="float">
            <text:p>4011779970</text:p>
          </table:table-cell>
          <table:table-cell office:value-type="float" office:value="3.74" calcext:value-type="float">
            <text:p>3.74</text:p>
          </table:table-cell>
          <table:table-cell office:value-type="float" office:value="4938497630" calcext:value-type="float">
            <text:p>4938497630</text:p>
          </table:table-cell>
          <table:table-cell office:value-type="float" office:value="4.35" calcext:value-type="float">
            <text:p>4.35</text:p>
          </table:table-cell>
          <table:table-cell office:value-type="float" office:value="4581768943" calcext:value-type="float">
            <text:p>4581768943</text:p>
          </table:table-cell>
          <table:table-cell office:value-type="float" office:value="4.1" calcext:value-type="float">
            <text:p>4.1</text:p>
          </table:table-cell>
          <table:table-cell office:value-type="float" office:value="3492028988" calcext:value-type="float">
            <text:p>3492028988</text:p>
          </table:table-cell>
          <table:table-cell office:value-type="float" office:value="3.94" calcext:value-type="float">
            <text:p>3.94</text:p>
          </table:table-cell>
          <table:table-cell office:value-type="float" office:value="3364526941" calcext:value-type="float">
            <text:p>3364526941</text:p>
          </table:table-cell>
          <table:table-cell office:value-type="float" office:value="3.88" calcext:value-type="float">
            <text:p>3.88</text:p>
          </table:table-cell>
          <table:table-cell office:value-type="float" office:value="4168270325" calcext:value-type="float">
            <text:p>4168270325</text:p>
          </table:table-cell>
          <table:table-cell office:value-type="float" office:value="4.48" calcext:value-type="float">
            <text:p>4.48</text:p>
          </table:table-cell>
          <table:table-cell office:value-type="float" office:value="2448020471" calcext:value-type="float">
            <text:p>2448020471</text:p>
          </table:table-cell>
          <table:table-cell office:value-type="float" office:value="3.53" calcext:value-type="float">
            <text:p>3.53</text:p>
          </table:table-cell>
          <table:table-cell office:value-type="float" office:value="2536686868" calcext:value-type="float">
            <text:p>2536686868</text:p>
          </table:table-cell>
          <table:table-cell office:value-type="float" office:value="3.67" calcext:value-type="float">
            <text:p>3.67</text:p>
          </table:table-cell>
          <table:table-cell table:number-columns-repeated="814"/>
        </table:table-row>
        <table:table-row table:style-name="ro1">
          <table:table-cell office:value-type="float" office:value="9841323011" calcext:value-type="float">
            <text:p>9841323011</text:p>
          </table:table-cell>
          <table:table-cell office:value-type="float" office:value="15.91" calcext:value-type="float">
            <text:p>15.91</text:p>
          </table:table-cell>
          <table:table-cell office:value-type="float" office:value="9468963906" calcext:value-type="float">
            <text:p>9468963906</text:p>
          </table:table-cell>
          <table:table-cell office:value-type="float" office:value="10.99" calcext:value-type="float">
            <text:p>10.99</text:p>
          </table:table-cell>
          <table:table-cell office:value-type="float" office:value="7791449198" calcext:value-type="float">
            <text:p>7791449198</text:p>
          </table:table-cell>
          <table:table-cell office:value-type="float" office:value="7.29" calcext:value-type="float">
            <text:p>7.29</text:p>
          </table:table-cell>
          <table:table-cell office:value-type="float" office:value="5650391465" calcext:value-type="float">
            <text:p>5650391465</text:p>
          </table:table-cell>
          <table:table-cell office:value-type="float" office:value="6.28" calcext:value-type="float">
            <text:p>6.28</text:p>
          </table:table-cell>
          <table:table-cell office:value-type="float" office:value="5743308256" calcext:value-type="float">
            <text:p>5743308256</text:p>
          </table:table-cell>
          <table:table-cell office:value-type="float" office:value="5.71" calcext:value-type="float">
            <text:p>5.71</text:p>
          </table:table-cell>
          <table:table-cell office:value-type="float" office:value="5757426458" calcext:value-type="float">
            <text:p>5757426458</text:p>
          </table:table-cell>
          <table:table-cell office:value-type="float" office:value="5.29" calcext:value-type="float">
            <text:p>5.29</text:p>
          </table:table-cell>
          <table:table-cell office:value-type="float" office:value="4327142948" calcext:value-type="float">
            <text:p>4327142948</text:p>
          </table:table-cell>
          <table:table-cell office:value-type="float" office:value="3.81" calcext:value-type="float">
            <text:p>3.81</text:p>
          </table:table-cell>
          <table:table-cell office:value-type="float" office:value="4581918917" calcext:value-type="float">
            <text:p>4581918917</text:p>
          </table:table-cell>
          <table:table-cell office:value-type="float" office:value="4.3" calcext:value-type="float">
            <text:p>4.3</text:p>
          </table:table-cell>
          <table:table-cell office:value-type="float" office:value="4784012493" calcext:value-type="float">
            <text:p>4784012493</text:p>
          </table:table-cell>
          <table:table-cell office:value-type="float" office:value="4.21" calcext:value-type="float">
            <text:p>4.21</text:p>
          </table:table-cell>
          <table:table-cell office:value-type="float" office:value="3116810360" calcext:value-type="float">
            <text:p>3116810360</text:p>
          </table:table-cell>
          <table:table-cell office:value-type="float" office:value="3.92" calcext:value-type="float">
            <text:p>3.92</text:p>
          </table:table-cell>
          <table:table-cell office:value-type="float" office:value="3489154122" calcext:value-type="float">
            <text:p>3489154122</text:p>
          </table:table-cell>
          <table:table-cell office:value-type="float" office:value="3.94" calcext:value-type="float">
            <text:p>3.94</text:p>
          </table:table-cell>
          <table:table-cell office:value-type="float" office:value="3929560900" calcext:value-type="float">
            <text:p>3929560900</text:p>
          </table:table-cell>
          <table:table-cell office:value-type="float" office:value="4.48" calcext:value-type="float">
            <text:p>4.48</text:p>
          </table:table-cell>
          <table:table-cell office:value-type="float" office:value="3144185184" calcext:value-type="float">
            <text:p>3144185184</text:p>
          </table:table-cell>
          <table:table-cell office:value-type="float" office:value="3.52" calcext:value-type="float">
            <text:p>3.52</text:p>
          </table:table-cell>
          <table:table-cell office:value-type="float" office:value="2451703140" calcext:value-type="float">
            <text:p>2451703140</text:p>
          </table:table-cell>
          <table:table-cell office:value-type="float" office:value="3.59" calcext:value-type="float">
            <text:p>3.59</text:p>
          </table:table-cell>
          <table:table-cell table:number-columns-repeated="814"/>
        </table:table-row>
        <table:table-row table:style-name="ro1">
          <table:table-cell office:value-type="float" office:value="14843075393" calcext:value-type="float">
            <text:p>14843075393</text:p>
          </table:table-cell>
          <table:table-cell office:value-type="float" office:value="17.89" calcext:value-type="float">
            <text:p>17.89</text:p>
          </table:table-cell>
          <table:table-cell office:value-type="float" office:value="11992361001" calcext:value-type="float">
            <text:p>11992361001</text:p>
          </table:table-cell>
          <table:table-cell office:value-type="float" office:value="10.85" calcext:value-type="float">
            <text:p>10.85</text:p>
          </table:table-cell>
          <table:table-cell office:value-type="float" office:value="8929146360" calcext:value-type="float">
            <text:p>8929146360</text:p>
          </table:table-cell>
          <table:table-cell office:value-type="float" office:value="7.72" calcext:value-type="float">
            <text:p>7.72</text:p>
          </table:table-cell>
          <table:table-cell office:value-type="float" office:value="6658848604" calcext:value-type="float">
            <text:p>6658848604</text:p>
          </table:table-cell>
          <table:table-cell office:value-type="float" office:value="7.01" calcext:value-type="float">
            <text:p>7.01</text:p>
          </table:table-cell>
          <table:table-cell office:value-type="float" office:value="5970007231" calcext:value-type="float">
            <text:p>5970007231</text:p>
          </table:table-cell>
          <table:table-cell office:value-type="float" office:value="5.41" calcext:value-type="float">
            <text:p>5.41</text:p>
          </table:table-cell>
          <table:table-cell office:value-type="float" office:value="5777308269" calcext:value-type="float">
            <text:p>5777308269</text:p>
          </table:table-cell>
          <table:table-cell office:value-type="float" office:value="4.9" calcext:value-type="float">
            <text:p>4.9</text:p>
          </table:table-cell>
          <table:table-cell office:value-type="float" office:value="4272380112" calcext:value-type="float">
            <text:p>4272380112</text:p>
          </table:table-cell>
          <table:table-cell office:value-type="float" office:value="3.87" calcext:value-type="float">
            <text:p>3.87</text:p>
          </table:table-cell>
          <table:table-cell office:value-type="float" office:value="4842603963" calcext:value-type="float">
            <text:p>4842603963</text:p>
          </table:table-cell>
          <table:table-cell office:value-type="float" office:value="4.3" calcext:value-type="float">
            <text:p>4.3</text:p>
          </table:table-cell>
          <table:table-cell office:value-type="float" office:value="4727502143" calcext:value-type="float">
            <text:p>4727502143</text:p>
          </table:table-cell>
          <table:table-cell office:value-type="float" office:value="4.06" calcext:value-type="float">
            <text:p>4.06</text:p>
          </table:table-cell>
          <table:table-cell office:value-type="float" office:value="4899668210" calcext:value-type="float">
            <text:p>4899668210</text:p>
          </table:table-cell>
          <table:table-cell office:value-type="float" office:value="3.88" calcext:value-type="float">
            <text:p>3.88</text:p>
          </table:table-cell>
          <table:table-cell office:value-type="float" office:value="3614405740" calcext:value-type="float">
            <text:p>3614405740</text:p>
          </table:table-cell>
          <table:table-cell office:value-type="float" office:value="4.07" calcext:value-type="float">
            <text:p>4.07</text:p>
          </table:table-cell>
          <table:table-cell office:value-type="float" office:value="4471667572" calcext:value-type="float">
            <text:p>4471667572</text:p>
          </table:table-cell>
          <table:table-cell office:value-type="float" office:value="4.74" calcext:value-type="float">
            <text:p>4.74</text:p>
          </table:table-cell>
          <table:table-cell office:value-type="float" office:value="3064166559" calcext:value-type="float">
            <text:p>3064166559</text:p>
          </table:table-cell>
          <table:table-cell office:value-type="float" office:value="3.54" calcext:value-type="float">
            <text:p>3.54</text:p>
          </table:table-cell>
          <table:table-cell office:value-type="float" office:value="2157346731" calcext:value-type="float">
            <text:p>2157346731</text:p>
          </table:table-cell>
          <table:table-cell office:value-type="float" office:value="3.7" calcext:value-type="float">
            <text:p>3.7</text:p>
          </table:table-cell>
          <table:table-cell table:number-columns-repeated="814"/>
        </table:table-row>
        <table:table-row table:style-name="ro1">
          <table:table-cell office:value-type="float" office:value="12531097606" calcext:value-type="float">
            <text:p>12531097606</text:p>
          </table:table-cell>
          <table:table-cell office:value-type="float" office:value="16.75" calcext:value-type="float">
            <text:p>16.75</text:p>
          </table:table-cell>
          <table:table-cell office:value-type="float" office:value="11655360096" calcext:value-type="float">
            <text:p>11655360096</text:p>
          </table:table-cell>
          <table:table-cell office:value-type="float" office:value="10.57" calcext:value-type="float">
            <text:p>10.57</text:p>
          </table:table-cell>
          <table:table-cell office:value-type="float" office:value="9207764164" calcext:value-type="float">
            <text:p>9207764164</text:p>
          </table:table-cell>
          <table:table-cell office:value-type="float" office:value="7.89" calcext:value-type="float">
            <text:p>7.89</text:p>
          </table:table-cell>
          <table:table-cell office:value-type="float" office:value="5845117909" calcext:value-type="float">
            <text:p>5845117909</text:p>
          </table:table-cell>
          <table:table-cell office:value-type="float" office:value="6.57" calcext:value-type="float">
            <text:p>6.57</text:p>
          </table:table-cell>
          <table:table-cell office:value-type="float" office:value="4988547143" calcext:value-type="float">
            <text:p>4988547143</text:p>
          </table:table-cell>
          <table:table-cell office:value-type="float" office:value="4.84" calcext:value-type="float">
            <text:p>4.84</text:p>
          </table:table-cell>
          <table:table-cell office:value-type="float" office:value="6219826383" calcext:value-type="float">
            <text:p>6219826383</text:p>
          </table:table-cell>
          <table:table-cell office:value-type="float" office:value="5.19" calcext:value-type="float">
            <text:p>5.19</text:p>
          </table:table-cell>
          <table:table-cell office:value-type="float" office:value="4218104713" calcext:value-type="float">
            <text:p>4218104713</text:p>
          </table:table-cell>
          <table:table-cell office:value-type="float" office:value="3.91" calcext:value-type="float">
            <text:p>3.91</text:p>
          </table:table-cell>
          <table:table-cell office:value-type="float" office:value="4972722204" calcext:value-type="float">
            <text:p>4972722204</text:p>
          </table:table-cell>
          <table:table-cell office:value-type="float" office:value="4.25" calcext:value-type="float">
            <text:p>4.25</text:p>
          </table:table-cell>
          <table:table-cell office:value-type="float" office:value="4691613637" calcext:value-type="float">
            <text:p>4691613637</text:p>
          </table:table-cell>
          <table:table-cell office:value-type="float" office:value="4.06" calcext:value-type="float">
            <text:p>4.06</text:p>
          </table:table-cell>
          <table:table-cell office:value-type="float" office:value="5098683657" calcext:value-type="float">
            <text:p>5098683657</text:p>
          </table:table-cell>
          <table:table-cell office:value-type="float" office:value="3.97" calcext:value-type="float">
            <text:p>3.97</text:p>
          </table:table-cell>
          <table:table-cell office:value-type="float" office:value="3554074988" calcext:value-type="float">
            <text:p>3554074988</text:p>
          </table:table-cell>
          <table:table-cell office:value-type="float" office:value="4.07" calcext:value-type="float">
            <text:p>4.07</text:p>
          </table:table-cell>
          <table:table-cell office:value-type="float" office:value="3964459150" calcext:value-type="float">
            <text:p>3964459150</text:p>
          </table:table-cell>
          <table:table-cell office:value-type="float" office:value="4.28" calcext:value-type="float">
            <text:p>4.28</text:p>
          </table:table-cell>
          <table:table-cell office:value-type="float" office:value="3103533881" calcext:value-type="float">
            <text:p>3103533881</text:p>
          </table:table-cell>
          <table:table-cell office:value-type="float" office:value="3.54" calcext:value-type="float">
            <text:p>3.54</text:p>
          </table:table-cell>
          <table:table-cell office:value-type="float" office:value="2306314361" calcext:value-type="float">
            <text:p>2306314361</text:p>
          </table:table-cell>
          <table:table-cell office:value-type="float" office:value="3.67" calcext:value-type="float">
            <text:p>3.67</text:p>
          </table:table-cell>
          <table:table-cell table:number-columns-repeated="814"/>
        </table:table-row>
        <table:table-row table:style-name="ro1">
          <table:table-cell office:value-type="float" office:value="15495541545" calcext:value-type="float">
            <text:p>15495541545</text:p>
          </table:table-cell>
          <table:table-cell office:value-type="float" office:value="18.4" calcext:value-type="float">
            <text:p>18.4</text:p>
          </table:table-cell>
          <table:table-cell office:value-type="float" office:value="13049304586" calcext:value-type="float">
            <text:p>13049304586</text:p>
          </table:table-cell>
          <table:table-cell office:value-type="float" office:value="10.19" calcext:value-type="float">
            <text:p>10.19</text:p>
          </table:table-cell>
          <table:table-cell office:value-type="float" office:value="10420727196" calcext:value-type="float">
            <text:p>10420727196</text:p>
          </table:table-cell>
          <table:table-cell office:value-type="float" office:value="9.11" calcext:value-type="float">
            <text:p>9.11</text:p>
          </table:table-cell>
          <table:table-cell office:value-type="float" office:value="7501417934" calcext:value-type="float">
            <text:p>7501417934</text:p>
          </table:table-cell>
          <table:table-cell office:value-type="float" office:value="6.8" calcext:value-type="float">
            <text:p>6.8</text:p>
          </table:table-cell>
          <table:table-cell office:value-type="float" office:value="5635322351" calcext:value-type="float">
            <text:p>5635322351</text:p>
          </table:table-cell>
          <table:table-cell office:value-type="float" office:value="5.22" calcext:value-type="float">
            <text:p>5.22</text:p>
          </table:table-cell>
          <table:table-cell office:value-type="float" office:value="5759390606" calcext:value-type="float">
            <text:p>5759390606</text:p>
          </table:table-cell>
          <table:table-cell office:value-type="float" office:value="5.06" calcext:value-type="float">
            <text:p>5.06</text:p>
          </table:table-cell>
          <table:table-cell office:value-type="float" office:value="4507917076" calcext:value-type="float">
            <text:p>4507917076</text:p>
          </table:table-cell>
          <table:table-cell office:value-type="float" office:value="3.74" calcext:value-type="float">
            <text:p>3.74</text:p>
          </table:table-cell>
          <table:table-cell office:value-type="float" office:value="4307093822" calcext:value-type="float">
            <text:p>4307093822</text:p>
          </table:table-cell>
          <table:table-cell office:value-type="float" office:value="4.1" calcext:value-type="float">
            <text:p>4.1</text:p>
          </table:table-cell>
          <table:table-cell office:value-type="float" office:value="4768771903" calcext:value-type="float">
            <text:p>4768771903</text:p>
          </table:table-cell>
          <table:table-cell office:value-type="float" office:value="4.11" calcext:value-type="float">
            <text:p>4.11</text:p>
          </table:table-cell>
          <table:table-cell office:value-type="float" office:value="5173878177" calcext:value-type="float">
            <text:p>5173878177</text:p>
          </table:table-cell>
          <table:table-cell office:value-type="float" office:value="3.87" calcext:value-type="float">
            <text:p>3.87</text:p>
          </table:table-cell>
          <table:table-cell office:value-type="float" office:value="3456856699" calcext:value-type="float">
            <text:p>3456856699</text:p>
          </table:table-cell>
          <table:table-cell office:value-type="float" office:value="3.95" calcext:value-type="float">
            <text:p>3.95</text:p>
          </table:table-cell>
          <table:table-cell office:value-type="float" office:value="3803602762" calcext:value-type="float">
            <text:p>3803602762</text:p>
          </table:table-cell>
          <table:table-cell office:value-type="float" office:value="4.26" calcext:value-type="float">
            <text:p>4.26</text:p>
          </table:table-cell>
          <table:table-cell office:value-type="float" office:value="3066380453" calcext:value-type="float">
            <text:p>3066380453</text:p>
          </table:table-cell>
          <table:table-cell office:value-type="float" office:value="3.54" calcext:value-type="float">
            <text:p>3.54</text:p>
          </table:table-cell>
          <table:table-cell office:value-type="float" office:value="2468019619" calcext:value-type="float">
            <text:p>2468019619</text:p>
          </table:table-cell>
          <table:table-cell office:value-type="float" office:value="3.76" calcext:value-type="float">
            <text:p>3.76</text:p>
          </table:table-cell>
          <table:table-cell table:number-columns-repeated="814"/>
        </table:table-row>
        <table:table-row table:style-name="ro1">
          <table:table-cell office:value-type="float" office:value="14508694603" calcext:value-type="float">
            <text:p>14508694603</text:p>
          </table:table-cell>
          <table:table-cell office:value-type="float" office:value="17.9" calcext:value-type="float">
            <text:p>17.9</text:p>
          </table:table-cell>
          <table:table-cell office:value-type="float" office:value="10731868720" calcext:value-type="float">
            <text:p>10731868720</text:p>
          </table:table-cell>
          <table:table-cell office:value-type="float" office:value="10.05" calcext:value-type="float">
            <text:p>10.05</text:p>
          </table:table-cell>
          <table:table-cell office:value-type="float" office:value="8335451412" calcext:value-type="float">
            <text:p>8335451412</text:p>
          </table:table-cell>
          <table:table-cell office:value-type="float" office:value="7.85" calcext:value-type="float">
            <text:p>7.85</text:p>
          </table:table-cell>
          <table:table-cell office:value-type="float" office:value="7748445814" calcext:value-type="float">
            <text:p>7748445814</text:p>
          </table:table-cell>
          <table:table-cell office:value-type="float" office:value="7.13" calcext:value-type="float">
            <text:p>7.13</text:p>
          </table:table-cell>
          <table:table-cell office:value-type="float" office:value="5321080698" calcext:value-type="float">
            <text:p>5321080698</text:p>
          </table:table-cell>
          <table:table-cell office:value-type="float" office:value="4.94" calcext:value-type="float">
            <text:p>4.94</text:p>
          </table:table-cell>
          <table:table-cell office:value-type="float" office:value="5577761575" calcext:value-type="float">
            <text:p>5577761575</text:p>
          </table:table-cell>
          <table:table-cell office:value-type="float" office:value="4.77" calcext:value-type="float">
            <text:p>4.77</text:p>
          </table:table-cell>
          <table:table-cell office:value-type="float" office:value="3623053261" calcext:value-type="float">
            <text:p>3623053261</text:p>
          </table:table-cell>
          <table:table-cell office:value-type="float" office:value="3.81" calcext:value-type="float">
            <text:p>3.81</text:p>
          </table:table-cell>
          <table:table-cell office:value-type="float" office:value="4733309297" calcext:value-type="float">
            <text:p>4733309297</text:p>
          </table:table-cell>
          <table:table-cell office:value-type="float" office:value="4.3" calcext:value-type="float">
            <text:p>4.3</text:p>
          </table:table-cell>
          <table:table-cell office:value-type="float" office:value="4685429743" calcext:value-type="float">
            <text:p>4685429743</text:p>
          </table:table-cell>
          <table:table-cell office:value-type="float" office:value="4.1" calcext:value-type="float">
            <text:p>4.1</text:p>
          </table:table-cell>
          <table:table-cell office:value-type="float" office:value="3235089486" calcext:value-type="float">
            <text:p>3235089486</text:p>
          </table:table-cell>
          <table:table-cell office:value-type="float" office:value="3.94" calcext:value-type="float">
            <text:p>3.94</text:p>
          </table:table-cell>
          <table:table-cell office:value-type="float" office:value="3407237012" calcext:value-type="float">
            <text:p>3407237012</text:p>
          </table:table-cell>
          <table:table-cell office:value-type="float" office:value="3.92" calcext:value-type="float">
            <text:p>3.92</text:p>
          </table:table-cell>
          <table:table-cell office:value-type="float" office:value="3839939016" calcext:value-type="float">
            <text:p>3839939016</text:p>
          </table:table-cell>
          <table:table-cell office:value-type="float" office:value="4.28" calcext:value-type="float">
            <text:p>4.28</text:p>
          </table:table-cell>
          <table:table-cell office:value-type="float" office:value="3013550566" calcext:value-type="float">
            <text:p>3013550566</text:p>
          </table:table-cell>
          <table:table-cell office:value-type="float" office:value="3.54" calcext:value-type="float">
            <text:p>3.54</text:p>
          </table:table-cell>
          <table:table-cell office:value-type="float" office:value="2095209568" calcext:value-type="float">
            <text:p>2095209568</text:p>
          </table:table-cell>
          <table:table-cell office:value-type="float" office:value="3.66" calcext:value-type="float">
            <text:p>3.66</text:p>
          </table:table-cell>
          <table:table-cell table:number-columns-repeated="814"/>
        </table:table-row>
        <table:table-row table:style-name="ro1">
          <table:table-cell office:value-type="float" office:value="15268418275" calcext:value-type="float">
            <text:p>15268418275</text:p>
          </table:table-cell>
          <table:table-cell office:value-type="float" office:value="17.58" calcext:value-type="float">
            <text:p>17.58</text:p>
          </table:table-cell>
          <table:table-cell office:value-type="float" office:value="12082843134" calcext:value-type="float">
            <text:p>12082843134</text:p>
          </table:table-cell>
          <table:table-cell office:value-type="float" office:value="11.21" calcext:value-type="float">
            <text:p>11.21</text:p>
          </table:table-cell>
          <table:table-cell office:value-type="float" office:value="7883280951" calcext:value-type="float">
            <text:p>7883280951</text:p>
          </table:table-cell>
          <table:table-cell office:value-type="float" office:value="7.65" calcext:value-type="float">
            <text:p>7.65</text:p>
          </table:table-cell>
          <table:table-cell office:value-type="float" office:value="6496004809" calcext:value-type="float">
            <text:p>6496004809</text:p>
          </table:table-cell>
          <table:table-cell office:value-type="float" office:value="6.04" calcext:value-type="float">
            <text:p>6.04</text:p>
          </table:table-cell>
          <table:table-cell office:value-type="float" office:value="5396589602" calcext:value-type="float">
            <text:p>5396589602</text:p>
          </table:table-cell>
          <table:table-cell office:value-type="float" office:value="5.17" calcext:value-type="float">
            <text:p>5.17</text:p>
          </table:table-cell>
          <table:table-cell office:value-type="float" office:value="4106699924" calcext:value-type="float">
            <text:p>4106699924</text:p>
          </table:table-cell>
          <table:table-cell office:value-type="float" office:value="4.62" calcext:value-type="float">
            <text:p>4.62</text:p>
          </table:table-cell>
          <table:table-cell office:value-type="float" office:value="4502719025" calcext:value-type="float">
            <text:p>4502719025</text:p>
          </table:table-cell>
          <table:table-cell office:value-type="float" office:value="3.85" calcext:value-type="float">
            <text:p>3.85</text:p>
          </table:table-cell>
          <table:table-cell office:value-type="float" office:value="4334374825" calcext:value-type="float">
            <text:p>4334374825</text:p>
          </table:table-cell>
          <table:table-cell office:value-type="float" office:value="4.28" calcext:value-type="float">
            <text:p>4.28</text:p>
          </table:table-cell>
          <table:table-cell office:value-type="float" office:value="4586604426" calcext:value-type="float">
            <text:p>4586604426</text:p>
          </table:table-cell>
          <table:table-cell office:value-type="float" office:value="4" calcext:value-type="float">
            <text:p>4</text:p>
          </table:table-cell>
          <table:table-cell office:value-type="float" office:value="4822920224" calcext:value-type="float">
            <text:p>4822920224</text:p>
          </table:table-cell>
          <table:table-cell office:value-type="float" office:value="4.01" calcext:value-type="float">
            <text:p>4.01</text:p>
          </table:table-cell>
          <table:table-cell office:value-type="float" office:value="2295617229" calcext:value-type="float">
            <text:p>2295617229</text:p>
          </table:table-cell>
          <table:table-cell office:value-type="float" office:value="4.06" calcext:value-type="float">
            <text:p>4.06</text:p>
          </table:table-cell>
          <table:table-cell office:value-type="float" office:value="4050573164" calcext:value-type="float">
            <text:p>4050573164</text:p>
          </table:table-cell>
          <table:table-cell office:value-type="float" office:value="4.65" calcext:value-type="float">
            <text:p>4.65</text:p>
          </table:table-cell>
          <table:table-cell office:value-type="float" office:value="2972661553" calcext:value-type="float">
            <text:p>2972661553</text:p>
          </table:table-cell>
          <table:table-cell office:value-type="float" office:value="3.54" calcext:value-type="float">
            <text:p>3.54</text:p>
          </table:table-cell>
          <table:table-cell office:value-type="float" office:value="2517049532" calcext:value-type="float">
            <text:p>2517049532</text:p>
          </table:table-cell>
          <table:table-cell office:value-type="float" office:value="3.75" calcext:value-type="float">
            <text:p>3.75</text:p>
          </table:table-cell>
          <table:table-cell table:number-columns-repeated="814"/>
        </table:table-row>
        <table:table-row table:style-name="ro1">
          <table:table-cell office:value-type="float" office:value="12392126805" calcext:value-type="float">
            <text:p>12392126805</text:p>
          </table:table-cell>
          <table:table-cell office:value-type="float" office:value="15.73" calcext:value-type="float">
            <text:p>15.73</text:p>
          </table:table-cell>
          <table:table-cell office:value-type="float" office:value="9646531190" calcext:value-type="float">
            <text:p>9646531190</text:p>
          </table:table-cell>
          <table:table-cell office:value-type="float" office:value="9.39" calcext:value-type="float">
            <text:p>9.39</text:p>
          </table:table-cell>
          <table:table-cell office:value-type="float" office:value="8371770873" calcext:value-type="float">
            <text:p>8371770873</text:p>
          </table:table-cell>
          <table:table-cell office:value-type="float" office:value="7.7" calcext:value-type="float">
            <text:p>7.7</text:p>
          </table:table-cell>
          <table:table-cell office:value-type="float" office:value="6135580676" calcext:value-type="float">
            <text:p>6135580676</text:p>
          </table:table-cell>
          <table:table-cell office:value-type="float" office:value="5.93" calcext:value-type="float">
            <text:p>5.93</text:p>
          </table:table-cell>
          <table:table-cell office:value-type="float" office:value="6065758237" calcext:value-type="float">
            <text:p>6065758237</text:p>
          </table:table-cell>
          <table:table-cell office:value-type="float" office:value="5.4" calcext:value-type="float">
            <text:p>5.4</text:p>
          </table:table-cell>
          <table:table-cell office:value-type="float" office:value="5276144227" calcext:value-type="float">
            <text:p>5276144227</text:p>
          </table:table-cell>
          <table:table-cell office:value-type="float" office:value="4.88" calcext:value-type="float">
            <text:p>4.88</text:p>
          </table:table-cell>
          <table:table-cell office:value-type="float" office:value="4180503389" calcext:value-type="float">
            <text:p>4180503389</text:p>
          </table:table-cell>
          <table:table-cell office:value-type="float" office:value="3.77" calcext:value-type="float">
            <text:p>3.77</text:p>
          </table:table-cell>
          <table:table-cell office:value-type="float" office:value="4730605935" calcext:value-type="float">
            <text:p>4730605935</text:p>
          </table:table-cell>
          <table:table-cell office:value-type="float" office:value="4.13" calcext:value-type="float">
            <text:p>4.13</text:p>
          </table:table-cell>
          <table:table-cell office:value-type="float" office:value="4942725580" calcext:value-type="float">
            <text:p>4942725580</text:p>
          </table:table-cell>
          <table:table-cell office:value-type="float" office:value="4.21" calcext:value-type="float">
            <text:p>4.21</text:p>
          </table:table-cell>
          <table:table-cell office:value-type="float" office:value="4314480605" calcext:value-type="float">
            <text:p>4314480605</text:p>
          </table:table-cell>
          <table:table-cell office:value-type="float" office:value="4.06" calcext:value-type="float">
            <text:p>4.06</text:p>
          </table:table-cell>
          <table:table-cell office:value-type="float" office:value="3595209427" calcext:value-type="float">
            <text:p>3595209427</text:p>
          </table:table-cell>
          <table:table-cell office:value-type="float" office:value="3.93" calcext:value-type="float">
            <text:p>3.93</text:p>
          </table:table-cell>
          <table:table-cell office:value-type="float" office:value="3825202030" calcext:value-type="float">
            <text:p>3825202030</text:p>
          </table:table-cell>
          <table:table-cell office:value-type="float" office:value="4.23" calcext:value-type="float">
            <text:p>4.23</text:p>
          </table:table-cell>
          <table:table-cell office:value-type="float" office:value="2638704886" calcext:value-type="float">
            <text:p>2638704886</text:p>
          </table:table-cell>
          <table:table-cell office:value-type="float" office:value="3.54" calcext:value-type="float">
            <text:p>3.54</text:p>
          </table:table-cell>
          <table:table-cell office:value-type="float" office:value="2140679570" calcext:value-type="float">
            <text:p>2140679570</text:p>
          </table:table-cell>
          <table:table-cell office:value-type="float" office:value="3.61" calcext:value-type="float">
            <text:p>3.61</text:p>
          </table:table-cell>
          <table:table-cell table:number-columns-repeated="814"/>
        </table:table-row>
        <table:table-row table:style-name="ro1">
          <table:table-cell office:value-type="float" office:value="15643615600" calcext:value-type="float">
            <text:p>15643615600</text:p>
          </table:table-cell>
          <table:table-cell office:value-type="float" office:value="16.69" calcext:value-type="float">
            <text:p>16.69</text:p>
          </table:table-cell>
          <table:table-cell office:value-type="float" office:value="12800950084" calcext:value-type="float">
            <text:p>12800950084</text:p>
          </table:table-cell>
          <table:table-cell office:value-type="float" office:value="11.97" calcext:value-type="float">
            <text:p>11.97</text:p>
          </table:table-cell>
          <table:table-cell office:value-type="float" office:value="8989381659" calcext:value-type="float">
            <text:p>8989381659</text:p>
          </table:table-cell>
          <table:table-cell office:value-type="float" office:value="7.28" calcext:value-type="float">
            <text:p>7.28</text:p>
          </table:table-cell>
          <table:table-cell office:value-type="float" office:value="8223487316" calcext:value-type="float">
            <text:p>8223487316</text:p>
          </table:table-cell>
          <table:table-cell office:value-type="float" office:value="7.2" calcext:value-type="float">
            <text:p>7.2</text:p>
          </table:table-cell>
          <table:table-cell office:value-type="float" office:value="6156161503" calcext:value-type="float">
            <text:p>6156161503</text:p>
          </table:table-cell>
          <table:table-cell office:value-type="float" office:value="4.96" calcext:value-type="float">
            <text:p>4.96</text:p>
          </table:table-cell>
          <table:table-cell office:value-type="float" office:value="4840128962" calcext:value-type="float">
            <text:p>4840128962</text:p>
          </table:table-cell>
          <table:table-cell office:value-type="float" office:value="4.57" calcext:value-type="float">
            <text:p>4.57</text:p>
          </table:table-cell>
          <table:table-cell office:value-type="float" office:value="4648046955" calcext:value-type="float">
            <text:p>4648046955</text:p>
          </table:table-cell>
          <table:table-cell office:value-type="float" office:value="3.96" calcext:value-type="float">
            <text:p>3.96</text:p>
          </table:table-cell>
          <table:table-cell office:value-type="float" office:value="4651318775" calcext:value-type="float">
            <text:p>4651318775</text:p>
          </table:table-cell>
          <table:table-cell office:value-type="float" office:value="4.07" calcext:value-type="float">
            <text:p>4.07</text:p>
          </table:table-cell>
          <table:table-cell office:value-type="float" office:value="4984585784" calcext:value-type="float">
            <text:p>4984585784</text:p>
          </table:table-cell>
          <table:table-cell office:value-type="float" office:value="4.23" calcext:value-type="float">
            <text:p>4.23</text:p>
          </table:table-cell>
          <table:table-cell office:value-type="float" office:value="3534062897" calcext:value-type="float">
            <text:p>3534062897</text:p>
          </table:table-cell>
          <table:table-cell office:value-type="float" office:value="3.94" calcext:value-type="float">
            <text:p>3.94</text:p>
          </table:table-cell>
          <table:table-cell office:value-type="float" office:value="3465425867" calcext:value-type="float">
            <text:p>3465425867</text:p>
          </table:table-cell>
          <table:table-cell office:value-type="float" office:value="3.95" calcext:value-type="float">
            <text:p>3.95</text:p>
          </table:table-cell>
          <table:table-cell office:value-type="float" office:value="3890022442" calcext:value-type="float">
            <text:p>3890022442</text:p>
          </table:table-cell>
          <table:table-cell office:value-type="float" office:value="4.34" calcext:value-type="float">
            <text:p>4.34</text:p>
          </table:table-cell>
          <table:table-cell office:value-type="float" office:value="2406599082" calcext:value-type="float">
            <text:p>2406599082</text:p>
          </table:table-cell>
          <table:table-cell office:value-type="float" office:value="3.54" calcext:value-type="float">
            <text:p>3.54</text:p>
          </table:table-cell>
          <table:table-cell office:value-type="float" office:value="2484718291" calcext:value-type="float">
            <text:p>2484718291</text:p>
          </table:table-cell>
          <table:table-cell office:value-type="float" office:value="3.65" calcext:value-type="float">
            <text:p>3.65</text:p>
          </table:table-cell>
          <table:table-cell table:number-columns-repeated="814"/>
        </table:table-row>
        <table:table-row table:style-name="ro1">
          <table:table-cell office:value-type="float" office:value="15937727029" calcext:value-type="float">
            <text:p>15937727029</text:p>
          </table:table-cell>
          <table:table-cell office:value-type="float" office:value="17.07" calcext:value-type="float">
            <text:p>17.07</text:p>
          </table:table-cell>
          <table:table-cell office:value-type="float" office:value="12550193817" calcext:value-type="float">
            <text:p>12550193817</text:p>
          </table:table-cell>
          <table:table-cell office:value-type="float" office:value="11.6" calcext:value-type="float">
            <text:p>11.6</text:p>
          </table:table-cell>
          <table:table-cell office:value-type="float" office:value="8500731196" calcext:value-type="float">
            <text:p>8500731196</text:p>
          </table:table-cell>
          <table:table-cell office:value-type="float" office:value="7.79" calcext:value-type="float">
            <text:p>7.79</text:p>
          </table:table-cell>
          <table:table-cell office:value-type="float" office:value="6723963696" calcext:value-type="float">
            <text:p>6723963696</text:p>
          </table:table-cell>
          <table:table-cell office:value-type="float" office:value="5.93" calcext:value-type="float">
            <text:p>5.93</text:p>
          </table:table-cell>
          <table:table-cell office:value-type="float" office:value="5836313431" calcext:value-type="float">
            <text:p>5836313431</text:p>
          </table:table-cell>
          <table:table-cell office:value-type="float" office:value="5.24" calcext:value-type="float">
            <text:p>5.24</text:p>
          </table:table-cell>
          <table:table-cell office:value-type="float" office:value="5250302258" calcext:value-type="float">
            <text:p>5250302258</text:p>
          </table:table-cell>
          <table:table-cell office:value-type="float" office:value="4.62" calcext:value-type="float">
            <text:p>4.62</text:p>
          </table:table-cell>
          <table:table-cell office:value-type="float" office:value="2216190236" calcext:value-type="float">
            <text:p>2216190236</text:p>
          </table:table-cell>
          <table:table-cell office:value-type="float" office:value="3.92" calcext:value-type="float">
            <text:p>3.92</text:p>
          </table:table-cell>
          <table:table-cell office:value-type="float" office:value="3675674664" calcext:value-type="float">
            <text:p>3675674664</text:p>
          </table:table-cell>
          <table:table-cell office:value-type="float" office:value="4.13" calcext:value-type="float">
            <text:p>4.13</text:p>
          </table:table-cell>
          <table:table-cell office:value-type="float" office:value="4211772307" calcext:value-type="float">
            <text:p>4211772307</text:p>
          </table:table-cell>
          <table:table-cell office:value-type="float" office:value="4.06" calcext:value-type="float">
            <text:p>4.06</text:p>
          </table:table-cell>
          <table:table-cell office:value-type="float" office:value="3310089570" calcext:value-type="float">
            <text:p>3310089570</text:p>
          </table:table-cell>
          <table:table-cell office:value-type="float" office:value="3.92" calcext:value-type="float">
            <text:p>3.92</text:p>
          </table:table-cell>
          <table:table-cell office:value-type="float" office:value="3537058117" calcext:value-type="float">
            <text:p>3537058117</text:p>
          </table:table-cell>
          <table:table-cell office:value-type="float" office:value="3.93" calcext:value-type="float">
            <text:p>3.93</text:p>
          </table:table-cell>
          <table:table-cell office:value-type="float" office:value="3584643156" calcext:value-type="float">
            <text:p>3584643156</text:p>
          </table:table-cell>
          <table:table-cell office:value-type="float" office:value="4.46" calcext:value-type="float">
            <text:p>4.46</text:p>
          </table:table-cell>
          <table:table-cell office:value-type="float" office:value="2966521182" calcext:value-type="float">
            <text:p>2966521182</text:p>
          </table:table-cell>
          <table:table-cell office:value-type="float" office:value="3.56" calcext:value-type="float">
            <text:p>3.56</text:p>
          </table:table-cell>
          <table:table-cell office:value-type="float" office:value="2436963152" calcext:value-type="float">
            <text:p>2436963152</text:p>
          </table:table-cell>
          <table:table-cell office:value-type="float" office:value="3.68" calcext:value-type="float">
            <text:p>3.68</text:p>
          </table:table-cell>
          <table:table-cell table:number-columns-repeated="814"/>
        </table:table-row>
        <table:table-row table:style-name="ro1">
          <table:table-cell office:value-type="float" office:value="15766950588" calcext:value-type="float">
            <text:p>15766950588</text:p>
          </table:table-cell>
          <table:table-cell office:value-type="float" office:value="18.04" calcext:value-type="float">
            <text:p>18.04</text:p>
          </table:table-cell>
          <table:table-cell office:value-type="float" office:value="11822939835" calcext:value-type="float">
            <text:p>11822939835</text:p>
          </table:table-cell>
          <table:table-cell office:value-type="float" office:value="10.62" calcext:value-type="float">
            <text:p>10.62</text:p>
          </table:table-cell>
          <table:table-cell office:value-type="float" office:value="8458926760" calcext:value-type="float">
            <text:p>8458926760</text:p>
          </table:table-cell>
          <table:table-cell office:value-type="float" office:value="7.98" calcext:value-type="float">
            <text:p>7.98</text:p>
          </table:table-cell>
          <table:table-cell office:value-type="float" office:value="7024623098" calcext:value-type="float">
            <text:p>7024623098</text:p>
          </table:table-cell>
          <table:table-cell office:value-type="float" office:value="6.39" calcext:value-type="float">
            <text:p>6.39</text:p>
          </table:table-cell>
          <table:table-cell office:value-type="float" office:value="5596630912" calcext:value-type="float">
            <text:p>5596630912</text:p>
          </table:table-cell>
          <table:table-cell office:value-type="float" office:value="5.28" calcext:value-type="float">
            <text:p>5.28</text:p>
          </table:table-cell>
          <table:table-cell office:value-type="float" office:value="4799807083" calcext:value-type="float">
            <text:p>4799807083</text:p>
          </table:table-cell>
          <table:table-cell office:value-type="float" office:value="4.43" calcext:value-type="float">
            <text:p>4.43</text:p>
          </table:table-cell>
          <table:table-cell office:value-type="float" office:value="4381815035" calcext:value-type="float">
            <text:p>4381815035</text:p>
          </table:table-cell>
          <table:table-cell office:value-type="float" office:value="3.94" calcext:value-type="float">
            <text:p>3.94</text:p>
          </table:table-cell>
          <table:table-cell office:value-type="float" office:value="6275279332" calcext:value-type="float">
            <text:p>6275279332</text:p>
          </table:table-cell>
          <table:table-cell office:value-type="float" office:value="4.33" calcext:value-type="float">
            <text:p>4.33</text:p>
          </table:table-cell>
          <table:table-cell office:value-type="float" office:value="4512565160" calcext:value-type="float">
            <text:p>4512565160</text:p>
          </table:table-cell>
          <table:table-cell office:value-type="float" office:value="4.14" calcext:value-type="float">
            <text:p>4.14</text:p>
          </table:table-cell>
          <table:table-cell office:value-type="float" office:value="3582572637" calcext:value-type="float">
            <text:p>3582572637</text:p>
          </table:table-cell>
          <table:table-cell office:value-type="float" office:value="3.97" calcext:value-type="float">
            <text:p>3.97</text:p>
          </table:table-cell>
          <table:table-cell office:value-type="float" office:value="3621749826" calcext:value-type="float">
            <text:p>3621749826</text:p>
          </table:table-cell>
          <table:table-cell office:value-type="float" office:value="3.88" calcext:value-type="float">
            <text:p>3.88</text:p>
          </table:table-cell>
          <table:table-cell office:value-type="float" office:value="4009542347" calcext:value-type="float">
            <text:p>4009542347</text:p>
          </table:table-cell>
          <table:table-cell office:value-type="float" office:value="4.44" calcext:value-type="float">
            <text:p>4.44</text:p>
          </table:table-cell>
          <table:table-cell office:value-type="float" office:value="2909662438" calcext:value-type="float">
            <text:p>2909662438</text:p>
          </table:table-cell>
          <table:table-cell office:value-type="float" office:value="3.53" calcext:value-type="float">
            <text:p>3.53</text:p>
          </table:table-cell>
          <table:table-cell office:value-type="float" office:value="2143708939" calcext:value-type="float">
            <text:p>2143708939</text:p>
          </table:table-cell>
          <table:table-cell office:value-type="float" office:value="3.53" calcext:value-type="float">
            <text:p>3.53</text:p>
          </table:table-cell>
          <table:table-cell table:number-columns-repeated="814"/>
        </table:table-row>
        <table:table-row table:style-name="ro1">
          <table:table-cell table:style-name="ce2" office:value-type="float" office:value="13305919791" calcext:value-type="float">
            <text:p>13305919791</text:p>
          </table:table-cell>
          <table:table-cell table:style-name="ce5" office:value-type="float" office:value="17.02" calcext:value-type="float">
            <text:p>17.02</text:p>
          </table:table-cell>
          <table:table-cell table:style-name="ce2" office:value-type="float" office:value="10469604922" calcext:value-type="float">
            <text:p>10469604922</text:p>
          </table:table-cell>
          <table:table-cell table:style-name="ce5" office:value-type="float" office:value="10.31" calcext:value-type="float">
            <text:p>10.31</text:p>
          </table:table-cell>
          <table:table-cell table:style-name="ce2" office:value-type="float" office:value="8103842851" calcext:value-type="float">
            <text:p>8103842851</text:p>
          </table:table-cell>
          <table:table-cell table:style-name="ce5" office:value-type="float" office:value="7.51" calcext:value-type="float">
            <text:p>7.51</text:p>
          </table:table-cell>
          <table:table-cell table:style-name="ce2" office:value-type="float" office:value="6961871783" calcext:value-type="float">
            <text:p>6961871783</text:p>
          </table:table-cell>
          <table:table-cell table:style-name="ce5" office:value-type="float" office:value="6.89" calcext:value-type="float">
            <text:p>6.89</text:p>
          </table:table-cell>
          <table:table-cell table:style-name="ce2" office:value-type="float" office:value="5487556107" calcext:value-type="float">
            <text:p>5487556107</text:p>
          </table:table-cell>
          <table:table-cell table:style-name="ce5" office:value-type="float" office:value="5.14" calcext:value-type="float">
            <text:p>5.14</text:p>
          </table:table-cell>
          <table:table-cell table:style-name="ce2" office:value-type="float" office:value="4980442148" calcext:value-type="float">
            <text:p>4980442148</text:p>
          </table:table-cell>
          <table:table-cell table:style-name="ce5" office:value-type="float" office:value="4.36" calcext:value-type="float">
            <text:p>4.36</text:p>
          </table:table-cell>
          <table:table-cell table:style-name="ce2" office:value-type="float" office:value="4418480827" calcext:value-type="float">
            <text:p>4418480827</text:p>
          </table:table-cell>
          <table:table-cell table:style-name="ce5" office:value-type="float" office:value="3.82" calcext:value-type="float">
            <text:p>3.82</text:p>
          </table:table-cell>
          <table:table-cell table:style-name="ce2" office:value-type="float" office:value="2398529262" calcext:value-type="float">
            <text:p>2398529262</text:p>
          </table:table-cell>
          <table:table-cell table:style-name="ce5" office:value-type="float" office:value="4.24" calcext:value-type="float">
            <text:p>4.24</text:p>
          </table:table-cell>
          <table:table-cell table:style-name="ce2" office:value-type="float" office:value="4236868008" calcext:value-type="float">
            <text:p>4236868008</text:p>
          </table:table-cell>
          <table:table-cell table:style-name="ce5" office:value-type="float" office:value="4.05" calcext:value-type="float">
            <text:p>4.05</text:p>
          </table:table-cell>
          <table:table-cell table:style-name="ce2" office:value-type="float" office:value="3197325336" calcext:value-type="float">
            <text:p>3197325336</text:p>
          </table:table-cell>
          <table:table-cell table:style-name="ce5" office:value-type="float" office:value="3.91" calcext:value-type="float">
            <text:p>3.91</text:p>
          </table:table-cell>
          <table:table-cell table:style-name="ce2" office:value-type="float" office:value="3316340417" calcext:value-type="float">
            <text:p>3316340417</text:p>
          </table:table-cell>
          <table:table-cell table:style-name="ce5" office:value-type="float" office:value="3.89" calcext:value-type="float">
            <text:p>3.89</text:p>
          </table:table-cell>
          <table:table-cell table:style-name="ce2" office:value-type="float" office:value="3846170246" calcext:value-type="float">
            <text:p>3846170246</text:p>
          </table:table-cell>
          <table:table-cell table:style-name="ce5" office:value-type="float" office:value="4.24" calcext:value-type="float">
            <text:p>4.24</text:p>
          </table:table-cell>
          <table:table-cell table:style-name="ce2" office:value-type="float" office:value="3103114508" calcext:value-type="float">
            <text:p>3103114508</text:p>
          </table:table-cell>
          <table:table-cell table:style-name="ce5" office:value-type="float" office:value="3.53" calcext:value-type="float">
            <text:p>3.53</text:p>
          </table:table-cell>
          <table:table-cell table:style-name="ce2" office:value-type="float" office:value="2440510514" calcext:value-type="float">
            <text:p>2440510514</text:p>
          </table:table-cell>
          <table:table-cell table:style-name="ce5" office:value-type="float" office:value="3.7" calcext:value-type="float">
            <text:p>3.7</text:p>
          </table:table-cell>
          <table:table-cell table:number-columns-repeated="814"/>
        </table:table-row>
        <table:table-row table:style-name="ro1">
          <table:table-cell table:style-name="ce2" office:value-type="float" office:value="14740147872" calcext:value-type="float">
            <text:p>14740147872</text:p>
          </table:table-cell>
          <table:table-cell table:style-name="ce5" office:value-type="float" office:value="17.58" calcext:value-type="float">
            <text:p>17.58</text:p>
          </table:table-cell>
          <table:table-cell table:style-name="ce2" office:value-type="float" office:value="11283563921" calcext:value-type="float">
            <text:p>11283563921</text:p>
          </table:table-cell>
          <table:table-cell table:style-name="ce5" office:value-type="float" office:value="10.58" calcext:value-type="float">
            <text:p>10.58</text:p>
          </table:table-cell>
          <table:table-cell table:style-name="ce2" office:value-type="float" office:value="8081204849" calcext:value-type="float">
            <text:p>8081204849</text:p>
          </table:table-cell>
          <table:table-cell table:style-name="ce5" office:value-type="float" office:value="7.29" calcext:value-type="float">
            <text:p>7.29</text:p>
          </table:table-cell>
          <table:table-cell table:style-name="ce2" office:value-type="float" office:value="5015955886" calcext:value-type="float">
            <text:p>5015955886</text:p>
          </table:table-cell>
          <table:table-cell table:style-name="ce5" office:value-type="float" office:value="5.85" calcext:value-type="float">
            <text:p>5.85</text:p>
          </table:table-cell>
          <table:table-cell table:style-name="ce2" office:value-type="float" office:value="3626320944" calcext:value-type="float">
            <text:p>3626320944</text:p>
          </table:table-cell>
          <table:table-cell table:style-name="ce5" office:value-type="float" office:value="5.01" calcext:value-type="float">
            <text:p>5.01</text:p>
          </table:table-cell>
          <table:table-cell table:style-name="ce2" office:value-type="float" office:value="4976194291" calcext:value-type="float">
            <text:p>4976194291</text:p>
          </table:table-cell>
          <table:table-cell table:style-name="ce5" office:value-type="float" office:value="4.58" calcext:value-type="float">
            <text:p>4.58</text:p>
          </table:table-cell>
          <table:table-cell table:style-name="ce2" office:value-type="float" office:value="4541925293" calcext:value-type="float">
            <text:p>4541925293</text:p>
          </table:table-cell>
          <table:table-cell table:style-name="ce5" office:value-type="float" office:value="3.96" calcext:value-type="float">
            <text:p>3.96</text:p>
          </table:table-cell>
          <table:table-cell table:style-name="ce2" office:value-type="float" office:value="4288859438" calcext:value-type="float">
            <text:p>4288859438</text:p>
          </table:table-cell>
          <table:table-cell table:style-name="ce5" office:value-type="float" office:value="4.18" calcext:value-type="float">
            <text:p>4.18</text:p>
          </table:table-cell>
          <table:table-cell table:style-name="ce2" office:value-type="float" office:value="4074048590" calcext:value-type="float">
            <text:p>4074048590</text:p>
          </table:table-cell>
          <table:table-cell table:style-name="ce5" office:value-type="float" office:value="4.05" calcext:value-type="float">
            <text:p>4.05</text:p>
          </table:table-cell>
          <table:table-cell table:style-name="ce2" office:value-type="float" office:value="3089391214" calcext:value-type="float">
            <text:p>3089391214</text:p>
          </table:table-cell>
          <table:table-cell table:style-name="ce5" office:value-type="float" office:value="3.91" calcext:value-type="float">
            <text:p>3.91</text:p>
          </table:table-cell>
          <table:table-cell table:style-name="ce2" office:value-type="float" office:value="3424419342" calcext:value-type="float">
            <text:p>3424419342</text:p>
          </table:table-cell>
          <table:table-cell table:style-name="ce5" office:value-type="float" office:value="3.86" calcext:value-type="float">
            <text:p>3.86</text:p>
          </table:table-cell>
          <table:table-cell table:style-name="ce2" office:value-type="float" office:value="4025941370" calcext:value-type="float">
            <text:p>4025941370</text:p>
          </table:table-cell>
          <table:table-cell table:style-name="ce5" office:value-type="float" office:value="4.32" calcext:value-type="float">
            <text:p>4.32</text:p>
          </table:table-cell>
          <table:table-cell table:style-name="ce2" office:value-type="float" office:value="3160982334" calcext:value-type="float">
            <text:p>3160982334</text:p>
          </table:table-cell>
          <table:table-cell table:style-name="ce5" office:value-type="float" office:value="3.55" calcext:value-type="float">
            <text:p>3.55</text:p>
          </table:table-cell>
          <table:table-cell table:style-name="ce2" office:value-type="float" office:value="2232614079" calcext:value-type="float">
            <text:p>2232614079</text:p>
          </table:table-cell>
          <table:table-cell table:style-name="ce5" office:value-type="float" office:value="3.65" calcext:value-type="float">
            <text:p>3.65</text:p>
          </table:table-cell>
          <table:table-cell table:number-columns-repeated="814"/>
        </table:table-row>
        <table:table-row table:style-name="ro1">
          <table:table-cell table:style-name="ce2" office:value-type="float" office:value="14483245233" calcext:value-type="float">
            <text:p>14483245233</text:p>
          </table:table-cell>
          <table:table-cell table:style-name="ce5" office:value-type="float" office:value="17.84" calcext:value-type="float">
            <text:p>17.84</text:p>
          </table:table-cell>
          <table:table-cell table:style-name="ce2" office:value-type="float" office:value="10942761458" calcext:value-type="float">
            <text:p>10942761458</text:p>
          </table:table-cell>
          <table:table-cell table:style-name="ce5" office:value-type="float" office:value="10.32" calcext:value-type="float">
            <text:p>10.32</text:p>
          </table:table-cell>
          <table:table-cell table:style-name="ce2" office:value-type="float" office:value="7586321025" calcext:value-type="float">
            <text:p>7586321025</text:p>
          </table:table-cell>
          <table:table-cell table:style-name="ce5" office:value-type="float" office:value="8.34" calcext:value-type="float">
            <text:p>8.34</text:p>
          </table:table-cell>
          <table:table-cell table:style-name="ce2" office:value-type="float" office:value="6247145369" calcext:value-type="float">
            <text:p>6247145369</text:p>
          </table:table-cell>
          <table:table-cell table:style-name="ce5" office:value-type="float" office:value="7.07" calcext:value-type="float">
            <text:p>7.07</text:p>
          </table:table-cell>
          <table:table-cell table:style-name="ce2" office:value-type="float" office:value="3533808030" calcext:value-type="float">
            <text:p>3533808030</text:p>
          </table:table-cell>
          <table:table-cell table:style-name="ce5" office:value-type="float" office:value="5.18" calcext:value-type="float">
            <text:p>5.18</text:p>
          </table:table-cell>
          <table:table-cell table:style-name="ce2" office:value-type="float" office:value="4887811211" calcext:value-type="float">
            <text:p>4887811211</text:p>
          </table:table-cell>
          <table:table-cell table:style-name="ce5" office:value-type="float" office:value="5.01" calcext:value-type="float">
            <text:p>5.01</text:p>
          </table:table-cell>
          <table:table-cell table:style-name="ce2" office:value-type="float" office:value="2174076413" calcext:value-type="float">
            <text:p>2174076413</text:p>
          </table:table-cell>
          <table:table-cell table:style-name="ce5" office:value-type="float" office:value="4.04" calcext:value-type="float">
            <text:p>4.04</text:p>
          </table:table-cell>
          <table:table-cell table:style-name="ce2" office:value-type="float" office:value="2250237213" calcext:value-type="float">
            <text:p>2250237213</text:p>
          </table:table-cell>
          <table:table-cell table:style-name="ce5" office:value-type="float" office:value="4.35" calcext:value-type="float">
            <text:p>4.35</text:p>
          </table:table-cell>
          <table:table-cell table:style-name="ce2" office:value-type="float" office:value="4089600350" calcext:value-type="float">
            <text:p>4089600350</text:p>
          </table:table-cell>
          <table:table-cell table:style-name="ce5" office:value-type="float" office:value="4.06" calcext:value-type="float">
            <text:p>4.06</text:p>
          </table:table-cell>
          <table:table-cell table:style-name="ce2" office:value-type="float" office:value="3956420987" calcext:value-type="float">
            <text:p>3956420987</text:p>
          </table:table-cell>
          <table:table-cell table:style-name="ce5" office:value-type="float" office:value="3.88" calcext:value-type="float">
            <text:p>3.88</text:p>
          </table:table-cell>
          <table:table-cell table:style-name="ce2" office:value-type="float" office:value="3546004280" calcext:value-type="float">
            <text:p>3546004280</text:p>
          </table:table-cell>
          <table:table-cell table:style-name="ce5" office:value-type="float" office:value="3.91" calcext:value-type="float">
            <text:p>3.91</text:p>
          </table:table-cell>
          <table:table-cell table:style-name="ce2" office:value-type="float" office:value="3960465220" calcext:value-type="float">
            <text:p>3960465220</text:p>
          </table:table-cell>
          <table:table-cell table:style-name="ce5" office:value-type="float" office:value="4.28" calcext:value-type="float">
            <text:p>4.28</text:p>
          </table:table-cell>
          <table:table-cell table:style-name="ce2" office:value-type="float" office:value="2932640020" calcext:value-type="float">
            <text:p>2932640020</text:p>
          </table:table-cell>
          <table:table-cell table:style-name="ce5" office:value-type="float" office:value="3.54" calcext:value-type="float">
            <text:p>3.54</text:p>
          </table:table-cell>
          <table:table-cell table:style-name="ce2" office:value-type="float" office:value="2307419208" calcext:value-type="float">
            <text:p>2307419208</text:p>
          </table:table-cell>
          <table:table-cell table:style-name="ce5" office:value-type="float" office:value="3.72" calcext:value-type="float">
            <text:p>3.72</text:p>
          </table:table-cell>
          <table:table-cell table:number-columns-repeated="814"/>
        </table:table-row>
        <table:table-row table:style-name="ro1">
          <table:table-cell table:style-name="ce1" table:number-columns-repeated="6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828"/>
        </table:table-row>
        <table:table-row table:style-name="ro1">
          <table:table-cell table:number-columns-repeated="842"/>
        </table:table-row>
        <table:table-row table:style-name="ro1">
          <table:table-cell table:style-name="ce3" table:formula="of:=AVERAGE([.A2:.A32])" office:value-type="float" office:value="14264327033.7419" calcext:value-type="float">
            <text:p>14264327033.7419</text:p>
          </table:table-cell>
          <table:table-cell table:formula="of:=AVERAGE([.B2:.B32])" office:value-type="float" office:value="17.2829032258064" calcext:value-type="float">
            <text:p>17.2829032258</text:p>
          </table:table-cell>
          <table:table-cell table:formula="of:=AVERAGE([.C2:.C32])" office:value-type="float" office:value="11335127596.0806" calcext:value-type="float">
            <text:p>11335127596.0806</text:p>
          </table:table-cell>
          <table:table-cell table:formula="of:=AVERAGE([.D2:.D32])" office:value-type="float" office:value="10.5725806451613" calcext:value-type="float">
            <text:p>10.5725806452</text:p>
          </table:table-cell>
          <table:table-cell table:formula="of:=AVERAGE([.E2:.E32])" office:value-type="float" office:value="8120443262.25806" calcext:value-type="float">
            <text:p>8120443262.25806</text:p>
          </table:table-cell>
          <table:table-cell table:formula="of:=AVERAGE([.F2:.F32])" office:value-type="float" office:value="7.7716129032258" calcext:value-type="float">
            <text:p>7.7716129032</text:p>
          </table:table-cell>
          <table:table-cell table:formula="of:=AVERAGE([.G2:.G32])" office:value-type="float" office:value="6764985849.77419" calcext:value-type="float">
            <text:p>6764985849.77419</text:p>
          </table:table-cell>
          <table:table-cell table:formula="of:=AVERAGE([.H2:.H32])" office:value-type="float" office:value="6.46387096774193" calcext:value-type="float">
            <text:p>6.4638709677</text:p>
          </table:table-cell>
          <table:table-cell table:formula="of:=AVERAGE([.I2:.I32])" office:value-type="float" office:value="5625661191.6129" calcext:value-type="float">
            <text:p>5625661191.6129</text:p>
          </table:table-cell>
          <table:table-cell table:formula="of:=AVERAGE([.J2:.J32])" office:value-type="float" office:value="5.23225806451613" calcext:value-type="float">
            <text:p>5.2322580645</text:p>
          </table:table-cell>
          <table:table-cell table:formula="of:=AVERAGE([.K2:.K32])" office:value-type="float" office:value="4907786694.67742" calcext:value-type="float">
            <text:p>4907786694.67742</text:p>
          </table:table-cell>
          <table:table-cell table:formula="of:=AVERAGE([.L2:.L32])" office:value-type="float" office:value="4.86193548387097" calcext:value-type="float">
            <text:p>4.8619354839</text:p>
          </table:table-cell>
          <table:table-cell table:formula="of:=AVERAGE([.M2:.M32])" office:value-type="float" office:value="4176141504.41935" calcext:value-type="float">
            <text:p>4176141504.41935</text:p>
          </table:table-cell>
          <table:table-cell table:formula="of:=AVERAGE([.N2:.N32])" office:value-type="float" office:value="3.86548387096774" calcext:value-type="float">
            <text:p>3.865483871</text:p>
          </table:table-cell>
          <table:table-cell table:formula="of:=AVERAGE([.O2:.O32])" office:value-type="float" office:value="4532602196.74194" calcext:value-type="float">
            <text:p>4532602196.74194</text:p>
          </table:table-cell>
          <table:table-cell table:formula="of:=AVERAGE([.P2:.P32])" office:value-type="float" office:value="4.23516129032258" calcext:value-type="float">
            <text:p>4.2351612903</text:p>
          </table:table-cell>
          <table:table-cell table:formula="of:=AVERAGE([.Q2:.Q32])" office:value-type="float" office:value="4492360338.16129" calcext:value-type="float">
            <text:p>4492360338.16129</text:p>
          </table:table-cell>
          <table:table-cell table:formula="of:=AVERAGE([.R2:.R32])" office:value-type="float" office:value="4.1" calcext:value-type="float">
            <text:p>4.1</text:p>
          </table:table-cell>
          <table:table-cell table:formula="of:=AVERAGE([.S2:.S32])" office:value-type="float" office:value="3539620146.09677" calcext:value-type="float">
            <text:p>3539620146.09677</text:p>
          </table:table-cell>
          <table:table-cell table:formula="of:=AVERAGE([.T2:.T32])" office:value-type="float" office:value="3.92548387096774" calcext:value-type="float">
            <text:p>3.925483871</text:p>
          </table:table-cell>
          <table:table-cell table:formula="of:=AVERAGE([.U2:.U32])" office:value-type="float" office:value="3448547004.06452" calcext:value-type="float">
            <text:p>3448547004.06452</text:p>
          </table:table-cell>
          <table:table-cell table:formula="of:=AVERAGE([.V2:.V32])" office:value-type="float" office:value="3.9441935483871" calcext:value-type="float">
            <text:p>3.9441935484</text:p>
          </table:table-cell>
          <table:table-cell table:formula="of:=AVERAGE([.W2:.W32])" office:value-type="float" office:value="3903339599.64516" calcext:value-type="float">
            <text:p>3903339599.64516</text:p>
          </table:table-cell>
          <table:table-cell table:formula="of:=AVERAGE([.X2:.X32])" office:value-type="float" office:value="4.38193548387097" calcext:value-type="float">
            <text:p>4.3819354839</text:p>
          </table:table-cell>
          <table:table-cell table:formula="of:=AVERAGE([.Y2:.Y32])" office:value-type="float" office:value="2931624931.12903" calcext:value-type="float">
            <text:p>2931624931.12903</text:p>
          </table:table-cell>
          <table:table-cell table:formula="of:=AVERAGE([.Z2:.Z32])" office:value-type="float" office:value="3.53741935483871" calcext:value-type="float">
            <text:p>3.5374193548</text:p>
          </table:table-cell>
          <table:table-cell table:formula="of:=AVERAGE([.AA2:.AA32])" office:value-type="float" office:value="2354498585.54839" calcext:value-type="float">
            <text:p>2354498585.54839</text:p>
          </table:table-cell>
          <table:table-cell table:formula="of:=AVERAGE([.AB2:.AB32])" office:value-type="float" office:value="3.67870967741936" calcext:value-type="float">
            <text:p>3.6787096774</text:p>
          </table:table-cell>
          <table:table-cell table:number-columns-repeated="814"/>
        </table:table-row>
        <table:table-row table:style-name="ro1">
          <table:table-cell table:number-columns-repeated="842"/>
        </table:table-row>
        <table:table-row table:style-name="ro1">
          <table:table-cell/>
          <table:table-cell office:value-type="float" office:value="12.84" calcext:value-type="float">
            <text:p>12.84</text:p>
          </table:table-cell>
          <table:table-cell/>
          <table:table-cell office:value-type="float" office:value="10.21" calcext:value-type="float">
            <text:p>10.21</text:p>
          </table:table-cell>
          <table:table-cell/>
          <table:table-cell office:value-type="float" office:value="7.32" calcext:value-type="float">
            <text:p>7.32</text:p>
          </table:table-cell>
          <table:table-cell/>
          <table:table-cell office:value-type="float" office:value="6.09" calcext:value-type="float">
            <text:p>6.09</text:p>
          </table:table-cell>
          <table:table-cell/>
          <table:table-cell office:value-type="float" office:value="5.7" calcext:value-type="float">
            <text:p>5.7</text:p>
          </table:table-cell>
          <table:table-cell/>
          <table:table-cell office:value-type="float" office:value="4.42" calcext:value-type="float">
            <text:p>4.42</text:p>
          </table:table-cell>
          <table:table-cell/>
          <table:table-cell office:value-type="float" office:value="3.76" calcext:value-type="float">
            <text:p>3.76</text:p>
          </table:table-cell>
          <table:table-cell/>
          <table:table-cell office:value-type="float" office:value="4.08" calcext:value-type="float">
            <text:p>4.08</text:p>
          </table:table-cell>
          <table:table-cell/>
          <table:table-cell office:value-type="float" office:value="4.05" calcext:value-type="float">
            <text:p>4.05</text:p>
          </table:table-cell>
          <table:table-cell/>
          <table:table-cell office:value-type="float" office:value="3.19" calcext:value-type="float">
            <text:p>3.19</text:p>
          </table:table-cell>
          <table:table-cell/>
          <table:table-cell office:value-type="float" office:value="3.11" calcext:value-type="float">
            <text:p>3.11</text:p>
          </table:table-cell>
          <table:table-cell/>
          <table:table-cell office:value-type="float" office:value="3.52" calcext:value-type="float">
            <text:p>3.52</text:p>
          </table:table-cell>
          <table:table-cell/>
          <table:table-cell office:value-type="float" office:value="2.64" calcext:value-type="float">
            <text:p>2.64</text:p>
          </table:table-cell>
          <table:table-cell/>
          <table:table-cell office:value-type="float" office:value="2.13" calcext:value-type="float">
            <text:p>2.13</text:p>
          </table:table-cell>
          <table:table-cell table:number-columns-repeated="814"/>
        </table:table-row>
        <table:table-row table:style-name="ro1" table:number-rows-repeated="8">
          <table:table-cell table:number-columns-repeated="842"/>
        </table:table-row>
        <table:table-row table:style-name="ro1">
          <table:table-cell office:value-type="float" office:value="17.28" calcext:value-type="float">
            <text:p>17.28</text:p>
          </table:table-cell>
          <table:table-cell office:value-type="float" office:value="10.6" calcext:value-type="float">
            <text:p>10.6</text:p>
          </table:table-cell>
          <table:table-cell office:value-type="float" office:value="7.8" calcext:value-type="float">
            <text:p>7.8</text:p>
          </table:table-cell>
          <table:table-cell office:value-type="float" office:value="6.5" calcext:value-type="float">
            <text:p>6.5</text:p>
          </table:table-cell>
          <table:table-cell office:value-type="float" office:value="5.2" calcext:value-type="float">
            <text:p>5.2</text:p>
          </table:table-cell>
          <table:table-cell office:value-type="float" office:value="4.9" calcext:value-type="float">
            <text:p>4.9</text:p>
          </table:table-cell>
          <table:table-cell office:value-type="float" office:value="3.9" calcext:value-type="float">
            <text:p>3.9</text:p>
          </table:table-cell>
          <table:table-cell office:value-type="float" office:value="4.2" calcext:value-type="float">
            <text:p>4.2</text:p>
          </table:table-cell>
          <table:table-cell office:value-type="float" office:value="4.1" calcext:value-type="float">
            <text:p>4.1</text:p>
          </table:table-cell>
          <table:table-cell table:number-columns-repeated="2" office:value-type="float" office:value="3.9" calcext:value-type="float">
            <text:p>3.9</text:p>
          </table:table-cell>
          <table:table-cell office:value-type="float" office:value="4.4" calcext:value-type="float">
            <text:p>4.4</text:p>
          </table:table-cell>
          <table:table-cell office:value-type="float" office:value="3.5" calcext:value-type="float">
            <text:p>3.5</text:p>
          </table:table-cell>
          <table:table-cell office:value-type="float" office:value="3.7" calcext:value-type="float">
            <text:p>3.7</text:p>
          </table:table-cell>
          <table:table-cell table:number-columns-repeated="828"/>
        </table:table-row>
        <table:table-row table:style-name="ro1">
          <table:table-cell table:style-name="ce4" office:value-type="float" office:value="12.84" calcext:value-type="float">
            <text:p>12.84</text:p>
          </table:table-cell>
          <table:table-cell office:value-type="float" office:value="10.21" calcext:value-type="float">
            <text:p>10.21</text:p>
          </table:table-cell>
          <table:table-cell table:style-name="ce4" office:value-type="float" office:value="7.32" calcext:value-type="float">
            <text:p>7.32</text:p>
          </table:table-cell>
          <table:table-cell office:value-type="float" office:value="6.09" calcext:value-type="float">
            <text:p>6.09</text:p>
          </table:table-cell>
          <table:table-cell table:style-name="ce4" office:value-type="float" office:value="5.7" calcext:value-type="float">
            <text:p>5.7</text:p>
          </table:table-cell>
          <table:table-cell office:value-type="float" office:value="4.42" calcext:value-type="float">
            <text:p>4.42</text:p>
          </table:table-cell>
          <table:table-cell table:style-name="ce4" office:value-type="float" office:value="3.76" calcext:value-type="float">
            <text:p>3.76</text:p>
          </table:table-cell>
          <table:table-cell office:value-type="float" office:value="4.08" calcext:value-type="float">
            <text:p>4.08</text:p>
          </table:table-cell>
          <table:table-cell table:style-name="ce4" office:value-type="float" office:value="4.05" calcext:value-type="float">
            <text:p>4.05</text:p>
          </table:table-cell>
          <table:table-cell office:value-type="float" office:value="3.19" calcext:value-type="float">
            <text:p>3.19</text:p>
          </table:table-cell>
          <table:table-cell table:style-name="ce4" office:value-type="float" office:value="3.11" calcext:value-type="float">
            <text:p>3.11</text:p>
          </table:table-cell>
          <table:table-cell office:value-type="float" office:value="3.52" calcext:value-type="float">
            <text:p>3.52</text:p>
          </table:table-cell>
          <table:table-cell table:style-name="ce4" office:value-type="float" office:value="2.64" calcext:value-type="float">
            <text:p>2.64</text:p>
          </table:table-cell>
          <table:table-cell office:value-type="float" office:value="2.13" calcext:value-type="float">
            <text:p>2.13</text:p>
          </table:table-cell>
          <table:table-cell table:number-columns-repeated="828"/>
        </table:table-row>
        <table:table-row table:style-name="ro1" table:number-rows-repeated="2">
          <table:table-cell table:number-columns-repeated="84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14225318280" calcext:value-type="float">
            <text:p>14225318280</text:p>
          </table:table-cell>
          <table:table-cell office:value-type="float" office:value="17.28" calcext:value-type="float">
            <text:p>17.28</text:p>
          </table:table-cell>
          <table:table-cell office:value-type="float" office:value="12.84" calcext:value-type="float">
            <text:p>12.84</text:p>
          </table:table-cell>
          <table:table-cell table:number-columns-repeated="83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11335127596" calcext:value-type="float">
            <text:p>11335127596</text:p>
          </table:table-cell>
          <table:table-cell office:value-type="float" office:value="10.6" calcext:value-type="float">
            <text:p>10.6</text:p>
          </table:table-cell>
          <table:table-cell office:value-type="float" office:value="10.21" calcext:value-type="float">
            <text:p>10.21</text:p>
          </table:table-cell>
          <table:table-cell table:number-columns-repeated="83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8120443262" calcext:value-type="float">
            <text:p>8120443262</text:p>
          </table:table-cell>
          <table:table-cell office:value-type="float" office:value="7.8" calcext:value-type="float">
            <text:p>7.8</text:p>
          </table:table-cell>
          <table:table-cell office:value-type="float" office:value="7.32" calcext:value-type="float">
            <text:p>7.32</text:p>
          </table:table-cell>
          <table:table-cell table:number-columns-repeated="83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6764985849" calcext:value-type="float">
            <text:p>6764985849</text:p>
          </table:table-cell>
          <table:table-cell office:value-type="float" office:value="6.5" calcext:value-type="float">
            <text:p>6.5</text:p>
          </table:table-cell>
          <table:table-cell office:value-type="float" office:value="6.09" calcext:value-type="float">
            <text:p>6.09</text:p>
          </table:table-cell>
          <table:table-cell table:number-columns-repeated="83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5625661192" calcext:value-type="float">
            <text:p>5625661192</text:p>
          </table:table-cell>
          <table:table-cell office:value-type="float" office:value="5.2" calcext:value-type="float">
            <text:p>5.2</text:p>
          </table:table-cell>
          <table:table-cell office:value-type="float" office:value="5.7" calcext:value-type="float">
            <text:p>5.7</text:p>
          </table:table-cell>
          <table:table-cell table:number-columns-repeated="83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4907786695" calcext:value-type="float">
            <text:p>4907786695</text:p>
          </table:table-cell>
          <table:table-cell office:value-type="float" office:value="4.9" calcext:value-type="float">
            <text:p>4.9</text:p>
          </table:table-cell>
          <table:table-cell office:value-type="float" office:value="4.42" calcext:value-type="float">
            <text:p>4.42</text:p>
          </table:table-cell>
          <table:table-cell table:number-columns-repeated="83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4176141504" calcext:value-type="float">
            <text:p>4176141504</text:p>
          </table:table-cell>
          <table:table-cell office:value-type="float" office:value="3.9" calcext:value-type="float">
            <text:p>3.9</text:p>
          </table:table-cell>
          <table:table-cell office:value-type="float" office:value="3.76" calcext:value-type="float">
            <text:p>3.76</text:p>
          </table:table-cell>
          <table:table-cell table:number-columns-repeated="83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4532602179" calcext:value-type="float">
            <text:p>4532602179</text:p>
          </table:table-cell>
          <table:table-cell office:value-type="float" office:value="4.2" calcext:value-type="float">
            <text:p>4.2</text:p>
          </table:table-cell>
          <table:table-cell office:value-type="float" office:value="4.08" calcext:value-type="float">
            <text:p>4.08</text:p>
          </table:table-cell>
          <table:table-cell table:number-columns-repeated="83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4492360338" calcext:value-type="float">
            <text:p>4492360338</text:p>
          </table:table-cell>
          <table:table-cell office:value-type="float" office:value="4.1" calcext:value-type="float">
            <text:p>4.1</text:p>
          </table:table-cell>
          <table:table-cell office:value-type="float" office:value="4.05" calcext:value-type="float">
            <text:p>4.05</text:p>
          </table:table-cell>
          <table:table-cell table:number-columns-repeated="83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3539620146" calcext:value-type="float">
            <text:p>3539620146</text:p>
          </table:table-cell>
          <table:table-cell office:value-type="float" office:value="3.9" calcext:value-type="float">
            <text:p>3.9</text:p>
          </table:table-cell>
          <table:table-cell office:value-type="float" office:value="3.19" calcext:value-type="float">
            <text:p>3.19</text:p>
          </table:table-cell>
          <table:table-cell table:number-columns-repeated="83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3448547004" calcext:value-type="float">
            <text:p>3448547004</text:p>
          </table:table-cell>
          <table:table-cell office:value-type="float" office:value="3.9" calcext:value-type="float">
            <text:p>3.9</text:p>
          </table:table-cell>
          <table:table-cell office:value-type="float" office:value="3.11" calcext:value-type="float">
            <text:p>3.11</text:p>
          </table:table-cell>
          <table:table-cell table:number-columns-repeated="83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3903339600" calcext:value-type="float">
            <text:p>3903339600</text:p>
          </table:table-cell>
          <table:table-cell office:value-type="float" office:value="4.4" calcext:value-type="float">
            <text:p>4.4</text:p>
          </table:table-cell>
          <table:table-cell office:value-type="float" office:value="3.52" calcext:value-type="float">
            <text:p>3.52</text:p>
          </table:table-cell>
          <table:table-cell table:number-columns-repeated="83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2931624931" calcext:value-type="float">
            <text:p>2931624931</text:p>
          </table:table-cell>
          <table:table-cell office:value-type="float" office:value="3.5" calcext:value-type="float">
            <text:p>3.5</text:p>
          </table:table-cell>
          <table:table-cell office:value-type="float" office:value="2.64" calcext:value-type="float">
            <text:p>2.64</text:p>
          </table:table-cell>
          <table:table-cell table:number-columns-repeated="83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2365268013" calcext:value-type="float">
            <text:p>2365268013</text:p>
          </table:table-cell>
          <table:table-cell office:value-type="float" office:value="3.7" calcext:value-type="float">
            <text:p>3.7</text:p>
          </table:table-cell>
          <table:table-cell office:value-type="float" office:value="2.13" calcext:value-type="float">
            <text:p>2.13</text:p>
          </table:table-cell>
          <table:table-cell table:number-columns-repeated="83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number-matrix-columns-spanned="1" table:number-matrix-rows-spanned="8" table:formula="of:=TREND([.D54:.D63];[.A54:.A63];[.A64:.A71])" office:value-type="float" office:value="2.008" calcext:value-type="float">
            <text:p>2.008</text:p>
          </table:table-cell>
          <table:table-cell table:number-columns-repeated="83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.70763636363636" calcext:value-type="float">
            <text:p>1.7076363636</text:p>
          </table:table-cell>
          <table:table-cell table:number-columns-repeated="83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.40727272727273" calcext:value-type="float">
            <text:p>1.4072727273</text:p>
          </table:table-cell>
          <table:table-cell table:number-columns-repeated="83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.10690909090909" calcext:value-type="float">
            <text:p>1.1069090909</text:p>
          </table:table-cell>
          <table:table-cell table:number-columns-repeated="83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0.806545454545454" calcext:value-type="float">
            <text:p>0.8065454545</text:p>
          </table:table-cell>
          <table:table-cell table:number-columns-repeated="83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table:number-matrix-columns-spanned="1" table:number-matrix-rows-spanned="12" table:formula="of:=TREND([.B52:.B63];[.A52:.A63]; )" office:value-type="float" office:value="6857931050.08974" calcext:value-type="float">
            <text:p>6857931050.08974</text:p>
          </table:table-cell>
          <table:table-cell/>
          <table:table-cell office:value-type="float" office:value="0.506181818181818" calcext:value-type="float">
            <text:p>0.5061818182</text:p>
          </table:table-cell>
          <table:table-cell table:number-columns-repeated="83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441464506.331" calcext:value-type="float">
            <text:p>6441464506.331</text:p>
          </table:table-cell>
          <table:table-cell/>
          <table:table-cell office:value-type="float" office:value="0.205818181818182" calcext:value-type="float">
            <text:p>0.2058181818</text:p>
          </table:table-cell>
          <table:table-cell table:number-columns-repeated="83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024997962.57226" calcext:value-type="float">
            <text:p>6024997962.57226</text:p>
          </table:table-cell>
          <table:table-cell/>
          <table:table-cell office:value-type="float" office:value="-0.0945454545454547" calcext:value-type="float">
            <text:p>-0.0945454545</text:p>
          </table:table-cell>
          <table:table-cell table:number-columns-repeated="838"/>
        </table:table-row>
        <table:table-row table:style-name="ro1">
          <table:table-cell/>
          <table:table-cell table:style-name="ce3" office:value-type="float" office:value="5608531418.81352" calcext:value-type="float">
            <text:p>5608531418.81352</text:p>
          </table:table-cell>
          <table:table-cell table:number-columns-repeated="840"/>
        </table:table-row>
        <table:table-row table:style-name="ro1">
          <table:table-cell/>
          <table:table-cell table:style-name="ce3" office:value-type="float" office:value="5192064875.05478" calcext:value-type="float">
            <text:p>5192064875.05478</text:p>
          </table:table-cell>
          <table:table-cell table:number-columns-repeated="840"/>
        </table:table-row>
        <table:table-row table:style-name="ro1">
          <table:table-cell/>
          <table:table-cell office:value-type="float" office:value="4775598331.29604" calcext:value-type="float">
            <text:p>4775598331.29604</text:p>
          </table:table-cell>
          <table:table-cell table:number-columns-repeated="840"/>
        </table:table-row>
        <table:table-row table:style-name="ro1">
          <table:table-cell/>
          <table:table-cell office:value-type="float" office:value="4359131787.5373" calcext:value-type="float">
            <text:p>4359131787.5373</text:p>
          </table:table-cell>
          <table:table-cell table:number-columns-repeated="840"/>
        </table:table-row>
        <table:table-row table:style-name="ro1">
          <table:table-cell/>
          <table:table-cell office:value-type="float" office:value="3942665243.77855" calcext:value-type="float">
            <text:p>3942665243.77855</text:p>
          </table:table-cell>
          <table:table-cell table:number-columns-repeated="840"/>
        </table:table-row>
        <table:table-row table:style-name="ro1">
          <table:table-cell/>
          <table:table-cell office:value-type="float" office:value="3526198700.01981" calcext:value-type="float">
            <text:p>3526198700.01981</text:p>
          </table:table-cell>
          <table:table-cell table:number-columns-repeated="840"/>
        </table:table-row>
        <table:table-row table:style-name="ro1">
          <table:table-cell/>
          <table:table-cell office:value-type="float" office:value="3109732156.26107" calcext:value-type="float">
            <text:p>3109732156.26107</text:p>
          </table:table-cell>
          <table:table-cell table:number-columns-repeated="840"/>
        </table:table-row>
        <table:table-row table:style-name="ro1">
          <table:table-cell/>
          <table:table-cell office:value-type="float" office:value="2693265612.50233" calcext:value-type="float">
            <text:p>2693265612.50233</text:p>
          </table:table-cell>
          <table:table-cell table:number-columns-repeated="840"/>
        </table:table-row>
        <table:table-row table:style-name="ro1">
          <table:table-cell/>
          <table:table-cell office:value-type="float" office:value="2276799068.74359" calcext:value-type="float">
            <text:p>2276799068.74359</text:p>
          </table:table-cell>
          <table:table-cell table:number-columns-repeated="840"/>
        </table:table-row>
        <table:table-row table:style-name="ro1" table:number-rows-repeated="1048495">
          <table:table-cell table:number-columns-repeated="842"/>
        </table:table-row>
        <table:table-row table:style-name="ro1">
          <table:table-cell table:number-columns-repeated="842"/>
        </table:table-row>
      </table:table>
      <table:table table:name="Rpi2Graphs" table:style-name="ta1">
        <table:shapes>
          <draw:frame draw:z-index="0" draw:style-name="gr1" draw:text-style-name="P1" svg:width="23.313cm" svg:height="10.066cm" svg:x="13.274cm" svg:y="10.87cm">
            <draw:object draw:notify-on-update-of-ranges="Rpi2Graphs.B1:Rpi2Graphs.B1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1.778cm" svg:height="10.067cm" svg:x="10.735cm" svg:y="21.727cm"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23.12cm" svg:height="9.004cm" svg:x="15.029cm" svg:y="0.425cm"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draw:text-style-name="P1" svg:width="31.488cm" svg:height="9.769cm" svg:x="10.624cm" svg:y="33.043cm"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4" draw:style-name="gr1" draw:text-style-name="P1" svg:width="15.999cm" svg:height="8.999cm" svg:x="3.005cm" svg:y="43.289cm"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5" draw:style-name="gr1" draw:text-style-name="P1" svg:width="26.203cm" svg:height="9.004cm" svg:x="21.965cm" svg:y="43.269cm"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3" table:default-cell-style-name="Default"/>
        <table:table-column table:style-name="co8" table:default-cell-style-name="Default"/>
        <table:table-column table:style-name="co3" table:number-columns-repeated="1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225318280" calcext:value-type="float">
            <text:p>14225318280</text:p>
          </table:table-cell>
          <table:table-cell office:value-type="float" office:value="17.28" calcext:value-type="float">
            <text:p>17.28</text:p>
          </table:table-cell>
          <table:table-cell table:style-name="ce4" office:value-type="float" office:value="12.84" calcext:value-type="float">
            <text:p>12.84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335127596" calcext:value-type="float">
            <text:p>11335127596</text:p>
          </table:table-cell>
          <table:table-cell office:value-type="float" office:value="10.6" calcext:value-type="float">
            <text:p>10.6</text:p>
          </table:table-cell>
          <table:table-cell table:style-name="ce4" office:value-type="float" office:value="10.21" calcext:value-type="float">
            <text:p>10.21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120443262" calcext:value-type="float">
            <text:p>8120443262</text:p>
          </table:table-cell>
          <table:table-cell office:value-type="float" office:value="7.8" calcext:value-type="float">
            <text:p>7.8</text:p>
          </table:table-cell>
          <table:table-cell table:style-name="ce4" office:value-type="float" office:value="7.32" calcext:value-type="float">
            <text:p>7.32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764985849" calcext:value-type="float">
            <text:p>6764985849</text:p>
          </table:table-cell>
          <table:table-cell office:value-type="float" office:value="6.5" calcext:value-type="float">
            <text:p>6.5</text:p>
          </table:table-cell>
          <table:table-cell table:style-name="ce4" office:value-type="float" office:value="6.09" calcext:value-type="float">
            <text:p>6.09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625661192" calcext:value-type="float">
            <text:p>5625661192</text:p>
          </table:table-cell>
          <table:table-cell office:value-type="float" office:value="5.2" calcext:value-type="float">
            <text:p>5.2</text:p>
          </table:table-cell>
          <table:table-cell table:style-name="ce4" office:value-type="float" office:value="5.7" calcext:value-type="float">
            <text:p>5.7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07786695" calcext:value-type="float">
            <text:p>4907786695</text:p>
          </table:table-cell>
          <table:table-cell office:value-type="float" office:value="4.9" calcext:value-type="float">
            <text:p>4.9</text:p>
          </table:table-cell>
          <table:table-cell table:style-name="ce4" office:value-type="float" office:value="4.42" calcext:value-type="float">
            <text:p>4.42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76141504" calcext:value-type="float">
            <text:p>4176141504</text:p>
          </table:table-cell>
          <table:table-cell office:value-type="float" office:value="3.9" calcext:value-type="float">
            <text:p>3.9</text:p>
          </table:table-cell>
          <table:table-cell table:style-name="ce4" office:value-type="float" office:value="3.76" calcext:value-type="float">
            <text:p>3.76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32602179" calcext:value-type="float">
            <text:p>4532602179</text:p>
          </table:table-cell>
          <table:table-cell office:value-type="float" office:value="4.2" calcext:value-type="float">
            <text:p>4.2</text:p>
          </table:table-cell>
          <table:table-cell table:style-name="ce4" office:value-type="float" office:value="4.08" calcext:value-type="float">
            <text:p>4.08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492360338" calcext:value-type="float">
            <text:p>4492360338</text:p>
          </table:table-cell>
          <table:table-cell office:value-type="float" office:value="4.1" calcext:value-type="float">
            <text:p>4.1</text:p>
          </table:table-cell>
          <table:table-cell table:style-name="ce4" office:value-type="float" office:value="4.05" calcext:value-type="float">
            <text:p>4.05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39620146" calcext:value-type="float">
            <text:p>3539620146</text:p>
          </table:table-cell>
          <table:table-cell office:value-type="float" office:value="3.9" calcext:value-type="float">
            <text:p>3.9</text:p>
          </table:table-cell>
          <table:table-cell table:style-name="ce4" office:value-type="float" office:value="3.19" calcext:value-type="float">
            <text:p>3.19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448547004" calcext:value-type="float">
            <text:p>3448547004</text:p>
          </table:table-cell>
          <table:table-cell office:value-type="float" office:value="3.9" calcext:value-type="float">
            <text:p>3.9</text:p>
          </table:table-cell>
          <table:table-cell table:style-name="ce4" office:value-type="float" office:value="3.11" calcext:value-type="float">
            <text:p>3.11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903339600" calcext:value-type="float">
            <text:p>3903339600</text:p>
          </table:table-cell>
          <table:table-cell office:value-type="float" office:value="4.4" calcext:value-type="float">
            <text:p>4.4</text:p>
          </table:table-cell>
          <table:table-cell table:style-name="ce4" office:value-type="float" office:value="3.52" calcext:value-type="float">
            <text:p>3.52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931624931" calcext:value-type="float">
            <text:p>2931624931</text:p>
          </table:table-cell>
          <table:table-cell office:value-type="float" office:value="3.5" calcext:value-type="float">
            <text:p>3.5</text:p>
          </table:table-cell>
          <table:table-cell table:style-name="ce4" office:value-type="float" office:value="2.64" calcext:value-type="float">
            <text:p>2.64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65268013" calcext:value-type="float">
            <text:p>2365268013</text:p>
          </table:table-cell>
          <table:table-cell office:value-type="float" office:value="3.7" calcext:value-type="float">
            <text:p>3.7</text:p>
          </table:table-cell>
          <table:table-cell table:style-name="ce4" office:value-type="float" office:value="2.13" calcext:value-type="float">
            <text:p>2.13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15905519577.3913*15^-0.6384277655" office:value-type="float" office:value="2822919839.78119" calcext:value-type="float">
            <text:p>2822919839.78119</text:p>
          </table:table-cell>
          <table:table-cell table:formula="of:=15.128061346*15^-0.6384277655" office:value-type="float" office:value="2.68493615082863" calcext:value-type="float">
            <text:p>2.6849361508</text:p>
          </table:table-cell>
          <table:table-cell table:formula="of:=14.535418365*15^-0.6416203784" office:value-type="float" office:value="2.55754578804158" calcext:value-type="float">
            <text:p>2.557545788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15905519577.3913*16^-0.6384277655" office:value-type="float" office:value="2708970218.84012" calcext:value-type="float">
            <text:p>2708970218.84012</text:p>
          </table:table-cell>
          <table:table-cell table:formula="of:=15.128061346*16^-0.6384277655" office:value-type="float" office:value="2.57655636181498" calcext:value-type="float">
            <text:p>2.5765563618</text:p>
          </table:table-cell>
          <table:table-cell table:formula="of:=14.535418365*16^-0.6416203784" office:value-type="float" office:value="2.45380257254646" calcext:value-type="float">
            <text:p>2.4538025725</text:p>
          </table:table-cell>
          <table:table-cell table:number-columns-repeated="1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15905519577.3913*17^-0.6384277655" office:value-type="float" office:value="2606124176.47348" calcext:value-type="float">
            <text:p>2606124176.47348</text:p>
          </table:table-cell>
          <table:table-cell table:formula="of:=15.128061346*17^-0.6384277655" office:value-type="float" office:value="2.47873741094416" calcext:value-type="float">
            <text:p>2.4787374109</text:p>
          </table:table-cell>
          <table:table-cell table:formula="of:=14.535418365*17^-0.6416203784" office:value-type="float" office:value="2.36018710807419" calcext:value-type="float">
            <text:p>2.3601871081</text:p>
          </table:table-cell>
          <table:table-cell table:number-columns-repeated="1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15905519577.3913*18^-0.6384277655" office:value-type="float" office:value="2512737030.31706" calcext:value-type="float">
            <text:p>2512737030.31706</text:p>
          </table:table-cell>
          <table:table-cell table:formula="of:=15.128061346*18^-0.6384277655" office:value-type="float" office:value="2.3899150075572" calcext:value-type="float">
            <text:p>2.3899150076</text:p>
          </table:table-cell>
          <table:table-cell table:formula="of:=14.535418365*18^-0.6416203784" office:value-type="float" office:value="2.27519757744466" calcext:value-type="float">
            <text:p>2.2751975774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15905519577.3913*19^-0.6384277655" office:value-type="float" office:value="2427482213.56486" calcext:value-type="float">
            <text:p>2427482213.56486</text:p>
          </table:table-cell>
          <table:table-cell table:formula="of:=15.128061346*19^-0.6384277655" office:value-type="float" office:value="2.30882742713622" calcext:value-type="float">
            <text:p>2.3088274271</text:p>
          </table:table-cell>
          <table:table-cell table:formula="of:=14.535418365*19^-0.6416203784" office:value-type="float" office:value="2.19762287513729" calcext:value-type="float">
            <text:p>2.1976228751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15905519577.3913*20^-0.6384277655" office:value-type="float" office:value="2349276787.46581" calcext:value-type="float">
            <text:p>2349276787.46581</text:p>
          </table:table-cell>
          <table:table-cell table:formula="of:=15.128061346*20^-0.6384277655" office:value-type="float" office:value="2.23444466473352" calcext:value-type="float">
            <text:p>2.2344446647</text:p>
          </table:table-cell>
          <table:table-cell table:formula="of:=14.535418365*20^-0.6416203784" office:value-type="float" office:value="2.12647449538826" calcext:value-type="float">
            <text:p>2.1264744954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15905519577.3913*21^-0.6384277655" office:value-type="float" office:value="2277227137.99339" calcext:value-type="float">
            <text:p>2277227137.99339</text:p>
          </table:table-cell>
          <table:table-cell table:formula="of:=15.128061346*21^-0.6384277655" office:value-type="float" office:value="2.16591678597589" calcext:value-type="float">
            <text:p>2.165916786</text:p>
          </table:table-cell>
          <table:table-cell table:formula="of:=14.535418365*21^-0.6416203784" office:value-type="float" office:value="2.06093688578992" calcext:value-type="float">
            <text:p>2.0609368858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15905519577.3913*22^-0.6384277655" office:value-type="float" office:value="2210588712.17504" calcext:value-type="float">
            <text:p>2210588712.17504</text:p>
          </table:table-cell>
          <table:table-cell table:formula="of:=15.128061346*22^-0.6384277655" office:value-type="float" office:value="2.10253563147316" calcext:value-type="float">
            <text:p>2.1025356315</text:p>
          </table:table-cell>
          <table:table-cell table:formula="of:=14.535418365*22^-0.6416203784" office:value-type="float" office:value="2.0003306428165" calcext:value-type="float">
            <text:p>2.0003306428</text:p>
          </table:table-cell>
          <table:table-cell table:number-columns-repeated="15"/>
        </table:table-row>
        <table:table-row table:style-name="ro1" table:number-rows-repeated="5">
          <table:table-cell table:number-columns-repeated="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table:formula="of:=15905519577.3913*3^-0.6384277655" office:value-type="float" office:value="7887518738.71504" calcext:value-type="float">
            <text:p>7887518738.71504</text:p>
          </table:table-cell>
          <table:table-cell table:style-name="ce4" office:value-type="float" office:value="8120443262" calcext:value-type="float">
            <text:p>8120443262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table:formula="of:=15905519577.3913*5^-0.6384277655" office:value-type="float" office:value="5692538840.72049" calcext:value-type="float">
            <text:p>5692538840.72049</text:p>
          </table:table-cell>
          <table:table-cell table:style-name="ce4" office:value-type="float" office:value="5625661192" calcext:value-type="float">
            <text:p>5625661192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" table:formula="of:=15905519577.3913*8^-0.6384277655" office:value-type="float" office:value="4216869277.18156" calcext:value-type="float">
            <text:p>4216869277.18156</text:p>
          </table:table-cell>
          <table:table-cell table:style-name="ce4" office:value-type="float" office:value="4532602179" calcext:value-type="float">
            <text:p>4532602179</text:p>
          </table:table-cell>
          <table:table-cell table:number-columns-repeated="1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table:formula="of:=15905519577.3913*10^-0.6384277655" office:value-type="float" office:value="3656959031.79844" calcext:value-type="float">
            <text:p>3656959031.79844</text:p>
          </table:table-cell>
          <table:table-cell table:style-name="ce4" office:value-type="float" office:value="3539620146" calcext:value-type="float">
            <text:p>3539620146</text:p>
          </table:table-cell>
          <table:table-cell table:number-columns-repeated="1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" table:formula="of:=15905519577.3913*13^-0.6384277655" office:value-type="float" office:value="3092968487.47122" calcext:value-type="float">
            <text:p>3092968487.47122</text:p>
          </table:table-cell>
          <table:table-cell table:style-name="ce4" office:value-type="float" office:value="2931624931" calcext:value-type="float">
            <text:p>2931624931</text:p>
          </table:table-cell>
          <table:table-cell table:number-columns-repeated="16"/>
        </table:table-row>
        <table:table-row table:style-name="ro1" table:number-rows-repeated="6"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225318280" calcext:value-type="float">
            <text:p>14225318280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335127596" calcext:value-type="float">
            <text:p>11335127596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120443262" calcext:value-type="float">
            <text:p>8120443262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764985849" calcext:value-type="float">
            <text:p>6764985849</text:p>
          </table:table-cell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625661192" calcext:value-type="float">
            <text:p>5625661192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07786695" calcext:value-type="float">
            <text:p>4907786695</text:p>
          </table:table-cell>
          <table:table-cell table:number-columns-repeated="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76141504" calcext:value-type="float">
            <text:p>4176141504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32602179" calcext:value-type="float">
            <text:p>4532602179</text:p>
          </table:table-cell>
          <table:table-cell table:number-columns-repeated="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492360338" calcext:value-type="float">
            <text:p>4492360338</text:p>
          </table:table-cell>
          <table:table-cell table:number-columns-repeated="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39620146" calcext:value-type="float">
            <text:p>3539620146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448547004" calcext:value-type="float">
            <text:p>3448547004</text:p>
          </table:table-cell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903339600" calcext:value-type="float">
            <text:p>3903339600</text:p>
          </table:table-cell>
          <table:table-cell table:number-columns-repeated="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931624931" calcext:value-type="float">
            <text:p>2931624931</text:p>
          </table:table-cell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65268013" calcext:value-type="float">
            <text:p>2365268013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15905519577.3913*15^-0.6384277655" office:value-type="float" office:value="2822919839.78119" calcext:value-type="float">
            <text:p>2822919839.78119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15905519577.3913*16^-0.6384277655" office:value-type="float" office:value="2708970218.84012" calcext:value-type="float">
            <text:p>2708970218.84012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15905519577.3913*17^-0.6384277655" office:value-type="float" office:value="2606124176.47348" calcext:value-type="float">
            <text:p>2606124176.47348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15905519577.3913*18^-0.6384277655" office:value-type="float" office:value="2512737030.31706" calcext:value-type="float">
            <text:p>2512737030.31706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15905519577.3913*19^-0.6384277655" office:value-type="float" office:value="2427482213.56486" calcext:value-type="float">
            <text:p>2427482213.56486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15905519577.3913*20^-0.6384277655" office:value-type="float" office:value="2349276787.46581" calcext:value-type="float">
            <text:p>2349276787.46581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15905519577.3913*21^-0.6384277655" office:value-type="float" office:value="2277227137.99339" calcext:value-type="float">
            <text:p>2277227137.99339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15905519577.3913*22^-0.6384277655" office:value-type="float" office:value="2210588712.17504" calcext:value-type="float">
            <text:p>2210588712.17504</text:p>
          </table:table-cell>
          <table:table-cell table:number-columns-repeated="16"/>
        </table:table-row>
        <table:table-row table:style-name="ro1" table:number-rows-repeated="62">
          <table:table-cell table:number-columns-repeated="19"/>
        </table:table-row>
        <table:table-row table:style-name="ro1">
          <table:table-cell/>
          <table:table-cell table:style-name="ce7" table:number-columns-repeated="6"/>
          <table:table-cell table:style-name="ce8" office:value-type="string" calcext:value-type="string">
            <text:p>Raspberry Pi 3 Performance</text:p>
          </table:table-cell>
          <table:table-cell table:style-name="ce8"/>
          <table:table-cell table:style-name="ce7" table:number-columns-repeated="10"/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string" calcext:value-type="string">
            <text:p>DT-21</text:p>
          </table:table-cell>
          <table:table-cell office:value-type="string" calcext:value-type="string">
            <text:p>CloudSim</text:p>
          </table:table-cell>
          <table:table-cell office:value-type="string" calcext:value-type="string">
            <text:p>RPi3-Actual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6.67" calcext:value-type="float">
            <text:p>6.6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.31" calcext:value-type="float">
            <text:p>5.3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.81" calcext:value-type="float">
            <text:p>3.8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.17" calcext:value-type="float">
            <text:p>3.1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.64" calcext:value-type="float">
            <text:p>2.6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.3" calcext:value-type="float">
            <text:p>2.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.96" calcext:value-type="float">
            <text:p>1.9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.18" calcext:value-type="float">
            <text:p>2.1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.1" calcext:value-type="float">
            <text:p>2.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.66" calcext:value-type="float">
            <text:p>1.6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.62" calcext:value-type="float">
            <text:p>1.6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.83" calcext:value-type="float">
            <text:p>1.8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.84" calcext:value-type="float">
            <text:p>1.8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.11" calcext:value-type="float">
            <text:p>1.11</text:p>
          </table:table-cell>
          <table:table-cell table:number-columns-repeated="16"/>
        </table:table-row>
      </table:table>
      <table:table table:name="Rpi3Performance" table:style-name="ta1">
        <table:shapes>
          <draw:frame draw:z-index="0" draw:style-name="gr1" draw:text-style-name="P1" svg:width="22.831cm" svg:height="8.999cm" svg:x="27.75cm" svg:y="24.379cm">
            <draw:object draw:notify-on-update-of-ranges="Rpi3Performance.P40:Rpi3Performance.P52 Rpi3Performance.Q40:Rpi3Performance.Q52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9" table:default-cell-style-name="Default"/>
        <table:table-column table:style-name="co3" table:number-columns-repeated="7" table:default-cell-style-name="Default"/>
        <table:table-column table:style-name="co10" table:default-cell-style-name="Default"/>
        <table:table-column table:style-name="co3" table:number-columns-repeated="1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9939588194" calcext:value-type="float">
            <text:p>19939588194</text:p>
          </table:table-cell>
          <table:table-cell office:value-type="float" office:value="6.77" calcext:value-type="float">
            <text:p>6.77</text:p>
          </table:table-cell>
          <table:table-cell office:value-type="float" office:value="18059680506" calcext:value-type="float">
            <text:p>18059680506</text:p>
          </table:table-cell>
          <table:table-cell office:value-type="float" office:value="5.55" calcext:value-type="float">
            <text:p>5.55</text:p>
          </table:table-cell>
          <table:table-cell office:value-type="float" office:value="14606971564" calcext:value-type="float">
            <text:p>14606971564</text:p>
          </table:table-cell>
          <table:table-cell office:value-type="float" office:value="4.7" calcext:value-type="float">
            <text:p>4.7</text:p>
          </table:table-cell>
          <table:table-cell office:value-type="float" office:value="13017954820" calcext:value-type="float">
            <text:p>13017954820</text:p>
          </table:table-cell>
          <table:table-cell office:value-type="float" office:value="4.47" calcext:value-type="float">
            <text:p>4.47</text:p>
          </table:table-cell>
          <table:table-cell office:value-type="float" office:value="10164235307" calcext:value-type="float">
            <text:p>10164235307</text:p>
          </table:table-cell>
          <table:table-cell office:value-type="float" office:value="3.5" calcext:value-type="float">
            <text:p>3.5</text:p>
          </table:table-cell>
          <table:table-cell office:value-type="float" office:value="10781229674" calcext:value-type="float">
            <text:p>10781229674</text:p>
          </table:table-cell>
          <table:table-cell office:value-type="float" office:value="3.66" calcext:value-type="float">
            <text:p>3.66</text:p>
          </table:table-cell>
          <table:table-cell office:value-type="float" office:value="7171327658" calcext:value-type="float">
            <text:p>7171327658</text:p>
          </table:table-cell>
          <table:table-cell office:value-type="float" office:value="3.16" calcext:value-type="float">
            <text:p>3.16</text:p>
          </table:table-cell>
          <table:table-cell office:value-type="float" office:value="8770156213" calcext:value-type="float">
            <text:p>8770156213</text:p>
          </table:table-cell>
          <table:table-cell office:value-type="float" office:value="3.78" calcext:value-type="float">
            <text:p>3.78</text:p>
          </table:table-cell>
          <table:table-cell office:value-type="float" office:value="8880531538" calcext:value-type="float">
            <text:p>8880531538</text:p>
          </table:table-cell>
          <table:table-cell office:value-type="float" office:value="4" calcext:value-type="float">
            <text:p>4</text:p>
          </table:table-cell>
          <table:table-cell office:value-type="float" office:value="6346277508" calcext:value-type="float">
            <text:p>6346277508</text:p>
          </table:table-cell>
          <table:table-cell office:value-type="float" office:value="2.95" calcext:value-type="float">
            <text:p>2.95</text:p>
          </table:table-cell>
          <table:table-cell office:value-type="float" office:value="4321373132" calcext:value-type="float">
            <text:p>4321373132</text:p>
          </table:table-cell>
          <table:table-cell office:value-type="float" office:value="2.95" calcext:value-type="float">
            <text:p>2.95</text:p>
          </table:table-cell>
          <table:table-cell office:value-type="float" office:value="4919293820" calcext:value-type="float">
            <text:p>4919293820</text:p>
          </table:table-cell>
          <table:table-cell office:value-type="float" office:value="3.35" calcext:value-type="float">
            <text:p>3.35</text:p>
          </table:table-cell>
          <table:table-cell office:value-type="float" office:value="4641583538" calcext:value-type="float">
            <text:p>4641583538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14493958040" calcext:value-type="float">
            <text:p>14493958040</text:p>
          </table:table-cell>
          <table:table-cell office:value-type="float" office:value="4.28" calcext:value-type="float">
            <text:p>4.28</text:p>
          </table:table-cell>
          <table:table-cell office:value-type="float" office:value="19342553131" calcext:value-type="float">
            <text:p>19342553131</text:p>
          </table:table-cell>
          <table:table-cell office:value-type="float" office:value="6.24" calcext:value-type="float">
            <text:p>6.24</text:p>
          </table:table-cell>
          <table:table-cell office:value-type="float" office:value="17153594062" calcext:value-type="float">
            <text:p>17153594062</text:p>
          </table:table-cell>
          <table:table-cell office:value-type="float" office:value="5.56" calcext:value-type="float">
            <text:p>5.56</text:p>
          </table:table-cell>
          <table:table-cell office:value-type="float" office:value="16096652935" calcext:value-type="float">
            <text:p>16096652935</text:p>
          </table:table-cell>
          <table:table-cell office:value-type="float" office:value="5.29" calcext:value-type="float">
            <text:p>5.29</text:p>
          </table:table-cell>
          <table:table-cell office:value-type="float" office:value="9682977587" calcext:value-type="float">
            <text:p>9682977587</text:p>
          </table:table-cell>
          <table:table-cell office:value-type="float" office:value="3.26" calcext:value-type="float">
            <text:p>3.26</text:p>
          </table:table-cell>
          <table:table-cell office:value-type="float" office:value="11031400379" calcext:value-type="float">
            <text:p>11031400379</text:p>
          </table:table-cell>
          <table:table-cell office:value-type="float" office:value="3.73" calcext:value-type="float">
            <text:p>3.73</text:p>
          </table:table-cell>
          <table:table-cell office:value-type="float" office:value="6969383337" calcext:value-type="float">
            <text:p>6969383337</text:p>
          </table:table-cell>
          <table:table-cell office:value-type="float" office:value="3.15" calcext:value-type="float">
            <text:p>3.15</text:p>
          </table:table-cell>
          <table:table-cell office:value-type="float" office:value="8487888923" calcext:value-type="float">
            <text:p>8487888923</text:p>
          </table:table-cell>
          <table:table-cell office:value-type="float" office:value="3.83" calcext:value-type="float">
            <text:p>3.83</text:p>
          </table:table-cell>
          <table:table-cell office:value-type="float" office:value="9020051690" calcext:value-type="float">
            <text:p>9020051690</text:p>
          </table:table-cell>
          <table:table-cell office:value-type="float" office:value="4.02" calcext:value-type="float">
            <text:p>4.02</text:p>
          </table:table-cell>
          <table:table-cell office:value-type="float" office:value="6504028645" calcext:value-type="float">
            <text:p>6504028645</text:p>
          </table:table-cell>
          <table:table-cell office:value-type="float" office:value="2.95" calcext:value-type="float">
            <text:p>2.95</text:p>
          </table:table-cell>
          <table:table-cell office:value-type="float" office:value="4244466350" calcext:value-type="float">
            <text:p>4244466350</text:p>
          </table:table-cell>
          <table:table-cell office:value-type="float" office:value="2.95" calcext:value-type="float">
            <text:p>2.95</text:p>
          </table:table-cell>
          <table:table-cell office:value-type="float" office:value="5087494321" calcext:value-type="float">
            <text:p>5087494321</text:p>
          </table:table-cell>
          <table:table-cell office:value-type="float" office:value="3.42" calcext:value-type="float">
            <text:p>3.42</text:p>
          </table:table-cell>
          <table:table-cell office:value-type="float" office:value="4633601925" calcext:value-type="float">
            <text:p>4633601925</text:p>
          </table:table-cell>
          <table:table-cell office:value-type="float" office:value="3.14" calcext:value-type="float">
            <text:p>3.14</text:p>
          </table:table-cell>
        </table:table-row>
        <table:table-row table:style-name="ro1">
          <table:table-cell office:value-type="float" office:value="20925597275" calcext:value-type="float">
            <text:p>20925597275</text:p>
          </table:table-cell>
          <table:table-cell office:value-type="float" office:value="6.28" calcext:value-type="float">
            <text:p>6.28</text:p>
          </table:table-cell>
          <table:table-cell office:value-type="float" office:value="20519671898" calcext:value-type="float">
            <text:p>20519671898</text:p>
          </table:table-cell>
          <table:table-cell office:value-type="float" office:value="6.41" calcext:value-type="float">
            <text:p>6.41</text:p>
          </table:table-cell>
          <table:table-cell office:value-type="float" office:value="18824547353" calcext:value-type="float">
            <text:p>18824547353</text:p>
          </table:table-cell>
          <table:table-cell office:value-type="float" office:value="6.19" calcext:value-type="float">
            <text:p>6.19</text:p>
          </table:table-cell>
          <table:table-cell office:value-type="float" office:value="13122381633" calcext:value-type="float">
            <text:p>13122381633</text:p>
          </table:table-cell>
          <table:table-cell office:value-type="float" office:value="4.37" calcext:value-type="float">
            <text:p>4.37</text:p>
          </table:table-cell>
          <table:table-cell office:value-type="float" office:value="9983016364" calcext:value-type="float">
            <text:p>9983016364</text:p>
          </table:table-cell>
          <table:table-cell office:value-type="float" office:value="3.29" calcext:value-type="float">
            <text:p>3.29</text:p>
          </table:table-cell>
          <table:table-cell office:value-type="float" office:value="10733944223" calcext:value-type="float">
            <text:p>10733944223</text:p>
          </table:table-cell>
          <table:table-cell office:value-type="float" office:value="3.63" calcext:value-type="float">
            <text:p>3.63</text:p>
          </table:table-cell>
          <table:table-cell office:value-type="float" office:value="7589753708" calcext:value-type="float">
            <text:p>7589753708</text:p>
          </table:table-cell>
          <table:table-cell office:value-type="float" office:value="3.33" calcext:value-type="float">
            <text:p>3.33</text:p>
          </table:table-cell>
          <table:table-cell office:value-type="float" office:value="8569101151" calcext:value-type="float">
            <text:p>8569101151</text:p>
          </table:table-cell>
          <table:table-cell office:value-type="float" office:value="3.76" calcext:value-type="float">
            <text:p>3.76</text:p>
          </table:table-cell>
          <table:table-cell office:value-type="float" office:value="9016894829" calcext:value-type="float">
            <text:p>9016894829</text:p>
          </table:table-cell>
          <table:table-cell office:value-type="float" office:value="3.88" calcext:value-type="float">
            <text:p>3.88</text:p>
          </table:table-cell>
          <table:table-cell office:value-type="float" office:value="6730896504" calcext:value-type="float">
            <text:p>6730896504</text:p>
          </table:table-cell>
          <table:table-cell office:value-type="float" office:value="3" calcext:value-type="float">
            <text:p>3</text:p>
          </table:table-cell>
          <table:table-cell office:value-type="float" office:value="4441783427" calcext:value-type="float">
            <text:p>4441783427</text:p>
          </table:table-cell>
          <table:table-cell office:value-type="float" office:value="2.95" calcext:value-type="float">
            <text:p>2.95</text:p>
          </table:table-cell>
          <table:table-cell office:value-type="float" office:value="4938115401" calcext:value-type="float">
            <text:p>4938115401</text:p>
          </table:table-cell>
          <table:table-cell office:value-type="float" office:value="3.39" calcext:value-type="float">
            <text:p>3.39</text:p>
          </table:table-cell>
          <table:table-cell office:value-type="float" office:value="4788950255" calcext:value-type="float">
            <text:p>4788950255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 office:value-type="float" office:value="17623302521" calcext:value-type="float">
            <text:p>17623302521</text:p>
          </table:table-cell>
          <table:table-cell office:value-type="float" office:value="5.79" calcext:value-type="float">
            <text:p>5.79</text:p>
          </table:table-cell>
          <table:table-cell office:value-type="float" office:value="17948286924" calcext:value-type="float">
            <text:p>17948286924</text:p>
          </table:table-cell>
          <table:table-cell office:value-type="float" office:value="5.53" calcext:value-type="float">
            <text:p>5.53</text:p>
          </table:table-cell>
          <table:table-cell office:value-type="float" office:value="14683291292" calcext:value-type="float">
            <text:p>14683291292</text:p>
          </table:table-cell>
          <table:table-cell office:value-type="float" office:value="4.79" calcext:value-type="float">
            <text:p>4.79</text:p>
          </table:table-cell>
          <table:table-cell office:value-type="float" office:value="15251844114" calcext:value-type="float">
            <text:p>15251844114</text:p>
          </table:table-cell>
          <table:table-cell office:value-type="float" office:value="5.06" calcext:value-type="float">
            <text:p>5.06</text:p>
          </table:table-cell>
          <table:table-cell office:value-type="float" office:value="10750168519" calcext:value-type="float">
            <text:p>10750168519</text:p>
          </table:table-cell>
          <table:table-cell office:value-type="float" office:value="3.56" calcext:value-type="float">
            <text:p>3.56</text:p>
          </table:table-cell>
          <table:table-cell office:value-type="float" office:value="11649335546" calcext:value-type="float">
            <text:p>11649335546</text:p>
          </table:table-cell>
          <table:table-cell office:value-type="float" office:value="3.95" calcext:value-type="float">
            <text:p>3.95</text:p>
          </table:table-cell>
          <table:table-cell office:value-type="float" office:value="7010055209" calcext:value-type="float">
            <text:p>7010055209</text:p>
          </table:table-cell>
          <table:table-cell office:value-type="float" office:value="3.13" calcext:value-type="float">
            <text:p>3.13</text:p>
          </table:table-cell>
          <table:table-cell office:value-type="float" office:value="8848101961" calcext:value-type="float">
            <text:p>8848101961</text:p>
          </table:table-cell>
          <table:table-cell office:value-type="float" office:value="3.91" calcext:value-type="float">
            <text:p>3.91</text:p>
          </table:table-cell>
          <table:table-cell office:value-type="float" office:value="8935403133" calcext:value-type="float">
            <text:p>8935403133</text:p>
          </table:table-cell>
          <table:table-cell office:value-type="float" office:value="4.02" calcext:value-type="float">
            <text:p>4.02</text:p>
          </table:table-cell>
          <table:table-cell office:value-type="float" office:value="6344171335" calcext:value-type="float">
            <text:p>6344171335</text:p>
          </table:table-cell>
          <table:table-cell office:value-type="float" office:value="2.96" calcext:value-type="float">
            <text:p>2.96</text:p>
          </table:table-cell>
          <table:table-cell office:value-type="float" office:value="4336226845" calcext:value-type="float">
            <text:p>4336226845</text:p>
          </table:table-cell>
          <table:table-cell office:value-type="float" office:value="2.95" calcext:value-type="float">
            <text:p>2.95</text:p>
          </table:table-cell>
          <table:table-cell office:value-type="float" office:value="4899997355" calcext:value-type="float">
            <text:p>4899997355</text:p>
          </table:table-cell>
          <table:table-cell office:value-type="float" office:value="3.36" calcext:value-type="float">
            <text:p>3.36</text:p>
          </table:table-cell>
          <table:table-cell office:value-type="float" office:value="4690204924" calcext:value-type="float">
            <text:p>4690204924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 office:value-type="float" office:value="16716937792" calcext:value-type="float">
            <text:p>16716937792</text:p>
          </table:table-cell>
          <table:table-cell office:value-type="float" office:value="6.05" calcext:value-type="float">
            <text:p>6.05</text:p>
          </table:table-cell>
          <table:table-cell office:value-type="float" office:value="18813844412" calcext:value-type="float">
            <text:p>18813844412</text:p>
          </table:table-cell>
          <table:table-cell office:value-type="float" office:value="5.84" calcext:value-type="float">
            <text:p>5.84</text:p>
          </table:table-cell>
          <table:table-cell office:value-type="float" office:value="16831678622" calcext:value-type="float">
            <text:p>16831678622</text:p>
          </table:table-cell>
          <table:table-cell office:value-type="float" office:value="5.43" calcext:value-type="float">
            <text:p>5.43</text:p>
          </table:table-cell>
          <table:table-cell office:value-type="float" office:value="12120651771" calcext:value-type="float">
            <text:p>12120651771</text:p>
          </table:table-cell>
          <table:table-cell office:value-type="float" office:value="4.13" calcext:value-type="float">
            <text:p>4.13</text:p>
          </table:table-cell>
          <table:table-cell office:value-type="float" office:value="9983577739" calcext:value-type="float">
            <text:p>9983577739</text:p>
          </table:table-cell>
          <table:table-cell office:value-type="float" office:value="3.34" calcext:value-type="float">
            <text:p>3.34</text:p>
          </table:table-cell>
          <table:table-cell office:value-type="float" office:value="11164371469" calcext:value-type="float">
            <text:p>11164371469</text:p>
          </table:table-cell>
          <table:table-cell office:value-type="float" office:value="3.81" calcext:value-type="float">
            <text:p>3.81</text:p>
          </table:table-cell>
          <table:table-cell office:value-type="float" office:value="7592666684" calcext:value-type="float">
            <text:p>7592666684</text:p>
          </table:table-cell>
          <table:table-cell office:value-type="float" office:value="3.36" calcext:value-type="float">
            <text:p>3.36</text:p>
          </table:table-cell>
          <table:table-cell office:value-type="float" office:value="8753701948" calcext:value-type="float">
            <text:p>8753701948</text:p>
          </table:table-cell>
          <table:table-cell office:value-type="float" office:value="3.82" calcext:value-type="float">
            <text:p>3.82</text:p>
          </table:table-cell>
          <table:table-cell office:value-type="float" office:value="8657003931" calcext:value-type="float">
            <text:p>8657003931</text:p>
          </table:table-cell>
          <table:table-cell office:value-type="float" office:value="3.97" calcext:value-type="float">
            <text:p>3.97</text:p>
          </table:table-cell>
          <table:table-cell office:value-type="float" office:value="6392960211" calcext:value-type="float">
            <text:p>6392960211</text:p>
          </table:table-cell>
          <table:table-cell office:value-type="float" office:value="2.95" calcext:value-type="float">
            <text:p>2.95</text:p>
          </table:table-cell>
          <table:table-cell office:value-type="float" office:value="4394329355" calcext:value-type="float">
            <text:p>4394329355</text:p>
          </table:table-cell>
          <table:table-cell office:value-type="float" office:value="2.95" calcext:value-type="float">
            <text:p>2.95</text:p>
          </table:table-cell>
          <table:table-cell office:value-type="float" office:value="5096808855" calcext:value-type="float">
            <text:p>5096808855</text:p>
          </table:table-cell>
          <table:table-cell office:value-type="float" office:value="3.44" calcext:value-type="float">
            <text:p>3.44</text:p>
          </table:table-cell>
          <table:table-cell office:value-type="float" office:value="4791044377" calcext:value-type="float">
            <text:p>4791044377</text:p>
          </table:table-cell>
          <table:table-cell office:value-type="float" office:value="3.16" calcext:value-type="float">
            <text:p>3.16</text:p>
          </table:table-cell>
        </table:table-row>
        <table:table-row table:style-name="ro1">
          <table:table-cell office:value-type="float" office:value="17118463650" calcext:value-type="float">
            <text:p>17118463650</text:p>
          </table:table-cell>
          <table:table-cell office:value-type="float" office:value="6.3" calcext:value-type="float">
            <text:p>6.3</text:p>
          </table:table-cell>
          <table:table-cell office:value-type="float" office:value="15989341478" calcext:value-type="float">
            <text:p>15989341478</text:p>
          </table:table-cell>
          <table:table-cell office:value-type="float" office:value="5.14" calcext:value-type="float">
            <text:p>5.14</text:p>
          </table:table-cell>
          <table:table-cell office:value-type="float" office:value="15619425079" calcext:value-type="float">
            <text:p>15619425079</text:p>
          </table:table-cell>
          <table:table-cell office:value-type="float" office:value="5.11" calcext:value-type="float">
            <text:p>5.11</text:p>
          </table:table-cell>
          <table:table-cell office:value-type="float" office:value="14001963145" calcext:value-type="float">
            <text:p>14001963145</text:p>
          </table:table-cell>
          <table:table-cell office:value-type="float" office:value="4.6" calcext:value-type="float">
            <text:p>4.6</text:p>
          </table:table-cell>
          <table:table-cell office:value-type="float" office:value="9722130984" calcext:value-type="float">
            <text:p>9722130984</text:p>
          </table:table-cell>
          <table:table-cell office:value-type="float" office:value="3.26" calcext:value-type="float">
            <text:p>3.26</text:p>
          </table:table-cell>
          <table:table-cell office:value-type="float" office:value="11292273310" calcext:value-type="float">
            <text:p>11292273310</text:p>
          </table:table-cell>
          <table:table-cell office:value-type="float" office:value="3.82" calcext:value-type="float">
            <text:p>3.82</text:p>
          </table:table-cell>
          <table:table-cell office:value-type="float" office:value="6878509204" calcext:value-type="float">
            <text:p>6878509204</text:p>
          </table:table-cell>
          <table:table-cell office:value-type="float" office:value="3.15" calcext:value-type="float">
            <text:p>3.15</text:p>
          </table:table-cell>
          <table:table-cell office:value-type="float" office:value="8374268855" calcext:value-type="float">
            <text:p>8374268855</text:p>
          </table:table-cell>
          <table:table-cell office:value-type="float" office:value="3.83" calcext:value-type="float">
            <text:p>3.83</text:p>
          </table:table-cell>
          <table:table-cell office:value-type="float" office:value="8987341166" calcext:value-type="float">
            <text:p>8987341166</text:p>
          </table:table-cell>
          <table:table-cell office:value-type="float" office:value="3.93" calcext:value-type="float">
            <text:p>3.93</text:p>
          </table:table-cell>
          <table:table-cell office:value-type="float" office:value="6431920270" calcext:value-type="float">
            <text:p>6431920270</text:p>
          </table:table-cell>
          <table:table-cell office:value-type="float" office:value="2.96" calcext:value-type="float">
            <text:p>2.96</text:p>
          </table:table-cell>
          <table:table-cell office:value-type="float" office:value="4469296834" calcext:value-type="float">
            <text:p>4469296834</text:p>
          </table:table-cell>
          <table:table-cell office:value-type="float" office:value="2.94" calcext:value-type="float">
            <text:p>2.94</text:p>
          </table:table-cell>
          <table:table-cell office:value-type="float" office:value="5526227502" calcext:value-type="float">
            <text:p>5526227502</text:p>
          </table:table-cell>
          <table:table-cell office:value-type="float" office:value="3.7" calcext:value-type="float">
            <text:p>3.7</text:p>
          </table:table-cell>
          <table:table-cell office:value-type="float" office:value="4744863808" calcext:value-type="float">
            <text:p>4744863808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18982464876" calcext:value-type="float">
            <text:p>18982464876</text:p>
          </table:table-cell>
          <table:table-cell office:value-type="float" office:value="5.92" calcext:value-type="float">
            <text:p>5.92</text:p>
          </table:table-cell>
          <table:table-cell office:value-type="float" office:value="20215912445" calcext:value-type="float">
            <text:p>20215912445</text:p>
          </table:table-cell>
          <table:table-cell office:value-type="float" office:value="6.47" calcext:value-type="float">
            <text:p>6.47</text:p>
          </table:table-cell>
          <table:table-cell office:value-type="float" office:value="15375434498" calcext:value-type="float">
            <text:p>15375434498</text:p>
          </table:table-cell>
          <table:table-cell office:value-type="float" office:value="5.02" calcext:value-type="float">
            <text:p>5.02</text:p>
          </table:table-cell>
          <table:table-cell office:value-type="float" office:value="14155214267" calcext:value-type="float">
            <text:p>14155214267</text:p>
          </table:table-cell>
          <table:table-cell office:value-type="float" office:value="4.63" calcext:value-type="float">
            <text:p>4.63</text:p>
          </table:table-cell>
          <table:table-cell office:value-type="float" office:value="11015869535" calcext:value-type="float">
            <text:p>11015869535</text:p>
          </table:table-cell>
          <table:table-cell office:value-type="float" office:value="3.57" calcext:value-type="float">
            <text:p>3.57</text:p>
          </table:table-cell>
          <table:table-cell office:value-type="float" office:value="10728005407" calcext:value-type="float">
            <text:p>10728005407</text:p>
          </table:table-cell>
          <table:table-cell office:value-type="float" office:value="3.66" calcext:value-type="float">
            <text:p>3.66</text:p>
          </table:table-cell>
          <table:table-cell office:value-type="float" office:value="7305226300" calcext:value-type="float">
            <text:p>7305226300</text:p>
          </table:table-cell>
          <table:table-cell office:value-type="float" office:value="3.27" calcext:value-type="float">
            <text:p>3.27</text:p>
          </table:table-cell>
          <table:table-cell office:value-type="float" office:value="8954808288" calcext:value-type="float">
            <text:p>8954808288</text:p>
          </table:table-cell>
          <table:table-cell office:value-type="float" office:value="3.89" calcext:value-type="float">
            <text:p>3.89</text:p>
          </table:table-cell>
          <table:table-cell office:value-type="float" office:value="8824816400" calcext:value-type="float">
            <text:p>8824816400</text:p>
          </table:table-cell>
          <table:table-cell office:value-type="float" office:value="3.94" calcext:value-type="float">
            <text:p>3.94</text:p>
          </table:table-cell>
          <table:table-cell office:value-type="float" office:value="6323751561" calcext:value-type="float">
            <text:p>6323751561</text:p>
          </table:table-cell>
          <table:table-cell office:value-type="float" office:value="2.95" calcext:value-type="float">
            <text:p>2.95</text:p>
          </table:table-cell>
          <table:table-cell office:value-type="float" office:value="4510570981" calcext:value-type="float">
            <text:p>4510570981</text:p>
          </table:table-cell>
          <table:table-cell office:value-type="float" office:value="2.96" calcext:value-type="float">
            <text:p>2.96</text:p>
          </table:table-cell>
          <table:table-cell office:value-type="float" office:value="5186534381" calcext:value-type="float">
            <text:p>5186534381</text:p>
          </table:table-cell>
          <table:table-cell office:value-type="float" office:value="3.43" calcext:value-type="float">
            <text:p>3.43</text:p>
          </table:table-cell>
          <table:table-cell office:value-type="float" office:value="4565890598" calcext:value-type="float">
            <text:p>4565890598</text:p>
          </table:table-cell>
          <table:table-cell office:value-type="float" office:value="3.16" calcext:value-type="float">
            <text:p>3.16</text:p>
          </table:table-cell>
        </table:table-row>
        <table:table-row table:style-name="ro1">
          <table:table-cell office:value-type="float" office:value="19273033956" calcext:value-type="float">
            <text:p>19273033956</text:p>
          </table:table-cell>
          <table:table-cell office:value-type="float" office:value="5.91" calcext:value-type="float">
            <text:p>5.91</text:p>
          </table:table-cell>
          <table:table-cell office:value-type="float" office:value="16602308027" calcext:value-type="float">
            <text:p>16602308027</text:p>
          </table:table-cell>
          <table:table-cell office:value-type="float" office:value="5.21" calcext:value-type="float">
            <text:p>5.21</text:p>
          </table:table-cell>
          <table:table-cell office:value-type="float" office:value="15684976916" calcext:value-type="float">
            <text:p>15684976916</text:p>
          </table:table-cell>
          <table:table-cell office:value-type="float" office:value="5.1" calcext:value-type="float">
            <text:p>5.1</text:p>
          </table:table-cell>
          <table:table-cell office:value-type="float" office:value="13933847041" calcext:value-type="float">
            <text:p>13933847041</text:p>
          </table:table-cell>
          <table:table-cell office:value-type="float" office:value="4.6" calcext:value-type="float">
            <text:p>4.6</text:p>
          </table:table-cell>
          <table:table-cell office:value-type="float" office:value="11472825009" calcext:value-type="float">
            <text:p>11472825009</text:p>
          </table:table-cell>
          <table:table-cell office:value-type="float" office:value="3.89" calcext:value-type="float">
            <text:p>3.89</text:p>
          </table:table-cell>
          <table:table-cell office:value-type="float" office:value="12003602497" calcext:value-type="float">
            <text:p>12003602497</text:p>
          </table:table-cell>
          <table:table-cell office:value-type="float" office:value="3.78" calcext:value-type="float">
            <text:p>3.78</text:p>
          </table:table-cell>
          <table:table-cell office:value-type="float" office:value="7021719269" calcext:value-type="float">
            <text:p>7021719269</text:p>
          </table:table-cell>
          <table:table-cell office:value-type="float" office:value="3.12" calcext:value-type="float">
            <text:p>3.12</text:p>
          </table:table-cell>
          <table:table-cell office:value-type="float" office:value="8427778514" calcext:value-type="float">
            <text:p>8427778514</text:p>
          </table:table-cell>
          <table:table-cell office:value-type="float" office:value="3.83" calcext:value-type="float">
            <text:p>3.83</text:p>
          </table:table-cell>
          <table:table-cell office:value-type="float" office:value="8775064731" calcext:value-type="float">
            <text:p>8775064731</text:p>
          </table:table-cell>
          <table:table-cell office:value-type="float" office:value="4" calcext:value-type="float">
            <text:p>4</text:p>
          </table:table-cell>
          <table:table-cell office:value-type="float" office:value="6263825196" calcext:value-type="float">
            <text:p>6263825196</text:p>
          </table:table-cell>
          <table:table-cell office:value-type="float" office:value="2.95" calcext:value-type="float">
            <text:p>2.95</text:p>
          </table:table-cell>
          <table:table-cell office:value-type="float" office:value="4384791284" calcext:value-type="float">
            <text:p>4384791284</text:p>
          </table:table-cell>
          <table:table-cell office:value-type="float" office:value="2.96" calcext:value-type="float">
            <text:p>2.96</text:p>
          </table:table-cell>
          <table:table-cell office:value-type="float" office:value="5364114416" calcext:value-type="float">
            <text:p>5364114416</text:p>
          </table:table-cell>
          <table:table-cell office:value-type="float" office:value="3.69" calcext:value-type="float">
            <text:p>3.69</text:p>
          </table:table-cell>
          <table:table-cell office:value-type="float" office:value="4620305394" calcext:value-type="float">
            <text:p>4620305394</text:p>
          </table:table-cell>
          <table:table-cell office:value-type="float" office:value="3.14" calcext:value-type="float">
            <text:p>3.14</text:p>
          </table:table-cell>
        </table:table-row>
        <table:table-row table:style-name="ro1">
          <table:table-cell office:value-type="float" office:value="16465261305" calcext:value-type="float">
            <text:p>16465261305</text:p>
          </table:table-cell>
          <table:table-cell office:value-type="float" office:value="5.7" calcext:value-type="float">
            <text:p>5.7</text:p>
          </table:table-cell>
          <table:table-cell office:value-type="float" office:value="16716026141" calcext:value-type="float">
            <text:p>16716026141</text:p>
          </table:table-cell>
          <table:table-cell office:value-type="float" office:value="5.42" calcext:value-type="float">
            <text:p>5.42</text:p>
          </table:table-cell>
          <table:table-cell office:value-type="float" office:value="15682719549" calcext:value-type="float">
            <text:p>15682719549</text:p>
          </table:table-cell>
          <table:table-cell office:value-type="float" office:value="5.17" calcext:value-type="float">
            <text:p>5.17</text:p>
          </table:table-cell>
          <table:table-cell office:value-type="float" office:value="11917555614" calcext:value-type="float">
            <text:p>11917555614</text:p>
          </table:table-cell>
          <table:table-cell office:value-type="float" office:value="3.83" calcext:value-type="float">
            <text:p>3.83</text:p>
          </table:table-cell>
          <table:table-cell office:value-type="float" office:value="10845270402" calcext:value-type="float">
            <text:p>10845270402</text:p>
          </table:table-cell>
          <table:table-cell office:value-type="float" office:value="3.57" calcext:value-type="float">
            <text:p>3.57</text:p>
          </table:table-cell>
          <table:table-cell office:value-type="float" office:value="11004947721" calcext:value-type="float">
            <text:p>11004947721</text:p>
          </table:table-cell>
          <table:table-cell office:value-type="float" office:value="3.76" calcext:value-type="float">
            <text:p>3.76</text:p>
          </table:table-cell>
          <table:table-cell office:value-type="float" office:value="6993848135" calcext:value-type="float">
            <text:p>6993848135</text:p>
          </table:table-cell>
          <table:table-cell office:value-type="float" office:value="3.14" calcext:value-type="float">
            <text:p>3.14</text:p>
          </table:table-cell>
          <table:table-cell office:value-type="float" office:value="8589407595" calcext:value-type="float">
            <text:p>8589407595</text:p>
          </table:table-cell>
          <table:table-cell office:value-type="float" office:value="3.73" calcext:value-type="float">
            <text:p>3.73</text:p>
          </table:table-cell>
          <table:table-cell office:value-type="float" office:value="8940546895" calcext:value-type="float">
            <text:p>8940546895</text:p>
          </table:table-cell>
          <table:table-cell office:value-type="float" office:value="4.02" calcext:value-type="float">
            <text:p>4.02</text:p>
          </table:table-cell>
          <table:table-cell office:value-type="float" office:value="6453095670" calcext:value-type="float">
            <text:p>6453095670</text:p>
          </table:table-cell>
          <table:table-cell office:value-type="float" office:value="2.96" calcext:value-type="float">
            <text:p>2.96</text:p>
          </table:table-cell>
          <table:table-cell office:value-type="float" office:value="4509814402" calcext:value-type="float">
            <text:p>4509814402</text:p>
          </table:table-cell>
          <table:table-cell office:value-type="float" office:value="2.95" calcext:value-type="float">
            <text:p>2.95</text:p>
          </table:table-cell>
          <table:table-cell office:value-type="float" office:value="4874149511" calcext:value-type="float">
            <text:p>4874149511</text:p>
          </table:table-cell>
          <table:table-cell office:value-type="float" office:value="3.39" calcext:value-type="float">
            <text:p>3.39</text:p>
          </table:table-cell>
          <table:table-cell office:value-type="float" office:value="4638165801" calcext:value-type="float">
            <text:p>4638165801</text:p>
          </table:table-cell>
          <table:table-cell office:value-type="float" office:value="3.14" calcext:value-type="float">
            <text:p>3.14</text:p>
          </table:table-cell>
        </table:table-row>
        <table:table-row table:style-name="ro1">
          <table:table-cell office:value-type="float" office:value="19657984787" calcext:value-type="float">
            <text:p>19657984787</text:p>
          </table:table-cell>
          <table:table-cell office:value-type="float" office:value="6.76" calcext:value-type="float">
            <text:p>6.76</text:p>
          </table:table-cell>
          <table:table-cell office:value-type="float" office:value="17435431222" calcext:value-type="float">
            <text:p>17435431222</text:p>
          </table:table-cell>
          <table:table-cell office:value-type="float" office:value="5.56" calcext:value-type="float">
            <text:p>5.56</text:p>
          </table:table-cell>
          <table:table-cell office:value-type="float" office:value="17231094351" calcext:value-type="float">
            <text:p>17231094351</text:p>
          </table:table-cell>
          <table:table-cell office:value-type="float" office:value="5.64" calcext:value-type="float">
            <text:p>5.64</text:p>
          </table:table-cell>
          <table:table-cell office:value-type="float" office:value="13138904785" calcext:value-type="float">
            <text:p>13138904785</text:p>
          </table:table-cell>
          <table:table-cell office:value-type="float" office:value="4.45" calcext:value-type="float">
            <text:p>4.45</text:p>
          </table:table-cell>
          <table:table-cell office:value-type="float" office:value="9821737687" calcext:value-type="float">
            <text:p>9821737687</text:p>
          </table:table-cell>
          <table:table-cell office:value-type="float" office:value="3.33" calcext:value-type="float">
            <text:p>3.33</text:p>
          </table:table-cell>
          <table:table-cell office:value-type="float" office:value="11398927605" calcext:value-type="float">
            <text:p>11398927605</text:p>
          </table:table-cell>
          <table:table-cell office:value-type="float" office:value="3.88" calcext:value-type="float">
            <text:p>3.88</text:p>
          </table:table-cell>
          <table:table-cell office:value-type="float" office:value="7504423038" calcext:value-type="float">
            <text:p>7504423038</text:p>
          </table:table-cell>
          <table:table-cell office:value-type="float" office:value="3.29" calcext:value-type="float">
            <text:p>3.29</text:p>
          </table:table-cell>
          <table:table-cell office:value-type="float" office:value="8756907775" calcext:value-type="float">
            <text:p>8756907775</text:p>
          </table:table-cell>
          <table:table-cell office:value-type="float" office:value="3.79" calcext:value-type="float">
            <text:p>3.79</text:p>
          </table:table-cell>
          <table:table-cell office:value-type="float" office:value="9097202537" calcext:value-type="float">
            <text:p>9097202537</text:p>
          </table:table-cell>
          <table:table-cell office:value-type="float" office:value="4.01" calcext:value-type="float">
            <text:p>4.01</text:p>
          </table:table-cell>
          <table:table-cell office:value-type="float" office:value="6295786898" calcext:value-type="float">
            <text:p>6295786898</text:p>
          </table:table-cell>
          <table:table-cell office:value-type="float" office:value="2.95" calcext:value-type="float">
            <text:p>2.95</text:p>
          </table:table-cell>
          <table:table-cell office:value-type="float" office:value="4513041316" calcext:value-type="float">
            <text:p>4513041316</text:p>
          </table:table-cell>
          <table:table-cell office:value-type="float" office:value="2.96" calcext:value-type="float">
            <text:p>2.96</text:p>
          </table:table-cell>
          <table:table-cell office:value-type="float" office:value="5671973603" calcext:value-type="float">
            <text:p>5671973603</text:p>
          </table:table-cell>
          <table:table-cell office:value-type="float" office:value="3.72" calcext:value-type="float">
            <text:p>3.72</text:p>
          </table:table-cell>
          <table:table-cell office:value-type="float" office:value="4508168254" calcext:value-type="float">
            <text:p>4508168254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20634674592" calcext:value-type="float">
            <text:p>20634674592</text:p>
          </table:table-cell>
          <table:table-cell office:value-type="float" office:value="6.28" calcext:value-type="float">
            <text:p>6.28</text:p>
          </table:table-cell>
          <table:table-cell office:value-type="float" office:value="16108514031" calcext:value-type="float">
            <text:p>16108514031</text:p>
          </table:table-cell>
          <table:table-cell office:value-type="float" office:value="5.12" calcext:value-type="float">
            <text:p>5.12</text:p>
          </table:table-cell>
          <table:table-cell office:value-type="float" office:value="16459715470" calcext:value-type="float">
            <text:p>16459715470</text:p>
          </table:table-cell>
          <table:table-cell office:value-type="float" office:value="5.39" calcext:value-type="float">
            <text:p>5.39</text:p>
          </table:table-cell>
          <table:table-cell office:value-type="float" office:value="15101559388" calcext:value-type="float">
            <text:p>15101559388</text:p>
          </table:table-cell>
          <table:table-cell office:value-type="float" office:value="4.97" calcext:value-type="float">
            <text:p>4.97</text:p>
          </table:table-cell>
          <table:table-cell office:value-type="float" office:value="9858725300" calcext:value-type="float">
            <text:p>9858725300</text:p>
          </table:table-cell>
          <table:table-cell office:value-type="float" office:value="3.29" calcext:value-type="float">
            <text:p>3.29</text:p>
          </table:table-cell>
          <table:table-cell office:value-type="float" office:value="10710890325" calcext:value-type="float">
            <text:p>10710890325</text:p>
          </table:table-cell>
          <table:table-cell office:value-type="float" office:value="3.64" calcext:value-type="float">
            <text:p>3.64</text:p>
          </table:table-cell>
          <table:table-cell office:value-type="float" office:value="7376663829" calcext:value-type="float">
            <text:p>7376663829</text:p>
          </table:table-cell>
          <table:table-cell office:value-type="float" office:value="3.29" calcext:value-type="float">
            <text:p>3.29</text:p>
          </table:table-cell>
          <table:table-cell office:value-type="float" office:value="8463962136" calcext:value-type="float">
            <text:p>8463962136</text:p>
          </table:table-cell>
          <table:table-cell office:value-type="float" office:value="3.89" calcext:value-type="float">
            <text:p>3.89</text:p>
          </table:table-cell>
          <table:table-cell office:value-type="float" office:value="8831277359" calcext:value-type="float">
            <text:p>8831277359</text:p>
          </table:table-cell>
          <table:table-cell office:value-type="float" office:value="4.01" calcext:value-type="float">
            <text:p>4.01</text:p>
          </table:table-cell>
          <table:table-cell office:value-type="float" office:value="6296009719" calcext:value-type="float">
            <text:p>6296009719</text:p>
          </table:table-cell>
          <table:table-cell office:value-type="float" office:value="2.95" calcext:value-type="float">
            <text:p>2.95</text:p>
          </table:table-cell>
          <table:table-cell office:value-type="float" office:value="4277989724" calcext:value-type="float">
            <text:p>4277989724</text:p>
          </table:table-cell>
          <table:table-cell office:value-type="float" office:value="2.95" calcext:value-type="float">
            <text:p>2.95</text:p>
          </table:table-cell>
          <table:table-cell office:value-type="float" office:value="5422377758" calcext:value-type="float">
            <text:p>5422377758</text:p>
          </table:table-cell>
          <table:table-cell office:value-type="float" office:value="3.71" calcext:value-type="float">
            <text:p>3.71</text:p>
          </table:table-cell>
          <table:table-cell office:value-type="float" office:value="4741438558" calcext:value-type="float">
            <text:p>4741438558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12933840260" calcext:value-type="float">
            <text:p>12933840260</text:p>
          </table:table-cell>
          <table:table-cell office:value-type="float" office:value="4.93" calcext:value-type="float">
            <text:p>4.93</text:p>
          </table:table-cell>
          <table:table-cell office:value-type="float" office:value="18820337597" calcext:value-type="float">
            <text:p>18820337597</text:p>
          </table:table-cell>
          <table:table-cell office:value-type="float" office:value="5.94" calcext:value-type="float">
            <text:p>5.94</text:p>
          </table:table-cell>
          <table:table-cell office:value-type="float" office:value="17297077609" calcext:value-type="float">
            <text:p>17297077609</text:p>
          </table:table-cell>
          <table:table-cell office:value-type="float" office:value="5.56" calcext:value-type="float">
            <text:p>5.56</text:p>
          </table:table-cell>
          <table:table-cell office:value-type="float" office:value="13530356545" calcext:value-type="float">
            <text:p>13530356545</text:p>
          </table:table-cell>
          <table:table-cell office:value-type="float" office:value="4.47" calcext:value-type="float">
            <text:p>4.47</text:p>
          </table:table-cell>
          <table:table-cell office:value-type="float" office:value="10123385773" calcext:value-type="float">
            <text:p>10123385773</text:p>
          </table:table-cell>
          <table:table-cell office:value-type="float" office:value="3.48" calcext:value-type="float">
            <text:p>3.48</text:p>
          </table:table-cell>
          <table:table-cell office:value-type="float" office:value="10945916944" calcext:value-type="float">
            <text:p>10945916944</text:p>
          </table:table-cell>
          <table:table-cell office:value-type="float" office:value="3.57" calcext:value-type="float">
            <text:p>3.57</text:p>
          </table:table-cell>
          <table:table-cell office:value-type="float" office:value="7021410040" calcext:value-type="float">
            <text:p>7021410040</text:p>
          </table:table-cell>
          <table:table-cell office:value-type="float" office:value="3.13" calcext:value-type="float">
            <text:p>3.13</text:p>
          </table:table-cell>
          <table:table-cell office:value-type="float" office:value="8567819775" calcext:value-type="float">
            <text:p>8567819775</text:p>
          </table:table-cell>
          <table:table-cell office:value-type="float" office:value="3.86" calcext:value-type="float">
            <text:p>3.86</text:p>
          </table:table-cell>
          <table:table-cell office:value-type="float" office:value="8820472811" calcext:value-type="float">
            <text:p>8820472811</text:p>
          </table:table-cell>
          <table:table-cell office:value-type="float" office:value="3.98" calcext:value-type="float">
            <text:p>3.98</text:p>
          </table:table-cell>
          <table:table-cell office:value-type="float" office:value="6615035123" calcext:value-type="float">
            <text:p>6615035123</text:p>
          </table:table-cell>
          <table:table-cell office:value-type="float" office:value="2.99" calcext:value-type="float">
            <text:p>2.99</text:p>
          </table:table-cell>
          <table:table-cell office:value-type="float" office:value="4400599419" calcext:value-type="float">
            <text:p>4400599419</text:p>
          </table:table-cell>
          <table:table-cell office:value-type="float" office:value="2.96" calcext:value-type="float">
            <text:p>2.96</text:p>
          </table:table-cell>
          <table:table-cell office:value-type="float" office:value="5019749979" calcext:value-type="float">
            <text:p>5019749979</text:p>
          </table:table-cell>
          <table:table-cell office:value-type="float" office:value="3.4" calcext:value-type="float">
            <text:p>3.4</text:p>
          </table:table-cell>
          <table:table-cell office:value-type="float" office:value="4529466349" calcext:value-type="float">
            <text:p>4529466349</text:p>
          </table:table-cell>
          <table:table-cell office:value-type="float" office:value="3.17" calcext:value-type="float">
            <text:p>3.17</text:p>
          </table:table-cell>
        </table:table-row>
        <table:table-row table:style-name="ro1">
          <table:table-cell office:value-type="float" office:value="18128335136" calcext:value-type="float">
            <text:p>18128335136</text:p>
          </table:table-cell>
          <table:table-cell office:value-type="float" office:value="6.67" calcext:value-type="float">
            <text:p>6.67</text:p>
          </table:table-cell>
          <table:table-cell office:value-type="float" office:value="22073555592" calcext:value-type="float">
            <text:p>22073555592</text:p>
          </table:table-cell>
          <table:table-cell office:value-type="float" office:value="6.93" calcext:value-type="float">
            <text:p>6.93</text:p>
          </table:table-cell>
          <table:table-cell office:value-type="float" office:value="15363835014" calcext:value-type="float">
            <text:p>15363835014</text:p>
          </table:table-cell>
          <table:table-cell office:value-type="float" office:value="5.07" calcext:value-type="float">
            <text:p>5.07</text:p>
          </table:table-cell>
          <table:table-cell office:value-type="float" office:value="12452950507" calcext:value-type="float">
            <text:p>12452950507</text:p>
          </table:table-cell>
          <table:table-cell office:value-type="float" office:value="4.07" calcext:value-type="float">
            <text:p>4.07</text:p>
          </table:table-cell>
          <table:table-cell office:value-type="float" office:value="10108022884" calcext:value-type="float">
            <text:p>10108022884</text:p>
          </table:table-cell>
          <table:table-cell office:value-type="float" office:value="3.39" calcext:value-type="float">
            <text:p>3.39</text:p>
          </table:table-cell>
          <table:table-cell office:value-type="float" office:value="10532218879" calcext:value-type="float">
            <text:p>10532218879</text:p>
          </table:table-cell>
          <table:table-cell office:value-type="float" office:value="3.55" calcext:value-type="float">
            <text:p>3.55</text:p>
          </table:table-cell>
          <table:table-cell office:value-type="float" office:value="7362262684" calcext:value-type="float">
            <text:p>7362262684</text:p>
          </table:table-cell>
          <table:table-cell office:value-type="float" office:value="3.33" calcext:value-type="float">
            <text:p>3.33</text:p>
          </table:table-cell>
          <table:table-cell office:value-type="float" office:value="8538944964" calcext:value-type="float">
            <text:p>8538944964</text:p>
          </table:table-cell>
          <table:table-cell office:value-type="float" office:value="3.83" calcext:value-type="float">
            <text:p>3.83</text:p>
          </table:table-cell>
          <table:table-cell office:value-type="float" office:value="8730040028" calcext:value-type="float">
            <text:p>8730040028</text:p>
          </table:table-cell>
          <table:table-cell office:value-type="float" office:value="3.88" calcext:value-type="float">
            <text:p>3.88</text:p>
          </table:table-cell>
          <table:table-cell office:value-type="float" office:value="6821218200" calcext:value-type="float">
            <text:p>6821218200</text:p>
          </table:table-cell>
          <table:table-cell office:value-type="float" office:value="2.96" calcext:value-type="float">
            <text:p>2.96</text:p>
          </table:table-cell>
          <table:table-cell office:value-type="float" office:value="4496183916" calcext:value-type="float">
            <text:p>4496183916</text:p>
          </table:table-cell>
          <table:table-cell office:value-type="float" office:value="2.95" calcext:value-type="float">
            <text:p>2.95</text:p>
          </table:table-cell>
          <table:table-cell office:value-type="float" office:value="5104361820" calcext:value-type="float">
            <text:p>5104361820</text:p>
          </table:table-cell>
          <table:table-cell office:value-type="float" office:value="3.38" calcext:value-type="float">
            <text:p>3.38</text:p>
          </table:table-cell>
          <table:table-cell office:value-type="float" office:value="4660304256" calcext:value-type="float">
            <text:p>4660304256</text:p>
          </table:table-cell>
          <table:table-cell office:value-type="float" office:value="3.14" calcext:value-type="float">
            <text:p>3.14</text:p>
          </table:table-cell>
        </table:table-row>
        <table:table-row table:style-name="ro1">
          <table:table-cell office:value-type="float" office:value="14502105093" calcext:value-type="float">
            <text:p>14502105093</text:p>
          </table:table-cell>
          <table:table-cell office:value-type="float" office:value="4.93" calcext:value-type="float">
            <text:p>4.93</text:p>
          </table:table-cell>
          <table:table-cell office:value-type="float" office:value="19399309056" calcext:value-type="float">
            <text:p>19399309056</text:p>
          </table:table-cell>
          <table:table-cell office:value-type="float" office:value="6.08" calcext:value-type="float">
            <text:p>6.08</text:p>
          </table:table-cell>
          <table:table-cell office:value-type="float" office:value="14163045822" calcext:value-type="float">
            <text:p>14163045822</text:p>
          </table:table-cell>
          <table:table-cell office:value-type="float" office:value="4.54" calcext:value-type="float">
            <text:p>4.54</text:p>
          </table:table-cell>
          <table:table-cell office:value-type="float" office:value="13631068691" calcext:value-type="float">
            <text:p>13631068691</text:p>
          </table:table-cell>
          <table:table-cell office:value-type="float" office:value="4.47" calcext:value-type="float">
            <text:p>4.47</text:p>
          </table:table-cell>
          <table:table-cell office:value-type="float" office:value="9860459558" calcext:value-type="float">
            <text:p>9860459558</text:p>
          </table:table-cell>
          <table:table-cell office:value-type="float" office:value="3.37" calcext:value-type="float">
            <text:p>3.37</text:p>
          </table:table-cell>
          <table:table-cell office:value-type="float" office:value="10805207996" calcext:value-type="float">
            <text:p>10805207996</text:p>
          </table:table-cell>
          <table:table-cell office:value-type="float" office:value="3.64" calcext:value-type="float">
            <text:p>3.64</text:p>
          </table:table-cell>
          <table:table-cell office:value-type="float" office:value="6956770230" calcext:value-type="float">
            <text:p>6956770230</text:p>
          </table:table-cell>
          <table:table-cell office:value-type="float" office:value="3.15" calcext:value-type="float">
            <text:p>3.15</text:p>
          </table:table-cell>
          <table:table-cell office:value-type="float" office:value="9003282122" calcext:value-type="float">
            <text:p>9003282122</text:p>
          </table:table-cell>
          <table:table-cell office:value-type="float" office:value="3.96" calcext:value-type="float">
            <text:p>3.96</text:p>
          </table:table-cell>
          <table:table-cell office:value-type="float" office:value="8931200197" calcext:value-type="float">
            <text:p>8931200197</text:p>
          </table:table-cell>
          <table:table-cell office:value-type="float" office:value="3.95" calcext:value-type="float">
            <text:p>3.95</text:p>
          </table:table-cell>
          <table:table-cell office:value-type="float" office:value="6365763574" calcext:value-type="float">
            <text:p>6365763574</text:p>
          </table:table-cell>
          <table:table-cell office:value-type="float" office:value="2.95" calcext:value-type="float">
            <text:p>2.95</text:p>
          </table:table-cell>
          <table:table-cell office:value-type="float" office:value="4488422276" calcext:value-type="float">
            <text:p>4488422276</text:p>
          </table:table-cell>
          <table:table-cell office:value-type="float" office:value="2.96" calcext:value-type="float">
            <text:p>2.96</text:p>
          </table:table-cell>
          <table:table-cell office:value-type="float" office:value="5184146465" calcext:value-type="float">
            <text:p>5184146465</text:p>
          </table:table-cell>
          <table:table-cell office:value-type="float" office:value="3.41" calcext:value-type="float">
            <text:p>3.41</text:p>
          </table:table-cell>
          <table:table-cell office:value-type="float" office:value="4598760704" calcext:value-type="float">
            <text:p>4598760704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19759928196" calcext:value-type="float">
            <text:p>19759928196</text:p>
          </table:table-cell>
          <table:table-cell office:value-type="float" office:value="6.15" calcext:value-type="float">
            <text:p>6.15</text:p>
          </table:table-cell>
          <table:table-cell office:value-type="float" office:value="18925716206" calcext:value-type="float">
            <text:p>18925716206</text:p>
          </table:table-cell>
          <table:table-cell office:value-type="float" office:value="5.86" calcext:value-type="float">
            <text:p>5.86</text:p>
          </table:table-cell>
          <table:table-cell office:value-type="float" office:value="17110130838" calcext:value-type="float">
            <text:p>17110130838</text:p>
          </table:table-cell>
          <table:table-cell office:value-type="float" office:value="5.63" calcext:value-type="float">
            <text:p>5.63</text:p>
          </table:table-cell>
          <table:table-cell office:value-type="float" office:value="13056939388" calcext:value-type="float">
            <text:p>13056939388</text:p>
          </table:table-cell>
          <table:table-cell office:value-type="float" office:value="4.33" calcext:value-type="float">
            <text:p>4.33</text:p>
          </table:table-cell>
          <table:table-cell office:value-type="float" office:value="10238204849" calcext:value-type="float">
            <text:p>10238204849</text:p>
          </table:table-cell>
          <table:table-cell office:value-type="float" office:value="3.48" calcext:value-type="float">
            <text:p>3.48</text:p>
          </table:table-cell>
          <table:table-cell office:value-type="float" office:value="10457610792" calcext:value-type="float">
            <text:p>10457610792</text:p>
          </table:table-cell>
          <table:table-cell office:value-type="float" office:value="3.59" calcext:value-type="float">
            <text:p>3.59</text:p>
          </table:table-cell>
          <table:table-cell office:value-type="float" office:value="7280578176" calcext:value-type="float">
            <text:p>7280578176</text:p>
          </table:table-cell>
          <table:table-cell office:value-type="float" office:value="3.14" calcext:value-type="float">
            <text:p>3.14</text:p>
          </table:table-cell>
          <table:table-cell office:value-type="float" office:value="8749544078" calcext:value-type="float">
            <text:p>8749544078</text:p>
          </table:table-cell>
          <table:table-cell office:value-type="float" office:value="3.94" calcext:value-type="float">
            <text:p>3.94</text:p>
          </table:table-cell>
          <table:table-cell office:value-type="float" office:value="9378988224" calcext:value-type="float">
            <text:p>9378988224</text:p>
          </table:table-cell>
          <table:table-cell office:value-type="float" office:value="4.01" calcext:value-type="float">
            <text:p>4.01</text:p>
          </table:table-cell>
          <table:table-cell office:value-type="float" office:value="6688960380" calcext:value-type="float">
            <text:p>6688960380</text:p>
          </table:table-cell>
          <table:table-cell office:value-type="float" office:value="2.95" calcext:value-type="float">
            <text:p>2.95</text:p>
          </table:table-cell>
          <table:table-cell office:value-type="float" office:value="4435297337" calcext:value-type="float">
            <text:p>4435297337</text:p>
          </table:table-cell>
          <table:table-cell office:value-type="float" office:value="2.96" calcext:value-type="float">
            <text:p>2.96</text:p>
          </table:table-cell>
          <table:table-cell office:value-type="float" office:value="5049635158" calcext:value-type="float">
            <text:p>5049635158</text:p>
          </table:table-cell>
          <table:table-cell office:value-type="float" office:value="3.37" calcext:value-type="float">
            <text:p>3.37</text:p>
          </table:table-cell>
          <table:table-cell office:value-type="float" office:value="4778251896" calcext:value-type="float">
            <text:p>4778251896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17377792655" calcext:value-type="float">
            <text:p>17377792655</text:p>
          </table:table-cell>
          <table:table-cell office:value-type="float" office:value="5.53" calcext:value-type="float">
            <text:p>5.53</text:p>
          </table:table-cell>
          <table:table-cell office:value-type="float" office:value="16298716637" calcext:value-type="float">
            <text:p>16298716637</text:p>
          </table:table-cell>
          <table:table-cell office:value-type="float" office:value="5.25" calcext:value-type="float">
            <text:p>5.25</text:p>
          </table:table-cell>
          <table:table-cell office:value-type="float" office:value="15339245533" calcext:value-type="float">
            <text:p>15339245533</text:p>
          </table:table-cell>
          <table:table-cell office:value-type="float" office:value="4.97" calcext:value-type="float">
            <text:p>4.97</text:p>
          </table:table-cell>
          <table:table-cell office:value-type="float" office:value="12627302922" calcext:value-type="float">
            <text:p>12627302922</text:p>
          </table:table-cell>
          <table:table-cell office:value-type="float" office:value="4.1" calcext:value-type="float">
            <text:p>4.1</text:p>
          </table:table-cell>
          <table:table-cell office:value-type="float" office:value="10679396242" calcext:value-type="float">
            <text:p>10679396242</text:p>
          </table:table-cell>
          <table:table-cell office:value-type="float" office:value="3.62" calcext:value-type="float">
            <text:p>3.62</text:p>
          </table:table-cell>
          <table:table-cell office:value-type="float" office:value="11423525040" calcext:value-type="float">
            <text:p>11423525040</text:p>
          </table:table-cell>
          <table:table-cell office:value-type="float" office:value="3.87" calcext:value-type="float">
            <text:p>3.87</text:p>
          </table:table-cell>
          <table:table-cell office:value-type="float" office:value="7015728150" calcext:value-type="float">
            <text:p>7015728150</text:p>
          </table:table-cell>
          <table:table-cell office:value-type="float" office:value="3.15" calcext:value-type="float">
            <text:p>3.15</text:p>
          </table:table-cell>
          <table:table-cell office:value-type="float" office:value="8845306841" calcext:value-type="float">
            <text:p>8845306841</text:p>
          </table:table-cell>
          <table:table-cell office:value-type="float" office:value="3.74" calcext:value-type="float">
            <text:p>3.74</text:p>
          </table:table-cell>
          <table:table-cell office:value-type="float" office:value="9263503753" calcext:value-type="float">
            <text:p>9263503753</text:p>
          </table:table-cell>
          <table:table-cell office:value-type="float" office:value="3.9" calcext:value-type="float">
            <text:p>3.9</text:p>
          </table:table-cell>
          <table:table-cell office:value-type="float" office:value="6514984233" calcext:value-type="float">
            <text:p>6514984233</text:p>
          </table:table-cell>
          <table:table-cell office:value-type="float" office:value="2.95" calcext:value-type="float">
            <text:p>2.95</text:p>
          </table:table-cell>
          <table:table-cell office:value-type="float" office:value="4432120209" calcext:value-type="float">
            <text:p>4432120209</text:p>
          </table:table-cell>
          <table:table-cell office:value-type="float" office:value="2.96" calcext:value-type="float">
            <text:p>2.96</text:p>
          </table:table-cell>
          <table:table-cell office:value-type="float" office:value="5184849850" calcext:value-type="float">
            <text:p>5184849850</text:p>
          </table:table-cell>
          <table:table-cell office:value-type="float" office:value="3.41" calcext:value-type="float">
            <text:p>3.41</text:p>
          </table:table-cell>
          <table:table-cell office:value-type="float" office:value="4761921151" calcext:value-type="float">
            <text:p>4761921151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14744760727" calcext:value-type="float">
            <text:p>14744760727</text:p>
          </table:table-cell>
          <table:table-cell office:value-type="float" office:value="5.63" calcext:value-type="float">
            <text:p>5.63</text:p>
          </table:table-cell>
          <table:table-cell office:value-type="float" office:value="18251321160" calcext:value-type="float">
            <text:p>18251321160</text:p>
          </table:table-cell>
          <table:table-cell office:value-type="float" office:value="5.78" calcext:value-type="float">
            <text:p>5.78</text:p>
          </table:table-cell>
          <table:table-cell office:value-type="float" office:value="15775451452" calcext:value-type="float">
            <text:p>15775451452</text:p>
          </table:table-cell>
          <table:table-cell office:value-type="float" office:value="5.04" calcext:value-type="float">
            <text:p>5.04</text:p>
          </table:table-cell>
          <table:table-cell office:value-type="float" office:value="13663055975" calcext:value-type="float">
            <text:p>13663055975</text:p>
          </table:table-cell>
          <table:table-cell office:value-type="float" office:value="4.57" calcext:value-type="float">
            <text:p>4.57</text:p>
          </table:table-cell>
          <table:table-cell office:value-type="float" office:value="10210593779" calcext:value-type="float">
            <text:p>10210593779</text:p>
          </table:table-cell>
          <table:table-cell office:value-type="float" office:value="3.45" calcext:value-type="float">
            <text:p>3.45</text:p>
          </table:table-cell>
          <table:table-cell office:value-type="float" office:value="10692716736" calcext:value-type="float">
            <text:p>10692716736</text:p>
          </table:table-cell>
          <table:table-cell office:value-type="float" office:value="3.57" calcext:value-type="float">
            <text:p>3.57</text:p>
          </table:table-cell>
          <table:table-cell office:value-type="float" office:value="7015920064" calcext:value-type="float">
            <text:p>7015920064</text:p>
          </table:table-cell>
          <table:table-cell office:value-type="float" office:value="3.13" calcext:value-type="float">
            <text:p>3.13</text:p>
          </table:table-cell>
          <table:table-cell office:value-type="float" office:value="9182308610" calcext:value-type="float">
            <text:p>9182308610</text:p>
          </table:table-cell>
          <table:table-cell office:value-type="float" office:value="4.21" calcext:value-type="float">
            <text:p>4.21</text:p>
          </table:table-cell>
          <table:table-cell office:value-type="float" office:value="8871708471" calcext:value-type="float">
            <text:p>8871708471</text:p>
          </table:table-cell>
          <table:table-cell office:value-type="float" office:value="3.95" calcext:value-type="float">
            <text:p>3.95</text:p>
          </table:table-cell>
          <table:table-cell office:value-type="float" office:value="6527267719" calcext:value-type="float">
            <text:p>6527267719</text:p>
          </table:table-cell>
          <table:table-cell office:value-type="float" office:value="2.95" calcext:value-type="float">
            <text:p>2.95</text:p>
          </table:table-cell>
          <table:table-cell office:value-type="float" office:value="4425987193" calcext:value-type="float">
            <text:p>4425987193</text:p>
          </table:table-cell>
          <table:table-cell office:value-type="float" office:value="2.95" calcext:value-type="float">
            <text:p>2.95</text:p>
          </table:table-cell>
          <table:table-cell office:value-type="float" office:value="5003386788" calcext:value-type="float">
            <text:p>5003386788</text:p>
          </table:table-cell>
          <table:table-cell office:value-type="float" office:value="3.39" calcext:value-type="float">
            <text:p>3.39</text:p>
          </table:table-cell>
          <table:table-cell office:value-type="float" office:value="4819083650" calcext:value-type="float">
            <text:p>4819083650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12758074124" calcext:value-type="float">
            <text:p>12758074124</text:p>
          </table:table-cell>
          <table:table-cell office:value-type="float" office:value="4.85" calcext:value-type="float">
            <text:p>4.85</text:p>
          </table:table-cell>
          <table:table-cell office:value-type="float" office:value="17543292422" calcext:value-type="float">
            <text:p>17543292422</text:p>
          </table:table-cell>
          <table:table-cell office:value-type="float" office:value="5.57" calcext:value-type="float">
            <text:p>5.57</text:p>
          </table:table-cell>
          <table:table-cell office:value-type="float" office:value="18316216356" calcext:value-type="float">
            <text:p>18316216356</text:p>
          </table:table-cell>
          <table:table-cell office:value-type="float" office:value="6.04" calcext:value-type="float">
            <text:p>6.04</text:p>
          </table:table-cell>
          <table:table-cell office:value-type="float" office:value="15956939057" calcext:value-type="float">
            <text:p>15956939057</text:p>
          </table:table-cell>
          <table:table-cell office:value-type="float" office:value="5.25" calcext:value-type="float">
            <text:p>5.25</text:p>
          </table:table-cell>
          <table:table-cell office:value-type="float" office:value="10507526627" calcext:value-type="float">
            <text:p>10507526627</text:p>
          </table:table-cell>
          <table:table-cell office:value-type="float" office:value="3.5" calcext:value-type="float">
            <text:p>3.5</text:p>
          </table:table-cell>
          <table:table-cell office:value-type="float" office:value="11558640322" calcext:value-type="float">
            <text:p>11558640322</text:p>
          </table:table-cell>
          <table:table-cell office:value-type="float" office:value="3.91" calcext:value-type="float">
            <text:p>3.91</text:p>
          </table:table-cell>
          <table:table-cell office:value-type="float" office:value="7140556891" calcext:value-type="float">
            <text:p>7140556891</text:p>
          </table:table-cell>
          <table:table-cell office:value-type="float" office:value="3.18" calcext:value-type="float">
            <text:p>3.18</text:p>
          </table:table-cell>
          <table:table-cell office:value-type="float" office:value="8687007195" calcext:value-type="float">
            <text:p>8687007195</text:p>
          </table:table-cell>
          <table:table-cell office:value-type="float" office:value="3.81" calcext:value-type="float">
            <text:p>3.81</text:p>
          </table:table-cell>
          <table:table-cell office:value-type="float" office:value="9075759980" calcext:value-type="float">
            <text:p>9075759980</text:p>
          </table:table-cell>
          <table:table-cell office:value-type="float" office:value="4.01" calcext:value-type="float">
            <text:p>4.01</text:p>
          </table:table-cell>
          <table:table-cell office:value-type="float" office:value="6386161582" calcext:value-type="float">
            <text:p>6386161582</text:p>
          </table:table-cell>
          <table:table-cell office:value-type="float" office:value="3" calcext:value-type="float">
            <text:p>3</text:p>
          </table:table-cell>
          <table:table-cell office:value-type="float" office:value="4421448203" calcext:value-type="float">
            <text:p>4421448203</text:p>
          </table:table-cell>
          <table:table-cell office:value-type="float" office:value="2.96" calcext:value-type="float">
            <text:p>2.96</text:p>
          </table:table-cell>
          <table:table-cell office:value-type="float" office:value="5581557999" calcext:value-type="float">
            <text:p>5581557999</text:p>
          </table:table-cell>
          <table:table-cell office:value-type="float" office:value="3.72" calcext:value-type="float">
            <text:p>3.72</text:p>
          </table:table-cell>
          <table:table-cell office:value-type="float" office:value="4533020495" calcext:value-type="float">
            <text:p>4533020495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 office:value-type="float" office:value="14744760727" calcext:value-type="float">
            <text:p>14744760727</text:p>
          </table:table-cell>
          <table:table-cell office:value-type="float" office:value="5.63" calcext:value-type="float">
            <text:p>5.63</text:p>
          </table:table-cell>
          <table:table-cell office:value-type="float" office:value="17102306387" calcext:value-type="float">
            <text:p>17102306387</text:p>
          </table:table-cell>
          <table:table-cell office:value-type="float" office:value="5.57" calcext:value-type="float">
            <text:p>5.57</text:p>
          </table:table-cell>
          <table:table-cell office:value-type="float" office:value="16815415781" calcext:value-type="float">
            <text:p>16815415781</text:p>
          </table:table-cell>
          <table:table-cell office:value-type="float" office:value="5.51" calcext:value-type="float">
            <text:p>5.51</text:p>
          </table:table-cell>
          <table:table-cell office:value-type="float" office:value="13246757414" calcext:value-type="float">
            <text:p>13246757414</text:p>
          </table:table-cell>
          <table:table-cell office:value-type="float" office:value="4.32" calcext:value-type="float">
            <text:p>4.32</text:p>
          </table:table-cell>
          <table:table-cell office:value-type="float" office:value="10288405547" calcext:value-type="float">
            <text:p>10288405547</text:p>
          </table:table-cell>
          <table:table-cell office:value-type="float" office:value="3.5" calcext:value-type="float">
            <text:p>3.5</text:p>
          </table:table-cell>
          <table:table-cell office:value-type="float" office:value="10950976491" calcext:value-type="float">
            <text:p>10950976491</text:p>
          </table:table-cell>
          <table:table-cell office:value-type="float" office:value="3.7" calcext:value-type="float">
            <text:p>3.7</text:p>
          </table:table-cell>
          <table:table-cell office:value-type="float" office:value="7175888338" calcext:value-type="float">
            <text:p>7175888338</text:p>
          </table:table-cell>
          <table:table-cell office:value-type="float" office:value="3.27" calcext:value-type="float">
            <text:p>3.27</text:p>
          </table:table-cell>
          <table:table-cell office:value-type="float" office:value="8789994521" calcext:value-type="float">
            <text:p>8789994521</text:p>
          </table:table-cell>
          <table:table-cell office:value-type="float" office:value="3.97" calcext:value-type="float">
            <text:p>3.97</text:p>
          </table:table-cell>
          <table:table-cell office:value-type="float" office:value="8574943635" calcext:value-type="float">
            <text:p>8574943635</text:p>
          </table:table-cell>
          <table:table-cell office:value-type="float" office:value="3.93" calcext:value-type="float">
            <text:p>3.93</text:p>
          </table:table-cell>
          <table:table-cell office:value-type="float" office:value="6647750832" calcext:value-type="float">
            <text:p>6647750832</text:p>
          </table:table-cell>
          <table:table-cell office:value-type="float" office:value="2.95" calcext:value-type="float">
            <text:p>2.95</text:p>
          </table:table-cell>
          <table:table-cell office:value-type="float" office:value="4332958641" calcext:value-type="float">
            <text:p>4332958641</text:p>
          </table:table-cell>
          <table:table-cell office:value-type="float" office:value="2.95" calcext:value-type="float">
            <text:p>2.95</text:p>
          </table:table-cell>
          <table:table-cell office:value-type="float" office:value="5099454714" calcext:value-type="float">
            <text:p>5099454714</text:p>
          </table:table-cell>
          <table:table-cell office:value-type="float" office:value="3.49" calcext:value-type="float">
            <text:p>3.49</text:p>
          </table:table-cell>
          <table:table-cell office:value-type="float" office:value="4686387038" calcext:value-type="float">
            <text:p>4686387038</text:p>
          </table:table-cell>
          <table:table-cell office:value-type="float" office:value="3.16" calcext:value-type="float">
            <text:p>3.16</text:p>
          </table:table-cell>
        </table:table-row>
        <table:table-row table:style-name="ro1">
          <table:table-cell office:value-type="float" office:value="19015598847" calcext:value-type="float">
            <text:p>19015598847</text:p>
          </table:table-cell>
          <table:table-cell office:value-type="float" office:value="6.6" calcext:value-type="float">
            <text:p>6.6</text:p>
          </table:table-cell>
          <table:table-cell office:value-type="float" office:value="17480865356" calcext:value-type="float">
            <text:p>17480865356</text:p>
          </table:table-cell>
          <table:table-cell office:value-type="float" office:value="5.38" calcext:value-type="float">
            <text:p>5.38</text:p>
          </table:table-cell>
          <table:table-cell office:value-type="float" office:value="15327546529" calcext:value-type="float">
            <text:p>15327546529</text:p>
          </table:table-cell>
          <table:table-cell office:value-type="float" office:value="4.84" calcext:value-type="float">
            <text:p>4.84</text:p>
          </table:table-cell>
          <table:table-cell office:value-type="float" office:value="14797702472" calcext:value-type="float">
            <text:p>14797702472</text:p>
          </table:table-cell>
          <table:table-cell office:value-type="float" office:value="4.87" calcext:value-type="float">
            <text:p>4.87</text:p>
          </table:table-cell>
          <table:table-cell office:value-type="float" office:value="10320828545" calcext:value-type="float">
            <text:p>10320828545</text:p>
          </table:table-cell>
          <table:table-cell office:value-type="float" office:value="3.44" calcext:value-type="float">
            <text:p>3.44</text:p>
          </table:table-cell>
          <table:table-cell office:value-type="float" office:value="11332273123" calcext:value-type="float">
            <text:p>11332273123</text:p>
          </table:table-cell>
          <table:table-cell office:value-type="float" office:value="3.79" calcext:value-type="float">
            <text:p>3.79</text:p>
          </table:table-cell>
          <table:table-cell office:value-type="float" office:value="7302947889" calcext:value-type="float">
            <text:p>7302947889</text:p>
          </table:table-cell>
          <table:table-cell office:value-type="float" office:value="3.32" calcext:value-type="float">
            <text:p>3.32</text:p>
          </table:table-cell>
          <table:table-cell office:value-type="float" office:value="8980816832" calcext:value-type="float">
            <text:p>8980816832</text:p>
          </table:table-cell>
          <table:table-cell office:value-type="float" office:value="4.02" calcext:value-type="float">
            <text:p>4.02</text:p>
          </table:table-cell>
          <table:table-cell office:value-type="float" office:value="8979939371" calcext:value-type="float">
            <text:p>8979939371</text:p>
          </table:table-cell>
          <table:table-cell office:value-type="float" office:value="4.01" calcext:value-type="float">
            <text:p>4.01</text:p>
          </table:table-cell>
          <table:table-cell office:value-type="float" office:value="6810653882" calcext:value-type="float">
            <text:p>6810653882</text:p>
          </table:table-cell>
          <table:table-cell office:value-type="float" office:value="2.95" calcext:value-type="float">
            <text:p>2.95</text:p>
          </table:table-cell>
          <table:table-cell office:value-type="float" office:value="4375637444" calcext:value-type="float">
            <text:p>4375637444</text:p>
          </table:table-cell>
          <table:table-cell office:value-type="float" office:value="2.94" calcext:value-type="float">
            <text:p>2.94</text:p>
          </table:table-cell>
          <table:table-cell office:value-type="float" office:value="4932135350" calcext:value-type="float">
            <text:p>4932135350</text:p>
          </table:table-cell>
          <table:table-cell office:value-type="float" office:value="3.42" calcext:value-type="float">
            <text:p>3.42</text:p>
          </table:table-cell>
          <table:table-cell office:value-type="float" office:value="4547283777" calcext:value-type="float">
            <text:p>4547283777</text:p>
          </table:table-cell>
          <table:table-cell office:value-type="float" office:value="3.16" calcext:value-type="float">
            <text:p>3.16</text:p>
          </table:table-cell>
        </table:table-row>
        <table:table-row table:style-name="ro1">
          <table:table-cell office:value-type="float" office:value="22176453581" calcext:value-type="float">
            <text:p>22176453581</text:p>
          </table:table-cell>
          <table:table-cell office:value-type="float" office:value="6.95" calcext:value-type="float">
            <text:p>6.95</text:p>
          </table:table-cell>
          <table:table-cell office:value-type="float" office:value="18562835923" calcext:value-type="float">
            <text:p>18562835923</text:p>
          </table:table-cell>
          <table:table-cell office:value-type="float" office:value="5.81" calcext:value-type="float">
            <text:p>5.81</text:p>
          </table:table-cell>
          <table:table-cell office:value-type="float" office:value="14929603135" calcext:value-type="float">
            <text:p>14929603135</text:p>
          </table:table-cell>
          <table:table-cell office:value-type="float" office:value="4.9" calcext:value-type="float">
            <text:p>4.9</text:p>
          </table:table-cell>
          <table:table-cell office:value-type="float" office:value="11611875399" calcext:value-type="float">
            <text:p>11611875399</text:p>
          </table:table-cell>
          <table:table-cell office:value-type="float" office:value="3.75" calcext:value-type="float">
            <text:p>3.75</text:p>
          </table:table-cell>
          <table:table-cell office:value-type="float" office:value="10016863981" calcext:value-type="float">
            <text:p>10016863981</text:p>
          </table:table-cell>
          <table:table-cell office:value-type="float" office:value="3.36" calcext:value-type="float">
            <text:p>3.36</text:p>
          </table:table-cell>
          <table:table-cell office:value-type="float" office:value="10477981429" calcext:value-type="float">
            <text:p>10477981429</text:p>
          </table:table-cell>
          <table:table-cell office:value-type="float" office:value="3.57" calcext:value-type="float">
            <text:p>3.57</text:p>
          </table:table-cell>
          <table:table-cell office:value-type="float" office:value="7265064603" calcext:value-type="float">
            <text:p>7265064603</text:p>
          </table:table-cell>
          <table:table-cell office:value-type="float" office:value="3.27" calcext:value-type="float">
            <text:p>3.27</text:p>
          </table:table-cell>
          <table:table-cell office:value-type="float" office:value="8758718229" calcext:value-type="float">
            <text:p>8758718229</text:p>
          </table:table-cell>
          <table:table-cell office:value-type="float" office:value="4.02" calcext:value-type="float">
            <text:p>4.02</text:p>
          </table:table-cell>
          <table:table-cell office:value-type="float" office:value="8801118591" calcext:value-type="float">
            <text:p>8801118591</text:p>
          </table:table-cell>
          <table:table-cell office:value-type="float" office:value="3.97" calcext:value-type="float">
            <text:p>3.97</text:p>
          </table:table-cell>
          <table:table-cell office:value-type="float" office:value="6459808237" calcext:value-type="float">
            <text:p>6459808237</text:p>
          </table:table-cell>
          <table:table-cell office:value-type="float" office:value="2.96" calcext:value-type="float">
            <text:p>2.96</text:p>
          </table:table-cell>
          <table:table-cell office:value-type="float" office:value="4400927503" calcext:value-type="float">
            <text:p>4400927503</text:p>
          </table:table-cell>
          <table:table-cell office:value-type="float" office:value="2.97" calcext:value-type="float">
            <text:p>2.97</text:p>
          </table:table-cell>
          <table:table-cell office:value-type="float" office:value="5572369796" calcext:value-type="float">
            <text:p>5572369796</text:p>
          </table:table-cell>
          <table:table-cell office:value-type="float" office:value="3.66" calcext:value-type="float">
            <text:p>3.66</text:p>
          </table:table-cell>
          <table:table-cell office:value-type="float" office:value="4611490783" calcext:value-type="float">
            <text:p>4611490783</text:p>
          </table:table-cell>
          <table:table-cell office:value-type="float" office:value="3.17" calcext:value-type="float">
            <text:p>3.17</text:p>
          </table:table-cell>
        </table:table-row>
        <table:table-row table:style-name="ro1">
          <table:table-cell office:value-type="float" office:value="21683818340" calcext:value-type="float">
            <text:p>21683818340</text:p>
          </table:table-cell>
          <table:table-cell office:value-type="float" office:value="6.71" calcext:value-type="float">
            <text:p>6.71</text:p>
          </table:table-cell>
          <table:table-cell office:value-type="float" office:value="18425661036" calcext:value-type="float">
            <text:p>18425661036</text:p>
          </table:table-cell>
          <table:table-cell office:value-type="float" office:value="5.66" calcext:value-type="float">
            <text:p>5.66</text:p>
          </table:table-cell>
          <table:table-cell office:value-type="float" office:value="15443738375" calcext:value-type="float">
            <text:p>15443738375</text:p>
          </table:table-cell>
          <table:table-cell office:value-type="float" office:value="5.07" calcext:value-type="float">
            <text:p>5.07</text:p>
          </table:table-cell>
          <table:table-cell office:value-type="float" office:value="14321022025" calcext:value-type="float">
            <text:p>14321022025</text:p>
          </table:table-cell>
          <table:table-cell office:value-type="float" office:value="4.83" calcext:value-type="float">
            <text:p>4.83</text:p>
          </table:table-cell>
          <table:table-cell office:value-type="float" office:value="10128746540" calcext:value-type="float">
            <text:p>10128746540</text:p>
          </table:table-cell>
          <table:table-cell office:value-type="float" office:value="3.31" calcext:value-type="float">
            <text:p>3.31</text:p>
          </table:table-cell>
          <table:table-cell office:value-type="float" office:value="10484920751" calcext:value-type="float">
            <text:p>10484920751</text:p>
          </table:table-cell>
          <table:table-cell office:value-type="float" office:value="3.58" calcext:value-type="float">
            <text:p>3.58</text:p>
          </table:table-cell>
          <table:table-cell office:value-type="float" office:value="7662603812" calcext:value-type="float">
            <text:p>7662603812</text:p>
          </table:table-cell>
          <table:table-cell office:value-type="float" office:value="3.45" calcext:value-type="float">
            <text:p>3.45</text:p>
          </table:table-cell>
          <table:table-cell office:value-type="float" office:value="9559303394" calcext:value-type="float">
            <text:p>9559303394</text:p>
          </table:table-cell>
          <table:table-cell office:value-type="float" office:value="4.17" calcext:value-type="float">
            <text:p>4.17</text:p>
          </table:table-cell>
          <table:table-cell office:value-type="float" office:value="9010423963" calcext:value-type="float">
            <text:p>9010423963</text:p>
          </table:table-cell>
          <table:table-cell office:value-type="float" office:value="4.02" calcext:value-type="float">
            <text:p>4.02</text:p>
          </table:table-cell>
          <table:table-cell office:value-type="float" office:value="6225973281" calcext:value-type="float">
            <text:p>6225973281</text:p>
          </table:table-cell>
          <table:table-cell office:value-type="float" office:value="2.95" calcext:value-type="float">
            <text:p>2.95</text:p>
          </table:table-cell>
          <table:table-cell office:value-type="float" office:value="4247759130" calcext:value-type="float">
            <text:p>4247759130</text:p>
          </table:table-cell>
          <table:table-cell office:value-type="float" office:value="2.97" calcext:value-type="float">
            <text:p>2.97</text:p>
          </table:table-cell>
          <table:table-cell office:value-type="float" office:value="5076983462" calcext:value-type="float">
            <text:p>5076983462</text:p>
          </table:table-cell>
          <table:table-cell office:value-type="float" office:value="3.41" calcext:value-type="float">
            <text:p>3.41</text:p>
          </table:table-cell>
          <table:table-cell office:value-type="float" office:value="4605038443" calcext:value-type="float">
            <text:p>4605038443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13299654459" calcext:value-type="float">
            <text:p>13299654459</text:p>
          </table:table-cell>
          <table:table-cell office:value-type="float" office:value="4.79" calcext:value-type="float">
            <text:p>4.79</text:p>
          </table:table-cell>
          <table:table-cell office:value-type="float" office:value="16296658062" calcext:value-type="float">
            <text:p>16296658062</text:p>
          </table:table-cell>
          <table:table-cell office:value-type="float" office:value="5.13" calcext:value-type="float">
            <text:p>5.13</text:p>
          </table:table-cell>
          <table:table-cell office:value-type="float" office:value="15680186524" calcext:value-type="float">
            <text:p>15680186524</text:p>
          </table:table-cell>
          <table:table-cell office:value-type="float" office:value="5.2" calcext:value-type="float">
            <text:p>5.2</text:p>
          </table:table-cell>
          <table:table-cell office:value-type="float" office:value="12392907007" calcext:value-type="float">
            <text:p>12392907007</text:p>
          </table:table-cell>
          <table:table-cell office:value-type="float" office:value="4.07" calcext:value-type="float">
            <text:p>4.07</text:p>
          </table:table-cell>
          <table:table-cell office:value-type="float" office:value="9889004686" calcext:value-type="float">
            <text:p>9889004686</text:p>
          </table:table-cell>
          <table:table-cell office:value-type="float" office:value="3.32" calcext:value-type="float">
            <text:p>3.32</text:p>
          </table:table-cell>
          <table:table-cell office:value-type="float" office:value="10642717924" calcext:value-type="float">
            <text:p>10642717924</text:p>
          </table:table-cell>
          <table:table-cell office:value-type="float" office:value="3.58" calcext:value-type="float">
            <text:p>3.58</text:p>
          </table:table-cell>
          <table:table-cell office:value-type="float" office:value="7141678442" calcext:value-type="float">
            <text:p>7141678442</text:p>
          </table:table-cell>
          <table:table-cell office:value-type="float" office:value="3.23" calcext:value-type="float">
            <text:p>3.23</text:p>
          </table:table-cell>
          <table:table-cell office:value-type="float" office:value="8277925953" calcext:value-type="float">
            <text:p>8277925953</text:p>
          </table:table-cell>
          <table:table-cell office:value-type="float" office:value="3.75" calcext:value-type="float">
            <text:p>3.75</text:p>
          </table:table-cell>
          <table:table-cell office:value-type="float" office:value="8991806760" calcext:value-type="float">
            <text:p>8991806760</text:p>
          </table:table-cell>
          <table:table-cell office:value-type="float" office:value="4" calcext:value-type="float">
            <text:p>4</text:p>
          </table:table-cell>
          <table:table-cell office:value-type="float" office:value="6547151459" calcext:value-type="float">
            <text:p>6547151459</text:p>
          </table:table-cell>
          <table:table-cell office:value-type="float" office:value="2.95" calcext:value-type="float">
            <text:p>2.95</text:p>
          </table:table-cell>
          <table:table-cell office:value-type="float" office:value="4334858361" calcext:value-type="float">
            <text:p>4334858361</text:p>
          </table:table-cell>
          <table:table-cell office:value-type="float" office:value="2.94" calcext:value-type="float">
            <text:p>2.94</text:p>
          </table:table-cell>
          <table:table-cell office:value-type="float" office:value="4923418972" calcext:value-type="float">
            <text:p>4923418972</text:p>
          </table:table-cell>
          <table:table-cell office:value-type="float" office:value="3.42" calcext:value-type="float">
            <text:p>3.42</text:p>
          </table:table-cell>
          <table:table-cell office:value-type="float" office:value="4643791642" calcext:value-type="float">
            <text:p>4643791642</text:p>
          </table:table-cell>
          <table:table-cell office:value-type="float" office:value="3.16" calcext:value-type="float">
            <text:p>3.16</text:p>
          </table:table-cell>
        </table:table-row>
        <table:table-row table:style-name="ro1">
          <table:table-cell office:value-type="float" office:value="18859230931" calcext:value-type="float">
            <text:p>18859230931</text:p>
          </table:table-cell>
          <table:table-cell office:value-type="float" office:value="6.59" calcext:value-type="float">
            <text:p>6.59</text:p>
          </table:table-cell>
          <table:table-cell office:value-type="float" office:value="18384795778" calcext:value-type="float">
            <text:p>18384795778</text:p>
          </table:table-cell>
          <table:table-cell office:value-type="float" office:value="5.73" calcext:value-type="float">
            <text:p>5.73</text:p>
          </table:table-cell>
          <table:table-cell office:value-type="float" office:value="13994196692" calcext:value-type="float">
            <text:p>13994196692</text:p>
          </table:table-cell>
          <table:table-cell office:value-type="float" office:value="4.58" calcext:value-type="float">
            <text:p>4.58</text:p>
          </table:table-cell>
          <table:table-cell office:value-type="float" office:value="13496011822" calcext:value-type="float">
            <text:p>13496011822</text:p>
          </table:table-cell>
          <table:table-cell office:value-type="float" office:value="4.65" calcext:value-type="float">
            <text:p>4.65</text:p>
          </table:table-cell>
          <table:table-cell office:value-type="float" office:value="10884249331" calcext:value-type="float">
            <text:p>10884249331</text:p>
          </table:table-cell>
          <table:table-cell office:value-type="float" office:value="3.62" calcext:value-type="float">
            <text:p>3.62</text:p>
          </table:table-cell>
          <table:table-cell office:value-type="float" office:value="9873055536" calcext:value-type="float">
            <text:p>9873055536</text:p>
          </table:table-cell>
          <table:table-cell office:value-type="float" office:value="3.36" calcext:value-type="float">
            <text:p>3.36</text:p>
          </table:table-cell>
          <table:table-cell office:value-type="float" office:value="6891643378" calcext:value-type="float">
            <text:p>6891643378</text:p>
          </table:table-cell>
          <table:table-cell office:value-type="float" office:value="3.14" calcext:value-type="float">
            <text:p>3.14</text:p>
          </table:table-cell>
          <table:table-cell office:value-type="float" office:value="8673517252" calcext:value-type="float">
            <text:p>8673517252</text:p>
          </table:table-cell>
          <table:table-cell office:value-type="float" office:value="3.8" calcext:value-type="float">
            <text:p>3.8</text:p>
          </table:table-cell>
          <table:table-cell office:value-type="float" office:value="8596297465" calcext:value-type="float">
            <text:p>8596297465</text:p>
          </table:table-cell>
          <table:table-cell office:value-type="float" office:value="3.97" calcext:value-type="float">
            <text:p>3.97</text:p>
          </table:table-cell>
          <table:table-cell office:value-type="float" office:value="6270353771" calcext:value-type="float">
            <text:p>6270353771</text:p>
          </table:table-cell>
          <table:table-cell office:value-type="float" office:value="2.97" calcext:value-type="float">
            <text:p>2.97</text:p>
          </table:table-cell>
          <table:table-cell office:value-type="float" office:value="4395742719" calcext:value-type="float">
            <text:p>4395742719</text:p>
          </table:table-cell>
          <table:table-cell office:value-type="float" office:value="2.94" calcext:value-type="float">
            <text:p>2.94</text:p>
          </table:table-cell>
          <table:table-cell office:value-type="float" office:value="5157844203" calcext:value-type="float">
            <text:p>5157844203</text:p>
          </table:table-cell>
          <table:table-cell office:value-type="float" office:value="3.41" calcext:value-type="float">
            <text:p>3.41</text:p>
          </table:table-cell>
          <table:table-cell office:value-type="float" office:value="4650535006" calcext:value-type="float">
            <text:p>4650535006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17065135445" calcext:value-type="float">
            <text:p>17065135445</text:p>
          </table:table-cell>
          <table:table-cell office:value-type="float" office:value="6.83" calcext:value-type="float">
            <text:p>6.83</text:p>
          </table:table-cell>
          <table:table-cell office:value-type="float" office:value="17754273006" calcext:value-type="float">
            <text:p>17754273006</text:p>
          </table:table-cell>
          <table:table-cell office:value-type="float" office:value="5.48" calcext:value-type="float">
            <text:p>5.48</text:p>
          </table:table-cell>
          <table:table-cell office:value-type="float" office:value="17362640542" calcext:value-type="float">
            <text:p>17362640542</text:p>
          </table:table-cell>
          <table:table-cell office:value-type="float" office:value="5.63" calcext:value-type="float">
            <text:p>5.63</text:p>
          </table:table-cell>
          <table:table-cell office:value-type="float" office:value="12195305424" calcext:value-type="float">
            <text:p>12195305424</text:p>
          </table:table-cell>
          <table:table-cell office:value-type="float" office:value="4.04" calcext:value-type="float">
            <text:p>4.04</text:p>
          </table:table-cell>
          <table:table-cell office:value-type="float" office:value="10234592774" calcext:value-type="float">
            <text:p>10234592774</text:p>
          </table:table-cell>
          <table:table-cell office:value-type="float" office:value="3.47" calcext:value-type="float">
            <text:p>3.47</text:p>
          </table:table-cell>
          <table:table-cell office:value-type="float" office:value="11034079819" calcext:value-type="float">
            <text:p>11034079819</text:p>
          </table:table-cell>
          <table:table-cell office:value-type="float" office:value="3.75" calcext:value-type="float">
            <text:p>3.75</text:p>
          </table:table-cell>
          <table:table-cell office:value-type="float" office:value="7025785209" calcext:value-type="float">
            <text:p>7025785209</text:p>
          </table:table-cell>
          <table:table-cell office:value-type="float" office:value="3.12" calcext:value-type="float">
            <text:p>3.12</text:p>
          </table:table-cell>
          <table:table-cell office:value-type="float" office:value="8708905824" calcext:value-type="float">
            <text:p>8708905824</text:p>
          </table:table-cell>
          <table:table-cell office:value-type="float" office:value="3.77" calcext:value-type="float">
            <text:p>3.77</text:p>
          </table:table-cell>
          <table:table-cell office:value-type="float" office:value="9039311630" calcext:value-type="float">
            <text:p>9039311630</text:p>
          </table:table-cell>
          <table:table-cell office:value-type="float" office:value="3.94" calcext:value-type="float">
            <text:p>3.94</text:p>
          </table:table-cell>
          <table:table-cell office:value-type="float" office:value="6407221620" calcext:value-type="float">
            <text:p>6407221620</text:p>
          </table:table-cell>
          <table:table-cell office:value-type="float" office:value="2.95" calcext:value-type="float">
            <text:p>2.95</text:p>
          </table:table-cell>
          <table:table-cell office:value-type="float" office:value="4716249496" calcext:value-type="float">
            <text:p>4716249496</text:p>
          </table:table-cell>
          <table:table-cell office:value-type="float" office:value="2.95" calcext:value-type="float">
            <text:p>2.95</text:p>
          </table:table-cell>
          <table:table-cell office:value-type="float" office:value="5107650138" calcext:value-type="float">
            <text:p>5107650138</text:p>
          </table:table-cell>
          <table:table-cell office:value-type="float" office:value="3.47" calcext:value-type="float">
            <text:p>3.47</text:p>
          </table:table-cell>
          <table:table-cell office:value-type="float" office:value="4613414972" calcext:value-type="float">
            <text:p>4613414972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15122677033" calcext:value-type="float">
            <text:p>15122677033</text:p>
          </table:table-cell>
          <table:table-cell office:value-type="float" office:value="5.4" calcext:value-type="float">
            <text:p>5.4</text:p>
          </table:table-cell>
          <table:table-cell office:value-type="float" office:value="17560405706" calcext:value-type="float">
            <text:p>17560405706</text:p>
          </table:table-cell>
          <table:table-cell office:value-type="float" office:value="5.46" calcext:value-type="float">
            <text:p>5.46</text:p>
          </table:table-cell>
          <table:table-cell office:value-type="float" office:value="13811972819" calcext:value-type="float">
            <text:p>13811972819</text:p>
          </table:table-cell>
          <table:table-cell office:value-type="float" office:value="4.44" calcext:value-type="float">
            <text:p>4.44</text:p>
          </table:table-cell>
          <table:table-cell office:value-type="float" office:value="12486539712" calcext:value-type="float">
            <text:p>12486539712</text:p>
          </table:table-cell>
          <table:table-cell office:value-type="float" office:value="4.09" calcext:value-type="float">
            <text:p>4.09</text:p>
          </table:table-cell>
          <table:table-cell office:value-type="float" office:value="10264159875" calcext:value-type="float">
            <text:p>10264159875</text:p>
          </table:table-cell>
          <table:table-cell office:value-type="float" office:value="3.45" calcext:value-type="float">
            <text:p>3.45</text:p>
          </table:table-cell>
          <table:table-cell office:value-type="float" office:value="10744441457" calcext:value-type="float">
            <text:p>10744441457</text:p>
          </table:table-cell>
          <table:table-cell office:value-type="float" office:value="3.59" calcext:value-type="float">
            <text:p>3.59</text:p>
          </table:table-cell>
          <table:table-cell office:value-type="float" office:value="6953368973" calcext:value-type="float">
            <text:p>6953368973</text:p>
          </table:table-cell>
          <table:table-cell office:value-type="float" office:value="3.13" calcext:value-type="float">
            <text:p>3.13</text:p>
          </table:table-cell>
          <table:table-cell office:value-type="float" office:value="8677672901" calcext:value-type="float">
            <text:p>8677672901</text:p>
          </table:table-cell>
          <table:table-cell office:value-type="float" office:value="3.96" calcext:value-type="float">
            <text:p>3.96</text:p>
          </table:table-cell>
          <table:table-cell office:value-type="float" office:value="8887441267" calcext:value-type="float">
            <text:p>8887441267</text:p>
          </table:table-cell>
          <table:table-cell office:value-type="float" office:value="4.01" calcext:value-type="float">
            <text:p>4.01</text:p>
          </table:table-cell>
          <table:table-cell office:value-type="float" office:value="6399764059" calcext:value-type="float">
            <text:p>6399764059</text:p>
          </table:table-cell>
          <table:table-cell office:value-type="float" office:value="2.95" calcext:value-type="float">
            <text:p>2.95</text:p>
          </table:table-cell>
          <table:table-cell office:value-type="float" office:value="4507657401" calcext:value-type="float">
            <text:p>4507657401</text:p>
          </table:table-cell>
          <table:table-cell office:value-type="float" office:value="2.96" calcext:value-type="float">
            <text:p>2.96</text:p>
          </table:table-cell>
          <table:table-cell office:value-type="float" office:value="5093967482" calcext:value-type="float">
            <text:p>5093967482</text:p>
          </table:table-cell>
          <table:table-cell office:value-type="float" office:value="3.41" calcext:value-type="float">
            <text:p>3.41</text:p>
          </table:table-cell>
          <table:table-cell office:value-type="float" office:value="4459305642" calcext:value-type="float">
            <text:p>4459305642</text:p>
          </table:table-cell>
          <table:table-cell office:value-type="float" office:value="3.14" calcext:value-type="float">
            <text:p>3.14</text:p>
          </table:table-cell>
        </table:table-row>
        <table:table-row table:style-name="ro1">
          <table:table-cell office:value-type="float" office:value="14048692778" calcext:value-type="float">
            <text:p>14048692778</text:p>
          </table:table-cell>
          <table:table-cell office:value-type="float" office:value="4.84" calcext:value-type="float">
            <text:p>4.84</text:p>
          </table:table-cell>
          <table:table-cell office:value-type="float" office:value="16987720768" calcext:value-type="float">
            <text:p>16987720768</text:p>
          </table:table-cell>
          <table:table-cell office:value-type="float" office:value="5.22" calcext:value-type="float">
            <text:p>5.22</text:p>
          </table:table-cell>
          <table:table-cell office:value-type="float" office:value="15792187570" calcext:value-type="float">
            <text:p>15792187570</text:p>
          </table:table-cell>
          <table:table-cell office:value-type="float" office:value="5.14" calcext:value-type="float">
            <text:p>5.14</text:p>
          </table:table-cell>
          <table:table-cell office:value-type="float" office:value="12563036669" calcext:value-type="float">
            <text:p>12563036669</text:p>
          </table:table-cell>
          <table:table-cell office:value-type="float" office:value="4.18" calcext:value-type="float">
            <text:p>4.18</text:p>
          </table:table-cell>
          <table:table-cell office:value-type="float" office:value="10886569284" calcext:value-type="float">
            <text:p>10886569284</text:p>
          </table:table-cell>
          <table:table-cell office:value-type="float" office:value="3.62" calcext:value-type="float">
            <text:p>3.62</text:p>
          </table:table-cell>
          <table:table-cell office:value-type="float" office:value="9907550729" calcext:value-type="float">
            <text:p>9907550729</text:p>
          </table:table-cell>
          <table:table-cell office:value-type="float" office:value="3.44" calcext:value-type="float">
            <text:p>3.44</text:p>
          </table:table-cell>
          <table:table-cell office:value-type="float" office:value="6944038061" calcext:value-type="float">
            <text:p>6944038061</text:p>
          </table:table-cell>
          <table:table-cell office:value-type="float" office:value="3.14" calcext:value-type="float">
            <text:p>3.14</text:p>
          </table:table-cell>
          <table:table-cell office:value-type="float" office:value="8922056842" calcext:value-type="float">
            <text:p>8922056842</text:p>
          </table:table-cell>
          <table:table-cell office:value-type="float" office:value="3.9" calcext:value-type="float">
            <text:p>3.9</text:p>
          </table:table-cell>
          <table:table-cell office:value-type="float" office:value="8811046491" calcext:value-type="float">
            <text:p>8811046491</text:p>
          </table:table-cell>
          <table:table-cell office:value-type="float" office:value="3.97" calcext:value-type="float">
            <text:p>3.97</text:p>
          </table:table-cell>
          <table:table-cell office:value-type="float" office:value="6526017625" calcext:value-type="float">
            <text:p>6526017625</text:p>
          </table:table-cell>
          <table:table-cell office:value-type="float" office:value="3" calcext:value-type="float">
            <text:p>3</text:p>
          </table:table-cell>
          <table:table-cell office:value-type="float" office:value="4388176676" calcext:value-type="float">
            <text:p>4388176676</text:p>
          </table:table-cell>
          <table:table-cell office:value-type="float" office:value="2.95" calcext:value-type="float">
            <text:p>2.95</text:p>
          </table:table-cell>
          <table:table-cell office:value-type="float" office:value="5223338040" calcext:value-type="float">
            <text:p>5223338040</text:p>
          </table:table-cell>
          <table:table-cell office:value-type="float" office:value="3.42" calcext:value-type="float">
            <text:p>3.42</text:p>
          </table:table-cell>
          <table:table-cell office:value-type="float" office:value="4719576994" calcext:value-type="float">
            <text:p>4719576994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 office:value-type="float" office:value="14327644913" calcext:value-type="float">
            <text:p>14327644913</text:p>
          </table:table-cell>
          <table:table-cell office:value-type="float" office:value="5.8" calcext:value-type="float">
            <text:p>5.8</text:p>
          </table:table-cell>
          <table:table-cell office:value-type="float" office:value="17101991579" calcext:value-type="float">
            <text:p>17101991579</text:p>
          </table:table-cell>
          <table:table-cell office:value-type="float" office:value="5.33" calcext:value-type="float">
            <text:p>5.33</text:p>
          </table:table-cell>
          <table:table-cell office:value-type="float" office:value="16647049199" calcext:value-type="float">
            <text:p>16647049199</text:p>
          </table:table-cell>
          <table:table-cell office:value-type="float" office:value="5.32" calcext:value-type="float">
            <text:p>5.32</text:p>
          </table:table-cell>
          <table:table-cell office:value-type="float" office:value="15201058029" calcext:value-type="float">
            <text:p>15201058029</text:p>
          </table:table-cell>
          <table:table-cell office:value-type="float" office:value="4.95" calcext:value-type="float">
            <text:p>4.95</text:p>
          </table:table-cell>
          <table:table-cell office:value-type="float" office:value="10261671506" calcext:value-type="float">
            <text:p>10261671506</text:p>
          </table:table-cell>
          <table:table-cell office:value-type="float" office:value="3.3" calcext:value-type="float">
            <text:p>3.3</text:p>
          </table:table-cell>
          <table:table-cell office:value-type="float" office:value="10740827679" calcext:value-type="float">
            <text:p>10740827679</text:p>
          </table:table-cell>
          <table:table-cell office:value-type="float" office:value="3.66" calcext:value-type="float">
            <text:p>3.66</text:p>
          </table:table-cell>
          <table:table-cell office:value-type="float" office:value="6889147776" calcext:value-type="float">
            <text:p>6889147776</text:p>
          </table:table-cell>
          <table:table-cell office:value-type="float" office:value="3.16" calcext:value-type="float">
            <text:p>3.16</text:p>
          </table:table-cell>
          <table:table-cell office:value-type="float" office:value="8380558718" calcext:value-type="float">
            <text:p>8380558718</text:p>
          </table:table-cell>
          <table:table-cell office:value-type="float" office:value="3.75" calcext:value-type="float">
            <text:p>3.75</text:p>
          </table:table-cell>
          <table:table-cell office:value-type="float" office:value="8752972514" calcext:value-type="float">
            <text:p>8752972514</text:p>
          </table:table-cell>
          <table:table-cell office:value-type="float" office:value="4.01" calcext:value-type="float">
            <text:p>4.01</text:p>
          </table:table-cell>
          <table:table-cell office:value-type="float" office:value="6629891274" calcext:value-type="float">
            <text:p>6629891274</text:p>
          </table:table-cell>
          <table:table-cell office:value-type="float" office:value="2.95" calcext:value-type="float">
            <text:p>2.95</text:p>
          </table:table-cell>
          <table:table-cell office:value-type="float" office:value="4403391770" calcext:value-type="float">
            <text:p>4403391770</text:p>
          </table:table-cell>
          <table:table-cell office:value-type="float" office:value="2.95" calcext:value-type="float">
            <text:p>2.95</text:p>
          </table:table-cell>
          <table:table-cell office:value-type="float" office:value="5113263157" calcext:value-type="float">
            <text:p>5113263157</text:p>
          </table:table-cell>
          <table:table-cell office:value-type="float" office:value="3.44" calcext:value-type="float">
            <text:p>3.44</text:p>
          </table:table-cell>
          <table:table-cell office:value-type="float" office:value="4763593347" calcext:value-type="float">
            <text:p>4763593347</text:p>
          </table:table-cell>
          <table:table-cell office:value-type="float" office:value="3.16" calcext:value-type="float">
            <text:p>3.16</text:p>
          </table:table-cell>
        </table:table-row>
        <table:table-row table:style-name="ro1">
          <table:table-cell office:value-type="float" office:value="15598204369" calcext:value-type="float">
            <text:p>15598204369</text:p>
          </table:table-cell>
          <table:table-cell office:value-type="float" office:value="5.83" calcext:value-type="float">
            <text:p>5.83</text:p>
          </table:table-cell>
          <table:table-cell office:value-type="float" office:value="16726341691" calcext:value-type="float">
            <text:p>16726341691</text:p>
          </table:table-cell>
          <table:table-cell office:value-type="float" office:value="5.23" calcext:value-type="float">
            <text:p>5.23</text:p>
          </table:table-cell>
          <table:table-cell office:value-type="float" office:value="15470050369" calcext:value-type="float">
            <text:p>15470050369</text:p>
          </table:table-cell>
          <table:table-cell office:value-type="float" office:value="5.06" calcext:value-type="float">
            <text:p>5.06</text:p>
          </table:table-cell>
          <table:table-cell office:value-type="float" office:value="12517660633" calcext:value-type="float">
            <text:p>12517660633</text:p>
          </table:table-cell>
          <table:table-cell office:value-type="float" office:value="4.14" calcext:value-type="float">
            <text:p>4.14</text:p>
          </table:table-cell>
          <table:table-cell office:value-type="float" office:value="10448868995" calcext:value-type="float">
            <text:p>10448868995</text:p>
          </table:table-cell>
          <table:table-cell office:value-type="float" office:value="3.41" calcext:value-type="float">
            <text:p>3.41</text:p>
          </table:table-cell>
          <table:table-cell office:value-type="float" office:value="10976188292" calcext:value-type="float">
            <text:p>10976188292</text:p>
          </table:table-cell>
          <table:table-cell office:value-type="float" office:value="3.71" calcext:value-type="float">
            <text:p>3.71</text:p>
          </table:table-cell>
          <table:table-cell office:value-type="float" office:value="7065098613" calcext:value-type="float">
            <text:p>7065098613</text:p>
          </table:table-cell>
          <table:table-cell office:value-type="float" office:value="3.18" calcext:value-type="float">
            <text:p>3.18</text:p>
          </table:table-cell>
          <table:table-cell office:value-type="float" office:value="8485951689" calcext:value-type="float">
            <text:p>8485951689</text:p>
          </table:table-cell>
          <table:table-cell office:value-type="float" office:value="3.83" calcext:value-type="float">
            <text:p>3.83</text:p>
          </table:table-cell>
          <table:table-cell office:value-type="float" office:value="8743865608" calcext:value-type="float">
            <text:p>8743865608</text:p>
          </table:table-cell>
          <table:table-cell office:value-type="float" office:value="3.88" calcext:value-type="float">
            <text:p>3.88</text:p>
          </table:table-cell>
          <table:table-cell office:value-type="float" office:value="6770166373" calcext:value-type="float">
            <text:p>6770166373</text:p>
          </table:table-cell>
          <table:table-cell office:value-type="float" office:value="3.01" calcext:value-type="float">
            <text:p>3.01</text:p>
          </table:table-cell>
          <table:table-cell office:value-type="float" office:value="4475326451" calcext:value-type="float">
            <text:p>4475326451</text:p>
          </table:table-cell>
          <table:table-cell office:value-type="float" office:value="2.96" calcext:value-type="float">
            <text:p>2.96</text:p>
          </table:table-cell>
          <table:table-cell office:value-type="float" office:value="5002620416" calcext:value-type="float">
            <text:p>5002620416</text:p>
          </table:table-cell>
          <table:table-cell office:value-type="float" office:value="3.44" calcext:value-type="float">
            <text:p>3.44</text:p>
          </table:table-cell>
          <table:table-cell office:value-type="float" office:value="4771421687" calcext:value-type="float">
            <text:p>4771421687</text:p>
          </table:table-cell>
          <table:table-cell office:value-type="float" office:value="3.16" calcext:value-type="float">
            <text:p>3.16</text:p>
          </table:table-cell>
        </table:table-row>
        <table:table-row table:style-name="ro1">
          <table:table-cell office:value-type="float" office:value="15175856808" calcext:value-type="float">
            <text:p>15175856808</text:p>
          </table:table-cell>
          <table:table-cell office:value-type="float" office:value="5.83" calcext:value-type="float">
            <text:p>5.83</text:p>
          </table:table-cell>
          <table:table-cell office:value-type="float" office:value="18945200543" calcext:value-type="float">
            <text:p>18945200543</text:p>
          </table:table-cell>
          <table:table-cell office:value-type="float" office:value="5.92" calcext:value-type="float">
            <text:p>5.92</text:p>
          </table:table-cell>
          <table:table-cell office:value-type="float" office:value="15901653786" calcext:value-type="float">
            <text:p>15901653786</text:p>
          </table:table-cell>
          <table:table-cell office:value-type="float" office:value="5.22" calcext:value-type="float">
            <text:p>5.22</text:p>
          </table:table-cell>
          <table:table-cell office:value-type="float" office:value="14290078359" calcext:value-type="float">
            <text:p>14290078359</text:p>
          </table:table-cell>
          <table:table-cell office:value-type="float" office:value="4.73" calcext:value-type="float">
            <text:p>4.73</text:p>
          </table:table-cell>
          <table:table-cell office:value-type="float" office:value="10233226427" calcext:value-type="float">
            <text:p>10233226427</text:p>
          </table:table-cell>
          <table:table-cell office:value-type="float" office:value="3.38" calcext:value-type="float">
            <text:p>3.38</text:p>
          </table:table-cell>
          <table:table-cell office:value-type="float" office:value="11687274125" calcext:value-type="float">
            <text:p>11687274125</text:p>
          </table:table-cell>
          <table:table-cell office:value-type="float" office:value="3.8" calcext:value-type="float">
            <text:p>3.8</text:p>
          </table:table-cell>
          <table:table-cell office:value-type="float" office:value="7904192789" calcext:value-type="float">
            <text:p>7904192789</text:p>
          </table:table-cell>
          <table:table-cell office:value-type="float" office:value="3.34" calcext:value-type="float">
            <text:p>3.34</text:p>
          </table:table-cell>
          <table:table-cell office:value-type="float" office:value="8798580074" calcext:value-type="float">
            <text:p>8798580074</text:p>
          </table:table-cell>
          <table:table-cell office:value-type="float" office:value="3.87" calcext:value-type="float">
            <text:p>3.87</text:p>
          </table:table-cell>
          <table:table-cell office:value-type="float" office:value="8853972157" calcext:value-type="float">
            <text:p>8853972157</text:p>
          </table:table-cell>
          <table:table-cell office:value-type="float" office:value="3.99" calcext:value-type="float">
            <text:p>3.99</text:p>
          </table:table-cell>
          <table:table-cell office:value-type="float" office:value="6325835198" calcext:value-type="float">
            <text:p>6325835198</text:p>
          </table:table-cell>
          <table:table-cell office:value-type="float" office:value="2.95" calcext:value-type="float">
            <text:p>2.95</text:p>
          </table:table-cell>
          <table:table-cell office:value-type="float" office:value="4312415086" calcext:value-type="float">
            <text:p>4312415086</text:p>
          </table:table-cell>
          <table:table-cell office:value-type="float" office:value="2.95" calcext:value-type="float">
            <text:p>2.95</text:p>
          </table:table-cell>
          <table:table-cell office:value-type="float" office:value="4964775485" calcext:value-type="float">
            <text:p>4964775485</text:p>
          </table:table-cell>
          <table:table-cell office:value-type="float" office:value="3.42" calcext:value-type="float">
            <text:p>3.42</text:p>
          </table:table-cell>
          <table:table-cell office:value-type="float" office:value="4759121530" calcext:value-type="float">
            <text:p>4759121530</text:p>
          </table:table-cell>
          <table:table-cell office:value-type="float" office:value="3.14" calcext:value-type="float">
            <text:p>3.14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 table:formula="of:=AVERAGE([.A2:.A31])" office:value-type="float" office:value="17105127713.6667" calcext:value-type="float">
            <text:p>17105127713.6667</text:p>
          </table:table-cell>
          <table:table-cell table:formula="of:=AVERAGE([.B2:.B31])" office:value-type="float" office:value="5.88433333333334" calcext:value-type="float">
            <text:p>5.8843333333</text:p>
          </table:table-cell>
          <table:table-cell table:formula="of:=AVERAGE([.C2:.C31])" office:value-type="float" office:value="18013095824" calcext:value-type="float">
            <text:p>18013095824</text:p>
          </table:table-cell>
          <table:table-cell table:formula="of:=AVERAGE([.D2:.D31])" office:value-type="float" office:value="5.66066666666667" calcext:value-type="float">
            <text:p>5.6606666667</text:p>
          </table:table-cell>
          <table:table-cell table:formula="of:=AVERAGE([.E2:.E31])" office:value-type="float" office:value="15956489756.7" calcext:value-type="float">
            <text:p>15956489756.7</text:p>
          </table:table-cell>
          <table:table-cell table:formula="of:=AVERAGE([.F2:.F31])" office:value-type="float" office:value="5.19533333333333" calcext:value-type="float">
            <text:p>5.1953333333</text:p>
          </table:table-cell>
          <table:table-cell table:formula="of:=AVERAGE([.G2:.G31])" office:value-type="float" office:value="13529903252.1" calcext:value-type="float">
            <text:p>13529903252.1</text:p>
          </table:table-cell>
          <table:table-cell table:formula="of:=AVERAGE([.H2:.H31])" office:value-type="float" office:value="4.476" calcext:value-type="float">
            <text:p>4.476</text:p>
          </table:table-cell>
          <table:table-cell table:formula="of:=AVERAGE([.I2:.I31])" office:value-type="float" office:value="10296177054.5333" calcext:value-type="float">
            <text:p>10296177054.5333</text:p>
          </table:table-cell>
          <table:table-cell table:formula="of:=AVERAGE([.J2:.J31])" office:value-type="float" office:value="3.44433333333333" calcext:value-type="float">
            <text:p>3.4443333333</text:p>
          </table:table-cell>
          <table:table-cell table:formula="of:=AVERAGE([.K2:.K31])" office:value-type="float" office:value="10925568407.3333" calcext:value-type="float">
            <text:p>10925568407.3333</text:p>
          </table:table-cell>
          <table:table-cell table:formula="of:=AVERAGE([.L2:.L31])" office:value-type="float" office:value="3.685" calcext:value-type="float">
            <text:p>3.685</text:p>
          </table:table-cell>
          <table:table-cell table:formula="of:=AVERAGE([.M2:.M31])" office:value-type="float" office:value="7180942016.3" calcext:value-type="float">
            <text:p>7180942016.3</text:p>
          </table:table-cell>
          <table:table-cell table:formula="of:=AVERAGE([.N2:.N31])" office:value-type="float" office:value="3.21166666666667" calcext:value-type="float">
            <text:p>3.2116666667</text:p>
          </table:table-cell>
          <table:table-cell table:formula="of:=AVERAGE([.O2:.O31])" office:value-type="float" office:value="8719476639.1" calcext:value-type="float">
            <text:p>8719476639.1</text:p>
          </table:table-cell>
          <table:table-cell table:formula="of:=AVERAGE([.P2:.P31])" office:value-type="float" office:value="3.874" calcext:value-type="float">
            <text:p>3.874</text:p>
          </table:table-cell>
          <table:table-cell table:formula="of:=AVERAGE([.Q2:.Q31])" office:value-type="float" office:value="8902698237.5" calcext:value-type="float">
            <text:p>8902698237.5</text:p>
          </table:table-cell>
          <table:table-cell table:formula="of:=AVERAGE([.R2:.R31])" office:value-type="float" office:value="3.97266666666667" calcext:value-type="float">
            <text:p>3.9726666667</text:p>
          </table:table-cell>
          <table:table-cell table:formula="of:=AVERAGE([.S2:.S31])" office:value-type="float" office:value="6477423397.96667" calcext:value-type="float">
            <text:p>6477423397.96667</text:p>
          </table:table-cell>
          <table:table-cell table:formula="of:=AVERAGE([.T2:.T31])" office:value-type="float" office:value="2.96066666666667" calcext:value-type="float">
            <text:p>2.9606666667</text:p>
          </table:table-cell>
          <table:table-cell table:formula="of:=AVERAGE([.U2:.U31])" office:value-type="float" office:value="4413161429.36667" calcext:value-type="float">
            <text:p>4413161429.36667</text:p>
          </table:table-cell>
          <table:table-cell table:formula="of:=AVERAGE([.V2:.V31])" office:value-type="float" office:value="2.95333333333333" calcext:value-type="float">
            <text:p>2.9533333333</text:p>
          </table:table-cell>
          <table:table-cell table:formula="of:=AVERAGE([.W2:.W31])" office:value-type="float" office:value="5146086539.9" calcext:value-type="float">
            <text:p>5146086539.9</text:p>
          </table:table-cell>
          <table:table-cell table:formula="of:=AVERAGE([.X2:.X31])" office:value-type="float" office:value="3.46966666666667" calcext:value-type="float">
            <text:p>3.4696666667</text:p>
          </table:table-cell>
          <table:table-cell table:formula="of:=AVERAGE([.Y2:.Y31])" office:value-type="float" office:value="4662532893.13333" calcext:value-type="float">
            <text:p>4662532893.13333</text:p>
          </table:table-cell>
          <table:table-cell table:formula="of:=AVERAGE([.Z2:.Z31])" office:value-type="float" office:value="3.149" calcext:value-type="float">
            <text:p>3.149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table:style-name="ce9" office:value-type="string" calcext:value-type="string" table:number-columns-spanned="2" table:number-rows-spanned="1">
            <text:p>./dt.A.21.10835.1.mpiP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./dt.A.21.11613.1.mpiP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./dt.A.21.11993.1.mpiP</text:p>
          </table:table-cell>
          <table:covered-table-cell/>
          <table:table-cell table:style-name="ce4" office:value-type="string" calcext:value-type="string" table:number-columns-spanned="2" table:number-rows-spanned="1">
            <text:p>./dt.A.21.13571.1.mpiP</text:p>
          </table:table-cell>
          <table:covered-table-cell/>
          <table:table-cell table:style-name="ce4" office:value-type="string" calcext:value-type="string" table:number-columns-spanned="2" table:number-rows-spanned="1">
            <text:p>./dt.A.21.13599.1.mpiP</text:p>
          </table:table-cell>
          <table:covered-table-cell/>
          <table:table-cell office:value-type="string" calcext:value-type="string">
            <text:p>./dt.A.21.15124.1.mpiP</text:p>
          </table:table-cell>
          <table:table-cell/>
          <table:table-cell office:value-type="string" calcext:value-type="string">
            <text:p>./dt.A.21.15918.1.mpiP</text:p>
          </table:table-cell>
          <table:table-cell/>
          <table:table-cell office:value-type="string" calcext:value-type="string">
            <text:p>./dt.A.21.16328.1.mpiP</text:p>
          </table:table-cell>
          <table:table-cell/>
          <table:table-cell office:value-type="string" calcext:value-type="string">
            <text:p>./dt.A.21.17603.1.mpiP</text:p>
          </table:table-cell>
          <table:table-cell/>
          <table:table-cell office:value-type="string" calcext:value-type="string">
            <text:p>./dt.A.21.17676.1.mpiP</text:p>
          </table:table-cell>
          <table:table-cell/>
          <table:table-cell office:value-type="string" calcext:value-type="string">
            <text:p>./dt.A.21.19928.1.mpiP</text:p>
          </table:table-cell>
          <table:table-cell/>
          <table:table-cell office:value-type="string" calcext:value-type="string">
            <text:p>./dt.A.21.20931.1.mpiP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./dt.A.21.14327.1.mpiP</text:p>
          </table:table-cell>
          <table:table-cell/>
          <table:table-cell office:value-type="string" calcext:value-type="string">
            <text:p>./dt.A.21.15099.1.mpiP</text:p>
          </table:table-cell>
          <table:table-cell/>
          <table:table-cell office:value-type="string" calcext:value-type="string">
            <text:p>./dt.A.21.15892.1.mpiP</text:p>
          </table:table-cell>
          <table:table-cell/>
          <table:table-cell office:value-type="string" calcext:value-type="string">
            <text:p>./dt.A.21.16301.1.mpiP</text:p>
          </table:table-cell>
          <table:table-cell/>
          <table:table-cell office:value-type="string" calcext:value-type="string">
            <text:p>./dt.A.21.17575.1.mpiP</text:p>
          </table:table-cell>
          <table:table-cell/>
          <table:table-cell office:value-type="string" calcext:value-type="string">
            <text:p>./dt.A.21.18098.1.mpiP</text:p>
          </table:table-cell>
          <table:table-cell/>
          <table:table-cell office:value-type="string" calcext:value-type="string">
            <text:p>./dt.A.21.20379.1.mpiP</text:p>
          </table:table-cell>
          <table:table-cell/>
          <table:table-cell office:value-type="string" calcext:value-type="string">
            <text:p>./dt.A.21.20901.1.mpiP</text:p>
          </table:table-cell>
          <table:table-cell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49766080620" calcext:value-type="float">
            <text:p>49766080620</text:p>
          </table:table-cell>
          <table:table-cell office:value-type="float" office:value="16.7" calcext:value-type="float">
            <text:p>16.7</text:p>
          </table:table-cell>
          <table:table-cell table:number-columns-repeated="2"/>
          <table:table-cell office:value-type="string" calcext:value-type="string">
            <text:p>./dt.A.21.14748.1.mpiP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float" office:value="50152643574" calcext:value-type="float">
            <text:p>50152643574</text:p>
          </table:table-cell>
          <table:table-cell office:value-type="float" office:value="16.81" calcext:value-type="float">
            <text:p>16.81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table:number-columns-repeated="6"/>
          <table:table-cell office:value-type="float" office:value="96382455712" calcext:value-type="float">
            <text:p>96382455712</text:p>
          </table:table-cell>
          <table:table-cell office:value-type="float" office:value="30.34" calcext:value-type="float">
            <text:p>30.34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66" calcext:value-type="float">
            <text:p>5.66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float" office:value="8.02" calcext:value-type="float">
            <text:p>8.02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2" calcext:value-type="float">
            <text:p>5.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5.66" calcext:value-type="float">
            <text:p>5.66</text:p>
          </table:table-cell>
          <table:table-cell office:value-type="float" office:value="8.44" calcext:value-type="float">
            <text:p>8.44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48" calcext:value-type="float">
            <text:p>4.48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5.2" calcext:value-type="float">
            <text:p>5.2</text:p>
          </table:table-cell>
          <table:table-cell office:value-type="float" office:value="7.48" calcext:value-type="float">
            <text:p>7.48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44" calcext:value-type="float">
            <text:p>3.44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office:value-type="float" office:value="4.48" calcext:value-type="float">
            <text:p>4.48</text:p>
          </table:table-cell>
          <table:table-cell office:value-type="float" office:value="6.34" calcext:value-type="float">
            <text:p>6.34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69" calcext:value-type="float">
            <text:p>3.69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office:value-type="float" office:value="3.44" calcext:value-type="float">
            <text:p>3.44</text:p>
          </table:table-cell>
          <table:table-cell office:value-type="float" office:value="4.82" calcext:value-type="float">
            <text:p>4.82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office:value-type="float" office:value="3.69" calcext:value-type="float">
            <text:p>3.69</text:p>
          </table:table-cell>
          <table:table-cell office:value-type="float" office:value="5.12" calcext:value-type="float">
            <text:p>5.12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3"/>
          <table:table-cell office:value-type="float" office:value="7" calcext:value-type="float">
            <text:p>7</text:p>
          </table:table-cell>
          <table:table-cell office:value-type="float" office:value="3.21" calcext:value-type="float">
            <text:p>3.21</text:p>
          </table:table-cell>
          <table:table-cell office:value-type="float" office:value="3.36" calcext:value-type="float">
            <text:p>3.36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3"/>
          <table:table-cell office:value-type="float" office:value="8" calcext:value-type="float">
            <text:p>8</text:p>
          </table:table-cell>
          <table:table-cell office:value-type="float" office:value="3.87" calcext:value-type="float">
            <text:p>3.87</text:p>
          </table:table-cell>
          <table:table-cell office:value-type="float" office:value="4.09" calcext:value-type="float">
            <text:p>4.09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office:value-type="float" office:value="3.97" calcext:value-type="float">
            <text:p>3.97</text:p>
          </table:table-cell>
          <table:table-cell office:value-type="float" office:value="4.17" calcext:value-type="float">
            <text:p>4.17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3"/>
          <table:table-cell office:value-type="float" office:value="10" calcext:value-type="float">
            <text:p>10</text:p>
          </table:table-cell>
          <table:table-cell office:value-type="float" office:value="2.96" calcext:value-type="float">
            <text:p>2.96</text:p>
          </table:table-cell>
          <table:table-cell office:value-type="float" office:value="3.04" calcext:value-type="float">
            <text:p>3.04</text:p>
          </table:table-cell>
          <table:table-cell table:number-columns-repeated="9"/>
        </table:table-row>
        <table:table-row table:style-name="ro1">
          <table:table-cell table:number-columns-repeated="14"/>
          <table:table-cell office:value-type="float" office:value="11" calcext:value-type="float">
            <text:p>11</text:p>
          </table:table-cell>
          <table:table-cell office:value-type="float" office:value="2.95" calcext:value-type="float">
            <text:p>2.95</text:p>
          </table:table-cell>
          <table:table-cell office:value-type="float" office:value="2.07" calcext:value-type="float">
            <text:p>2.07</text:p>
          </table:table-cell>
          <table:table-cell table:number-columns-repeated="9"/>
        </table:table-row>
        <table:table-row table:style-name="ro1">
          <table:table-cell table:number-columns-repeated="14"/>
          <table:table-cell office:value-type="float" office:value="12" calcext:value-type="float">
            <text:p>12</text:p>
          </table:table-cell>
          <table:table-cell office:value-type="float" office:value="3.46" calcext:value-type="float">
            <text:p>3.46</text:p>
          </table:table-cell>
          <table:table-cell office:value-type="float" office:value="2.41" calcext:value-type="float">
            <text:p>2.41</text:p>
          </table:table-cell>
          <table:table-cell table:number-columns-repeated="9"/>
        </table:table-row>
        <table:table-row table:style-name="ro1">
          <table:table-cell table:number-columns-repeated="14"/>
          <table:table-cell office:value-type="float" office:value="13" calcext:value-type="float">
            <text:p>13</text:p>
          </table:table-cell>
          <table:table-cell office:value-type="float" office:value="3.15" calcext:value-type="float">
            <text:p>3.15</text:p>
          </table:table-cell>
          <table:table-cell office:value-type="float" office:value="2.18" calcext:value-type="float">
            <text:p>2.18</text:p>
          </table:table-cell>
          <table:table-cell table:number-columns-repeated="9"/>
        </table:table-row>
      </table:table>
      <table:table table:name="NumInstr(Both2-3)" table:style-name="ta1">
        <table:table-column table:style-name="co3" table:number-columns-repeated="26" table:default-cell-style-name="Default"/>
        <table:table-row table:style-name="ro1">
          <table:table-cell office:value-type="string" calcext:value-type="string">
            <text:p>1-v2</text:p>
          </table:table-cell>
          <table:table-cell office:value-type="string" calcext:value-type="string">
            <text:p>1-v3</text:p>
          </table:table-cell>
          <table:table-cell office:value-type="string" calcext:value-type="string">
            <text:p>2-v1</text:p>
          </table:table-cell>
          <table:table-cell office:value-type="string" calcext:value-type="string">
            <text:p>2-v3</text:p>
          </table:table-cell>
          <table:table-cell office:value-type="string" calcext:value-type="string">
            <text:p>3-v2</text:p>
          </table:table-cell>
          <table:table-cell office:value-type="string" calcext:value-type="string">
            <text:p>3-v3</text:p>
          </table:table-cell>
          <table:table-cell office:value-type="string" calcext:value-type="string">
            <text:p>4-v2</text:p>
          </table:table-cell>
          <table:table-cell office:value-type="string" calcext:value-type="string">
            <text:p>4-v3</text:p>
          </table:table-cell>
          <table:table-cell office:value-type="string" calcext:value-type="string">
            <text:p>5-v2</text:p>
          </table:table-cell>
          <table:table-cell office:value-type="string" calcext:value-type="string">
            <text:p>5-v3</text:p>
          </table:table-cell>
          <table:table-cell office:value-type="string" calcext:value-type="string">
            <text:p>6-v2</text:p>
          </table:table-cell>
          <table:table-cell office:value-type="string" calcext:value-type="string">
            <text:p>6-v3</text:p>
          </table:table-cell>
          <table:table-cell office:value-type="string" calcext:value-type="string">
            <text:p>7-v2</text:p>
          </table:table-cell>
          <table:table-cell office:value-type="string" calcext:value-type="string">
            <text:p>7-v3</text:p>
          </table:table-cell>
          <table:table-cell office:value-type="string" calcext:value-type="string">
            <text:p>8-v2</text:p>
          </table:table-cell>
          <table:table-cell office:value-type="string" calcext:value-type="string">
            <text:p>8-v3</text:p>
          </table:table-cell>
          <table:table-cell office:value-type="string" calcext:value-type="string">
            <text:p>9-v2</text:p>
          </table:table-cell>
          <table:table-cell office:value-type="string" calcext:value-type="string">
            <text:p>9-v3</text:p>
          </table:table-cell>
          <table:table-cell office:value-type="string" calcext:value-type="string">
            <text:p>10-v2</text:p>
          </table:table-cell>
          <table:table-cell office:value-type="string" calcext:value-type="string">
            <text:p>10-v3</text:p>
          </table:table-cell>
          <table:table-cell office:value-type="string" calcext:value-type="string">
            <text:p>11-v2</text:p>
          </table:table-cell>
          <table:table-cell office:value-type="string" calcext:value-type="string">
            <text:p>11-v3</text:p>
          </table:table-cell>
          <table:table-cell office:value-type="string" calcext:value-type="string">
            <text:p>12-v2</text:p>
          </table:table-cell>
          <table:table-cell office:value-type="string" calcext:value-type="string">
            <text:p>12-v3</text:p>
          </table:table-cell>
          <table:table-cell office:value-type="string" calcext:value-type="string">
            <text:p>13-v2</text:p>
          </table:table-cell>
          <table:table-cell office:value-type="string" calcext:value-type="string">
            <text:p>13-v3</text:p>
          </table:table-cell>
        </table:table-row>
        <table:table-row table:style-name="ro1">
          <table:table-cell office:value-type="float" office:value="15671857781" calcext:value-type="float">
            <text:p>15671857781</text:p>
          </table:table-cell>
          <table:table-cell office:value-type="float" office:value="19939588194" calcext:value-type="float">
            <text:p>19939588194</text:p>
          </table:table-cell>
          <table:table-cell office:value-type="float" office:value="11119278484" calcext:value-type="float">
            <text:p>11119278484</text:p>
          </table:table-cell>
          <table:table-cell office:value-type="float" office:value="18059680506" calcext:value-type="float">
            <text:p>18059680506</text:p>
          </table:table-cell>
          <table:table-cell office:value-type="float" office:value="9960310296" calcext:value-type="float">
            <text:p>9960310296</text:p>
          </table:table-cell>
          <table:table-cell office:value-type="float" office:value="14606971564" calcext:value-type="float">
            <text:p>14606971564</text:p>
          </table:table-cell>
          <table:table-cell office:value-type="float" office:value="6730265770" calcext:value-type="float">
            <text:p>6730265770</text:p>
          </table:table-cell>
          <table:table-cell office:value-type="float" office:value="13017954820" calcext:value-type="float">
            <text:p>13017954820</text:p>
          </table:table-cell>
          <table:table-cell office:value-type="float" office:value="5069161020" calcext:value-type="float">
            <text:p>5069161020</text:p>
          </table:table-cell>
          <table:table-cell office:value-type="float" office:value="10164235307" calcext:value-type="float">
            <text:p>10164235307</text:p>
          </table:table-cell>
          <table:table-cell office:value-type="float" office:value="4878597771" calcext:value-type="float">
            <text:p>4878597771</text:p>
          </table:table-cell>
          <table:table-cell office:value-type="float" office:value="10781229674" calcext:value-type="float">
            <text:p>10781229674</text:p>
          </table:table-cell>
          <table:table-cell office:value-type="float" office:value="4667221039" calcext:value-type="float">
            <text:p>4667221039</text:p>
          </table:table-cell>
          <table:table-cell office:value-type="float" office:value="7171327658" calcext:value-type="float">
            <text:p>7171327658</text:p>
          </table:table-cell>
          <table:table-cell office:value-type="float" office:value="4456921254" calcext:value-type="float">
            <text:p>4456921254</text:p>
          </table:table-cell>
          <table:table-cell office:value-type="float" office:value="8770156213" calcext:value-type="float">
            <text:p>8770156213</text:p>
          </table:table-cell>
          <table:table-cell office:value-type="float" office:value="4490678000" calcext:value-type="float">
            <text:p>4490678000</text:p>
          </table:table-cell>
          <table:table-cell office:value-type="float" office:value="8880531538" calcext:value-type="float">
            <text:p>8880531538</text:p>
          </table:table-cell>
          <table:table-cell office:value-type="float" office:value="3171653965" calcext:value-type="float">
            <text:p>3171653965</text:p>
          </table:table-cell>
          <table:table-cell office:value-type="float" office:value="6346277508" calcext:value-type="float">
            <text:p>6346277508</text:p>
          </table:table-cell>
          <table:table-cell office:value-type="float" office:value="3615688432" calcext:value-type="float">
            <text:p>3615688432</text:p>
          </table:table-cell>
          <table:table-cell office:value-type="float" office:value="4321373132" calcext:value-type="float">
            <text:p>4321373132</text:p>
          </table:table-cell>
          <table:table-cell office:value-type="float" office:value="3891440993" calcext:value-type="float">
            <text:p>3891440993</text:p>
          </table:table-cell>
          <table:table-cell office:value-type="float" office:value="4919293820" calcext:value-type="float">
            <text:p>4919293820</text:p>
          </table:table-cell>
          <table:table-cell office:value-type="float" office:value="3134546918" calcext:value-type="float">
            <text:p>3134546918</text:p>
          </table:table-cell>
          <table:table-cell office:value-type="float" office:value="4641583538" calcext:value-type="float">
            <text:p>4641583538</text:p>
          </table:table-cell>
        </table:table-row>
        <table:table-row table:style-name="ro1">
          <table:table-cell office:value-type="float" office:value="10997382986" calcext:value-type="float">
            <text:p>10997382986</text:p>
          </table:table-cell>
          <table:table-cell office:value-type="float" office:value="14493958040" calcext:value-type="float">
            <text:p>14493958040</text:p>
          </table:table-cell>
          <table:table-cell office:value-type="float" office:value="12738814548" calcext:value-type="float">
            <text:p>12738814548</text:p>
          </table:table-cell>
          <table:table-cell office:value-type="float" office:value="19342553131" calcext:value-type="float">
            <text:p>19342553131</text:p>
          </table:table-cell>
          <table:table-cell office:value-type="float" office:value="9645960097" calcext:value-type="float">
            <text:p>9645960097</text:p>
          </table:table-cell>
          <table:table-cell office:value-type="float" office:value="17153594062" calcext:value-type="float">
            <text:p>17153594062</text:p>
          </table:table-cell>
          <table:table-cell office:value-type="float" office:value="8165170703" calcext:value-type="float">
            <text:p>8165170703</text:p>
          </table:table-cell>
          <table:table-cell office:value-type="float" office:value="16096652935" calcext:value-type="float">
            <text:p>16096652935</text:p>
          </table:table-cell>
          <table:table-cell office:value-type="float" office:value="5697553857" calcext:value-type="float">
            <text:p>5697553857</text:p>
          </table:table-cell>
          <table:table-cell office:value-type="float" office:value="9682977587" calcext:value-type="float">
            <text:p>9682977587</text:p>
          </table:table-cell>
          <table:table-cell office:value-type="float" office:value="5194162836" calcext:value-type="float">
            <text:p>5194162836</text:p>
          </table:table-cell>
          <table:table-cell office:value-type="float" office:value="11031400379" calcext:value-type="float">
            <text:p>11031400379</text:p>
          </table:table-cell>
          <table:table-cell office:value-type="float" office:value="4769960813" calcext:value-type="float">
            <text:p>4769960813</text:p>
          </table:table-cell>
          <table:table-cell office:value-type="float" office:value="6969383337" calcext:value-type="float">
            <text:p>6969383337</text:p>
          </table:table-cell>
          <table:table-cell office:value-type="float" office:value="4424577636" calcext:value-type="float">
            <text:p>4424577636</text:p>
          </table:table-cell>
          <table:table-cell office:value-type="float" office:value="8487888923" calcext:value-type="float">
            <text:p>8487888923</text:p>
          </table:table-cell>
          <table:table-cell office:value-type="float" office:value="4369888906" calcext:value-type="float">
            <text:p>4369888906</text:p>
          </table:table-cell>
          <table:table-cell office:value-type="float" office:value="9020051690" calcext:value-type="float">
            <text:p>9020051690</text:p>
          </table:table-cell>
          <table:table-cell office:value-type="float" office:value="3171776868" calcext:value-type="float">
            <text:p>3171776868</text:p>
          </table:table-cell>
          <table:table-cell office:value-type="float" office:value="6504028645" calcext:value-type="float">
            <text:p>6504028645</text:p>
          </table:table-cell>
          <table:table-cell office:value-type="float" office:value="3510503877" calcext:value-type="float">
            <text:p>3510503877</text:p>
          </table:table-cell>
          <table:table-cell office:value-type="float" office:value="4244466350" calcext:value-type="float">
            <text:p>4244466350</text:p>
          </table:table-cell>
          <table:table-cell office:value-type="float" office:value="4040118885" calcext:value-type="float">
            <text:p>4040118885</text:p>
          </table:table-cell>
          <table:table-cell office:value-type="float" office:value="5087494321" calcext:value-type="float">
            <text:p>5087494321</text:p>
          </table:table-cell>
          <table:table-cell office:value-type="float" office:value="3119989069" calcext:value-type="float">
            <text:p>3119989069</text:p>
          </table:table-cell>
          <table:table-cell office:value-type="float" office:value="4633601925" calcext:value-type="float">
            <text:p>4633601925</text:p>
          </table:table-cell>
        </table:table-row>
        <table:table-row table:style-name="ro1">
          <table:table-cell office:value-type="float" office:value="17337562105" calcext:value-type="float">
            <text:p>17337562105</text:p>
          </table:table-cell>
          <table:table-cell office:value-type="float" office:value="20925597275" calcext:value-type="float">
            <text:p>20925597275</text:p>
          </table:table-cell>
          <table:table-cell office:value-type="float" office:value="11937856861" calcext:value-type="float">
            <text:p>11937856861</text:p>
          </table:table-cell>
          <table:table-cell office:value-type="float" office:value="20519671898" calcext:value-type="float">
            <text:p>20519671898</text:p>
          </table:table-cell>
          <table:table-cell office:value-type="float" office:value="8374653619" calcext:value-type="float">
            <text:p>8374653619</text:p>
          </table:table-cell>
          <table:table-cell office:value-type="float" office:value="18824547353" calcext:value-type="float">
            <text:p>18824547353</text:p>
          </table:table-cell>
          <table:table-cell office:value-type="float" office:value="8103586790" calcext:value-type="float">
            <text:p>8103586790</text:p>
          </table:table-cell>
          <table:table-cell office:value-type="float" office:value="13122381633" calcext:value-type="float">
            <text:p>13122381633</text:p>
          </table:table-cell>
          <table:table-cell office:value-type="float" office:value="5690189162" calcext:value-type="float">
            <text:p>5690189162</text:p>
          </table:table-cell>
          <table:table-cell office:value-type="float" office:value="9983016364" calcext:value-type="float">
            <text:p>9983016364</text:p>
          </table:table-cell>
          <table:table-cell office:value-type="float" office:value="5949425546" calcext:value-type="float">
            <text:p>5949425546</text:p>
          </table:table-cell>
          <table:table-cell office:value-type="float" office:value="10733944223" calcext:value-type="float">
            <text:p>10733944223</text:p>
          </table:table-cell>
          <table:table-cell office:value-type="float" office:value="4205975661" calcext:value-type="float">
            <text:p>4205975661</text:p>
          </table:table-cell>
          <table:table-cell office:value-type="float" office:value="7589753708" calcext:value-type="float">
            <text:p>7589753708</text:p>
          </table:table-cell>
          <table:table-cell office:value-type="float" office:value="4528765730" calcext:value-type="float">
            <text:p>4528765730</text:p>
          </table:table-cell>
          <table:table-cell office:value-type="float" office:value="8569101151" calcext:value-type="float">
            <text:p>8569101151</text:p>
          </table:table-cell>
          <table:table-cell office:value-type="float" office:value="4849073087" calcext:value-type="float">
            <text:p>4849073087</text:p>
          </table:table-cell>
          <table:table-cell office:value-type="float" office:value="9016894829" calcext:value-type="float">
            <text:p>9016894829</text:p>
          </table:table-cell>
          <table:table-cell office:value-type="float" office:value="3107540930" calcext:value-type="float">
            <text:p>3107540930</text:p>
          </table:table-cell>
          <table:table-cell office:value-type="float" office:value="6730896504" calcext:value-type="float">
            <text:p>6730896504</text:p>
          </table:table-cell>
          <table:table-cell office:value-type="float" office:value="3495273575" calcext:value-type="float">
            <text:p>3495273575</text:p>
          </table:table-cell>
          <table:table-cell office:value-type="float" office:value="4441783427" calcext:value-type="float">
            <text:p>4441783427</text:p>
          </table:table-cell>
          <table:table-cell office:value-type="float" office:value="3790810822" calcext:value-type="float">
            <text:p>3790810822</text:p>
          </table:table-cell>
          <table:table-cell office:value-type="float" office:value="4938115401" calcext:value-type="float">
            <text:p>4938115401</text:p>
          </table:table-cell>
          <table:table-cell office:value-type="float" office:value="3668293745" calcext:value-type="float">
            <text:p>3668293745</text:p>
          </table:table-cell>
          <table:table-cell office:value-type="float" office:value="4788950255" calcext:value-type="float">
            <text:p>4788950255</text:p>
          </table:table-cell>
        </table:table-row>
        <table:table-row table:style-name="ro1">
          <table:table-cell office:value-type="float" office:value="13914693775" calcext:value-type="float">
            <text:p>13914693775</text:p>
          </table:table-cell>
          <table:table-cell office:value-type="float" office:value="17623302521" calcext:value-type="float">
            <text:p>17623302521</text:p>
          </table:table-cell>
          <table:table-cell office:value-type="float" office:value="13618841305" calcext:value-type="float">
            <text:p>13618841305</text:p>
          </table:table-cell>
          <table:table-cell office:value-type="float" office:value="17948286924" calcext:value-type="float">
            <text:p>17948286924</text:p>
          </table:table-cell>
          <table:table-cell office:value-type="float" office:value="8142858041" calcext:value-type="float">
            <text:p>8142858041</text:p>
          </table:table-cell>
          <table:table-cell office:value-type="float" office:value="14683291292" calcext:value-type="float">
            <text:p>14683291292</text:p>
          </table:table-cell>
          <table:table-cell office:value-type="float" office:value="5822220317" calcext:value-type="float">
            <text:p>5822220317</text:p>
          </table:table-cell>
          <table:table-cell office:value-type="float" office:value="15251844114" calcext:value-type="float">
            <text:p>15251844114</text:p>
          </table:table-cell>
          <table:table-cell office:value-type="float" office:value="6262965331" calcext:value-type="float">
            <text:p>6262965331</text:p>
          </table:table-cell>
          <table:table-cell office:value-type="float" office:value="10750168519" calcext:value-type="float">
            <text:p>10750168519</text:p>
          </table:table-cell>
          <table:table-cell office:value-type="float" office:value="4842846487" calcext:value-type="float">
            <text:p>4842846487</text:p>
          </table:table-cell>
          <table:table-cell office:value-type="float" office:value="11649335546" calcext:value-type="float">
            <text:p>11649335546</text:p>
          </table:table-cell>
          <table:table-cell office:value-type="float" office:value="4002902051" calcext:value-type="float">
            <text:p>4002902051</text:p>
          </table:table-cell>
          <table:table-cell office:value-type="float" office:value="7010055209" calcext:value-type="float">
            <text:p>7010055209</text:p>
          </table:table-cell>
          <table:table-cell office:value-type="float" office:value="5182631197" calcext:value-type="float">
            <text:p>5182631197</text:p>
          </table:table-cell>
          <table:table-cell office:value-type="float" office:value="8848101961" calcext:value-type="float">
            <text:p>8848101961</text:p>
          </table:table-cell>
          <table:table-cell office:value-type="float" office:value="4058662912" calcext:value-type="float">
            <text:p>4058662912</text:p>
          </table:table-cell>
          <table:table-cell office:value-type="float" office:value="8935403133" calcext:value-type="float">
            <text:p>8935403133</text:p>
          </table:table-cell>
          <table:table-cell office:value-type="float" office:value="3377366208" calcext:value-type="float">
            <text:p>3377366208</text:p>
          </table:table-cell>
          <table:table-cell office:value-type="float" office:value="6344171335" calcext:value-type="float">
            <text:p>6344171335</text:p>
          </table:table-cell>
          <table:table-cell office:value-type="float" office:value="3337479412" calcext:value-type="float">
            <text:p>3337479412</text:p>
          </table:table-cell>
          <table:table-cell office:value-type="float" office:value="4336226845" calcext:value-type="float">
            <text:p>4336226845</text:p>
          </table:table-cell>
          <table:table-cell office:value-type="float" office:value="3436591123" calcext:value-type="float">
            <text:p>3436591123</text:p>
          </table:table-cell>
          <table:table-cell office:value-type="float" office:value="4899997355" calcext:value-type="float">
            <text:p>4899997355</text:p>
          </table:table-cell>
          <table:table-cell office:value-type="float" office:value="3208886679" calcext:value-type="float">
            <text:p>3208886679</text:p>
          </table:table-cell>
          <table:table-cell office:value-type="float" office:value="4690204924" calcext:value-type="float">
            <text:p>4690204924</text:p>
          </table:table-cell>
        </table:table-row>
        <table:table-row table:style-name="ro1">
          <table:table-cell office:value-type="float" office:value="15689645523" calcext:value-type="float">
            <text:p>15689645523</text:p>
          </table:table-cell>
          <table:table-cell office:value-type="float" office:value="16716937792" calcext:value-type="float">
            <text:p>16716937792</text:p>
          </table:table-cell>
          <table:table-cell table:formula="of:=AVERAGEA([.C2:.C5])" office:value-type="float" office:value="12353697799.5" calcext:value-type="float">
            <text:p>12353697799.5</text:p>
          </table:table-cell>
          <table:table-cell office:value-type="float" office:value="18813844412" calcext:value-type="float">
            <text:p>18813844412</text:p>
          </table:table-cell>
          <table:table-cell office:value-type="float" office:value="9548511448" calcext:value-type="float">
            <text:p>9548511448</text:p>
          </table:table-cell>
          <table:table-cell office:value-type="float" office:value="16831678622" calcext:value-type="float">
            <text:p>16831678622</text:p>
          </table:table-cell>
          <table:table-cell office:value-type="float" office:value="6807079859" calcext:value-type="float">
            <text:p>6807079859</text:p>
          </table:table-cell>
          <table:table-cell office:value-type="float" office:value="12120651771" calcext:value-type="float">
            <text:p>12120651771</text:p>
          </table:table-cell>
          <table:table-cell office:value-type="float" office:value="5713906999" calcext:value-type="float">
            <text:p>5713906999</text:p>
          </table:table-cell>
          <table:table-cell office:value-type="float" office:value="9983577739" calcext:value-type="float">
            <text:p>9983577739</text:p>
          </table:table-cell>
          <table:table-cell office:value-type="float" office:value="5752404838" calcext:value-type="float">
            <text:p>5752404838</text:p>
          </table:table-cell>
          <table:table-cell office:value-type="float" office:value="11164371469" calcext:value-type="float">
            <text:p>11164371469</text:p>
          </table:table-cell>
          <table:table-cell table:formula="of:=AVERAGEA([.M2:.M5])" office:value-type="float" office:value="4411514891" calcext:value-type="float">
            <text:p>4411514891</text:p>
          </table:table-cell>
          <table:table-cell office:value-type="float" office:value="7592666684" calcext:value-type="float">
            <text:p>7592666684</text:p>
          </table:table-cell>
          <table:table-cell office:value-type="float" office:value="5267165116" calcext:value-type="float">
            <text:p>5267165116</text:p>
          </table:table-cell>
          <table:table-cell office:value-type="float" office:value="8753701948" calcext:value-type="float">
            <text:p>8753701948</text:p>
          </table:table-cell>
          <table:table-cell office:value-type="float" office:value="4080441259" calcext:value-type="float">
            <text:p>4080441259</text:p>
          </table:table-cell>
          <table:table-cell office:value-type="float" office:value="8657003931" calcext:value-type="float">
            <text:p>8657003931</text:p>
          </table:table-cell>
          <table:table-cell office:value-type="float" office:value="3188124885" calcext:value-type="float">
            <text:p>3188124885</text:p>
          </table:table-cell>
          <table:table-cell office:value-type="float" office:value="6392960211" calcext:value-type="float">
            <text:p>6392960211</text:p>
          </table:table-cell>
          <table:table-cell office:value-type="float" office:value="3385722794" calcext:value-type="float">
            <text:p>3385722794</text:p>
          </table:table-cell>
          <table:table-cell office:value-type="float" office:value="4394329355" calcext:value-type="float">
            <text:p>4394329355</text:p>
          </table:table-cell>
          <table:table-cell office:value-type="float" office:value="3933047636" calcext:value-type="float">
            <text:p>3933047636</text:p>
          </table:table-cell>
          <table:table-cell office:value-type="float" office:value="5096808855" calcext:value-type="float">
            <text:p>5096808855</text:p>
          </table:table-cell>
          <table:table-cell office:value-type="float" office:value="2588799614" calcext:value-type="float">
            <text:p>2588799614</text:p>
          </table:table-cell>
          <table:table-cell office:value-type="float" office:value="4791044377" calcext:value-type="float">
            <text:p>4791044377</text:p>
          </table:table-cell>
        </table:table-row>
        <table:table-row table:style-name="ro1">
          <table:table-cell office:value-type="float" office:value="13457259595" calcext:value-type="float">
            <text:p>13457259595</text:p>
          </table:table-cell>
          <table:table-cell office:value-type="float" office:value="17118463650" calcext:value-type="float">
            <text:p>17118463650</text:p>
          </table:table-cell>
          <table:table-cell office:value-type="float" office:value="8019801354" calcext:value-type="float">
            <text:p>8019801354</text:p>
          </table:table-cell>
          <table:table-cell office:value-type="float" office:value="15989341478" calcext:value-type="float">
            <text:p>15989341478</text:p>
          </table:table-cell>
          <table:table-cell office:value-type="float" office:value="738076467" calcext:value-type="float">
            <text:p>738076467</text:p>
          </table:table-cell>
          <table:table-cell office:value-type="float" office:value="15619425079" calcext:value-type="float">
            <text:p>15619425079</text:p>
          </table:table-cell>
          <table:table-cell office:value-type="float" office:value="7095283762" calcext:value-type="float">
            <text:p>7095283762</text:p>
          </table:table-cell>
          <table:table-cell office:value-type="float" office:value="14001963145" calcext:value-type="float">
            <text:p>14001963145</text:p>
          </table:table-cell>
          <table:table-cell office:value-type="float" office:value="5782394285" calcext:value-type="float">
            <text:p>5782394285</text:p>
          </table:table-cell>
          <table:table-cell office:value-type="float" office:value="9722130984" calcext:value-type="float">
            <text:p>9722130984</text:p>
          </table:table-cell>
          <table:table-cell office:value-type="float" office:value="3214381497" calcext:value-type="float">
            <text:p>3214381497</text:p>
          </table:table-cell>
          <table:table-cell office:value-type="float" office:value="11292273310" calcext:value-type="float">
            <text:p>11292273310</text:p>
          </table:table-cell>
          <table:table-cell office:value-type="float" office:value="3890432436" calcext:value-type="float">
            <text:p>3890432436</text:p>
          </table:table-cell>
          <table:table-cell office:value-type="float" office:value="6878509204" calcext:value-type="float">
            <text:p>6878509204</text:p>
          </table:table-cell>
          <table:table-cell office:value-type="float" office:value="4982067200" calcext:value-type="float">
            <text:p>4982067200</text:p>
          </table:table-cell>
          <table:table-cell office:value-type="float" office:value="8374268855" calcext:value-type="float">
            <text:p>8374268855</text:p>
          </table:table-cell>
          <table:table-cell office:value-type="float" office:value="4432424920" calcext:value-type="float">
            <text:p>4432424920</text:p>
          </table:table-cell>
          <table:table-cell office:value-type="float" office:value="8987341166" calcext:value-type="float">
            <text:p>8987341166</text:p>
          </table:table-cell>
          <table:table-cell office:value-type="float" office:value="3062589763" calcext:value-type="float">
            <text:p>3062589763</text:p>
          </table:table-cell>
          <table:table-cell office:value-type="float" office:value="6431920270" calcext:value-type="float">
            <text:p>6431920270</text:p>
          </table:table-cell>
          <table:table-cell office:value-type="float" office:value="3396486088" calcext:value-type="float">
            <text:p>3396486088</text:p>
          </table:table-cell>
          <table:table-cell office:value-type="float" office:value="4469296834" calcext:value-type="float">
            <text:p>4469296834</text:p>
          </table:table-cell>
          <table:table-cell office:value-type="float" office:value="3764274446" calcext:value-type="float">
            <text:p>3764274446</text:p>
          </table:table-cell>
          <table:table-cell office:value-type="float" office:value="5526227502" calcext:value-type="float">
            <text:p>5526227502</text:p>
          </table:table-cell>
          <table:table-cell office:value-type="float" office:value="3102516463" calcext:value-type="float">
            <text:p>3102516463</text:p>
          </table:table-cell>
          <table:table-cell office:value-type="float" office:value="4744863808" calcext:value-type="float">
            <text:p>4744863808</text:p>
          </table:table-cell>
        </table:table-row>
        <table:table-row table:style-name="ro1">
          <table:table-cell office:value-type="float" office:value="16146435603" calcext:value-type="float">
            <text:p>16146435603</text:p>
          </table:table-cell>
          <table:table-cell office:value-type="float" office:value="18982464876" calcext:value-type="float">
            <text:p>18982464876</text:p>
          </table:table-cell>
          <table:table-cell office:value-type="float" office:value="14116695036" calcext:value-type="float">
            <text:p>14116695036</text:p>
          </table:table-cell>
          <table:table-cell office:value-type="float" office:value="20215912445" calcext:value-type="float">
            <text:p>20215912445</text:p>
          </table:table-cell>
          <table:table-cell office:value-type="float" office:value="8418402849" calcext:value-type="float">
            <text:p>8418402849</text:p>
          </table:table-cell>
          <table:table-cell office:value-type="float" office:value="15375434498" calcext:value-type="float">
            <text:p>15375434498</text:p>
          </table:table-cell>
          <table:table-cell office:value-type="float" office:value="7312444859" calcext:value-type="float">
            <text:p>7312444859</text:p>
          </table:table-cell>
          <table:table-cell office:value-type="float" office:value="14155214267" calcext:value-type="float">
            <text:p>14155214267</text:p>
          </table:table-cell>
          <table:table-cell office:value-type="float" office:value="6144873946" calcext:value-type="float">
            <text:p>6144873946</text:p>
          </table:table-cell>
          <table:table-cell office:value-type="float" office:value="11015869535" calcext:value-type="float">
            <text:p>11015869535</text:p>
          </table:table-cell>
          <table:table-cell office:value-type="float" office:value="5269399988" calcext:value-type="float">
            <text:p>5269399988</text:p>
          </table:table-cell>
          <table:table-cell office:value-type="float" office:value="10728005407" calcext:value-type="float">
            <text:p>10728005407</text:p>
          </table:table-cell>
          <table:table-cell office:value-type="float" office:value="3935307841" calcext:value-type="float">
            <text:p>3935307841</text:p>
          </table:table-cell>
          <table:table-cell office:value-type="float" office:value="7305226300" calcext:value-type="float">
            <text:p>7305226300</text:p>
          </table:table-cell>
          <table:table-cell office:value-type="float" office:value="4425195356" calcext:value-type="float">
            <text:p>4425195356</text:p>
          </table:table-cell>
          <table:table-cell office:value-type="float" office:value="8954808288" calcext:value-type="float">
            <text:p>8954808288</text:p>
          </table:table-cell>
          <table:table-cell office:value-type="float" office:value="4324408717" calcext:value-type="float">
            <text:p>4324408717</text:p>
          </table:table-cell>
          <table:table-cell office:value-type="float" office:value="8824816400" calcext:value-type="float">
            <text:p>8824816400</text:p>
          </table:table-cell>
          <table:table-cell office:value-type="float" office:value="3550919302" calcext:value-type="float">
            <text:p>3550919302</text:p>
          </table:table-cell>
          <table:table-cell office:value-type="float" office:value="6323751561" calcext:value-type="float">
            <text:p>6323751561</text:p>
          </table:table-cell>
          <table:table-cell office:value-type="float" office:value="3492681480" calcext:value-type="float">
            <text:p>3492681480</text:p>
          </table:table-cell>
          <table:table-cell office:value-type="float" office:value="4510570981" calcext:value-type="float">
            <text:p>4510570981</text:p>
          </table:table-cell>
          <table:table-cell office:value-type="float" office:value="3436270535" calcext:value-type="float">
            <text:p>3436270535</text:p>
          </table:table-cell>
          <table:table-cell office:value-type="float" office:value="5186534381" calcext:value-type="float">
            <text:p>5186534381</text:p>
          </table:table-cell>
          <table:table-cell office:value-type="float" office:value="3072406741" calcext:value-type="float">
            <text:p>3072406741</text:p>
          </table:table-cell>
          <table:table-cell office:value-type="float" office:value="4565890598" calcext:value-type="float">
            <text:p>4565890598</text:p>
          </table:table-cell>
        </table:table-row>
        <table:table-row table:style-name="ro1">
          <table:table-cell office:value-type="float" office:value="11706545778" calcext:value-type="float">
            <text:p>11706545778</text:p>
          </table:table-cell>
          <table:table-cell office:value-type="float" office:value="19273033956" calcext:value-type="float">
            <text:p>19273033956</text:p>
          </table:table-cell>
          <table:table-cell office:value-type="float" office:value="12039909636" calcext:value-type="float">
            <text:p>12039909636</text:p>
          </table:table-cell>
          <table:table-cell office:value-type="float" office:value="16602308027" calcext:value-type="float">
            <text:p>16602308027</text:p>
          </table:table-cell>
          <table:table-cell office:value-type="float" office:value="5507367093" calcext:value-type="float">
            <text:p>5507367093</text:p>
          </table:table-cell>
          <table:table-cell office:value-type="float" office:value="15684976916" calcext:value-type="float">
            <text:p>15684976916</text:p>
          </table:table-cell>
          <table:table-cell office:value-type="float" office:value="6388708798" calcext:value-type="float">
            <text:p>6388708798</text:p>
          </table:table-cell>
          <table:table-cell office:value-type="float" office:value="13933847041" calcext:value-type="float">
            <text:p>13933847041</text:p>
          </table:table-cell>
          <table:table-cell office:value-type="float" office:value="4698333778" calcext:value-type="float">
            <text:p>4698333778</text:p>
          </table:table-cell>
          <table:table-cell office:value-type="float" office:value="11472825009" calcext:value-type="float">
            <text:p>11472825009</text:p>
          </table:table-cell>
          <table:table-cell office:value-type="float" office:value="6549438672" calcext:value-type="float">
            <text:p>6549438672</text:p>
          </table:table-cell>
          <table:table-cell office:value-type="float" office:value="12003602497" calcext:value-type="float">
            <text:p>12003602497</text:p>
          </table:table-cell>
          <table:table-cell office:value-type="float" office:value="4430483143" calcext:value-type="float">
            <text:p>4430483143</text:p>
          </table:table-cell>
          <table:table-cell office:value-type="float" office:value="7021719269" calcext:value-type="float">
            <text:p>7021719269</text:p>
          </table:table-cell>
          <table:table-cell office:value-type="float" office:value="4777575421" calcext:value-type="float">
            <text:p>4777575421</text:p>
          </table:table-cell>
          <table:table-cell office:value-type="float" office:value="8427778514" calcext:value-type="float">
            <text:p>8427778514</text:p>
          </table:table-cell>
          <table:table-cell office:value-type="float" office:value="4551032925" calcext:value-type="float">
            <text:p>4551032925</text:p>
          </table:table-cell>
          <table:table-cell office:value-type="float" office:value="8775064731" calcext:value-type="float">
            <text:p>8775064731</text:p>
          </table:table-cell>
          <table:table-cell office:value-type="float" office:value="3336408694" calcext:value-type="float">
            <text:p>3336408694</text:p>
          </table:table-cell>
          <table:table-cell office:value-type="float" office:value="6263825196" calcext:value-type="float">
            <text:p>6263825196</text:p>
          </table:table-cell>
          <table:table-cell office:value-type="float" office:value="3359855968" calcext:value-type="float">
            <text:p>3359855968</text:p>
          </table:table-cell>
          <table:table-cell office:value-type="float" office:value="4384791284" calcext:value-type="float">
            <text:p>4384791284</text:p>
          </table:table-cell>
          <table:table-cell office:value-type="float" office:value="3972457416" calcext:value-type="float">
            <text:p>3972457416</text:p>
          </table:table-cell>
          <table:table-cell office:value-type="float" office:value="5364114416" calcext:value-type="float">
            <text:p>5364114416</text:p>
          </table:table-cell>
          <table:table-cell office:value-type="float" office:value="2513178333" calcext:value-type="float">
            <text:p>2513178333</text:p>
          </table:table-cell>
          <table:table-cell office:value-type="float" office:value="4620305394" calcext:value-type="float">
            <text:p>4620305394</text:p>
          </table:table-cell>
        </table:table-row>
        <table:table-row table:style-name="ro1">
          <table:table-cell office:value-type="float" office:value="12870970865" calcext:value-type="float">
            <text:p>12870970865</text:p>
          </table:table-cell>
          <table:table-cell office:value-type="float" office:value="16465261305" calcext:value-type="float">
            <text:p>16465261305</text:p>
          </table:table-cell>
          <table:table-cell office:value-type="float" office:value="11260975177" calcext:value-type="float">
            <text:p>11260975177</text:p>
          </table:table-cell>
          <table:table-cell office:value-type="float" office:value="16716026141" calcext:value-type="float">
            <text:p>16716026141</text:p>
          </table:table-cell>
          <table:table-cell office:value-type="float" office:value="7449887557" calcext:value-type="float">
            <text:p>7449887557</text:p>
          </table:table-cell>
          <table:table-cell office:value-type="float" office:value="15682719549" calcext:value-type="float">
            <text:p>15682719549</text:p>
          </table:table-cell>
          <table:table-cell office:value-type="float" office:value="6933431407" calcext:value-type="float">
            <text:p>6933431407</text:p>
          </table:table-cell>
          <table:table-cell office:value-type="float" office:value="11917555614" calcext:value-type="float">
            <text:p>11917555614</text:p>
          </table:table-cell>
          <table:table-cell office:value-type="float" office:value="6169143781" calcext:value-type="float">
            <text:p>6169143781</text:p>
          </table:table-cell>
          <table:table-cell office:value-type="float" office:value="10845270402" calcext:value-type="float">
            <text:p>10845270402</text:p>
          </table:table-cell>
          <table:table-cell office:value-type="float" office:value="3930753829" calcext:value-type="float">
            <text:p>3930753829</text:p>
          </table:table-cell>
          <table:table-cell office:value-type="float" office:value="11004947721" calcext:value-type="float">
            <text:p>11004947721</text:p>
          </table:table-cell>
          <table:table-cell office:value-type="float" office:value="4538095467" calcext:value-type="float">
            <text:p>4538095467</text:p>
          </table:table-cell>
          <table:table-cell office:value-type="float" office:value="6993848135" calcext:value-type="float">
            <text:p>6993848135</text:p>
          </table:table-cell>
          <table:table-cell office:value-type="float" office:value="3681755061" calcext:value-type="float">
            <text:p>3681755061</text:p>
          </table:table-cell>
          <table:table-cell office:value-type="float" office:value="8589407595" calcext:value-type="float">
            <text:p>8589407595</text:p>
          </table:table-cell>
          <table:table-cell office:value-type="float" office:value="4614789247" calcext:value-type="float">
            <text:p>4614789247</text:p>
          </table:table-cell>
          <table:table-cell office:value-type="float" office:value="8940546895" calcext:value-type="float">
            <text:p>8940546895</text:p>
          </table:table-cell>
          <table:table-cell office:value-type="float" office:value="3112467727" calcext:value-type="float">
            <text:p>3112467727</text:p>
          </table:table-cell>
          <table:table-cell office:value-type="float" office:value="6453095670" calcext:value-type="float">
            <text:p>6453095670</text:p>
          </table:table-cell>
          <table:table-cell office:value-type="float" office:value="3443264184" calcext:value-type="float">
            <text:p>3443264184</text:p>
          </table:table-cell>
          <table:table-cell office:value-type="float" office:value="4509814402" calcext:value-type="float">
            <text:p>4509814402</text:p>
          </table:table-cell>
          <table:table-cell office:value-type="float" office:value="3246799559" calcext:value-type="float">
            <text:p>3246799559</text:p>
          </table:table-cell>
          <table:table-cell office:value-type="float" office:value="4874149511" calcext:value-type="float">
            <text:p>4874149511</text:p>
          </table:table-cell>
          <table:table-cell office:value-type="float" office:value="3113163499" calcext:value-type="float">
            <text:p>3113163499</text:p>
          </table:table-cell>
          <table:table-cell office:value-type="float" office:value="4638165801" calcext:value-type="float">
            <text:p>4638165801</text:p>
          </table:table-cell>
        </table:table-row>
        <table:table-row table:style-name="ro1">
          <table:table-cell office:value-type="float" office:value="16788588175" calcext:value-type="float">
            <text:p>16788588175</text:p>
          </table:table-cell>
          <table:table-cell office:value-type="float" office:value="19657984787" calcext:value-type="float">
            <text:p>19657984787</text:p>
          </table:table-cell>
          <table:table-cell office:value-type="float" office:value="11762994891" calcext:value-type="float">
            <text:p>11762994891</text:p>
          </table:table-cell>
          <table:table-cell office:value-type="float" office:value="17435431222" calcext:value-type="float">
            <text:p>17435431222</text:p>
          </table:table-cell>
          <table:table-cell office:value-type="float" office:value="7881732432" calcext:value-type="float">
            <text:p>7881732432</text:p>
          </table:table-cell>
          <table:table-cell office:value-type="float" office:value="17231094351" calcext:value-type="float">
            <text:p>17231094351</text:p>
          </table:table-cell>
          <table:table-cell office:value-type="float" office:value="6906884547" calcext:value-type="float">
            <text:p>6906884547</text:p>
          </table:table-cell>
          <table:table-cell office:value-type="float" office:value="13138904785" calcext:value-type="float">
            <text:p>13138904785</text:p>
          </table:table-cell>
          <table:table-cell office:value-type="float" office:value="4996278883" calcext:value-type="float">
            <text:p>4996278883</text:p>
          </table:table-cell>
          <table:table-cell office:value-type="float" office:value="9821737687" calcext:value-type="float">
            <text:p>9821737687</text:p>
          </table:table-cell>
          <table:table-cell office:value-type="float" office:value="5047865507" calcext:value-type="float">
            <text:p>5047865507</text:p>
          </table:table-cell>
          <table:table-cell office:value-type="float" office:value="11398927605" calcext:value-type="float">
            <text:p>11398927605</text:p>
          </table:table-cell>
          <table:table-cell office:value-type="float" office:value="4089788114" calcext:value-type="float">
            <text:p>4089788114</text:p>
          </table:table-cell>
          <table:table-cell office:value-type="float" office:value="7504423038" calcext:value-type="float">
            <text:p>7504423038</text:p>
          </table:table-cell>
          <table:table-cell office:value-type="float" office:value="4237818008" calcext:value-type="float">
            <text:p>4237818008</text:p>
          </table:table-cell>
          <table:table-cell office:value-type="float" office:value="8756907775" calcext:value-type="float">
            <text:p>8756907775</text:p>
          </table:table-cell>
          <table:table-cell office:value-type="float" office:value="4062359976" calcext:value-type="float">
            <text:p>4062359976</text:p>
          </table:table-cell>
          <table:table-cell office:value-type="float" office:value="9097202537" calcext:value-type="float">
            <text:p>9097202537</text:p>
          </table:table-cell>
          <table:table-cell office:value-type="float" office:value="3354827712" calcext:value-type="float">
            <text:p>3354827712</text:p>
          </table:table-cell>
          <table:table-cell office:value-type="float" office:value="6295786898" calcext:value-type="float">
            <text:p>6295786898</text:p>
          </table:table-cell>
          <table:table-cell office:value-type="float" office:value="3600715450" calcext:value-type="float">
            <text:p>3600715450</text:p>
          </table:table-cell>
          <table:table-cell office:value-type="float" office:value="4513041316" calcext:value-type="float">
            <text:p>4513041316</text:p>
          </table:table-cell>
          <table:table-cell office:value-type="float" office:value="3438628731" calcext:value-type="float">
            <text:p>3438628731</text:p>
          </table:table-cell>
          <table:table-cell office:value-type="float" office:value="5671973603" calcext:value-type="float">
            <text:p>5671973603</text:p>
          </table:table-cell>
          <table:table-cell office:value-type="float" office:value="2857628783" calcext:value-type="float">
            <text:p>2857628783</text:p>
          </table:table-cell>
          <table:table-cell office:value-type="float" office:value="4508168254" calcext:value-type="float">
            <text:p>4508168254</text:p>
          </table:table-cell>
        </table:table-row>
        <table:table-row table:style-name="ro1">
          <table:table-cell office:value-type="float" office:value="14648111000" calcext:value-type="float">
            <text:p>14648111000</text:p>
          </table:table-cell>
          <table:table-cell office:value-type="float" office:value="20634674592" calcext:value-type="float">
            <text:p>20634674592</text:p>
          </table:table-cell>
          <table:table-cell office:value-type="float" office:value="12641173408" calcext:value-type="float">
            <text:p>12641173408</text:p>
          </table:table-cell>
          <table:table-cell office:value-type="float" office:value="16108514031" calcext:value-type="float">
            <text:p>16108514031</text:p>
          </table:table-cell>
          <table:table-cell office:value-type="float" office:value="6527370279" calcext:value-type="float">
            <text:p>6527370279</text:p>
          </table:table-cell>
          <table:table-cell office:value-type="float" office:value="16459715470" calcext:value-type="float">
            <text:p>16459715470</text:p>
          </table:table-cell>
          <table:table-cell office:value-type="float" office:value="6571372074" calcext:value-type="float">
            <text:p>6571372074</text:p>
          </table:table-cell>
          <table:table-cell office:value-type="float" office:value="15101559388" calcext:value-type="float">
            <text:p>15101559388</text:p>
          </table:table-cell>
          <table:table-cell office:value-type="float" office:value="6753748017" calcext:value-type="float">
            <text:p>6753748017</text:p>
          </table:table-cell>
          <table:table-cell office:value-type="float" office:value="9858725300" calcext:value-type="float">
            <text:p>9858725300</text:p>
          </table:table-cell>
          <table:table-cell office:value-type="float" office:value="4353067404" calcext:value-type="float">
            <text:p>4353067404</text:p>
          </table:table-cell>
          <table:table-cell office:value-type="float" office:value="10710890325" calcext:value-type="float">
            <text:p>10710890325</text:p>
          </table:table-cell>
          <table:table-cell office:value-type="float" office:value="4401380859" calcext:value-type="float">
            <text:p>4401380859</text:p>
          </table:table-cell>
          <table:table-cell office:value-type="float" office:value="7376663829" calcext:value-type="float">
            <text:p>7376663829</text:p>
          </table:table-cell>
          <table:table-cell office:value-type="float" office:value="3420408714" calcext:value-type="float">
            <text:p>3420408714</text:p>
          </table:table-cell>
          <table:table-cell office:value-type="float" office:value="8463962136" calcext:value-type="float">
            <text:p>8463962136</text:p>
          </table:table-cell>
          <table:table-cell office:value-type="float" office:value="4561217367" calcext:value-type="float">
            <text:p>4561217367</text:p>
          </table:table-cell>
          <table:table-cell office:value-type="float" office:value="8831277359" calcext:value-type="float">
            <text:p>8831277359</text:p>
          </table:table-cell>
          <table:table-cell office:value-type="float" office:value="3236051711" calcext:value-type="float">
            <text:p>3236051711</text:p>
          </table:table-cell>
          <table:table-cell office:value-type="float" office:value="6296009719" calcext:value-type="float">
            <text:p>6296009719</text:p>
          </table:table-cell>
          <table:table-cell office:value-type="float" office:value="3488916137" calcext:value-type="float">
            <text:p>3488916137</text:p>
          </table:table-cell>
          <table:table-cell office:value-type="float" office:value="4277989724" calcext:value-type="float">
            <text:p>4277989724</text:p>
          </table:table-cell>
          <table:table-cell office:value-type="float" office:value="3357351414" calcext:value-type="float">
            <text:p>3357351414</text:p>
          </table:table-cell>
          <table:table-cell office:value-type="float" office:value="5422377758" calcext:value-type="float">
            <text:p>5422377758</text:p>
          </table:table-cell>
          <table:table-cell office:value-type="float" office:value="3100716451" calcext:value-type="float">
            <text:p>3100716451</text:p>
          </table:table-cell>
          <table:table-cell office:value-type="float" office:value="4741438558" calcext:value-type="float">
            <text:p>4741438558</text:p>
          </table:table-cell>
        </table:table-row>
        <table:table-row table:style-name="ro1">
          <table:table-cell office:value-type="float" office:value="15572109882" calcext:value-type="float">
            <text:p>15572109882</text:p>
          </table:table-cell>
          <table:table-cell office:value-type="float" office:value="12933840260" calcext:value-type="float">
            <text:p>12933840260</text:p>
          </table:table-cell>
          <table:table-cell office:value-type="float" office:value="10848015436" calcext:value-type="float">
            <text:p>10848015436</text:p>
          </table:table-cell>
          <table:table-cell office:value-type="float" office:value="18820337597" calcext:value-type="float">
            <text:p>18820337597</text:p>
          </table:table-cell>
          <table:table-cell office:value-type="float" office:value="7815652210" calcext:value-type="float">
            <text:p>7815652210</text:p>
          </table:table-cell>
          <table:table-cell office:value-type="float" office:value="17297077609" calcext:value-type="float">
            <text:p>17297077609</text:p>
          </table:table-cell>
          <table:table-cell office:value-type="float" office:value="7727801664" calcext:value-type="float">
            <text:p>7727801664</text:p>
          </table:table-cell>
          <table:table-cell office:value-type="float" office:value="13530356545" calcext:value-type="float">
            <text:p>13530356545</text:p>
          </table:table-cell>
          <table:table-cell office:value-type="float" office:value="6206097446" calcext:value-type="float">
            <text:p>6206097446</text:p>
          </table:table-cell>
          <table:table-cell office:value-type="float" office:value="10123385773" calcext:value-type="float">
            <text:p>10123385773</text:p>
          </table:table-cell>
          <table:table-cell office:value-type="float" office:value="5359657801" calcext:value-type="float">
            <text:p>5359657801</text:p>
          </table:table-cell>
          <table:table-cell office:value-type="float" office:value="10945916944" calcext:value-type="float">
            <text:p>10945916944</text:p>
          </table:table-cell>
          <table:table-cell office:value-type="float" office:value="4028114985" calcext:value-type="float">
            <text:p>4028114985</text:p>
          </table:table-cell>
          <table:table-cell office:value-type="float" office:value="7021410040" calcext:value-type="float">
            <text:p>7021410040</text:p>
          </table:table-cell>
          <table:table-cell office:value-type="float" office:value="4412289087" calcext:value-type="float">
            <text:p>4412289087</text:p>
          </table:table-cell>
          <table:table-cell office:value-type="float" office:value="8567819775" calcext:value-type="float">
            <text:p>8567819775</text:p>
          </table:table-cell>
          <table:table-cell office:value-type="float" office:value="4573605116" calcext:value-type="float">
            <text:p>4573605116</text:p>
          </table:table-cell>
          <table:table-cell office:value-type="float" office:value="8820472811" calcext:value-type="float">
            <text:p>8820472811</text:p>
          </table:table-cell>
          <table:table-cell office:value-type="float" office:value="3176874706" calcext:value-type="float">
            <text:p>3176874706</text:p>
          </table:table-cell>
          <table:table-cell office:value-type="float" office:value="6615035123" calcext:value-type="float">
            <text:p>6615035123</text:p>
          </table:table-cell>
          <table:table-cell office:value-type="float" office:value="3472519642" calcext:value-type="float">
            <text:p>3472519642</text:p>
          </table:table-cell>
          <table:table-cell office:value-type="float" office:value="4400599419" calcext:value-type="float">
            <text:p>4400599419</text:p>
          </table:table-cell>
          <table:table-cell office:value-type="float" office:value="3631670887" calcext:value-type="float">
            <text:p>3631670887</text:p>
          </table:table-cell>
          <table:table-cell office:value-type="float" office:value="5019749979" calcext:value-type="float">
            <text:p>5019749979</text:p>
          </table:table-cell>
          <table:table-cell office:value-type="float" office:value="3037521283" calcext:value-type="float">
            <text:p>3037521283</text:p>
          </table:table-cell>
          <table:table-cell office:value-type="float" office:value="4529466349" calcext:value-type="float">
            <text:p>4529466349</text:p>
          </table:table-cell>
        </table:table-row>
        <table:table-row table:style-name="ro1">
          <table:table-cell office:value-type="float" office:value="11157869309" calcext:value-type="float">
            <text:p>11157869309</text:p>
          </table:table-cell>
          <table:table-cell office:value-type="float" office:value="18128335136" calcext:value-type="float">
            <text:p>18128335136</text:p>
          </table:table-cell>
          <table:table-cell office:value-type="float" office:value="9717437598" calcext:value-type="float">
            <text:p>9717437598</text:p>
          </table:table-cell>
          <table:table-cell office:value-type="float" office:value="22073555592" calcext:value-type="float">
            <text:p>22073555592</text:p>
          </table:table-cell>
          <table:table-cell office:value-type="float" office:value="8971950142" calcext:value-type="float">
            <text:p>8971950142</text:p>
          </table:table-cell>
          <table:table-cell office:value-type="float" office:value="15363835014" calcext:value-type="float">
            <text:p>15363835014</text:p>
          </table:table-cell>
          <table:table-cell office:value-type="float" office:value="7226393211" calcext:value-type="float">
            <text:p>7226393211</text:p>
          </table:table-cell>
          <table:table-cell office:value-type="float" office:value="12452950507" calcext:value-type="float">
            <text:p>12452950507</text:p>
          </table:table-cell>
          <table:table-cell office:value-type="float" office:value="6500010326" calcext:value-type="float">
            <text:p>6500010326</text:p>
          </table:table-cell>
          <table:table-cell office:value-type="float" office:value="10108022884" calcext:value-type="float">
            <text:p>10108022884</text:p>
          </table:table-cell>
          <table:table-cell office:value-type="float" office:value="3122150792" calcext:value-type="float">
            <text:p>3122150792</text:p>
          </table:table-cell>
          <table:table-cell office:value-type="float" office:value="10532218879" calcext:value-type="float">
            <text:p>10532218879</text:p>
          </table:table-cell>
          <table:table-cell office:value-type="float" office:value="3898332085" calcext:value-type="float">
            <text:p>3898332085</text:p>
          </table:table-cell>
          <table:table-cell office:value-type="float" office:value="7362262684" calcext:value-type="float">
            <text:p>7362262684</text:p>
          </table:table-cell>
          <table:table-cell office:value-type="float" office:value="6406800346" calcext:value-type="float">
            <text:p>6406800346</text:p>
          </table:table-cell>
          <table:table-cell office:value-type="float" office:value="8538944964" calcext:value-type="float">
            <text:p>8538944964</text:p>
          </table:table-cell>
          <table:table-cell office:value-type="float" office:value="4118690717" calcext:value-type="float">
            <text:p>4118690717</text:p>
          </table:table-cell>
          <table:table-cell office:value-type="float" office:value="8730040028" calcext:value-type="float">
            <text:p>8730040028</text:p>
          </table:table-cell>
          <table:table-cell office:value-type="float" office:value="3173108102" calcext:value-type="float">
            <text:p>3173108102</text:p>
          </table:table-cell>
          <table:table-cell office:value-type="float" office:value="6821218200" calcext:value-type="float">
            <text:p>6821218200</text:p>
          </table:table-cell>
          <table:table-cell office:value-type="float" office:value="3520671760" calcext:value-type="float">
            <text:p>3520671760</text:p>
          </table:table-cell>
          <table:table-cell office:value-type="float" office:value="4496183916" calcext:value-type="float">
            <text:p>4496183916</text:p>
          </table:table-cell>
          <table:table-cell office:value-type="float" office:value="5827797262" calcext:value-type="float">
            <text:p>5827797262</text:p>
          </table:table-cell>
          <table:table-cell office:value-type="float" office:value="5104361820" calcext:value-type="float">
            <text:p>5104361820</text:p>
          </table:table-cell>
          <table:table-cell office:value-type="float" office:value="2727583138" calcext:value-type="float">
            <text:p>2727583138</text:p>
          </table:table-cell>
          <table:table-cell office:value-type="float" office:value="4660304256" calcext:value-type="float">
            <text:p>4660304256</text:p>
          </table:table-cell>
        </table:table-row>
        <table:table-row table:style-name="ro1">
          <table:table-cell office:value-type="float" office:value="12765539278" calcext:value-type="float">
            <text:p>12765539278</text:p>
          </table:table-cell>
          <table:table-cell office:value-type="float" office:value="14502105093" calcext:value-type="float">
            <text:p>14502105093</text:p>
          </table:table-cell>
          <table:table-cell office:value-type="float" office:value="10056504235" calcext:value-type="float">
            <text:p>10056504235</text:p>
          </table:table-cell>
          <table:table-cell office:value-type="float" office:value="19399309056" calcext:value-type="float">
            <text:p>19399309056</text:p>
          </table:table-cell>
          <table:table-cell office:value-type="float" office:value="6836000605" calcext:value-type="float">
            <text:p>6836000605</text:p>
          </table:table-cell>
          <table:table-cell office:value-type="float" office:value="14163045822" calcext:value-type="float">
            <text:p>14163045822</text:p>
          </table:table-cell>
          <table:table-cell office:value-type="float" office:value="6671276849" calcext:value-type="float">
            <text:p>6671276849</text:p>
          </table:table-cell>
          <table:table-cell office:value-type="float" office:value="13631068691" calcext:value-type="float">
            <text:p>13631068691</text:p>
          </table:table-cell>
          <table:table-cell office:value-type="float" office:value="4131120109" calcext:value-type="float">
            <text:p>4131120109</text:p>
          </table:table-cell>
          <table:table-cell office:value-type="float" office:value="9860459558" calcext:value-type="float">
            <text:p>9860459558</text:p>
          </table:table-cell>
          <table:table-cell office:value-type="float" office:value="5608204280" calcext:value-type="float">
            <text:p>5608204280</text:p>
          </table:table-cell>
          <table:table-cell office:value-type="float" office:value="10805207996" calcext:value-type="float">
            <text:p>10805207996</text:p>
          </table:table-cell>
          <table:table-cell office:value-type="float" office:value="4684490842" calcext:value-type="float">
            <text:p>4684490842</text:p>
          </table:table-cell>
          <table:table-cell office:value-type="float" office:value="6956770230" calcext:value-type="float">
            <text:p>6956770230</text:p>
          </table:table-cell>
          <table:table-cell office:value-type="float" office:value="4973346370" calcext:value-type="float">
            <text:p>4973346370</text:p>
          </table:table-cell>
          <table:table-cell office:value-type="float" office:value="9003282122" calcext:value-type="float">
            <text:p>9003282122</text:p>
          </table:table-cell>
          <table:table-cell office:value-type="float" office:value="4541986360" calcext:value-type="float">
            <text:p>4541986360</text:p>
          </table:table-cell>
          <table:table-cell office:value-type="float" office:value="8931200197" calcext:value-type="float">
            <text:p>8931200197</text:p>
          </table:table-cell>
          <table:table-cell office:value-type="float" office:value="3267589343" calcext:value-type="float">
            <text:p>3267589343</text:p>
          </table:table-cell>
          <table:table-cell office:value-type="float" office:value="6365763574" calcext:value-type="float">
            <text:p>6365763574</text:p>
          </table:table-cell>
          <table:table-cell office:value-type="float" office:value="3498986401" calcext:value-type="float">
            <text:p>3498986401</text:p>
          </table:table-cell>
          <table:table-cell office:value-type="float" office:value="4488422276" calcext:value-type="float">
            <text:p>4488422276</text:p>
          </table:table-cell>
          <table:table-cell office:value-type="float" office:value="3953895136" calcext:value-type="float">
            <text:p>3953895136</text:p>
          </table:table-cell>
          <table:table-cell office:value-type="float" office:value="5184146465" calcext:value-type="float">
            <text:p>5184146465</text:p>
          </table:table-cell>
          <table:table-cell office:value-type="float" office:value="3175024224" calcext:value-type="float">
            <text:p>3175024224</text:p>
          </table:table-cell>
          <table:table-cell office:value-type="float" office:value="4598760704" calcext:value-type="float">
            <text:p>4598760704</text:p>
          </table:table-cell>
        </table:table-row>
        <table:table-row table:style-name="ro1">
          <table:table-cell office:value-type="float" office:value="16356083675" calcext:value-type="float">
            <text:p>16356083675</text:p>
          </table:table-cell>
          <table:table-cell office:value-type="float" office:value="19759928196" calcext:value-type="float">
            <text:p>19759928196</text:p>
          </table:table-cell>
          <table:table-cell office:value-type="float" office:value="11814277557" calcext:value-type="float">
            <text:p>11814277557</text:p>
          </table:table-cell>
          <table:table-cell office:value-type="float" office:value="18925716206" calcext:value-type="float">
            <text:p>18925716206</text:p>
          </table:table-cell>
          <table:table-cell office:value-type="float" office:value="9589881090" calcext:value-type="float">
            <text:p>9589881090</text:p>
          </table:table-cell>
          <table:table-cell office:value-type="float" office:value="17110130838" calcext:value-type="float">
            <text:p>17110130838</text:p>
          </table:table-cell>
          <table:table-cell office:value-type="float" office:value="7118847216" calcext:value-type="float">
            <text:p>7118847216</text:p>
          </table:table-cell>
          <table:table-cell office:value-type="float" office:value="13056939388" calcext:value-type="float">
            <text:p>13056939388</text:p>
          </table:table-cell>
          <table:table-cell office:value-type="float" office:value="5239030155" calcext:value-type="float">
            <text:p>5239030155</text:p>
          </table:table-cell>
          <table:table-cell office:value-type="float" office:value="10238204849" calcext:value-type="float">
            <text:p>10238204849</text:p>
          </table:table-cell>
          <table:table-cell office:value-type="float" office:value="3193243671" calcext:value-type="float">
            <text:p>3193243671</text:p>
          </table:table-cell>
          <table:table-cell office:value-type="float" office:value="10457610792" calcext:value-type="float">
            <text:p>10457610792</text:p>
          </table:table-cell>
          <table:table-cell office:value-type="float" office:value="4401519310" calcext:value-type="float">
            <text:p>4401519310</text:p>
          </table:table-cell>
          <table:table-cell office:value-type="float" office:value="7280578176" calcext:value-type="float">
            <text:p>7280578176</text:p>
          </table:table-cell>
          <table:table-cell office:value-type="float" office:value="4552265436" calcext:value-type="float">
            <text:p>4552265436</text:p>
          </table:table-cell>
          <table:table-cell office:value-type="float" office:value="8749544078" calcext:value-type="float">
            <text:p>8749544078</text:p>
          </table:table-cell>
          <table:table-cell office:value-type="float" office:value="4611085046" calcext:value-type="float">
            <text:p>4611085046</text:p>
          </table:table-cell>
          <table:table-cell office:value-type="float" office:value="9378988224" calcext:value-type="float">
            <text:p>9378988224</text:p>
          </table:table-cell>
          <table:table-cell office:value-type="float" office:value="3238101692" calcext:value-type="float">
            <text:p>3238101692</text:p>
          </table:table-cell>
          <table:table-cell office:value-type="float" office:value="6688960380" calcext:value-type="float">
            <text:p>6688960380</text:p>
          </table:table-cell>
          <table:table-cell office:value-type="float" office:value="3378276366" calcext:value-type="float">
            <text:p>3378276366</text:p>
          </table:table-cell>
          <table:table-cell office:value-type="float" office:value="4435297337" calcext:value-type="float">
            <text:p>4435297337</text:p>
          </table:table-cell>
          <table:table-cell office:value-type="float" office:value="4060590954" calcext:value-type="float">
            <text:p>4060590954</text:p>
          </table:table-cell>
          <table:table-cell office:value-type="float" office:value="5049635158" calcext:value-type="float">
            <text:p>5049635158</text:p>
          </table:table-cell>
          <table:table-cell office:value-type="float" office:value="2553246661" calcext:value-type="float">
            <text:p>2553246661</text:p>
          </table:table-cell>
          <table:table-cell office:value-type="float" office:value="4778251896" calcext:value-type="float">
            <text:p>4778251896</text:p>
          </table:table-cell>
        </table:table-row>
        <table:table-row table:style-name="ro1">
          <table:table-cell office:value-type="float" office:value="15336653142" calcext:value-type="float">
            <text:p>15336653142</text:p>
          </table:table-cell>
          <table:table-cell office:value-type="float" office:value="17377792655" calcext:value-type="float">
            <text:p>17377792655</text:p>
          </table:table-cell>
          <table:table-cell office:value-type="float" office:value="7866532413" calcext:value-type="float">
            <text:p>7866532413</text:p>
          </table:table-cell>
          <table:table-cell office:value-type="float" office:value="16298716637" calcext:value-type="float">
            <text:p>16298716637</text:p>
          </table:table-cell>
          <table:table-cell office:value-type="float" office:value="6539166589" calcext:value-type="float">
            <text:p>6539166589</text:p>
          </table:table-cell>
          <table:table-cell office:value-type="float" office:value="15339245533" calcext:value-type="float">
            <text:p>15339245533</text:p>
          </table:table-cell>
          <table:table-cell office:value-type="float" office:value="5504418582" calcext:value-type="float">
            <text:p>5504418582</text:p>
          </table:table-cell>
          <table:table-cell office:value-type="float" office:value="12627302922" calcext:value-type="float">
            <text:p>12627302922</text:p>
          </table:table-cell>
          <table:table-cell office:value-type="float" office:value="5203430084" calcext:value-type="float">
            <text:p>5203430084</text:p>
          </table:table-cell>
          <table:table-cell office:value-type="float" office:value="10679396242" calcext:value-type="float">
            <text:p>10679396242</text:p>
          </table:table-cell>
          <table:table-cell office:value-type="float" office:value="3059766837" calcext:value-type="float">
            <text:p>3059766837</text:p>
          </table:table-cell>
          <table:table-cell office:value-type="float" office:value="11423525040" calcext:value-type="float">
            <text:p>11423525040</text:p>
          </table:table-cell>
          <table:table-cell office:value-type="float" office:value="4321204844" calcext:value-type="float">
            <text:p>4321204844</text:p>
          </table:table-cell>
          <table:table-cell office:value-type="float" office:value="7015728150" calcext:value-type="float">
            <text:p>7015728150</text:p>
          </table:table-cell>
          <table:table-cell office:value-type="float" office:value="5061347202" calcext:value-type="float">
            <text:p>5061347202</text:p>
          </table:table-cell>
          <table:table-cell office:value-type="float" office:value="8845306841" calcext:value-type="float">
            <text:p>8845306841</text:p>
          </table:table-cell>
          <table:table-cell office:value-type="float" office:value="4621470000" calcext:value-type="float">
            <text:p>4621470000</text:p>
          </table:table-cell>
          <table:table-cell office:value-type="float" office:value="9263503753" calcext:value-type="float">
            <text:p>9263503753</text:p>
          </table:table-cell>
          <table:table-cell office:value-type="float" office:value="3134693104" calcext:value-type="float">
            <text:p>3134693104</text:p>
          </table:table-cell>
          <table:table-cell office:value-type="float" office:value="6514984233" calcext:value-type="float">
            <text:p>6514984233</text:p>
          </table:table-cell>
          <table:table-cell office:value-type="float" office:value="3486894154" calcext:value-type="float">
            <text:p>3486894154</text:p>
          </table:table-cell>
          <table:table-cell office:value-type="float" office:value="4432120209" calcext:value-type="float">
            <text:p>4432120209</text:p>
          </table:table-cell>
          <table:table-cell office:value-type="float" office:value="4007262128" calcext:value-type="float">
            <text:p>4007262128</text:p>
          </table:table-cell>
          <table:table-cell office:value-type="float" office:value="5184849850" calcext:value-type="float">
            <text:p>5184849850</text:p>
          </table:table-cell>
          <table:table-cell office:value-type="float" office:value="2578345403" calcext:value-type="float">
            <text:p>2578345403</text:p>
          </table:table-cell>
          <table:table-cell office:value-type="float" office:value="4761921151" calcext:value-type="float">
            <text:p>4761921151</text:p>
          </table:table-cell>
        </table:table-row>
        <table:table-row table:style-name="ro1">
          <table:table-cell office:value-type="float" office:value="15420820366" calcext:value-type="float">
            <text:p>15420820366</text:p>
          </table:table-cell>
          <table:table-cell office:value-type="float" office:value="14744760727" calcext:value-type="float">
            <text:p>14744760727</text:p>
          </table:table-cell>
          <table:table-cell office:value-type="float" office:value="9639210114" calcext:value-type="float">
            <text:p>9639210114</text:p>
          </table:table-cell>
          <table:table-cell office:value-type="float" office:value="18251321160" calcext:value-type="float">
            <text:p>18251321160</text:p>
          </table:table-cell>
          <table:table-cell office:value-type="float" office:value="10556796020" calcext:value-type="float">
            <text:p>10556796020</text:p>
          </table:table-cell>
          <table:table-cell office:value-type="float" office:value="15775451452" calcext:value-type="float">
            <text:p>15775451452</text:p>
          </table:table-cell>
          <table:table-cell office:value-type="float" office:value="5967849767" calcext:value-type="float">
            <text:p>5967849767</text:p>
          </table:table-cell>
          <table:table-cell office:value-type="float" office:value="13663055975" calcext:value-type="float">
            <text:p>13663055975</text:p>
          </table:table-cell>
          <table:table-cell office:value-type="float" office:value="8353040597" calcext:value-type="float">
            <text:p>8353040597</text:p>
          </table:table-cell>
          <table:table-cell office:value-type="float" office:value="10210593779" calcext:value-type="float">
            <text:p>10210593779</text:p>
          </table:table-cell>
          <table:table-cell office:value-type="float" office:value="3362083981" calcext:value-type="float">
            <text:p>3362083981</text:p>
          </table:table-cell>
          <table:table-cell office:value-type="float" office:value="10692716736" calcext:value-type="float">
            <text:p>10692716736</text:p>
          </table:table-cell>
          <table:table-cell office:value-type="float" office:value="4759527003" calcext:value-type="float">
            <text:p>4759527003</text:p>
          </table:table-cell>
          <table:table-cell office:value-type="float" office:value="7015920064" calcext:value-type="float">
            <text:p>7015920064</text:p>
          </table:table-cell>
          <table:table-cell office:value-type="float" office:value="4738713688" calcext:value-type="float">
            <text:p>4738713688</text:p>
          </table:table-cell>
          <table:table-cell office:value-type="float" office:value="9182308610" calcext:value-type="float">
            <text:p>9182308610</text:p>
          </table:table-cell>
          <table:table-cell office:value-type="float" office:value="4523486861" calcext:value-type="float">
            <text:p>4523486861</text:p>
          </table:table-cell>
          <table:table-cell office:value-type="float" office:value="8871708471" calcext:value-type="float">
            <text:p>8871708471</text:p>
          </table:table-cell>
          <table:table-cell office:value-type="float" office:value="3244707469" calcext:value-type="float">
            <text:p>3244707469</text:p>
          </table:table-cell>
          <table:table-cell office:value-type="float" office:value="6527267719" calcext:value-type="float">
            <text:p>6527267719</text:p>
          </table:table-cell>
          <table:table-cell office:value-type="float" office:value="3732941399" calcext:value-type="float">
            <text:p>3732941399</text:p>
          </table:table-cell>
          <table:table-cell office:value-type="float" office:value="4425987193" calcext:value-type="float">
            <text:p>4425987193</text:p>
          </table:table-cell>
          <table:table-cell office:value-type="float" office:value="3844459962" calcext:value-type="float">
            <text:p>3844459962</text:p>
          </table:table-cell>
          <table:table-cell office:value-type="float" office:value="5003386788" calcext:value-type="float">
            <text:p>5003386788</text:p>
          </table:table-cell>
          <table:table-cell office:value-type="float" office:value="2397802744" calcext:value-type="float">
            <text:p>2397802744</text:p>
          </table:table-cell>
          <table:table-cell office:value-type="float" office:value="4819083650" calcext:value-type="float">
            <text:p>4819083650</text:p>
          </table:table-cell>
        </table:table-row>
        <table:table-row table:style-name="ro1">
          <table:table-cell office:value-type="float" office:value="11598125857" calcext:value-type="float">
            <text:p>11598125857</text:p>
          </table:table-cell>
          <table:table-cell office:value-type="float" office:value="12758074124" calcext:value-type="float">
            <text:p>12758074124</text:p>
          </table:table-cell>
          <table:table-cell office:value-type="float" office:value="11339692956" calcext:value-type="float">
            <text:p>11339692956</text:p>
          </table:table-cell>
          <table:table-cell office:value-type="float" office:value="17543292422" calcext:value-type="float">
            <text:p>17543292422</text:p>
          </table:table-cell>
          <table:table-cell office:value-type="float" office:value="8569165802" calcext:value-type="float">
            <text:p>8569165802</text:p>
          </table:table-cell>
          <table:table-cell office:value-type="float" office:value="18316216356" calcext:value-type="float">
            <text:p>18316216356</text:p>
          </table:table-cell>
          <table:table-cell office:value-type="float" office:value="6428670809" calcext:value-type="float">
            <text:p>6428670809</text:p>
          </table:table-cell>
          <table:table-cell office:value-type="float" office:value="15956939057" calcext:value-type="float">
            <text:p>15956939057</text:p>
          </table:table-cell>
          <table:table-cell office:value-type="float" office:value="6426814719" calcext:value-type="float">
            <text:p>6426814719</text:p>
          </table:table-cell>
          <table:table-cell office:value-type="float" office:value="10507526627" calcext:value-type="float">
            <text:p>10507526627</text:p>
          </table:table-cell>
          <table:table-cell office:value-type="float" office:value="5244692403" calcext:value-type="float">
            <text:p>5244692403</text:p>
          </table:table-cell>
          <table:table-cell office:value-type="float" office:value="11558640322" calcext:value-type="float">
            <text:p>11558640322</text:p>
          </table:table-cell>
          <table:table-cell office:value-type="float" office:value="4011779970" calcext:value-type="float">
            <text:p>4011779970</text:p>
          </table:table-cell>
          <table:table-cell office:value-type="float" office:value="7140556891" calcext:value-type="float">
            <text:p>7140556891</text:p>
          </table:table-cell>
          <table:table-cell office:value-type="float" office:value="4938497630" calcext:value-type="float">
            <text:p>4938497630</text:p>
          </table:table-cell>
          <table:table-cell office:value-type="float" office:value="8687007195" calcext:value-type="float">
            <text:p>8687007195</text:p>
          </table:table-cell>
          <table:table-cell office:value-type="float" office:value="4581768943" calcext:value-type="float">
            <text:p>4581768943</text:p>
          </table:table-cell>
          <table:table-cell office:value-type="float" office:value="9075759980" calcext:value-type="float">
            <text:p>9075759980</text:p>
          </table:table-cell>
          <table:table-cell office:value-type="float" office:value="3492028988" calcext:value-type="float">
            <text:p>3492028988</text:p>
          </table:table-cell>
          <table:table-cell office:value-type="float" office:value="6386161582" calcext:value-type="float">
            <text:p>6386161582</text:p>
          </table:table-cell>
          <table:table-cell office:value-type="float" office:value="3364526941" calcext:value-type="float">
            <text:p>3364526941</text:p>
          </table:table-cell>
          <table:table-cell office:value-type="float" office:value="4421448203" calcext:value-type="float">
            <text:p>4421448203</text:p>
          </table:table-cell>
          <table:table-cell office:value-type="float" office:value="4168270325" calcext:value-type="float">
            <text:p>4168270325</text:p>
          </table:table-cell>
          <table:table-cell office:value-type="float" office:value="5581557999" calcext:value-type="float">
            <text:p>5581557999</text:p>
          </table:table-cell>
          <table:table-cell office:value-type="float" office:value="2448020471" calcext:value-type="float">
            <text:p>2448020471</text:p>
          </table:table-cell>
          <table:table-cell office:value-type="float" office:value="4533020495" calcext:value-type="float">
            <text:p>4533020495</text:p>
          </table:table-cell>
        </table:table-row>
        <table:table-row table:style-name="ro1">
          <table:table-cell office:value-type="float" office:value="9841323011" calcext:value-type="float">
            <text:p>9841323011</text:p>
          </table:table-cell>
          <table:table-cell office:value-type="float" office:value="14744760727" calcext:value-type="float">
            <text:p>14744760727</text:p>
          </table:table-cell>
          <table:table-cell office:value-type="float" office:value="9468963906" calcext:value-type="float">
            <text:p>9468963906</text:p>
          </table:table-cell>
          <table:table-cell office:value-type="float" office:value="17102306387" calcext:value-type="float">
            <text:p>17102306387</text:p>
          </table:table-cell>
          <table:table-cell office:value-type="float" office:value="7791449198" calcext:value-type="float">
            <text:p>7791449198</text:p>
          </table:table-cell>
          <table:table-cell office:value-type="float" office:value="16815415781" calcext:value-type="float">
            <text:p>16815415781</text:p>
          </table:table-cell>
          <table:table-cell office:value-type="float" office:value="5650391465" calcext:value-type="float">
            <text:p>5650391465</text:p>
          </table:table-cell>
          <table:table-cell office:value-type="float" office:value="13246757414" calcext:value-type="float">
            <text:p>13246757414</text:p>
          </table:table-cell>
          <table:table-cell office:value-type="float" office:value="5743308256" calcext:value-type="float">
            <text:p>5743308256</text:p>
          </table:table-cell>
          <table:table-cell office:value-type="float" office:value="10288405547" calcext:value-type="float">
            <text:p>10288405547</text:p>
          </table:table-cell>
          <table:table-cell office:value-type="float" office:value="5757426458" calcext:value-type="float">
            <text:p>5757426458</text:p>
          </table:table-cell>
          <table:table-cell office:value-type="float" office:value="10950976491" calcext:value-type="float">
            <text:p>10950976491</text:p>
          </table:table-cell>
          <table:table-cell office:value-type="float" office:value="4327142948" calcext:value-type="float">
            <text:p>4327142948</text:p>
          </table:table-cell>
          <table:table-cell office:value-type="float" office:value="7175888338" calcext:value-type="float">
            <text:p>7175888338</text:p>
          </table:table-cell>
          <table:table-cell office:value-type="float" office:value="4581918917" calcext:value-type="float">
            <text:p>4581918917</text:p>
          </table:table-cell>
          <table:table-cell office:value-type="float" office:value="8789994521" calcext:value-type="float">
            <text:p>8789994521</text:p>
          </table:table-cell>
          <table:table-cell office:value-type="float" office:value="4784012493" calcext:value-type="float">
            <text:p>4784012493</text:p>
          </table:table-cell>
          <table:table-cell office:value-type="float" office:value="8574943635" calcext:value-type="float">
            <text:p>8574943635</text:p>
          </table:table-cell>
          <table:table-cell office:value-type="float" office:value="3116810360" calcext:value-type="float">
            <text:p>3116810360</text:p>
          </table:table-cell>
          <table:table-cell office:value-type="float" office:value="6647750832" calcext:value-type="float">
            <text:p>6647750832</text:p>
          </table:table-cell>
          <table:table-cell office:value-type="float" office:value="3489154122" calcext:value-type="float">
            <text:p>3489154122</text:p>
          </table:table-cell>
          <table:table-cell office:value-type="float" office:value="4332958641" calcext:value-type="float">
            <text:p>4332958641</text:p>
          </table:table-cell>
          <table:table-cell office:value-type="float" office:value="3929560900" calcext:value-type="float">
            <text:p>3929560900</text:p>
          </table:table-cell>
          <table:table-cell office:value-type="float" office:value="5099454714" calcext:value-type="float">
            <text:p>5099454714</text:p>
          </table:table-cell>
          <table:table-cell office:value-type="float" office:value="3144185184" calcext:value-type="float">
            <text:p>3144185184</text:p>
          </table:table-cell>
          <table:table-cell office:value-type="float" office:value="4686387038" calcext:value-type="float">
            <text:p>4686387038</text:p>
          </table:table-cell>
        </table:table-row>
        <table:table-row table:style-name="ro1">
          <table:table-cell office:value-type="float" office:value="14843075393" calcext:value-type="float">
            <text:p>14843075393</text:p>
          </table:table-cell>
          <table:table-cell office:value-type="float" office:value="19015598847" calcext:value-type="float">
            <text:p>19015598847</text:p>
          </table:table-cell>
          <table:table-cell office:value-type="float" office:value="11992361001" calcext:value-type="float">
            <text:p>11992361001</text:p>
          </table:table-cell>
          <table:table-cell office:value-type="float" office:value="17480865356" calcext:value-type="float">
            <text:p>17480865356</text:p>
          </table:table-cell>
          <table:table-cell office:value-type="float" office:value="8929146360" calcext:value-type="float">
            <text:p>8929146360</text:p>
          </table:table-cell>
          <table:table-cell office:value-type="float" office:value="15327546529" calcext:value-type="float">
            <text:p>15327546529</text:p>
          </table:table-cell>
          <table:table-cell office:value-type="float" office:value="6658848604" calcext:value-type="float">
            <text:p>6658848604</text:p>
          </table:table-cell>
          <table:table-cell office:value-type="float" office:value="14797702472" calcext:value-type="float">
            <text:p>14797702472</text:p>
          </table:table-cell>
          <table:table-cell office:value-type="float" office:value="5970007231" calcext:value-type="float">
            <text:p>5970007231</text:p>
          </table:table-cell>
          <table:table-cell office:value-type="float" office:value="10320828545" calcext:value-type="float">
            <text:p>10320828545</text:p>
          </table:table-cell>
          <table:table-cell office:value-type="float" office:value="5777308269" calcext:value-type="float">
            <text:p>5777308269</text:p>
          </table:table-cell>
          <table:table-cell office:value-type="float" office:value="11332273123" calcext:value-type="float">
            <text:p>11332273123</text:p>
          </table:table-cell>
          <table:table-cell office:value-type="float" office:value="4272380112" calcext:value-type="float">
            <text:p>4272380112</text:p>
          </table:table-cell>
          <table:table-cell office:value-type="float" office:value="7302947889" calcext:value-type="float">
            <text:p>7302947889</text:p>
          </table:table-cell>
          <table:table-cell office:value-type="float" office:value="4842603963" calcext:value-type="float">
            <text:p>4842603963</text:p>
          </table:table-cell>
          <table:table-cell office:value-type="float" office:value="8980816832" calcext:value-type="float">
            <text:p>8980816832</text:p>
          </table:table-cell>
          <table:table-cell office:value-type="float" office:value="4727502143" calcext:value-type="float">
            <text:p>4727502143</text:p>
          </table:table-cell>
          <table:table-cell office:value-type="float" office:value="8979939371" calcext:value-type="float">
            <text:p>8979939371</text:p>
          </table:table-cell>
          <table:table-cell office:value-type="float" office:value="4899668210" calcext:value-type="float">
            <text:p>4899668210</text:p>
          </table:table-cell>
          <table:table-cell office:value-type="float" office:value="6810653882" calcext:value-type="float">
            <text:p>6810653882</text:p>
          </table:table-cell>
          <table:table-cell office:value-type="float" office:value="3614405740" calcext:value-type="float">
            <text:p>3614405740</text:p>
          </table:table-cell>
          <table:table-cell office:value-type="float" office:value="4375637444" calcext:value-type="float">
            <text:p>4375637444</text:p>
          </table:table-cell>
          <table:table-cell office:value-type="float" office:value="4471667572" calcext:value-type="float">
            <text:p>4471667572</text:p>
          </table:table-cell>
          <table:table-cell office:value-type="float" office:value="4932135350" calcext:value-type="float">
            <text:p>4932135350</text:p>
          </table:table-cell>
          <table:table-cell office:value-type="float" office:value="3064166559" calcext:value-type="float">
            <text:p>3064166559</text:p>
          </table:table-cell>
          <table:table-cell office:value-type="float" office:value="4547283777" calcext:value-type="float">
            <text:p>4547283777</text:p>
          </table:table-cell>
        </table:table-row>
        <table:table-row table:style-name="ro1">
          <table:table-cell office:value-type="float" office:value="12531097606" calcext:value-type="float">
            <text:p>12531097606</text:p>
          </table:table-cell>
          <table:table-cell office:value-type="float" office:value="22176453581" calcext:value-type="float">
            <text:p>22176453581</text:p>
          </table:table-cell>
          <table:table-cell office:value-type="float" office:value="11655360096" calcext:value-type="float">
            <text:p>11655360096</text:p>
          </table:table-cell>
          <table:table-cell office:value-type="float" office:value="18562835923" calcext:value-type="float">
            <text:p>18562835923</text:p>
          </table:table-cell>
          <table:table-cell office:value-type="float" office:value="9207764164" calcext:value-type="float">
            <text:p>9207764164</text:p>
          </table:table-cell>
          <table:table-cell office:value-type="float" office:value="14929603135" calcext:value-type="float">
            <text:p>14929603135</text:p>
          </table:table-cell>
          <table:table-cell office:value-type="float" office:value="5845117909" calcext:value-type="float">
            <text:p>5845117909</text:p>
          </table:table-cell>
          <table:table-cell office:value-type="float" office:value="11611875399" calcext:value-type="float">
            <text:p>11611875399</text:p>
          </table:table-cell>
          <table:table-cell office:value-type="float" office:value="4988547143" calcext:value-type="float">
            <text:p>4988547143</text:p>
          </table:table-cell>
          <table:table-cell office:value-type="float" office:value="10016863981" calcext:value-type="float">
            <text:p>10016863981</text:p>
          </table:table-cell>
          <table:table-cell office:value-type="float" office:value="6219826383" calcext:value-type="float">
            <text:p>6219826383</text:p>
          </table:table-cell>
          <table:table-cell office:value-type="float" office:value="10477981429" calcext:value-type="float">
            <text:p>10477981429</text:p>
          </table:table-cell>
          <table:table-cell office:value-type="float" office:value="4218104713" calcext:value-type="float">
            <text:p>4218104713</text:p>
          </table:table-cell>
          <table:table-cell office:value-type="float" office:value="7265064603" calcext:value-type="float">
            <text:p>7265064603</text:p>
          </table:table-cell>
          <table:table-cell office:value-type="float" office:value="4972722204" calcext:value-type="float">
            <text:p>4972722204</text:p>
          </table:table-cell>
          <table:table-cell office:value-type="float" office:value="8758718229" calcext:value-type="float">
            <text:p>8758718229</text:p>
          </table:table-cell>
          <table:table-cell office:value-type="float" office:value="4691613637" calcext:value-type="float">
            <text:p>4691613637</text:p>
          </table:table-cell>
          <table:table-cell office:value-type="float" office:value="8801118591" calcext:value-type="float">
            <text:p>8801118591</text:p>
          </table:table-cell>
          <table:table-cell office:value-type="float" office:value="5098683657" calcext:value-type="float">
            <text:p>5098683657</text:p>
          </table:table-cell>
          <table:table-cell office:value-type="float" office:value="6459808237" calcext:value-type="float">
            <text:p>6459808237</text:p>
          </table:table-cell>
          <table:table-cell office:value-type="float" office:value="3554074988" calcext:value-type="float">
            <text:p>3554074988</text:p>
          </table:table-cell>
          <table:table-cell office:value-type="float" office:value="4400927503" calcext:value-type="float">
            <text:p>4400927503</text:p>
          </table:table-cell>
          <table:table-cell office:value-type="float" office:value="3964459150" calcext:value-type="float">
            <text:p>3964459150</text:p>
          </table:table-cell>
          <table:table-cell office:value-type="float" office:value="5572369796" calcext:value-type="float">
            <text:p>5572369796</text:p>
          </table:table-cell>
          <table:table-cell office:value-type="float" office:value="3103533881" calcext:value-type="float">
            <text:p>3103533881</text:p>
          </table:table-cell>
          <table:table-cell office:value-type="float" office:value="4611490783" calcext:value-type="float">
            <text:p>4611490783</text:p>
          </table:table-cell>
        </table:table-row>
        <table:table-row table:style-name="ro1">
          <table:table-cell office:value-type="float" office:value="15495541545" calcext:value-type="float">
            <text:p>15495541545</text:p>
          </table:table-cell>
          <table:table-cell office:value-type="float" office:value="21683818340" calcext:value-type="float">
            <text:p>21683818340</text:p>
          </table:table-cell>
          <table:table-cell office:value-type="float" office:value="13049304586" calcext:value-type="float">
            <text:p>13049304586</text:p>
          </table:table-cell>
          <table:table-cell office:value-type="float" office:value="18425661036" calcext:value-type="float">
            <text:p>18425661036</text:p>
          </table:table-cell>
          <table:table-cell office:value-type="float" office:value="10420727196" calcext:value-type="float">
            <text:p>10420727196</text:p>
          </table:table-cell>
          <table:table-cell office:value-type="float" office:value="15443738375" calcext:value-type="float">
            <text:p>15443738375</text:p>
          </table:table-cell>
          <table:table-cell office:value-type="float" office:value="7501417934" calcext:value-type="float">
            <text:p>7501417934</text:p>
          </table:table-cell>
          <table:table-cell office:value-type="float" office:value="14321022025" calcext:value-type="float">
            <text:p>14321022025</text:p>
          </table:table-cell>
          <table:table-cell office:value-type="float" office:value="5635322351" calcext:value-type="float">
            <text:p>5635322351</text:p>
          </table:table-cell>
          <table:table-cell office:value-type="float" office:value="10128746540" calcext:value-type="float">
            <text:p>10128746540</text:p>
          </table:table-cell>
          <table:table-cell office:value-type="float" office:value="5759390606" calcext:value-type="float">
            <text:p>5759390606</text:p>
          </table:table-cell>
          <table:table-cell office:value-type="float" office:value="10484920751" calcext:value-type="float">
            <text:p>10484920751</text:p>
          </table:table-cell>
          <table:table-cell office:value-type="float" office:value="4507917076" calcext:value-type="float">
            <text:p>4507917076</text:p>
          </table:table-cell>
          <table:table-cell office:value-type="float" office:value="7662603812" calcext:value-type="float">
            <text:p>7662603812</text:p>
          </table:table-cell>
          <table:table-cell office:value-type="float" office:value="4307093822" calcext:value-type="float">
            <text:p>4307093822</text:p>
          </table:table-cell>
          <table:table-cell office:value-type="float" office:value="9559303394" calcext:value-type="float">
            <text:p>9559303394</text:p>
          </table:table-cell>
          <table:table-cell office:value-type="float" office:value="4768771903" calcext:value-type="float">
            <text:p>4768771903</text:p>
          </table:table-cell>
          <table:table-cell office:value-type="float" office:value="9010423963" calcext:value-type="float">
            <text:p>9010423963</text:p>
          </table:table-cell>
          <table:table-cell office:value-type="float" office:value="5173878177" calcext:value-type="float">
            <text:p>5173878177</text:p>
          </table:table-cell>
          <table:table-cell office:value-type="float" office:value="6225973281" calcext:value-type="float">
            <text:p>6225973281</text:p>
          </table:table-cell>
          <table:table-cell office:value-type="float" office:value="3456856699" calcext:value-type="float">
            <text:p>3456856699</text:p>
          </table:table-cell>
          <table:table-cell office:value-type="float" office:value="4247759130" calcext:value-type="float">
            <text:p>4247759130</text:p>
          </table:table-cell>
          <table:table-cell office:value-type="float" office:value="3803602762" calcext:value-type="float">
            <text:p>3803602762</text:p>
          </table:table-cell>
          <table:table-cell office:value-type="float" office:value="5076983462" calcext:value-type="float">
            <text:p>5076983462</text:p>
          </table:table-cell>
          <table:table-cell office:value-type="float" office:value="3066380453" calcext:value-type="float">
            <text:p>3066380453</text:p>
          </table:table-cell>
          <table:table-cell office:value-type="float" office:value="4605038443" calcext:value-type="float">
            <text:p>4605038443</text:p>
          </table:table-cell>
        </table:table-row>
        <table:table-row table:style-name="ro1">
          <table:table-cell office:value-type="float" office:value="14508694603" calcext:value-type="float">
            <text:p>14508694603</text:p>
          </table:table-cell>
          <table:table-cell office:value-type="float" office:value="13299654459" calcext:value-type="float">
            <text:p>13299654459</text:p>
          </table:table-cell>
          <table:table-cell office:value-type="float" office:value="10731868720" calcext:value-type="float">
            <text:p>10731868720</text:p>
          </table:table-cell>
          <table:table-cell office:value-type="float" office:value="16296658062" calcext:value-type="float">
            <text:p>16296658062</text:p>
          </table:table-cell>
          <table:table-cell office:value-type="float" office:value="8335451412" calcext:value-type="float">
            <text:p>8335451412</text:p>
          </table:table-cell>
          <table:table-cell office:value-type="float" office:value="15680186524" calcext:value-type="float">
            <text:p>15680186524</text:p>
          </table:table-cell>
          <table:table-cell office:value-type="float" office:value="7748445814" calcext:value-type="float">
            <text:p>7748445814</text:p>
          </table:table-cell>
          <table:table-cell office:value-type="float" office:value="12392907007" calcext:value-type="float">
            <text:p>12392907007</text:p>
          </table:table-cell>
          <table:table-cell office:value-type="float" office:value="5321080698" calcext:value-type="float">
            <text:p>5321080698</text:p>
          </table:table-cell>
          <table:table-cell office:value-type="float" office:value="9889004686" calcext:value-type="float">
            <text:p>9889004686</text:p>
          </table:table-cell>
          <table:table-cell office:value-type="float" office:value="5577761575" calcext:value-type="float">
            <text:p>5577761575</text:p>
          </table:table-cell>
          <table:table-cell office:value-type="float" office:value="10642717924" calcext:value-type="float">
            <text:p>10642717924</text:p>
          </table:table-cell>
          <table:table-cell office:value-type="float" office:value="3623053261" calcext:value-type="float">
            <text:p>3623053261</text:p>
          </table:table-cell>
          <table:table-cell office:value-type="float" office:value="7141678442" calcext:value-type="float">
            <text:p>7141678442</text:p>
          </table:table-cell>
          <table:table-cell office:value-type="float" office:value="4733309297" calcext:value-type="float">
            <text:p>4733309297</text:p>
          </table:table-cell>
          <table:table-cell office:value-type="float" office:value="8277925953" calcext:value-type="float">
            <text:p>8277925953</text:p>
          </table:table-cell>
          <table:table-cell office:value-type="float" office:value="4685429743" calcext:value-type="float">
            <text:p>4685429743</text:p>
          </table:table-cell>
          <table:table-cell office:value-type="float" office:value="8991806760" calcext:value-type="float">
            <text:p>8991806760</text:p>
          </table:table-cell>
          <table:table-cell office:value-type="float" office:value="3235089486" calcext:value-type="float">
            <text:p>3235089486</text:p>
          </table:table-cell>
          <table:table-cell office:value-type="float" office:value="6547151459" calcext:value-type="float">
            <text:p>6547151459</text:p>
          </table:table-cell>
          <table:table-cell office:value-type="float" office:value="3407237012" calcext:value-type="float">
            <text:p>3407237012</text:p>
          </table:table-cell>
          <table:table-cell office:value-type="float" office:value="4334858361" calcext:value-type="float">
            <text:p>4334858361</text:p>
          </table:table-cell>
          <table:table-cell office:value-type="float" office:value="3839939016" calcext:value-type="float">
            <text:p>3839939016</text:p>
          </table:table-cell>
          <table:table-cell office:value-type="float" office:value="4923418972" calcext:value-type="float">
            <text:p>4923418972</text:p>
          </table:table-cell>
          <table:table-cell office:value-type="float" office:value="3013550566" calcext:value-type="float">
            <text:p>3013550566</text:p>
          </table:table-cell>
          <table:table-cell office:value-type="float" office:value="4643791642" calcext:value-type="float">
            <text:p>4643791642</text:p>
          </table:table-cell>
        </table:table-row>
        <table:table-row table:style-name="ro1">
          <table:table-cell office:value-type="float" office:value="15268418275" calcext:value-type="float">
            <text:p>15268418275</text:p>
          </table:table-cell>
          <table:table-cell office:value-type="float" office:value="18859230931" calcext:value-type="float">
            <text:p>18859230931</text:p>
          </table:table-cell>
          <table:table-cell office:value-type="float" office:value="12082843134" calcext:value-type="float">
            <text:p>12082843134</text:p>
          </table:table-cell>
          <table:table-cell office:value-type="float" office:value="18384795778" calcext:value-type="float">
            <text:p>18384795778</text:p>
          </table:table-cell>
          <table:table-cell office:value-type="float" office:value="7883280951" calcext:value-type="float">
            <text:p>7883280951</text:p>
          </table:table-cell>
          <table:table-cell office:value-type="float" office:value="13994196692" calcext:value-type="float">
            <text:p>13994196692</text:p>
          </table:table-cell>
          <table:table-cell office:value-type="float" office:value="6496004809" calcext:value-type="float">
            <text:p>6496004809</text:p>
          </table:table-cell>
          <table:table-cell office:value-type="float" office:value="13496011822" calcext:value-type="float">
            <text:p>13496011822</text:p>
          </table:table-cell>
          <table:table-cell office:value-type="float" office:value="5396589602" calcext:value-type="float">
            <text:p>5396589602</text:p>
          </table:table-cell>
          <table:table-cell office:value-type="float" office:value="10884249331" calcext:value-type="float">
            <text:p>10884249331</text:p>
          </table:table-cell>
          <table:table-cell office:value-type="float" office:value="4106699924" calcext:value-type="float">
            <text:p>4106699924</text:p>
          </table:table-cell>
          <table:table-cell office:value-type="float" office:value="9873055536" calcext:value-type="float">
            <text:p>9873055536</text:p>
          </table:table-cell>
          <table:table-cell office:value-type="float" office:value="4502719025" calcext:value-type="float">
            <text:p>4502719025</text:p>
          </table:table-cell>
          <table:table-cell office:value-type="float" office:value="6891643378" calcext:value-type="float">
            <text:p>6891643378</text:p>
          </table:table-cell>
          <table:table-cell office:value-type="float" office:value="4334374825" calcext:value-type="float">
            <text:p>4334374825</text:p>
          </table:table-cell>
          <table:table-cell office:value-type="float" office:value="8673517252" calcext:value-type="float">
            <text:p>8673517252</text:p>
          </table:table-cell>
          <table:table-cell office:value-type="float" office:value="4586604426" calcext:value-type="float">
            <text:p>4586604426</text:p>
          </table:table-cell>
          <table:table-cell office:value-type="float" office:value="8596297465" calcext:value-type="float">
            <text:p>8596297465</text:p>
          </table:table-cell>
          <table:table-cell office:value-type="float" office:value="4822920224" calcext:value-type="float">
            <text:p>4822920224</text:p>
          </table:table-cell>
          <table:table-cell office:value-type="float" office:value="6270353771" calcext:value-type="float">
            <text:p>6270353771</text:p>
          </table:table-cell>
          <table:table-cell office:value-type="float" office:value="2295617229" calcext:value-type="float">
            <text:p>2295617229</text:p>
          </table:table-cell>
          <table:table-cell office:value-type="float" office:value="4395742719" calcext:value-type="float">
            <text:p>4395742719</text:p>
          </table:table-cell>
          <table:table-cell office:value-type="float" office:value="4050573164" calcext:value-type="float">
            <text:p>4050573164</text:p>
          </table:table-cell>
          <table:table-cell office:value-type="float" office:value="5157844203" calcext:value-type="float">
            <text:p>5157844203</text:p>
          </table:table-cell>
          <table:table-cell office:value-type="float" office:value="2972661553" calcext:value-type="float">
            <text:p>2972661553</text:p>
          </table:table-cell>
          <table:table-cell office:value-type="float" office:value="4650535006" calcext:value-type="float">
            <text:p>4650535006</text:p>
          </table:table-cell>
        </table:table-row>
        <table:table-row table:style-name="ro1">
          <table:table-cell office:value-type="float" office:value="12392126805" calcext:value-type="float">
            <text:p>12392126805</text:p>
          </table:table-cell>
          <table:table-cell office:value-type="float" office:value="17065135445" calcext:value-type="float">
            <text:p>17065135445</text:p>
          </table:table-cell>
          <table:table-cell office:value-type="float" office:value="9646531190" calcext:value-type="float">
            <text:p>9646531190</text:p>
          </table:table-cell>
          <table:table-cell office:value-type="float" office:value="17754273006" calcext:value-type="float">
            <text:p>17754273006</text:p>
          </table:table-cell>
          <table:table-cell office:value-type="float" office:value="8371770873" calcext:value-type="float">
            <text:p>8371770873</text:p>
          </table:table-cell>
          <table:table-cell office:value-type="float" office:value="17362640542" calcext:value-type="float">
            <text:p>17362640542</text:p>
          </table:table-cell>
          <table:table-cell office:value-type="float" office:value="6135580676" calcext:value-type="float">
            <text:p>6135580676</text:p>
          </table:table-cell>
          <table:table-cell office:value-type="float" office:value="12195305424" calcext:value-type="float">
            <text:p>12195305424</text:p>
          </table:table-cell>
          <table:table-cell office:value-type="float" office:value="6065758237" calcext:value-type="float">
            <text:p>6065758237</text:p>
          </table:table-cell>
          <table:table-cell office:value-type="float" office:value="10234592774" calcext:value-type="float">
            <text:p>10234592774</text:p>
          </table:table-cell>
          <table:table-cell office:value-type="float" office:value="5276144227" calcext:value-type="float">
            <text:p>5276144227</text:p>
          </table:table-cell>
          <table:table-cell office:value-type="float" office:value="11034079819" calcext:value-type="float">
            <text:p>11034079819</text:p>
          </table:table-cell>
          <table:table-cell office:value-type="float" office:value="4180503389" calcext:value-type="float">
            <text:p>4180503389</text:p>
          </table:table-cell>
          <table:table-cell office:value-type="float" office:value="7025785209" calcext:value-type="float">
            <text:p>7025785209</text:p>
          </table:table-cell>
          <table:table-cell office:value-type="float" office:value="4730605935" calcext:value-type="float">
            <text:p>4730605935</text:p>
          </table:table-cell>
          <table:table-cell office:value-type="float" office:value="8708905824" calcext:value-type="float">
            <text:p>8708905824</text:p>
          </table:table-cell>
          <table:table-cell office:value-type="float" office:value="4942725580" calcext:value-type="float">
            <text:p>4942725580</text:p>
          </table:table-cell>
          <table:table-cell office:value-type="float" office:value="9039311630" calcext:value-type="float">
            <text:p>9039311630</text:p>
          </table:table-cell>
          <table:table-cell office:value-type="float" office:value="4314480605" calcext:value-type="float">
            <text:p>4314480605</text:p>
          </table:table-cell>
          <table:table-cell office:value-type="float" office:value="6407221620" calcext:value-type="float">
            <text:p>6407221620</text:p>
          </table:table-cell>
          <table:table-cell office:value-type="float" office:value="3595209427" calcext:value-type="float">
            <text:p>3595209427</text:p>
          </table:table-cell>
          <table:table-cell office:value-type="float" office:value="4716249496" calcext:value-type="float">
            <text:p>4716249496</text:p>
          </table:table-cell>
          <table:table-cell office:value-type="float" office:value="3825202030" calcext:value-type="float">
            <text:p>3825202030</text:p>
          </table:table-cell>
          <table:table-cell office:value-type="float" office:value="5107650138" calcext:value-type="float">
            <text:p>5107650138</text:p>
          </table:table-cell>
          <table:table-cell office:value-type="float" office:value="2638704886" calcext:value-type="float">
            <text:p>2638704886</text:p>
          </table:table-cell>
          <table:table-cell office:value-type="float" office:value="4613414972" calcext:value-type="float">
            <text:p>4613414972</text:p>
          </table:table-cell>
        </table:table-row>
        <table:table-row table:style-name="ro1">
          <table:table-cell office:value-type="float" office:value="15643615600" calcext:value-type="float">
            <text:p>15643615600</text:p>
          </table:table-cell>
          <table:table-cell office:value-type="float" office:value="15122677033" calcext:value-type="float">
            <text:p>15122677033</text:p>
          </table:table-cell>
          <table:table-cell office:value-type="float" office:value="12800950084" calcext:value-type="float">
            <text:p>12800950084</text:p>
          </table:table-cell>
          <table:table-cell office:value-type="float" office:value="17560405706" calcext:value-type="float">
            <text:p>17560405706</text:p>
          </table:table-cell>
          <table:table-cell office:value-type="float" office:value="8989381659" calcext:value-type="float">
            <text:p>8989381659</text:p>
          </table:table-cell>
          <table:table-cell office:value-type="float" office:value="13811972819" calcext:value-type="float">
            <text:p>13811972819</text:p>
          </table:table-cell>
          <table:table-cell office:value-type="float" office:value="8223487316" calcext:value-type="float">
            <text:p>8223487316</text:p>
          </table:table-cell>
          <table:table-cell office:value-type="float" office:value="12486539712" calcext:value-type="float">
            <text:p>12486539712</text:p>
          </table:table-cell>
          <table:table-cell office:value-type="float" office:value="6156161503" calcext:value-type="float">
            <text:p>6156161503</text:p>
          </table:table-cell>
          <table:table-cell office:value-type="float" office:value="10264159875" calcext:value-type="float">
            <text:p>10264159875</text:p>
          </table:table-cell>
          <table:table-cell office:value-type="float" office:value="4840128962" calcext:value-type="float">
            <text:p>4840128962</text:p>
          </table:table-cell>
          <table:table-cell office:value-type="float" office:value="10744441457" calcext:value-type="float">
            <text:p>10744441457</text:p>
          </table:table-cell>
          <table:table-cell office:value-type="float" office:value="4648046955" calcext:value-type="float">
            <text:p>4648046955</text:p>
          </table:table-cell>
          <table:table-cell office:value-type="float" office:value="6953368973" calcext:value-type="float">
            <text:p>6953368973</text:p>
          </table:table-cell>
          <table:table-cell office:value-type="float" office:value="4651318775" calcext:value-type="float">
            <text:p>4651318775</text:p>
          </table:table-cell>
          <table:table-cell office:value-type="float" office:value="8677672901" calcext:value-type="float">
            <text:p>8677672901</text:p>
          </table:table-cell>
          <table:table-cell office:value-type="float" office:value="4984585784" calcext:value-type="float">
            <text:p>4984585784</text:p>
          </table:table-cell>
          <table:table-cell office:value-type="float" office:value="8887441267" calcext:value-type="float">
            <text:p>8887441267</text:p>
          </table:table-cell>
          <table:table-cell office:value-type="float" office:value="3534062897" calcext:value-type="float">
            <text:p>3534062897</text:p>
          </table:table-cell>
          <table:table-cell office:value-type="float" office:value="6399764059" calcext:value-type="float">
            <text:p>6399764059</text:p>
          </table:table-cell>
          <table:table-cell office:value-type="float" office:value="3465425867" calcext:value-type="float">
            <text:p>3465425867</text:p>
          </table:table-cell>
          <table:table-cell office:value-type="float" office:value="4507657401" calcext:value-type="float">
            <text:p>4507657401</text:p>
          </table:table-cell>
          <table:table-cell office:value-type="float" office:value="3890022442" calcext:value-type="float">
            <text:p>3890022442</text:p>
          </table:table-cell>
          <table:table-cell office:value-type="float" office:value="5093967482" calcext:value-type="float">
            <text:p>5093967482</text:p>
          </table:table-cell>
          <table:table-cell office:value-type="float" office:value="2406599082" calcext:value-type="float">
            <text:p>2406599082</text:p>
          </table:table-cell>
          <table:table-cell office:value-type="float" office:value="4459305642" calcext:value-type="float">
            <text:p>4459305642</text:p>
          </table:table-cell>
        </table:table-row>
        <table:table-row table:style-name="ro1">
          <table:table-cell office:value-type="float" office:value="15937727029" calcext:value-type="float">
            <text:p>15937727029</text:p>
          </table:table-cell>
          <table:table-cell office:value-type="float" office:value="14048692778" calcext:value-type="float">
            <text:p>14048692778</text:p>
          </table:table-cell>
          <table:table-cell office:value-type="float" office:value="12550193817" calcext:value-type="float">
            <text:p>12550193817</text:p>
          </table:table-cell>
          <table:table-cell office:value-type="float" office:value="16987720768" calcext:value-type="float">
            <text:p>16987720768</text:p>
          </table:table-cell>
          <table:table-cell office:value-type="float" office:value="8500731196" calcext:value-type="float">
            <text:p>8500731196</text:p>
          </table:table-cell>
          <table:table-cell office:value-type="float" office:value="15792187570" calcext:value-type="float">
            <text:p>15792187570</text:p>
          </table:table-cell>
          <table:table-cell office:value-type="float" office:value="6723963696" calcext:value-type="float">
            <text:p>6723963696</text:p>
          </table:table-cell>
          <table:table-cell office:value-type="float" office:value="12563036669" calcext:value-type="float">
            <text:p>12563036669</text:p>
          </table:table-cell>
          <table:table-cell office:value-type="float" office:value="5836313431" calcext:value-type="float">
            <text:p>5836313431</text:p>
          </table:table-cell>
          <table:table-cell office:value-type="float" office:value="10886569284" calcext:value-type="float">
            <text:p>10886569284</text:p>
          </table:table-cell>
          <table:table-cell office:value-type="float" office:value="5250302258" calcext:value-type="float">
            <text:p>5250302258</text:p>
          </table:table-cell>
          <table:table-cell office:value-type="float" office:value="9907550729" calcext:value-type="float">
            <text:p>9907550729</text:p>
          </table:table-cell>
          <table:table-cell office:value-type="float" office:value="2216190236" calcext:value-type="float">
            <text:p>2216190236</text:p>
          </table:table-cell>
          <table:table-cell office:value-type="float" office:value="6944038061" calcext:value-type="float">
            <text:p>6944038061</text:p>
          </table:table-cell>
          <table:table-cell office:value-type="float" office:value="3675674664" calcext:value-type="float">
            <text:p>3675674664</text:p>
          </table:table-cell>
          <table:table-cell office:value-type="float" office:value="8922056842" calcext:value-type="float">
            <text:p>8922056842</text:p>
          </table:table-cell>
          <table:table-cell office:value-type="float" office:value="4211772307" calcext:value-type="float">
            <text:p>4211772307</text:p>
          </table:table-cell>
          <table:table-cell office:value-type="float" office:value="8811046491" calcext:value-type="float">
            <text:p>8811046491</text:p>
          </table:table-cell>
          <table:table-cell office:value-type="float" office:value="3310089570" calcext:value-type="float">
            <text:p>3310089570</text:p>
          </table:table-cell>
          <table:table-cell office:value-type="float" office:value="6526017625" calcext:value-type="float">
            <text:p>6526017625</text:p>
          </table:table-cell>
          <table:table-cell office:value-type="float" office:value="3537058117" calcext:value-type="float">
            <text:p>3537058117</text:p>
          </table:table-cell>
          <table:table-cell office:value-type="float" office:value="4388176676" calcext:value-type="float">
            <text:p>4388176676</text:p>
          </table:table-cell>
          <table:table-cell office:value-type="float" office:value="3584643156" calcext:value-type="float">
            <text:p>3584643156</text:p>
          </table:table-cell>
          <table:table-cell office:value-type="float" office:value="5223338040" calcext:value-type="float">
            <text:p>5223338040</text:p>
          </table:table-cell>
          <table:table-cell office:value-type="float" office:value="2966521182" calcext:value-type="float">
            <text:p>2966521182</text:p>
          </table:table-cell>
          <table:table-cell office:value-type="float" office:value="4719576994" calcext:value-type="float">
            <text:p>4719576994</text:p>
          </table:table-cell>
        </table:table-row>
        <table:table-row table:style-name="ro1">
          <table:table-cell office:value-type="float" office:value="15766950588" calcext:value-type="float">
            <text:p>15766950588</text:p>
          </table:table-cell>
          <table:table-cell office:value-type="float" office:value="14327644913" calcext:value-type="float">
            <text:p>14327644913</text:p>
          </table:table-cell>
          <table:table-cell office:value-type="float" office:value="11822939835" calcext:value-type="float">
            <text:p>11822939835</text:p>
          </table:table-cell>
          <table:table-cell office:value-type="float" office:value="17101991579" calcext:value-type="float">
            <text:p>17101991579</text:p>
          </table:table-cell>
          <table:table-cell office:value-type="float" office:value="8458926760" calcext:value-type="float">
            <text:p>8458926760</text:p>
          </table:table-cell>
          <table:table-cell office:value-type="float" office:value="16647049199" calcext:value-type="float">
            <text:p>16647049199</text:p>
          </table:table-cell>
          <table:table-cell office:value-type="float" office:value="7024623098" calcext:value-type="float">
            <text:p>7024623098</text:p>
          </table:table-cell>
          <table:table-cell office:value-type="float" office:value="15201058029" calcext:value-type="float">
            <text:p>15201058029</text:p>
          </table:table-cell>
          <table:table-cell office:value-type="float" office:value="5596630912" calcext:value-type="float">
            <text:p>5596630912</text:p>
          </table:table-cell>
          <table:table-cell office:value-type="float" office:value="10261671506" calcext:value-type="float">
            <text:p>10261671506</text:p>
          </table:table-cell>
          <table:table-cell office:value-type="float" office:value="4799807083" calcext:value-type="float">
            <text:p>4799807083</text:p>
          </table:table-cell>
          <table:table-cell office:value-type="float" office:value="10740827679" calcext:value-type="float">
            <text:p>10740827679</text:p>
          </table:table-cell>
          <table:table-cell office:value-type="float" office:value="4381815035" calcext:value-type="float">
            <text:p>4381815035</text:p>
          </table:table-cell>
          <table:table-cell office:value-type="float" office:value="6889147776" calcext:value-type="float">
            <text:p>6889147776</text:p>
          </table:table-cell>
          <table:table-cell office:value-type="float" office:value="6275279332" calcext:value-type="float">
            <text:p>6275279332</text:p>
          </table:table-cell>
          <table:table-cell office:value-type="float" office:value="8380558718" calcext:value-type="float">
            <text:p>8380558718</text:p>
          </table:table-cell>
          <table:table-cell office:value-type="float" office:value="4512565160" calcext:value-type="float">
            <text:p>4512565160</text:p>
          </table:table-cell>
          <table:table-cell office:value-type="float" office:value="8752972514" calcext:value-type="float">
            <text:p>8752972514</text:p>
          </table:table-cell>
          <table:table-cell office:value-type="float" office:value="3582572637" calcext:value-type="float">
            <text:p>3582572637</text:p>
          </table:table-cell>
          <table:table-cell office:value-type="float" office:value="6629891274" calcext:value-type="float">
            <text:p>6629891274</text:p>
          </table:table-cell>
          <table:table-cell office:value-type="float" office:value="3621749826" calcext:value-type="float">
            <text:p>3621749826</text:p>
          </table:table-cell>
          <table:table-cell office:value-type="float" office:value="4403391770" calcext:value-type="float">
            <text:p>4403391770</text:p>
          </table:table-cell>
          <table:table-cell office:value-type="float" office:value="4009542347" calcext:value-type="float">
            <text:p>4009542347</text:p>
          </table:table-cell>
          <table:table-cell office:value-type="float" office:value="5113263157" calcext:value-type="float">
            <text:p>5113263157</text:p>
          </table:table-cell>
          <table:table-cell office:value-type="float" office:value="2909662438" calcext:value-type="float">
            <text:p>2909662438</text:p>
          </table:table-cell>
          <table:table-cell office:value-type="float" office:value="4763593347" calcext:value-type="float">
            <text:p>4763593347</text:p>
          </table:table-cell>
        </table:table-row>
        <table:table-row table:style-name="ro1">
          <table:table-cell table:style-name="ce2" office:value-type="float" office:value="13305919791" calcext:value-type="float">
            <text:p>13305919791</text:p>
          </table:table-cell>
          <table:table-cell office:value-type="float" office:value="15598204369" calcext:value-type="float">
            <text:p>15598204369</text:p>
          </table:table-cell>
          <table:table-cell table:style-name="ce2" office:value-type="float" office:value="10469604922" calcext:value-type="float">
            <text:p>10469604922</text:p>
          </table:table-cell>
          <table:table-cell office:value-type="float" office:value="16726341691" calcext:value-type="float">
            <text:p>16726341691</text:p>
          </table:table-cell>
          <table:table-cell table:style-name="ce2" office:value-type="float" office:value="8103842851" calcext:value-type="float">
            <text:p>8103842851</text:p>
          </table:table-cell>
          <table:table-cell office:value-type="float" office:value="15470050369" calcext:value-type="float">
            <text:p>15470050369</text:p>
          </table:table-cell>
          <table:table-cell table:style-name="ce2" office:value-type="float" office:value="6961871783" calcext:value-type="float">
            <text:p>6961871783</text:p>
          </table:table-cell>
          <table:table-cell office:value-type="float" office:value="12517660633" calcext:value-type="float">
            <text:p>12517660633</text:p>
          </table:table-cell>
          <table:table-cell table:style-name="ce2" office:value-type="float" office:value="5487556107" calcext:value-type="float">
            <text:p>5487556107</text:p>
          </table:table-cell>
          <table:table-cell office:value-type="float" office:value="10448868995" calcext:value-type="float">
            <text:p>10448868995</text:p>
          </table:table-cell>
          <table:table-cell table:style-name="ce2" office:value-type="float" office:value="4980442148" calcext:value-type="float">
            <text:p>4980442148</text:p>
          </table:table-cell>
          <table:table-cell office:value-type="float" office:value="10976188292" calcext:value-type="float">
            <text:p>10976188292</text:p>
          </table:table-cell>
          <table:table-cell table:style-name="ce2" office:value-type="float" office:value="4418480827" calcext:value-type="float">
            <text:p>4418480827</text:p>
          </table:table-cell>
          <table:table-cell office:value-type="float" office:value="7065098613" calcext:value-type="float">
            <text:p>7065098613</text:p>
          </table:table-cell>
          <table:table-cell table:style-name="ce2" office:value-type="float" office:value="2398529262" calcext:value-type="float">
            <text:p>2398529262</text:p>
          </table:table-cell>
          <table:table-cell office:value-type="float" office:value="8485951689" calcext:value-type="float">
            <text:p>8485951689</text:p>
          </table:table-cell>
          <table:table-cell table:style-name="ce2" office:value-type="float" office:value="4236868008" calcext:value-type="float">
            <text:p>4236868008</text:p>
          </table:table-cell>
          <table:table-cell office:value-type="float" office:value="8743865608" calcext:value-type="float">
            <text:p>8743865608</text:p>
          </table:table-cell>
          <table:table-cell table:style-name="ce2" office:value-type="float" office:value="3197325336" calcext:value-type="float">
            <text:p>3197325336</text:p>
          </table:table-cell>
          <table:table-cell office:value-type="float" office:value="6770166373" calcext:value-type="float">
            <text:p>6770166373</text:p>
          </table:table-cell>
          <table:table-cell table:style-name="ce2" office:value-type="float" office:value="3316340417" calcext:value-type="float">
            <text:p>3316340417</text:p>
          </table:table-cell>
          <table:table-cell office:value-type="float" office:value="4475326451" calcext:value-type="float">
            <text:p>4475326451</text:p>
          </table:table-cell>
          <table:table-cell table:style-name="ce2" office:value-type="float" office:value="3846170246" calcext:value-type="float">
            <text:p>3846170246</text:p>
          </table:table-cell>
          <table:table-cell office:value-type="float" office:value="5002620416" calcext:value-type="float">
            <text:p>5002620416</text:p>
          </table:table-cell>
          <table:table-cell table:style-name="ce2" office:value-type="float" office:value="3103114508" calcext:value-type="float">
            <text:p>3103114508</text:p>
          </table:table-cell>
          <table:table-cell office:value-type="float" office:value="4771421687" calcext:value-type="float">
            <text:p>4771421687</text:p>
          </table:table-cell>
        </table:table-row>
        <table:table-row table:style-name="ro1">
          <table:table-cell table:style-name="ce2" office:value-type="float" office:value="14740147872" calcext:value-type="float">
            <text:p>14740147872</text:p>
          </table:table-cell>
          <table:table-cell office:value-type="float" office:value="15175856808" calcext:value-type="float">
            <text:p>15175856808</text:p>
          </table:table-cell>
          <table:table-cell table:style-name="ce2" office:value-type="float" office:value="11283563921" calcext:value-type="float">
            <text:p>11283563921</text:p>
          </table:table-cell>
          <table:table-cell office:value-type="float" office:value="18945200543" calcext:value-type="float">
            <text:p>18945200543</text:p>
          </table:table-cell>
          <table:table-cell table:style-name="ce2" office:value-type="float" office:value="8081204849" calcext:value-type="float">
            <text:p>8081204849</text:p>
          </table:table-cell>
          <table:table-cell office:value-type="float" office:value="15901653786" calcext:value-type="float">
            <text:p>15901653786</text:p>
          </table:table-cell>
          <table:table-cell table:style-name="ce2" office:value-type="float" office:value="5015955886" calcext:value-type="float">
            <text:p>5015955886</text:p>
          </table:table-cell>
          <table:table-cell office:value-type="float" office:value="14290078359" calcext:value-type="float">
            <text:p>14290078359</text:p>
          </table:table-cell>
          <table:table-cell table:style-name="ce2" office:value-type="float" office:value="3626320944" calcext:value-type="float">
            <text:p>3626320944</text:p>
          </table:table-cell>
          <table:table-cell office:value-type="float" office:value="10233226427" calcext:value-type="float">
            <text:p>10233226427</text:p>
          </table:table-cell>
          <table:table-cell table:style-name="ce2" office:value-type="float" office:value="4976194291" calcext:value-type="float">
            <text:p>4976194291</text:p>
          </table:table-cell>
          <table:table-cell office:value-type="float" office:value="11687274125" calcext:value-type="float">
            <text:p>11687274125</text:p>
          </table:table-cell>
          <table:table-cell table:style-name="ce2" office:value-type="float" office:value="4541925293" calcext:value-type="float">
            <text:p>4541925293</text:p>
          </table:table-cell>
          <table:table-cell office:value-type="float" office:value="7904192789" calcext:value-type="float">
            <text:p>7904192789</text:p>
          </table:table-cell>
          <table:table-cell table:style-name="ce2" office:value-type="float" office:value="4288859438" calcext:value-type="float">
            <text:p>4288859438</text:p>
          </table:table-cell>
          <table:table-cell office:value-type="float" office:value="8798580074" calcext:value-type="float">
            <text:p>8798580074</text:p>
          </table:table-cell>
          <table:table-cell table:style-name="ce2" office:value-type="float" office:value="4074048590" calcext:value-type="float">
            <text:p>4074048590</text:p>
          </table:table-cell>
          <table:table-cell office:value-type="float" office:value="8853972157" calcext:value-type="float">
            <text:p>8853972157</text:p>
          </table:table-cell>
          <table:table-cell table:style-name="ce2" office:value-type="float" office:value="3089391214" calcext:value-type="float">
            <text:p>3089391214</text:p>
          </table:table-cell>
          <table:table-cell office:value-type="float" office:value="6325835198" calcext:value-type="float">
            <text:p>6325835198</text:p>
          </table:table-cell>
          <table:table-cell table:style-name="ce2" office:value-type="float" office:value="3424419342" calcext:value-type="float">
            <text:p>3424419342</text:p>
          </table:table-cell>
          <table:table-cell office:value-type="float" office:value="4312415086" calcext:value-type="float">
            <text:p>4312415086</text:p>
          </table:table-cell>
          <table:table-cell table:style-name="ce2" office:value-type="float" office:value="4025941370" calcext:value-type="float">
            <text:p>4025941370</text:p>
          </table:table-cell>
          <table:table-cell office:value-type="float" office:value="4964775485" calcext:value-type="float">
            <text:p>4964775485</text:p>
          </table:table-cell>
          <table:table-cell table:style-name="ce2" office:value-type="float" office:value="3160982334" calcext:value-type="float">
            <text:p>3160982334</text:p>
          </table:table-cell>
          <table:table-cell office:value-type="float" office:value="4759121530" calcext:value-type="float">
            <text:p>47591215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4">00/00/0000</text:date>, <text:time style:data-style-name="N2" text:time-value="15:32:18.7800367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2T12:37:33.470547350</meta:creation-date>
    <meta:editing-duration>P1DT7H22M1S</meta:editing-duration>
    <meta:editing-cycles>25</meta:editing-cycles>
    <meta:generator>LibreOffice/4.2.7.2$Linux_X86_64 LibreOffice_project/420m0$Build-2</meta:generator>
    <dc:date>2016-09-04T15:37:26.186878531</dc:date>
    <meta:document-statistic meta:table-count="4" meta:cell-count="2916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314cm" svg:height="10.067cm" xlink:href=".." xlink:type="simple" chart:class="chart:line" chart:style-name="ch1">
        <chart:title svg:x="9.007cm" svg:y="0.337cm" chart:style-name="ch2">
          <text:p>DT.A.21  MPI Benchmark </text:p>
        </chart:title>
        <chart:subtitle svg:x="7.658cm" svg:y="1.343cm" chart:style-name="ch3">
          <text:p>Benchmark on Actual testbed - Raspberry pi2</text:p>
        </chart:subtitle>
        <chart:legend chart:legend-position="end" svg:x="19.192cm" svg:y="4.485cm" style:legend-expansion="high" chart:style-name="ch4"/>
        <chart:plot-area chart:style-name="ch5" table:cell-range-address="Rpi2Graphs.B1:Rpi2Graphs.B14" svg:x="1.477cm" svg:y="2.253cm" svg:width="17.249cm" svg:height="6.632cm">
          <chartooo:coordinate-region svg:x="3.765cm" svg:y="2.452cm" svg:width="14.774cm" svg:height="5.786cm"/>
          <chart:axis chart:dimension="x" chart:name="primary-x" chart:style-name="ch6">
            <chart:title svg:x="8.774cm" svg:y="9.086cm" chart:style-name="ch7">
              <text:p>Number of Nodes</text:p>
            </chart:title>
          </chart:axis>
          <chart:axis chart:dimension="y" chart:name="primary-y" chart:style-name="ch6">
            <chart:title svg:x="0.451cm" svg:y="8.074cm" chart:style-name="ch8">
              <text:p>Number of Instructions per Nodes </text:p>
            </chart:title>
            <chart:grid chart:style-name="ch9" chart:class="major"/>
          </chart:axis>
          <chart:series chart:style-name="ch10" chart:values-cell-range-address="Rpi2Graphs.B1:Rpi2Graphs.B14" chart:class="chart:line">
            <chart:regression-curve chart:style-name="ch11">
              <chart:equation chart:display-equation="true" chart:display-r-square="false" svg:x="8.829cm" svg:y="3.312cm"/>
            </chart:regression-curve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225318280">
                <text:p>14225318280</text:p>
                <draw:g>
                  <svg:desc>Rpi2Graphs.B1:Rpi2Graphs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335127596">
                <text:p>113351275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120443262">
                <text:p>81204432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764985849">
                <text:p>67649858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25661192">
                <text:p>56256611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07786695">
                <text:p>49077866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76141504">
                <text:p>41761415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32602179">
                <text:p>45326021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92360338">
                <text:p>44923603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39620146">
                <text:p>35396201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48547004">
                <text:p>34485470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03339600">
                <text:p>39033396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31624931">
                <text:p>29316249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65268013">
                <text:p>23652680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2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832cm" svg:height="9cm" xlink:href="." xlink:type="simple" chart:class="chart:line" chart:style-name="ch1">
        <chart:title svg:x="10.552cm" svg:y="0.316cm" chart:style-name="ch2">
          <text:p>DT.21.A</text:p>
        </chart:title>
        <chart:subtitle svg:x="8.912cm" svg:y="1.301cm" chart:style-name="ch3">
          <text:p>NAS benchmark for MPI job</text:p>
        </chart:subtitle>
        <chart:legend chart:legend-position="end" svg:x="16.302cm" svg:y="3.952cm" style:legend-expansion="high" chart:style-name="ch4"/>
        <chart:plot-area chart:style-name="ch5" chart:data-source-has-labels="both" svg:x="1.467cm" svg:y="2.19cm" svg:width="14.379cm" svg:height="5.649cm">
          <chartooo:coordinate-region svg:x="1.903cm" svg:y="2.389cm" svg:width="13.757cm" svg:height="4.803cm"/>
          <chart:axis chart:dimension="x" chart:name="primary-x" chart:style-name="ch6" chartooo:axis-type="text">
            <chart:title svg:x="7.329cm" svg:y="8.019cm" chart:style-name="ch7">
              <text:p>Number of Nodes</text:p>
            </chart:title>
            <chart:categories table:cell-range-address="local-table.$A$2:.$A$14"/>
          </chart:axis>
          <chart:axis chart:dimension="y" chart:name="primary-y" chart:style-name="ch8">
            <chart:title svg:x="0.451cm" svg:y="6.606cm" chart:style-name="ch9">
              <text:p>Instructions per Node</text:p>
            </chart:title>
            <chart:grid chart:style-name="ch10" chart:class="major"/>
          </chart:axis>
          <chart:series chart:style-name="ch11" chart:values-cell-range-address="local-table.$B$2:.$B$14" chart:label-cell-address="local-table.$B$1" chart:class="chart:line">
            <chart:data-point chart:repeated="13"/>
          </chart:series>
          <chart:series chart:style-name="ch12" chart:values-cell-range-address="local-table.$C$2:.$C$14" chart:label-cell-address="local-table.$C$1" chart:class="chart:line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ual_exc_time_on_rpi3</text:p>
              </table:table-cell>
              <table:table-cell office:value-type="string">
                <text:p>simulated_exc_time_on_cloudsi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88">
                <text:p>5.88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66">
                <text:p>5.66</text:p>
              </table:table-cell>
              <table:table-cell office:value-type="float" office:value="8.44">
                <text:p>8.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2">
                <text:p>5.2</text:p>
              </table:table-cell>
              <table:table-cell office:value-type="float" office:value="7.48">
                <text:p>7.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48">
                <text:p>4.48</text:p>
              </table:table-cell>
              <table:table-cell office:value-type="float" office:value="6.34">
                <text:p>6.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44">
                <text:p>3.44</text:p>
              </table:table-cell>
              <table:table-cell office:value-type="float" office:value="4.82">
                <text:p>4.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69">
                <text:p>3.69</text:p>
              </table:table-cell>
              <table:table-cell office:value-type="float" office:value="5.12">
                <text:p>5.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21">
                <text:p>3.21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7">
                <text:p>3.87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97">
                <text:p>3.97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96">
                <text:p>2.96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95">
                <text:p>2.95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46">
                <text:p>3.46</text:p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15">
                <text:p>3.15</text:p>
              </table:table-cell>
              <table:table-cell office:value-type="float" office:value="2.18">
                <text:p>2.1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2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437cm" svg:height="14.651cm" xlink:href="." xlink:type="simple" chart:class="chart:line" chart:style-name="ch1">
        <chart:title svg:x="13.592cm" svg:y="0.429cm" chart:style-name="ch2">
          <text:p>DT - Nas Benchmark - MPI job</text:p>
        </chart:title>
        <chart:subtitle svg:x="15.775cm" svg:y="1.527cm" chart:style-name="ch3">
          <text:p>Size A, 21</text:p>
        </chart:subtitle>
        <chart:legend chart:legend-position="end" svg:x="27.78cm" svg:y="6.777cm" style:legend-expansion="high" chart:style-name="ch4"/>
        <chart:plot-area chart:style-name="ch5" chart:data-source-has-labels="both" svg:x="1.679cm" svg:y="2.529cm" svg:width="25.433cm" svg:height="10.848cm">
          <chartooo:coordinate-region svg:x="2.3cm" svg:y="2.728cm" svg:width="24.625cm" svg:height="10.002cm"/>
          <chart:axis chart:dimension="x" chart:name="primary-x" chart:style-name="ch6" chartooo:axis-type="text">
            <chart:title svg:x="13.068cm" svg:y="13.67cm" chart:style-name="ch7">
              <text:p>Number of Nodes</text:p>
            </chart:title>
            <chart:categories table:cell-range-address="local-table.$A$2:.$A$15"/>
          </chart:axis>
          <chart:axis chart:dimension="y" chart:name="primary-y" chart:style-name="ch8">
            <chart:title svg:x="0.451cm" svg:y="9.346cm" chart:style-name="ch9">
              <text:p>Execution Time (S)</text:p>
            </chart:title>
            <chart:grid chart:style-name="ch10" chart:class="major"/>
          </chart:axis>
          <chart:series chart:style-name="ch11" chart:values-cell-range-address="local-table.$B$2:.$B$15" chart:label-cell-address="local-table.$B$1" chart:class="chart:line">
            <chart:data-point chart:repeated="14"/>
          </chart:series>
          <chart:series chart:style-name="ch12" chart:values-cell-range-address="local-table.$C$2:.$C$15" chart:label-cell-address="local-table.$D$1" chart:class="chart:line"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ual_testbed_raspberry_pi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.28">
                <text:p>17.28</text:p>
              </table:table-cell>
              <table:table-cell office:value-type="float" office:value="12.84">
                <text:p>12.8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6">
                <text:p>10.6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8">
                <text:p>7.8</text:p>
              </table:table-cell>
              <table:table-cell office:value-type="float" office:value="7.32">
                <text:p>7.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5">
                <text:p>6.5</text:p>
              </table:table-cell>
              <table:table-cell office:value-type="float" office:value="6.09">
                <text:p>6.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2">
                <text:p>5.2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9">
                <text:p>4.9</text:p>
              </table:table-cell>
              <table:table-cell office:value-type="float" office:value="4.42">
                <text:p>4.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9">
                <text:p>3.9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2">
                <text:p>4.2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1">
                <text:p>4.1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9">
                <text:p>3.9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9">
                <text:p>3.9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4">
                <text:p>4.4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5">
                <text:p>3.5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7">
                <text:p>3.7</text:p>
              </table:table-cell>
              <table:table-cell office:value-type="float" office:value="2.13">
                <text:p>2.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588cm" svg:height="11.908cm" xlink:href=".." xlink:type="simple" chart:class="chart:line" chart:style-name="ch1">
        <chart:legend chart:legend-position="end" svg:x="29.466cm" svg:y="5.406cm" style:legend-expansion="high" chart:style-name="ch2"/>
        <chart:plot-area chart:style-name="ch3" table:cell-range-address="Rpi2Performance.B50:Rpi2Performance.B63" svg:x="0.671cm" svg:y="0.238cm" svg:width="28.124cm" svg:height="11.432cm">
          <chartooo:coordinate-region svg:x="2.959cm" svg:y="0.437cm" svg:width="25.649cm" svg:height="10.5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pi2Performance.B50:Rpi2Performance.B63" chart:class="chart:line">
            <chart:regression-curve chart:style-name="ch7">
              <chart:equation chart:display-equation="true" chart:display-r-square="false"/>
            </chart:regression-curve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225318280">
                <text:p>14225318280</text:p>
                <draw:g>
                  <svg:desc>Rpi2Performance.B50:Rpi2Performance.B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335127596">
                <text:p>113351275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120443262">
                <text:p>81204432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764985849">
                <text:p>67649858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25661192">
                <text:p>56256611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07786695">
                <text:p>49077866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76141504">
                <text:p>41761415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32602179">
                <text:p>45326021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92360338">
                <text:p>44923603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39620146">
                <text:p>35396201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48547004">
                <text:p>34485470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03339600">
                <text:p>39033396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31624931">
                <text:p>29316249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65268013">
                <text:p>23652680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2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779cm" svg:height="10.068cm" xlink:href="." xlink:type="simple" chart:class="chart:line" chart:style-name="ch1">
        <chart:title svg:x="13.305cm" svg:y="0.337cm" chart:style-name="ch2">
          <text:p>DT.A.21 MPI Benchamrk </text:p>
        </chart:title>
        <chart:legend chart:legend-position="end" svg:x="25.778cm" svg:y="4.486cm" style:legend-expansion="high" chart:style-name="ch3"/>
        <chart:plot-area chart:style-name="ch4" chart:data-source-has-labels="both" svg:x="1.646cm" svg:y="1.343cm" svg:width="23.497cm" svg:height="7.543cm">
          <chartooo:coordinate-region svg:x="3.934cm" svg:y="1.543cm" svg:width="21.022cm" svg:height="6.696cm"/>
          <chart:axis chart:dimension="x" chart:name="primary-x" chart:style-name="ch5" chartooo:axis-type="text">
            <chart:title svg:x="12.067cm" svg:y="9.087cm" chart:style-name="ch6">
              <text:p>Number of Nodes</text:p>
            </chart:title>
            <chart:categories table:cell-range-address="local-table.$A$2:.$A$23"/>
          </chart:axis>
          <chart:axis chart:dimension="y" chart:name="primary-y" chart:style-name="ch7">
            <chart:title svg:x="0.451cm" svg:y="7.592cm" chart:style-name="ch8">
              <text:p>Number of Instructions Per Nodes</text:p>
            </chart:title>
            <chart:grid chart:style-name="ch9" chart:class="major"/>
          </chart:axis>
          <chart:series chart:style-name="ch10" chart:values-cell-range-address="local-table.$B$2:.$B$23" chart:label-cell-address="local-table.$B$1" chart:class="chart:line">
            <chart:regression-curve chart:style-name="ch11"/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_of_instruc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225318280">
                <text:p>1422531828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335127596">
                <text:p>113351275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120443262">
                <text:p>81204432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764985849">
                <text:p>67649858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25661192">
                <text:p>56256611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07786695">
                <text:p>49077866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76141504">
                <text:p>41761415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32602179">
                <text:p>45326021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92360338">
                <text:p>44923603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39620146">
                <text:p>35396201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48547004">
                <text:p>34485470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03339600">
                <text:p>39033396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31624931">
                <text:p>29316249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65268013">
                <text:p>23652680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22919839.78119">
                <text:p>2822919839.781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08970218.84012">
                <text:p>2708970218.840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06124176.47348">
                <text:p>2606124176.473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12737030.31706">
                <text:p>2512737030.317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27482213.56486">
                <text:p>2427482213.564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49276787.46581">
                <text:p>2349276787.465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77227137.99339">
                <text:p>2277227137.993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10588712.17504">
                <text:p>2210588712.1750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2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121cm" svg:height="9.005cm" xlink:href="." xlink:type="simple" chart:class="chart:line" chart:style-name="ch1">
        <chart:legend chart:legend-position="end" svg:x="16.803cm" svg:y="3.456cm" style:legend-expansion="high" chart:style-name="ch2"/>
        <chart:plot-area chart:style-name="ch3" chart:data-source-has-labels="both" svg:x="0.462cm" svg:y="0.18cm" svg:width="15.879cm" svg:height="8.645cm">
          <chartooo:coordinate-region svg:x="1.083cm" svg:y="0.379cm" svg:width="15.071cm" svg:height="7.799cm"/>
          <chart:axis chart:dimension="x" chart:name="primary-x" chart:style-name="ch4" chartooo:axis-type="text">
            <chart:categories table:cell-range-address="local-table.$A$2:.$A$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5" chart:label-cell-address="local-table.$B$1" chart:class="chart:line">
            <chart:regression-curve chart:style-name="ch8">
              <chart:equation chart:display-equation="true" chart:display-r-square="false" svg:x="4.52cm" svg:y="0.556cm"/>
            </chart:regression-curve>
            <chart:data-point chart:repeated="14"/>
          </chart:series>
          <chart:series chart:style-name="ch9" chart:values-cell-range-address="local-table.$C$2:.$C$15" chart:label-cell-address="local-table.$C$1" chart:class="chart:line">
            <chart:regression-curve chart:style-name="ch10">
              <chart:equation chart:display-equation="true" chart:display-r-square="false" svg:x="4.602cm" svg:y="1.396cm"/>
            </chart:regression-curve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_excution_time</text:p>
              </table:table-cell>
              <table:table-cell office:value-type="string">
                <text:p>cloudsim_excution_tim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.28">
                <text:p>17.28</text:p>
              </table:table-cell>
              <table:table-cell office:value-type="float" office:value="12.84">
                <text:p>12.8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6">
                <text:p>10.6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8">
                <text:p>7.8</text:p>
              </table:table-cell>
              <table:table-cell office:value-type="float" office:value="7.32">
                <text:p>7.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5">
                <text:p>6.5</text:p>
              </table:table-cell>
              <table:table-cell office:value-type="float" office:value="6.09">
                <text:p>6.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2">
                <text:p>5.2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9">
                <text:p>4.9</text:p>
              </table:table-cell>
              <table:table-cell office:value-type="float" office:value="4.42">
                <text:p>4.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9">
                <text:p>3.9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2">
                <text:p>4.2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1">
                <text:p>4.1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9">
                <text:p>3.9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9">
                <text:p>3.9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4">
                <text:p>4.4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5">
                <text:p>3.5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7">
                <text:p>3.7</text:p>
              </table:table-cell>
              <table:table-cell office:value-type="float" office:value="2.13">
                <text:p>2.1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2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1.489cm" svg:height="9.77cm" xlink:href="." xlink:type="simple" chart:class="chart:line" chart:style-name="ch1">
        <chart:title svg:x="13.227cm" svg:y="0.331cm" chart:style-name="ch2">
          <text:p>DT.A.21 MPI Benchmark</text:p>
        </chart:title>
        <chart:subtitle svg:x="8.133cm" svg:y="1.331cm" chart:style-name="ch3">
          <text:p>Comparession Between Actual performance and  Simulated Performance on CloudSim </text:p>
        </chart:subtitle>
        <chart:legend chart:legend-position="end" svg:x="22.948cm" svg:y="4.337cm" style:legend-expansion="high" chart:style-name="ch4"/>
        <chart:plot-area chart:style-name="ch5" chart:data-source-has-labels="both" svg:x="1.64cm" svg:y="2.235cm" svg:width="20.679cm" svg:height="6.359cm">
          <chartooo:coordinate-region svg:x="2.261cm" svg:y="2.434cm" svg:width="19.871cm" svg:height="5.513cm"/>
          <chart:axis chart:dimension="x" chart:name="primary-x" chart:style-name="ch6" chartooo:axis-type="text">
            <chart:title svg:x="10.652cm" svg:y="8.789cm" chart:style-name="ch7">
              <text:p>Number of Nodes</text:p>
            </chart:title>
            <chart:categories table:cell-range-address="local-table.$A$2:.$A$23"/>
          </chart:axis>
          <chart:axis chart:dimension="y" chart:name="primary-y" chart:style-name="ch8">
            <chart:title svg:x="0.451cm" svg:y="6.067cm" chart:style-name="ch9">
              <text:p>Time (S)</text:p>
            </chart:title>
            <chart:grid chart:style-name="ch10" chart:class="major"/>
          </chart:axis>
          <chart:series chart:style-name="ch11" chart:values-cell-range-address="local-table.$B$2:.$B$23" chart:label-cell-address="local-table.$B$1" chart:class="chart:line">
            <chart:data-point chart:repeated="22"/>
          </chart:series>
          <chart:series chart:style-name="ch12" chart:values-cell-range-address="local-table.$C$2:.$C$23" chart:label-cell-address="local-table.$C$1" chart:class="chart:line">
            <chart:data-point chart:repeated="2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_excution_time_predicted_from15to22</text:p>
              </table:table-cell>
              <table:table-cell office:value-type="string">
                <text:p>cloudsim_excution_time_predicted_from15to2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.28">
                <text:p>17.28</text:p>
              </table:table-cell>
              <table:table-cell office:value-type="float" office:value="12.84">
                <text:p>12.8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6">
                <text:p>10.6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8">
                <text:p>7.8</text:p>
              </table:table-cell>
              <table:table-cell office:value-type="float" office:value="7.32">
                <text:p>7.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5">
                <text:p>6.5</text:p>
              </table:table-cell>
              <table:table-cell office:value-type="float" office:value="6.09">
                <text:p>6.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2">
                <text:p>5.2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9">
                <text:p>4.9</text:p>
              </table:table-cell>
              <table:table-cell office:value-type="float" office:value="4.42">
                <text:p>4.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9">
                <text:p>3.9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2">
                <text:p>4.2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1">
                <text:p>4.1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9">
                <text:p>3.9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9">
                <text:p>3.9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4">
                <text:p>4.4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5">
                <text:p>3.5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7">
                <text:p>3.7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68493615082863">
                <text:p>2.68493615082863</text:p>
              </table:table-cell>
              <table:table-cell office:value-type="float" office:value="2.55754578804158">
                <text:p>2.557545788041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57655636181498">
                <text:p>2.57655636181498</text:p>
              </table:table-cell>
              <table:table-cell office:value-type="float" office:value="2.45380257254646">
                <text:p>2.453802572546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47873741094416">
                <text:p>2.47873741094416</text:p>
              </table:table-cell>
              <table:table-cell office:value-type="float" office:value="2.36018710807419">
                <text:p>2.360187108074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3899150075572">
                <text:p>2.3899150075572</text:p>
              </table:table-cell>
              <table:table-cell office:value-type="float" office:value="2.27519757744466">
                <text:p>2.275197577444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30882742713622">
                <text:p>2.30882742713622</text:p>
              </table:table-cell>
              <table:table-cell office:value-type="float" office:value="2.19762287513729">
                <text:p>2.197622875137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23444466473352">
                <text:p>2.23444466473352</text:p>
              </table:table-cell>
              <table:table-cell office:value-type="float" office:value="2.12647449538826">
                <text:p>2.126474495388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16591678597589">
                <text:p>2.16591678597589</text:p>
              </table:table-cell>
              <table:table-cell office:value-type="float" office:value="2.06093688578992">
                <text:p>2.060936885789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0253563147316">
                <text:p>2.10253563147316</text:p>
              </table:table-cell>
              <table:table-cell office:value-type="float" office:value="2.0003306428165">
                <text:p>2.000330642816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2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legend chart:legend-position="end" svg:x="13.254cm" svg:y="3.952cm" style:legend-expansion="high" chart:style-name="ch2"/>
        <chart:plot-area chart:style-name="ch3" chart:data-source-has-labels="both" svg:x="0.32cm" svg:y="0.18cm" svg:width="12.614cm" svg:height="8.64cm">
          <chartooo:coordinate-region svg:x="2.423cm" svg:y="0.379cm" svg:width="10.417cm" svg:height="7.794cm"/>
          <chart:axis chart:dimension="x" chart:name="primary-x" chart:style-name="ch4" chartooo:axis-type="text"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line">
            <chart:data-point chart:repeated="5"/>
          </chart:series>
          <chart:series chart:style-name="ch8" chart:values-cell-range-address="local-table.$C$2:.$C$6" chart:label-cell-address="local-table.$C$1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ual</text:p>
              </table:table-cell>
              <table:table-cell office:value-type="string">
                <text:p>predict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887518738.71504">
                <text:p>7887518738.71504</text:p>
              </table:table-cell>
              <table:table-cell office:value-type="float" office:value="8120443262">
                <text:p>812044326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92538840.72049">
                <text:p>5692538840.72049</text:p>
              </table:table-cell>
              <table:table-cell office:value-type="float" office:value="5625661192">
                <text:p>56256611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16869277.18156">
                <text:p>4216869277.18156</text:p>
              </table:table-cell>
              <table:table-cell office:value-type="float" office:value="4532602179">
                <text:p>45326021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56959031.79844">
                <text:p>3656959031.79844</text:p>
              </table:table-cell>
              <table:table-cell office:value-type="float" office:value="3539620146">
                <text:p>35396201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92968487.47122">
                <text:p>3092968487.47122</text:p>
              </table:table-cell>
              <table:table-cell office:value-type="float" office:value="2931624931">
                <text:p>293162493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2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204cm" svg:height="9.005cm" xlink:href="." xlink:type="simple" chart:class="chart:line" chart:style-name="ch1">
        <chart:title svg:x="9.844cm" svg:y="0.316cm" chart:style-name="ch2">
          <text:p>DT.21.A Benchmark for MPI Job</text:p>
        </chart:title>
        <chart:legend chart:legend-position="end" svg:x="19.701cm" svg:y="3.954cm" style:legend-expansion="high" chart:style-name="ch3"/>
        <chart:plot-area chart:style-name="ch4" chart:data-source-has-labels="both" svg:x="1.535cm" svg:y="1.301cm" svg:width="17.642cm" svg:height="6.543cm">
          <chartooo:coordinate-region svg:x="3.823cm" svg:y="1.5cm" svg:width="15.167cm" svg:height="5.697cm"/>
          <chart:axis chart:dimension="x" chart:name="primary-x" chart:style-name="ch5" chartooo:axis-type="text">
            <chart:title svg:x="9.029cm" svg:y="8.024cm" chart:style-name="ch6">
              <text:p>Number of Nodes</text:p>
            </chart:title>
            <chart:categories table:cell-range-address="local-table.$A$2:.$A$23"/>
          </chart:axis>
          <chart:axis chart:dimension="y" chart:name="primary-y" chart:style-name="ch7">
            <chart:title svg:x="0.451cm" svg:y="6.958cm" chart:style-name="ch8">
              <text:p>Number of Instructions per Node</text:p>
            </chart:title>
            <chart:grid chart:style-name="ch9" chart:class="major"/>
          </chart:axis>
          <chart:series chart:style-name="ch10" chart:values-cell-range-address="local-table.$B$2:.$B$23" chart:label-cell-address="local-table.$B$1" chart:class="chart:line">
            <chart:data-point chart:repeated="22"/>
          </chart:series>
          <chart:series chart:style-name="ch11" chart:values-cell-range-address="local-table.$C$2:.$C$23" chart:label-cell-address="local-table.$C$1" chart:class="chart:line"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ual_number_of_instruction</text:p>
              </table:table-cell>
              <table:table-cell office:value-type="string">
                <text:p>predicted_number_of_instraction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225318280">
                <text:p>142253182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335127596">
                <text:p>11335127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120443262">
                <text:p>8120443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764985849">
                <text:p>67649858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25661192">
                <text:p>5625661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07786695">
                <text:p>49077866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76141504">
                <text:p>4176141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32602179">
                <text:p>4532602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92360338">
                <text:p>44923603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39620146">
                <text:p>3539620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48547004">
                <text:p>3448547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03339600">
                <text:p>3903339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31624931">
                <text:p>29316249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65268013">
                <text:p>2365268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2822919839.78119">
                <text:p>2822919839.781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2708970218.84012">
                <text:p>2708970218.840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2606124176.47348">
                <text:p>2606124176.473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2512737030.31706">
                <text:p>2512737030.317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2427482213.56486">
                <text:p>2427482213.564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2349276787.46581">
                <text:p>2349276787.465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2277227137.99339">
                <text:p>2277227137.993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2210588712.17504">
                <text:p>2210588712.1750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